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sans1" svg:font-family="Lucidasan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200%" fo:text-align="justify" style:justify-single-word="false"/>
      <style:text-properties fo:color="#ffff00" fo:font-size="12pt" fo:font-style="normal" style:text-underline-style="none" style:font-size-asian="12pt" style:font-style-asian="normal" style:font-size-complex="12pt" style:font-style-complex="normal"/>
    </style:style>
    <style:style style:name="P3" style:family="paragraph" style:parent-style-name="Standard">
      <style:paragraph-properties fo:line-height="200%" fo:text-align="center" style:justify-single-word="false"/>
      <style:text-properties fo:font-size="12pt" style:font-size-asian="12pt" style:font-size-complex="12pt"/>
    </style:style>
    <style:style style:name="P4" style:family="paragraph" style:parent-style-name="Standard">
      <style:paragraph-properties fo:line-height="200%" fo:text-align="justify" style:justify-single-word="false"/>
      <style:text-properties fo:font-size="12pt" style:font-size-asian="12pt" style:font-size-complex="12pt"/>
    </style:style>
    <style:style style:name="P5" style:family="paragraph" style:parent-style-name="Standard">
      <style:paragraph-properties fo:line-height="200%" fo:text-align="start" style:justify-single-word="false"/>
      <style:text-properties fo:font-size="12pt" style:font-size-asian="12pt" style:font-size-complex="12pt"/>
    </style:style>
    <style:style style:name="P6" style:family="paragraph" style:parent-style-name="Standard">
      <style:paragraph-properties fo:line-height="200%" fo:text-align="justify" style:justify-single-word="false"/>
      <style:text-properties fo:font-size="12pt" fo:background-color="#ffff00" style:font-size-asian="12pt" style:font-size-complex="12pt"/>
    </style:style>
    <style:style style:name="P7" style:family="paragraph" style:parent-style-name="Standard">
      <style:paragraph-properties fo:line-height="200%" fo:text-align="justify" style:justify-single-word="false"/>
      <style:text-properties fo:font-size="12pt" fo:font-style="normal" style:font-size-asian="12pt" style:font-style-asian="normal" style:font-size-complex="12pt" style:font-style-complex="normal"/>
    </style:style>
    <style:style style:name="P8" style:family="paragraph" style:parent-style-name="Standard">
      <style:paragraph-properties fo:line-height="200%" fo:text-align="center" style:justify-single-word="false"/>
      <style:text-properties fo:font-size="12pt" fo:font-style="normal" style:font-size-asian="12pt" style:font-style-asian="normal" style:font-size-complex="12pt" style:font-style-complex="normal"/>
    </style:style>
    <style:style style:name="P9" style:family="paragraph" style:parent-style-name="Standard">
      <style:paragraph-properties fo:line-height="200%" fo:text-align="start" style:justify-single-word="false"/>
      <style:text-properties fo:font-size="12pt" fo:font-style="normal" style:font-size-asian="12pt" style:font-style-asian="normal" style:font-size-complex="12pt" style:font-style-complex="normal"/>
    </style:style>
    <style:style style:name="P10" style:family="paragraph" style:parent-style-name="Standard">
      <style:paragraph-properties fo:line-height="200%" fo:text-align="justify" style:justify-single-word="false"/>
      <style:text-properties fo:font-size="12pt" fo:font-style="normal" fo:background-color="#ffff00" style:font-size-asian="12pt" style:font-style-asian="normal" style:font-size-complex="12pt" style:font-style-complex="normal"/>
    </style:style>
    <style:style style:name="P11" style:family="paragraph" style:parent-style-name="Standard">
      <style:paragraph-properties fo:line-height="200%" fo:text-align="center" style:justify-single-word="false"/>
      <style:text-properties fo:font-size="12pt" fo:font-style="normal" fo:background-color="#ffff00" style:font-size-asian="12pt" style:font-style-asian="normal" style:font-size-complex="12pt" style:font-style-complex="normal"/>
    </style:style>
    <style:style style:name="P12" style:family="paragraph" style:parent-style-name="Standard">
      <style:paragraph-properties fo:line-height="200%" fo:text-align="justify" style:justify-single-word="false"/>
      <style:text-properties fo:font-size="12pt" fo:font-style="normal" fo:background-color="transparent" style:font-size-asian="12pt" style:font-style-asian="normal" style:font-size-complex="12pt" style:font-style-complex="normal"/>
    </style:style>
    <style:style style:name="P13" style:family="paragraph" style:parent-style-name="Standard">
      <style:paragraph-properties fo:line-height="200%" fo:text-align="justify" style:justify-single-word="false"/>
      <style:text-properties fo:font-size="12pt" fo:font-style="normal" style:text-underline-style="none" style:font-size-asian="12pt" style:font-style-asian="normal" style:font-size-complex="12pt" style:font-style-complex="normal"/>
    </style:style>
    <style:style style:name="P14" style:family="paragraph" style:parent-style-name="Standard">
      <style:paragraph-properties fo:line-height="200%" fo:text-align="justify" style:justify-single-word="false"/>
      <style:text-properties fo:font-size="12pt" fo:font-style="normal" style:text-underline-style="none" fo:background-color="transparent" style:font-size-asian="12pt" style:font-style-asian="normal" style:font-size-complex="12pt" style:font-style-complex="normal"/>
    </style:style>
    <style:style style:name="P15" style:family="paragraph" style:parent-style-name="Standard">
      <style:paragraph-properties fo:line-height="200%"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Standard">
      <style:paragraph-properties fo:line-height="200%" fo:text-align="justify" style:justify-single-word="false"/>
      <style:text-properties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17" style:family="paragraph" style:parent-style-name="Standard">
      <style:paragraph-properties fo:line-height="200%" fo:text-align="justify" style:justify-single-word="false"/>
      <style:text-properties fo:font-size="12pt" fo:font-style="normal" style:text-underline-style="none" fo:background-color="#ffff00" style:font-size-asian="12pt" style:font-style-asian="normal" style:font-size-complex="12pt" style:font-style-complex="normal"/>
    </style:style>
    <style:style style:name="P18" style:family="paragraph" style:parent-style-name="Standard">
      <style:paragraph-properties fo:line-height="200%" fo:text-align="center" style:justify-single-word="false"/>
      <style:text-properties fo:font-size="12pt" fo:font-style="normal" style:text-underline-style="none" fo:background-color="#ffff00" style:font-size-asian="12pt" style:font-style-asian="normal" style:font-size-complex="12pt" style:font-style-complex="normal"/>
    </style:style>
    <style:style style:name="P19" style:family="paragraph" style:parent-style-name="Standard">
      <style:paragraph-properties fo:line-height="200%" fo:text-align="justify" style:justify-single-word="false"/>
      <style:text-properties fo:font-size="12pt" fo:font-style="normal" fo:font-weight="bold" fo:background-color="#ffff00" style:font-size-asian="12pt" style:font-style-asian="normal" style:font-weight-asian="bold" style:font-size-complex="12pt" style:font-style-complex="normal" style:font-weight-complex="bold"/>
    </style:style>
    <style:style style:name="P20" style:family="paragraph" style:parent-style-name="Standard">
      <style:paragraph-properties fo:line-height="200%" fo:text-align="center" style:justify-single-word="false"/>
      <style:text-properties fo:font-size="12pt" fo:font-style="normal" fo:background-color="#ff00ff" style:font-size-asian="12pt" style:font-style-asian="normal" style:font-size-complex="12pt" style:font-style-complex="normal"/>
    </style:style>
    <style:style style:name="P21" style:family="paragraph" style:parent-style-name="Standard">
      <style:paragraph-properties fo:line-height="200%" fo:text-align="justify" style:justify-single-word="false"/>
      <style:text-properties fo:font-size="12pt" fo:background-color="transparent" style:font-size-asian="12pt" style:font-size-complex="12pt"/>
    </style:style>
    <style:style style:name="P22" style:family="paragraph" style:parent-style-name="Standard">
      <style:paragraph-properties fo:line-height="200%" fo:text-align="center" style:justify-single-word="false"/>
      <style:text-properties fo:font-size="16pt" fo:font-weight="bold" style:font-size-asian="16pt" style:font-weight-asian="bold" style:font-size-complex="16pt" style:font-weight-complex="bold"/>
    </style:style>
    <style:style style:name="P23" style:family="paragraph" style:parent-style-name="Standard">
      <style:paragraph-properties fo:line-height="200%" fo:text-align="center" style:justify-single-word="false" fo:break-before="page"/>
      <style:text-properties fo:font-size="12pt" style:font-size-asian="12pt" style:font-size-complex="12pt"/>
    </style:style>
    <style:style style:name="P24" style:family="paragraph" style:parent-style-name="Standard">
      <style:paragraph-properties fo:line-height="200%" fo:text-align="center" style:justify-single-word="false" fo:break-before="page"/>
      <style:text-properties fo:font-size="12pt" fo:font-style="normal" style:font-size-asian="12pt" style:font-style-asian="normal" style:font-size-complex="12pt" style:font-style-complex="normal"/>
    </style:style>
    <style:style style:name="P25" style:family="paragraph" style:parent-style-name="Standard">
      <style:paragraph-properties fo:line-height="200%" fo:text-align="center" style:justify-single-word="false" fo:break-before="page"/>
      <style:text-properties fo:font-size="12pt" fo:font-style="normal" style:text-underline-style="none" style:font-size-asian="12pt" style:font-style-asian="normal" style:font-size-complex="12pt" style:font-style-complex="normal"/>
    </style:style>
    <style:style style:name="P26" style:family="paragraph" style:parent-style-name="Standard">
      <style:paragraph-properties fo:line-height="200%" fo:text-align="center" style:justify-single-word="false" fo:break-before="page"/>
      <style:text-properties fo:font-size="12pt" fo:font-style="normal" fo:background-color="transparent" style:font-size-asian="12pt" style:font-style-asian="normal" style:font-size-complex="12pt" style:font-style-complex="normal"/>
    </style:style>
    <style:style style:name="P27" style:family="paragraph" style:parent-style-name="Standard" style:master-page-name="First_20_Page">
      <style:paragraph-properties fo:line-height="200%" fo:text-align="center" style:justify-single-word="false" style:page-number="auto"/>
      <style:text-properties fo:font-size="12pt" style:font-size-asian="12pt" style:font-size-complex="12pt"/>
    </style:style>
    <style:style style:name="P28" style:family="paragraph" style:parent-style-name="Standard" style:list-style-name="L1">
      <style:paragraph-properties fo:line-height="200%" fo:text-align="justify" style:justify-single-word="false"/>
      <style:text-properties fo:font-size="12pt" style:font-size-asian="12pt" style:font-size-complex="12pt"/>
    </style:style>
    <style:style style:name="P29" style:family="paragraph" style:parent-style-name="Standard" style:list-style-name="L2">
      <style:paragraph-properties fo:line-height="200%" fo:text-align="justify" style:justify-single-word="false"/>
      <style:text-properties fo:font-size="12pt" fo:font-style="normal" style:text-underline-style="none" style:font-size-asian="12pt" style:font-style-asian="normal" style:font-size-complex="12pt" style:font-style-complex="normal"/>
    </style:style>
    <style:style style:name="P30" style:family="paragraph" style:parent-style-name="Standard" style:list-style-name="L3">
      <style:paragraph-properties fo:line-height="200%" fo:text-align="justify" style:justify-single-word="false"/>
      <style:text-properties fo:font-size="12pt" fo:font-style="normal" style:font-size-asian="12pt" style:font-style-asian="normal" style:font-size-complex="12pt" style:font-style-complex="normal"/>
    </style:style>
    <style:style style:name="P31" style:family="paragraph" style:parent-style-name="Standard" style:list-style-name="L4">
      <style:paragraph-properties fo:line-height="200%" fo:text-align="justify" style:justify-single-word="false"/>
      <style:text-properties fo:font-size="12pt" fo:font-style="normal" style:font-size-asian="12pt" style:font-style-asian="normal" style:font-size-complex="12pt" style:font-style-complex="normal"/>
    </style:style>
    <style:style style:name="P32" style:family="paragraph" style:parent-style-name="Standard" style:list-style-name="L5">
      <style:paragraph-properties fo:line-height="200%" fo:text-align="justify" style:justify-single-word="false"/>
      <style:text-properties fo:font-size="12pt" fo:font-style="normal" style:font-size-asian="12pt" style:font-style-asian="normal" style:font-size-complex="12pt" style:font-style-complex="normal"/>
    </style:style>
    <style:style style:name="P33" style:family="paragraph" style:parent-style-name="Standard" style:list-style-name="L6">
      <style:paragraph-properties fo:line-height="200%" fo:text-align="justify" style:justify-single-word="false"/>
      <style:text-properties fo:font-size="12pt" fo:font-style="normal" style:font-size-asian="12pt" style:font-style-asian="normal" style:font-size-complex="12pt" style:font-style-complex="normal"/>
    </style:style>
    <style:style style:name="P34" style:family="paragraph" style:parent-style-name="Standard" style:list-style-name="L7">
      <style:paragraph-properties fo:line-height="200%" fo:text-align="justify" style:justify-single-word="false"/>
      <style:text-properties fo:font-size="12pt" fo:font-style="normal" style:font-size-asian="12pt" style:font-style-asian="normal" style:font-size-complex="12pt" style:font-style-complex="normal"/>
    </style:style>
    <style:style style:name="P35" style:family="paragraph" style:parent-style-name="Standard" style:list-style-name="L8">
      <style:paragraph-properties fo:line-height="200%" fo:text-align="justify" style:justify-single-word="false"/>
      <style:text-properties fo:font-size="12pt" fo:font-style="normal" style:font-size-asian="12pt" style:font-style-asian="normal" style:font-size-complex="12pt" style:font-style-complex="normal"/>
    </style:style>
    <style:style style:name="P36" style:family="paragraph" style:parent-style-name="Standard" style:list-style-name="L9">
      <style:paragraph-properties fo:line-height="200%" fo:text-align="justify" style:justify-single-word="false"/>
      <style:text-properties fo:font-size="12pt" fo:font-style="normal" style:font-size-asian="12pt" style:font-style-asian="normal" style:font-size-complex="12pt" style:font-style-complex="normal"/>
    </style:style>
    <style:style style:name="P37" style:family="paragraph" style:parent-style-name="Standard" style:list-style-name="L10">
      <style:paragraph-properties fo:line-height="200%" fo:text-align="justify" style:justify-single-word="false"/>
      <style:text-properties fo:font-size="12pt" fo:font-style="normal" style:font-size-asian="12pt" style:font-style-asian="normal" style:font-size-complex="12pt" style:font-style-complex="normal"/>
    </style:style>
    <style:style style:name="P38" style:family="paragraph" style:parent-style-name="Standard" style:list-style-name="L11">
      <style:paragraph-properties fo:line-height="200%" fo:text-align="justify" style:justify-single-word="false"/>
      <style:text-properties fo:font-size="12pt" fo:font-style="normal" style:font-size-asian="12pt" style:font-style-asian="normal" style:font-size-complex="12pt" style:font-style-complex="normal"/>
    </style:style>
    <style:style style:name="P39" style:family="paragraph" style:parent-style-name="Standard" style:list-style-name="L12">
      <style:paragraph-properties fo:line-height="200%" fo:text-align="justify" style:justify-single-word="false"/>
      <style:text-properties fo:font-size="12pt" fo:font-style="normal" style:font-size-asian="12pt" style:font-style-asian="normal" style:font-size-complex="12pt" style:font-style-complex="normal"/>
    </style:style>
    <style:style style:name="P40" style:family="paragraph" style:parent-style-name="Standard" style:list-style-name="L13">
      <style:paragraph-properties fo:line-height="200%" fo:text-align="justify" style:justify-single-word="false"/>
      <style:text-properties fo:font-size="12pt" fo:font-style="normal" style:font-size-asian="12pt" style:font-style-asian="normal" style:font-size-complex="12pt" style:font-style-complex="normal"/>
    </style:style>
    <style:style style:name="T1" style:family="text">
      <style:text-properties fo:font-style="italic" style:font-style-asian="italic" style:font-style-complex="italic"/>
    </style:style>
    <style:style style:name="T2" style:family="text">
      <style:text-properties fo:font-style="italic" fo:background-color="transparent" style:font-style-asian="italic" style:font-style-complex="italic"/>
    </style:style>
    <style:style style:name="T3" style:family="text">
      <style:text-properties fo:font-style="italic" style:text-underline-style="none" fo:background-color="transparent"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style:text-underline-style="none" fo:background-color="transparent"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fo:font-style="normal" fo:background-color="transparent" style:font-style-asian="normal" style:font-style-complex="normal"/>
    </style:style>
    <style:style style:name="T8" style:family="text">
      <style:text-properties fo:font-weight="normal" style:font-weight-asian="normal" style:font-weight-complex="normal"/>
    </style:style>
    <style:style style:name="T9" style:family="text">
      <style:text-properties fo:background-color="#ffff00"/>
    </style:style>
    <style:style style:name="T10" style:family="text">
      <style:text-properties fo:background-color="transparent"/>
    </style:style>
    <style:style style:name="T11" style:family="text">
      <style:text-properties fo:font-weight="bold" fo:background-color="transparent" style:font-weight-asian="bold" style:font-weight-complex="bold"/>
    </style:style>
    <style:style style:name="T12" style:family="text">
      <style:text-properties fo:font-weight="bold" style:font-weight-asian="bold" style:font-weight-complex="bold"/>
    </style:style>
    <style:style style:name="T13" style:family="text">
      <style:text-properties style:text-underline-style="none"/>
    </style:style>
    <style:style style:name="T14" style:family="text">
      <style:text-properties officeooo:rsid="000a1483"/>
    </style:style>
    <text:list-style style:name="L1">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2">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3">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4">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5">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6">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7">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8">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9">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0">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1">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2">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13">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3">Paulo Cristo</text:p>
      <text:p text:style-name="P3"/>
      <text:p text:style-name="P3"/>
      <text:p text:style-name="P3"/>
      <text:p text:style-name="P22">As Sete Colónias</text:p>
      <text:p text:style-name="P3"/>
      <text:p text:style-name="P3"/>
      <text:p text:style-name="P3"/>
      <text:p text:style-name="P3"><text:s/></text:p>
      <text:p text:style-name="P23">I – A Fénix</text:p>
      <text:p text:style-name="P3"/>
      <text:p text:style-name="P4">- Joshua! Joshua!... Olha! Olha para o céu... ali! Será a ?...</text:p>
      <text:p text:style-name="P4">- A Fénix, Mariya! A Fénix é real... Eles estão aqui! - Joshua e Mariya ergueram a cabeça e arregalaram os olhos na direcção em que o sol se punha discreto. Olhar nos cristalinos dos dois irmãos durante aquele momento <text:span text:style-name="T10">libertador</text:span>, poderia ser descrito como olhar para um espelho forjado em magia, um lugar envidraçado onde um banho repentino de luz<text:span text:style-name="T8"> multicolor começava pouco a pouco a definir uma imagem envergonhada.</text:span> A visão da tal imagem ganhou nitidez e definição, até se transformar no reflexo de um grande pássaro metálico que se aproximava quase em silêncio. Sobre as asas do monstro caía majestosa a luz já um pouco difusa e alaranjada do ocaso. A esperança assim renascida perdia a timidez e avançava corajosa para um contentamento palpável. Estavam salvos!</text:p>
      <text:p text:style-name="P4"/>
      <text:p text:style-name="P4">Vagarosamente, os dois jovens deixaram a protecção do esconderijo onde se encontravam. Faziam-no de forma bastante acautelada, ainda a medo. A presença da angústia e do temor continuava a poder-se cheirar no ar que os alimentava. À sua volta reinava a destruição total, tudo o que sobrara fora uma terra completamente devastada e enegrecida. Era como se, de repente, alguém munido de um aspirador gigante tivesse simplesmente aspirado toda e qualquer réstia de vida da face daquela planície ali estendida. Aqui e acolá viam-se pedaços (alguns ainda fumegantes) de corpos carbonizados e mutilados, assim como destroços de máquinas de guerra completamente inutilizadas, lado a lado com os vestígios de uma vegetação completamente queimada e espezinhada. Quase nada ficara de pé do que outrora ali se erguera. Não muito longe dali, talvez tão somente a uns dois quilómetros para sul, ainda se podiam ouvir e ver as explosões provocadas pelos potentes canhões dos <text:span text:style-name="T1">Drombies</text:span>.</text:p>
      <text:p text:style-name="P4"/>
      <text:p text:style-name="P4"><text:soft-page-break/>Pouco, mesmo muito pouco restara da aldeia ou das suas pessoas, das gentes que tinham acompanhado os primeiros anos das curtas vidas dos dois jovens. Vidas breves que apesar de não perfazerem sequer dezasseis anos de idade, já se apresentavam demasiadamente conturbadas. Os dois irmãos nunca haviam chegado a conhecer a mãe, que segundo o pai deles falecera vitima de doença prolongada, quando os dois tinham pouco mais de um ano de idade. Tampouco contavam com os avós. Do pai, Albert de seu nome, a última memória que Joshua retinha na mente, era uma efémera recordação daquela noite em que este veio ter com ele junto à sua cama, <text:s/>e lhe entregou o medalhão que o rapaz guardava desde então. Nunca mais se esqueceria daquelas últimas e estranhas palavras que trocaram entre si:</text:p>
      <text:p text:style-name="P4">- Joshua!... Acorda meu filho... Escuta-me com atenção... Guarda este medalhão bem junto a ti... Nunca te afastes dele... Um dia o nosso povo poderá precisar dele, e de ti... Poderás vir a ter que te tornar num combatente... Poderás ser tu o salvador do nosso povo... Nunca percas a confiança.... Numa altura em que tudo parecerá perdido, a esperança virá do céu... Chegará na forma de uma grande nave... Como um grande <text:s/>pássaro vermelho e preto... É a Fénix. Eles são meus amigos e virão à tua procura, Joshua... Terás de ir com eles... Vocês poderão ser a nossa salvação... Protege a Mariya... Não deixes que nada lhe aconteça... A partir de agora serás o homem do casa e a tua irmã passa a ser da tua responsabilidade... Ela é muito importante... Protege-a. - Meio adormecido, meio acordado, e sem que lhe fosse dado muito espaço para interpelações no decorrer do quase monólogo, o pobre miúdo esforçava-se por, mas não conseguia perceber o sentido daquelas sentenças moribundas. </text:p>
      <text:p text:style-name="P4">- Mas pai, eu não entendo o que ... - Balbuciou a dada altura.</text:p>
      <text:p text:style-name="P4">- Dorme Joshua, descansa... Pela manhã tudo te parecerá mais claro. Agora tenho de ir... </text:p>
      <text:p text:style-name="P4">- Onde? Tens de ir onde?... Pai?... - Os seus olhos atónitos e ramelosos continuavam a inquirir a figura colocada sob a meia luz, em busca de um sentido claro para as expressões. </text:p>
      <text:p text:style-name="P4">- Dorme meu filho, dorme... E guarda bem esse medalhão contigo... - Albert beijou-o <text:soft-page-break/>carinhosamente na fronte e retirou-se do quarto.</text:p>
      <text:p text:style-name="P4"/>
      <text:p text:style-name="P4">Foi a última vez que o viu. Ao fechar os olhos nessa noite, Joshua estava bem longe de imaginar que aquela conversa desferida em tom de profecia seria a última lembrança com que ficaria de seu pai. Albert despediu-se assim do filho ao partir para a frente de combate em Ashton, onde se iria juntar aos bravos que na noite de dezassete de Julho do ano de dois mil quatrocentos e vinte e quatro, de jeito heróico <text:s/>deram as suas vidas em luta, em prol do direito pela liberdade que o povo de Zarzgon merecia. Um batalha épica que acabou com os homens da resistência tombados aos pés do terrível exército dos <text:span text:style-name="T1">Drombies. </text:span><text:span text:style-name="T4">O nome dado a um exército demoníaco </text:span>comandado pelo temível e infame; general Kondar. Albert não mais regressaria a casa.</text:p>
      <text:p text:style-name="P4"/>
      <text:p text:style-name="P4">Quatro anos passaram desde essa data. Os dois pequenos miúdos de então, eram agora <text:s/>dois jovens crescidos e aparentemente iguais a tantos outros, não fosse pelo enorme fardo que neste momento transportavam nas suas costas. Uma carga que se abatera sobre ambos e que carregavam num puro estado de desconhecimento. Desde que o seu pai os abandonara, naqueles termos algo repentinos e inexplicáveis, que tiveram de aprender a sobreviver por sua conta, e embora tivessem contado com a ajuda do avô e o apoio pontual de vizinhos e amigos da família, a verdade mais pura é aquela que conta como conseguiram ultrapassar as dificuldades daquele período, de forma praticamente independente. E isso talvez fosse a maior diferença em relação ao outros jovens da sua idade. </text:p>
      <text:p text:style-name="P4"/>
      <text:p text:style-name="P4">Joshua tornara-se num jovem alto e esbelto, magro mas com algum porte atlético. O cabelo loiro, usava-o ligeiramente comprido, um pouco acima dos ombros, e os seus olhos azul claros irradiavam um brilho suave que lhe adicionava um toque angelical às feições. <text:s/>Era um rapaz bastante irrequieto e destemido, o que o ajudava a encontrar sarilhos com facilidade. Tal como ele, também a sua irmã se tornara numa jovem de grande beleza. Não era tão alta como o irmão, tinha possivelmente menos <text:soft-page-break/>um palmo de altura que ele, à vontade. Tinha um aspecto mais frágil mas igualmente saudável. O seu cabelo curto e desgrenhado era de um tom acastanhado bastante escuro, quase a roçar o preto, e o seu olhar inebriante partilhava indubitavelmente dos bons genes do seu irmão. Se não fosse pela existência de uma microscópica pinta castanha no canto do olho esquerdo, dizer-se-ia mesmo que os seus olhos eram autênticas fotocópias coloridas dos de Joshua. Era mais tímida e reservada do que ele, mas também por isso mais responsável, ponderada e madura. Passava grande parte do tempo a divertir-se com o computador ou a ler, e de livros tinha ela o quarto recheado. A sua mente estava sempre ávida por aprender coisas novas. Recordava-se de um lema da autoria do seu falecido avô, que se tornara na frase que ela mais gostava de guardar: “Eu nada sei porque a mim não me ensinaram coisa alguma, ensinaram-me sim a aprender”. </text:p>
      <text:p text:style-name="P4"/>
      <text:p text:style-name="P4">De boca aberta, os dois irmãos contemplavam embasbacados a enormidade da Fénix <text:s/>enquanto esta iniciava o seu processo de aterragem. Um remoinho enorme de vento envolvia os seus corpos com tanta pujança que dificilmente se conseguiam sequer manter de pé. Joshua abraçava fortemente a sua irmã com uma das mãos, enquanto que com a outra afagava o seu cabelo num gesto instintivo de protecção. Uma sensação estranha apoderava-se deles, algo que nunca tinham sentido até então. Não era medo ou receio o que sentiam, era uma sensação boa, uma sensação mista de alívio, esperança e felicidade. O sentir de um novo recomeço. Um simbólico renascer das cinzas, tal como a lenda mitológica refere que acontecia ao animal alado que empresta o seu nome à carcaça metálica que se aproximava das suas cabeças.</text:p>
      <text:p text:style-name="P3"/>
      <text:p text:style-name="P3"/>
      <text:p text:style-name="P23">II – O mistério do medalhão</text:p>
      <text:p text:style-name="P4"/>
      <text:p text:style-name="P4">Os dois jovens entraram no aparelho mal ele pisou solo firme, convidados a fazê-lo por uma figura masculina de aspecto confiável. Um tipo moreno, de estatura média e porte atlético, que amavelmente os recebeu com um sorriso honesto. Envergava um casaco de cabedal castanho escuro e umas calças azuis igualmente escuras. </text:p>
      <text:p text:style-name="P4">- Joshua e Mariya, não é?... Bem vindos a bordo da Fénix. Eu sou o capitão Filipp. <text:s/>Vocês não me conhecem mas eu sinto-me como se os conhecesse de toda a vida. - Prosseguiu. Filipp conhecera o pai deles há muitos anos atrás, quando ambos ainda serviam no agora decadente (e praticamente inexistente) exército de Arzgon. Depois de Albert ter abandonado o exército apenas se encontraram por mais duas vezes. A última delas fora na batalha de Ashton. E foi numa dessas últimas vezes em que estiveram juntos, que Albert lhe confessou uma estranha e fantástica história. De certa forma, foi também aí que ele confiou a Fillip a vida dos seus dois descendentes.</text:p>
      <text:p text:style-name="P4"/>
      <text:p text:style-name="P4">- O vosso pai foi um grande amigo meu. Além de amigo foi também um excelente soldado... Um grande homem e um herói com quem tive o prazer de lutar lado a lado... Foi ele que me trouxe hoje até vocês. - Anunciou o homem do casaco de cabedal.</text:p>
      <text:p text:style-name="P4">- O nosso pai? Você conheceu o nosso pai?... Sabe onde ele está? - Perguntou a rapariga, com um brilho no olhar que se alastrou e lhe iluminou todo o rosto.</text:p>
      <text:p text:style-name="P4">- Sim e não!... Não é isso!... A última vez que o vi foi há vários anos. Foi ele que me disse onde encontrá-los, caso isto viesse a acontecer... Refiro-me a esta guerra que está em marcha. - O brilho no rosto da jovem extinguia-se tão repentinamente quanto aparecera. - Foi ele que me contou sobre o teu medalhão. - Acrescentou, dirigindo-se ao rapaz.</text:p>
      <text:p text:style-name="P4">- O...o..o.. meu medalhão? - Gaguejou Joshua, surpreendido e abalado pela imprevista revelação. A sua mana não estava menos. Filipp iria tentar explicar o tema o melhor que pudesse, mantendo um <text:soft-page-break/>ar invariavelmente sério, pouco ou nada condizente com o teor da história que se preparava para desembrulhar.</text:p>
      <text:p text:style-name="P4">- Sim, Joshua. O teu medalhão! Tu não sabes mas... há quem acredite que... Parece que esse medalhão que guardas fielmente há tanto tempo... esconde poderes extraordinários. Poderes esses demasiado poderosos e perigosos para todos nós... Poderes que podem ser usados para o bem ou para o mal. É uma sorte que Kondar não tenha ainda descoberto o seu paradeiro. - À medida que a história ia sendo debitada e o mistério se adensava ao ritmo da cada frase proferida, Filipp ganhava a atenção e a confiança dos jovens. Conseguira cativá-los com a sua figura e prosa dóceis. </text:p>
      <text:p text:style-name="P4">- É importante que compreendam isto! - Frisou. - Na noite em que o teu pai te entregou esse medalhão, e partiu para longe... ele estava ao mesmo tempo a salvar a tua vida e a da tua irmã. - Os dois jovens começavam a ficar encantados (e inocentemente estupefactos) com as palavras de Filipp.</text:p>
      <text:p text:style-name="P4"/>
      <text:p text:style-name="P4">- Sabes, Joshua... O teu pai guardava um segredo precioso com ele. Ele tinha um dos sete medalhões sagrados de Arzgon, algo que pertencera em tempos ao governador de Tarein... ao teu avô! Ele achava que seria descoberto mais tarde ou mais cedo, e que nessa altura Kondar viria à procura desse medalhão... tal como fizera na colónia de Fertiza. Contudo... confiava que não descobrissem sobre os seus dois filhos, uma vez que não chegara a casar... Foi para não vos pôr também em perigo que ele se viu obrigado a afastar-se de vocês... Mas ele também sabia que poderia nunca mais os voltar a ver, por isso confiou-te o medalhão... Para que permanecesse escondido e para evitar que caísse nas mãos erradas... do general Kondar.</text:p>
      <text:p text:style-name="P4">- Mas quem é esse tal de Kondar? Onde estão eles? - Interrompeu Mariya, parecendo um pouco “stressada” e ao mesmo tempo um nadinha assustada. Joshua limitava-se a assimilar informação. Filipp acalmou-a primeiro, gesticulando, e continuou o raciocínio depois.</text:p>
      <text:p text:style-name="P4">- Calma! Vocês estão a salvo agora. Nós estamos aqui para os proteger mas... não tenho dúvidas que <text:soft-page-break/>mais tarde ou mais cedo Kondar saberá da vossa existência... e sobre o que realmente aconteceu hoje aqui... Por isso temos de tirá-los daqui! Temi que tivéssemos chegado tarde. É um milagre que tenham sobrevivido. O vosso pai tinha razão ao falar de vocês... - Antes de se perder ainda mais no discurso, coisa que lhe ocorria de vez em quando com alguma naturalidade, Filipp respondeu à pergunta curiosa da jovem.</text:p>
      <text:p text:style-name="P4">- O general Kondar é o líder do exército dos <text:span text:style-name="T1">Drombies</text:span>. Foram eles que acabaram de destruir a vossa aldeia... e toda a cidade de Tarein. Consta que era um homem normal, como eu por exemplo... e antes disso foi um jovem como vocês. O seu pai era o governador de Norvelite. Era um homem bom... ao contrário de Kondar... E a quem tinha sido confiado um dos sete medalhões... Um igual ao que tu tens... Há quem diga que foi Kondar que matou o próprio pai quando descobriu a história dos medalhões... Há também quem diga que ele não é bem humano... Que a sua ganância e sede de poder o terão consumido por completo, roubando-lhe a alma para o reino das trevas, transformando-o em algo demasiado sinistro para continuar a ser considerado humano. - Filipp começara o relato com medo de assustar os dois jovens, mas agora, e muito ironicamente, as suas caras pareciam indicar que estavam a deliciar-se com cada uma das palavras que saíam da boca do capitão. Ele continuou a história com um à vontade em crescendo...</text:p>
      <text:p text:style-name="P4"/>
      <text:p text:style-name="P4">- Dizem que Kondar usa os poderes do seu medalhão para controlar os seus exércitos... Dizem que os seus poderes lhe permitem controlar os corpos e as mentes dos homens mais fracos, tornando-os em “zombies” sem vontade própria. Utiliza-os depois como assassinos sem escrúpulos nos seus exércitos de destruição. - Exércitos demoníacos à parte, era a temática dos poderes ocultos que mais despertava a curiosidade de Joshua:</text:p>
      <text:p text:style-name="P4">- Dizes que o meu medalhão também tem poderes? Não vi nada até hoje! Como pode ser isso?... E existem mais iguais?</text:p>
      <text:p text:style-name="P4">- Sim, Joshua. É verdade! Existem mais seis medalhões como o teu, embora cada um deles deva ter <text:soft-page-break/>poderes diferentes... O facto de não teres notado nada de especial no teu não significa necessariamente que não tenha capacidades fantásticas... Quanto a mim, se queres saber a minha opinião... Significa apenas que ainda não descobristes a forma de libertar ou evocar o seu poder... O teu pai acreditava que tu e esse medalhão poderiam vir a ter um papel decisivo na batalha que se trava... e eu também acredito, mas precisas... Precisamos de saber como utilizá-lo... Como controlar e canalizar a sua força... Agora que vos encontrámos, juntos iremos descobrir isso... - Apesar de ter os dois alunos maravilhados, Filipp acabou por pôr cobro à lição. Sentia-se a levitar para aquela zona tendenciosa (e potencialmente perigosa) onde o raciocínio perde irremediavelmente a corrida contra a paixão e o coração. Embora o perigo se afastasse cada mais para longe, não ganhariam nada em permanecer por muito mais tempo naquelas bandas bafejadas pela morte. </text:p>
      <text:p text:style-name="P4">- Agora venham!... Já chega de blah, blah, blah! Quero mostrar-vos a nave e o resto da tripulação... Vamos sair daqui. - A porta blindada do porão fechou-se sem alarido por detrás deles, assim que abandonaram a improvisada zona de palestra. Dirigiram-se para a parte frontal do aparelho. Pelo caminho, curto, Filipp revelou ainda que a história que agora lhes contava, e que lhe havia sido transmitida por Albert, fora por sua vez passada ao primeiro por intermédio de Krang Chen, um velho ancião de Arzgon a quem se referiu como “um nosso amigo de outros tempos...”.</text:p>
      <text:p text:style-name="P4"/>
      <text:p text:style-name="P4">Mas toda as histórias devem começar pelo principio, e este não é ainda o principio desta história. A origem desta saga começa mesmo muito antes das vidas de Joshua e Mariya terem início. Cerca de dezanove anos antes desse acontecimento, para ser mais preciso...</text:p>
      <text:p text:style-name="P4"/>
      <text:p text:style-name="P23">III – O declínio de Arzgon</text:p>
      <text:p text:style-name="P3"/>
      <text:p text:style-name="P4">O ano é dois mil trezentos e oitenta e nove, e o lugar é a galáxia de Zloten. Um sistema ainda desconhecido na altura em que esta narrativa foi criada, e que se encontra perdido algures nos confins do nosso universo. Um local habitado por humanos, no sentido lato e não restrito do termo. Mas não só por esses!</text:p>
      <text:p text:style-name="P4"/>
      <text:p text:style-name="P4">Os recursos naturais no planeta Arzgon estão no limite, a população cresce desmesuradamente e não há água nem alimentos suficientes para todos. A maior parte da água potável do planeta encontra-se contaminada pelas frequentes chuvas ácidas que se infiltram nos terrenos agrícolas. As doenças alastram-se rapidamente, morrem pessoas a cada minuto que passa e o futuro das que vão conseguindo sobreviver é tudo menos risonho ou promissor (ou longo). A industrialização desmedida e a consequente destruição do ambiente, impulsionada também pelo aumento incontrolável da população, assim como a elevada dependência da tecnologia e a excessiva exploração dos recursos naturais, levaram o planeta a atingir o seu extremo e a gritar, não por socorro mas por clemência. Os níveis de poluição são tão altos que o planeta muitas vezes se encontra (por vezes durante dias a fio) constantemente envolvido numa teimosa nuvem espessa e cinzenta de matéria em suspensão, de tal forma que muito pouca luz do sol de Arzgon consegue chegar à superfície do lugar. Esses são os dias mais longos, mais frios, e os mais penosos que ali se vivem.</text:p>
      <text:p text:style-name="P4"/>
      <text:p text:style-name="P4">A situação evoluiu a tal ponto que os governantes de Arzgon chegaram à conclusão que era já irremediável e impossível de contornar. Decidiram então tomar medidas drásticas, que mais tarde se tornariam imensamente impopulares. O Conselho Supremo de Arzgon votou uma proposta que passaria pela colonização a médio prazo do pequeno planeta vizinho; <text:s/>Zarzgon. A empreitada era <text:soft-page-break/>ambiciosa mas exequível. Do mal o menos, a tecnologia permitia-o. </text:p>
      <text:p text:style-name="P4"/>
      <text:p text:style-name="P4">O objectivo de tão cobiçoso projecto era aliviar a pressão sobre os recursos de Arzgon, ao mesmo tempo que se criariam os alicerces para a construção de uma nova sociedade, mais organizada e consciente dos efeitos dos seus actos. Esperançosamente, pretendia-se que esta viesse a ser mais responsável, equilibrada e sustentável do que a decadente, corrupta e decrépita, civilização Arzgoniana.</text:p>
      <text:p text:style-name="P4"/>
      <text:p text:style-name="P4">O exército foi para as ruas com o objectivo de recrutar as pessoas que maiores garantias davam de assegurarem um processo eficaz e harmonioso de colonização. Certos grupos mais desfavorecidos foram preteridos, quer fosse pelo seu estatuto social, pela sua idade, ou mesmo pela sua saúde física ou mental. Foi um processo muito pouco pacifico. Era uma espécie de selecção natural imposta pela força das armas, <text:s/>ou seja, uma selecção discriminatória, imoral e provocadora. Infelizmente era a única alternativa minimamente viável. Aconteceu que esta atitude que não foi bem aceite pelas populações, como aliás só algum acéfalo politico poderia imaginar em contrário. O povo, apercebendo-se dos motivos que estavam por detrás desta acção militar, e principalmente da injustiça dos critérios utilizados, fazia questão de mostrar o seu desagrado. Famílias inteiras foram separadas, e desta forma tanto escolhidos como preteridos se começaram a rebelar. As rixas e os motins entre populares e exército tornaram-se constantes. Esta situação de caos e revolta trouxe ainda mais morte e miséria junto da população, agravando o que já era mau e tornando-o em algo ainda pior. Mas não foi só isso que germinou da acção. Devido aos violentos confrontos que se prolongaram por vários meses, muita da tecnologia, vista por muitos como catalisadora da situação que se vivia na altura, foi utilizada como bode expiatório, e acabou danificada ou irremediavelmente perdida. No entanto, e mesmo face a tanta contestação e dissabores, não houve qualquer recuo por parte dos governantes. Era necessário agir e o caminho já estava traçado. Não <text:soft-page-break/>havia mais tempo a perder ou volta a dar. </text:p>
      <text:p text:style-name="P4"/>
      <text:p text:style-name="P4">O processo foi demorado. Antes mesmo do exército chegar às ruas, já em segredo as partes técnica e cientifica tinham dado os primeiros passos. O Conselho Supremo de Arzgon mandara reunir uma equipa com os maiores cientistas e engenheiros do planeta. Estes incluiriam a primeira equipa de colonos a ser destacada para o planeta vizinho. A sua missão era simples e linear, mas ao mesmo tempo extremamente complexa. Eles constituiriam a colónia original, a equipa de “terraformação”. O seu objectivo era tornar Zarzgon habitável, modificando as suas inóspitas condições ambientais de modo a torná-las parecidas com as que Arzgon possuíra há décadas atrás, antes do período negro que se vivia actualmente.</text:p>
      <text:p text:style-name="P5"/>
      <text:p text:style-name="P4">Apesar da proximidade entre os dois planetas, as condições ambientais eram significativamente diferentes. Em Zarzgon, a temperatura à superfície andava na ordem dos 60.º C negativos, e o planeta não possuía uma atmosfera suficientemente espessa e desenvolvida que conseguisse reter o calor. A sobrevivência por um curtíssimo espaço de tempo era possível mas apenas com equipamento específico, sendo perfeitamente inviável e letal para uma colonização permanente. Para essa estadia poder ser definitiva havia um rol de alterações a desencadear. </text:p>
      <text:p text:style-name="P5"/>
      <text:p text:style-name="P4">Foram construídas sete colónias primordiais em pontos distintos. Norvelite, Ashton, Tarein, Laferten, Fertiza, Lavolu e Conscara eram os seus nomes. A sua localização foi propositadamente escolhida de forma a ficarem suficientemente afastadas umas das outras e ocuparem de forma homogénea a superfície do pequeno planeta. Assim, foram lá construídas e postas em funcionamento, enormes fábricas emissoras de gases com efeito de estufa, alimentadas por poderosas centrais nucleares movidas a energia solar. O seu principal objectivo era aumentar os níveis desses gases na atmosfera de Zarzgon, contribuindo assim para o aquecimento do planeta. <text:soft-page-break/>Com o mesmo propósito, foram também espalhadas pela superfície colónias gigantescas de bactérias aeróbicas geneticamente modificadas para o efeito. </text:p>
      <text:p text:style-name="P5"/>
      <text:p text:style-name="P4">Existia água em abundância no planeta, mas a maior parte dela estava aprisionada no subsolo e era preciso extrai-la até à superfície, o que era possível com o aumento da temperatura. Houve até quem propusesse desviar propositadamente um cometa para fora da sua rota (através de detonações de proximidade e à superfície), fazendo com fosse levado a colidir contra o planeta, para também ele poder libertar a preciosa água que transportava. Esse plano fracassou, não obstante.</text:p>
      <text:p text:style-name="P4"/>
      <text:p text:style-name="P4">Foram colocados em órbita oito enormes espelhos, cobertos com um fino metal reflector. Cada um deles tinha cerca de cinquenta quilómetros de diâmetro. A sua função era aumentar consideravelmente a quantidade de luz solar que o planeta recebia. Detonações de profundidade, de proporções gigantescas, foram realizadas para ajudar a aquecer o planeta a partir do seu interior, ao mesmo tempo que gases concentradores de calor eram directamente injectados na atmosfera primitiva. <text:s/>Cerca de dezanove meses depois, e uma vez obtidas uma atmosfera mais espessa e uma temperatura significativamente superior, começaram a ser introduzidas quantidades colossais de bactérias e plantas geneticamente modificadas, capazes de produzir quantidades enormes de oxigénio, elemento que também era directamente injectado na atmosfera.</text:p>
      <text:p text:style-name="P4"/>
      <text:p text:style-name="P4">Aproximadamente dois anos depois, Zarzgon tornara-se numa extensa massa de terra por onde uma jovem e verde floresta, luxuriante em clorofila, começava a brotar por todo o lado, recortada aqui e ali por rios e lagos. Era uma terra virgem e imaculada. O sítio perfeito para o recomeço. <text:s/>Em certa medida era um verdadeiro paraíso por explorar. Zarzgon caracterizava-se igualmente pela abundância de enormes desfiladeiros, rodeados de planaltos aterradores do cimo dos quais jorravam cascatas com centenas de metros de altura. Obviamente que a morfologia era a mesma que já lá <text:soft-page-break/>estava antes, o que veio depois foi a água e o tipo de vida que normalmente lhe costumamos associar, mas ainda há muita coisa que desconhecemos sobre essas matérias e nunca se sabe quando seremos surpreendidos. De qualquer das formas, as cidades coloniais situavam-se longe desses lugares invulgares.</text:p>
      <text:p text:style-name="P4"/>
      <text:p text:style-name="P4">Nos meses que se seguiram ao término do processo de “terraformação”, milhares de colonos foram enviados para Zarzgon. <text:s/>Não havia continentes a separar as sete colónias, apenas distância. Isto porque tampouco existiam oceanos. Desde então passaram quase quarenta anos.</text:p>
      <text:p text:style-name="P5"/>
      <text:p text:style-name="P4">Para cada uma das colónias o Conselho Supremo de Arzgon elegeu um representante, um personagem que passaria a ser uma espécie de governante da colónia. Seria o seu responsável máximo, uma referência de autoridade local e a pessoa que ditaria as leis e comandaria os destinos da colónia, reportando nos primeiros tempos ao Conselho. Eram pessoas de quem se esperava uma conduta exemplar e condigna com os interesses do povo. Não se sabe ao certo quais foram os critérios utilizados para a selecção destes governantes, no entanto sempre houve quem espalhasse boatos acerca de estranhos interesses por detrás de ditas nomeações.</text:p>
      <text:p text:style-name="P5"/>
      <text:p text:style-name="P4">Simbolicamente, a cada um desses governantes foi entregue uma espécie de amuleto. Ao que parece, um medalhão secular de origem misteriosa e enigmática. <text:s/>Algo que há muito tempo era religiosamente protegido pela Assembleia de Anciãos de Arzgon. Este grupo politico era uma espécie de ala conservadora do Conselho Supremo, da qual faziam parte descendentes dos pais fundadores de Lothar, capital e berço da sociedade de Arzgon. Eram tidos como os habitantes mais respeitados de Arzgon e todas as decisões do Conselho passavam obrigatoriamente pela sua aprovação. </text:p>
      <text:p text:style-name="P5"/>
      <text:p text:style-name="P4"><text:soft-page-break/>Não se sabe ao certo a origem daqueles medalhões. Havia quem alegasse que se tratavam de reminiscências de uma civilização mais antiga. O legado de uma civilização ancestral ou algo do género. Havia também quem especulasse sobre supostos poderes sobrenaturais associados a essas relíquias. Poderes que abririam as portas a feitos inimagináveis. Talvez houvesse em tudo isto muito de lenda e pouco de verdade. Era um segredo muito bem guardado e que pouca gente para além do tal congregado dos anciãos conhecia na realidade. Pretendia-se que assim continuasse, e durante muitos anos foi isso que aconteceu. Até terem começado a surgir rumores...</text:p>
      <text:p text:style-name="P4"/>
      <text:p text:style-name="P4">Segundo uma crença que se espalhou, terão mesmo sido encontradas algumas ruínas subterrâneas, vestígios da existência dessa antiga civilização que alguns referiam. Os achados terão tido lugar numa galeria das minas de carvão mineral da capital de Arzgon. No entanto, a existirem mesmo, até hoje muito pouca gente terá visto essas ruínas. Há muito que o Conselho Supremo mandou encerrar as ditas minas de carvão, sem nunca ter sido dada uma explicação oficial que fosse suficientemente convincente. O governo proibiu <text:s/>expressamente o acesso a toda essa zona de floresta, situada a norte do distrito de Lothar. Um local que era designado por “floresta negra”. Um nome associado a, e cuja origem remonta ao tipo de exploração de recursos que aí era feito. Dizia-se que esse misterioso e desaparecido povo teria forjado algo como uma máquina ou amuleto que encerrava os segredos da sua civilização. Algo que continha os seus segredos mágicos e a razão da sua existência, ou por outras palavras; o seu conhecimento. Ao que consta, era algo de tão poderoso e potencialmente tão perigoso, que poderia tornar-se desastroso caso viesse a cair em mãos ignóbeis. Assim, os seus criadores terão decidido por bem reparti-lo em sete partes distintas que foram escondidas em locais diferentes de Arzgon. Contudo, um documento revelador das localizações e do significado dos amuletos terá sido (propositadamente ou por descuido) deixado para trás. Um dia, esse mapa terá sido descoberto e os pedaços terão sido novamente reunidos. Desde então, terão passado de geração em geração até chegarem aos dias de hoje, em que supostamente se encontram à <text:soft-page-break/>guarda dos anciãos de Arzgon. Falo, sublinho, do período pré-colonização e de uma crença sem qualquer veracidade confirmada oficialmente.</text:p>
      <text:p text:style-name="P5"/>
      <text:p text:style-name="P4">Depois da chegada dos primeiros colonos, e durante décadas, o povo de Zarzgon viveu em relativa tranquilidade. Ultrapassados os conturbados primeiros anos de existência, a nova sociedade que fruto da colonização aí emergira, prosperava sem grandes sobressaltos. E isto foi assim até que muito recentemente um novo rumor sobre a origem e os segredos dos estranhos amuletos veio trazer ao de cima a cobiça de alguns homens. Houve quem começasse a acreditar que o que fora feito passar por lenda, poderia afinal ser realidade. O que há muito parecia esquecido, voltou de novo a ser falado. Em consequência disso, o povo voltava a ver-se mergulhado num período de instabilidade e de caos. </text:p>
      <text:p text:style-name="P5"/>
      <text:p text:style-name="P4">Albert, o pai de Joshua e Mariya, era filho de Kaliburt, que fora o governante da sexta colónia de Zarzgon, Tarein. Albert herdara do pai um pequeno artefacto, o medalhão que a este fora atribuído aquando do movimento de colonização. O avô dos miúdos deixara o mundo dos vivos há seis anos atrás, e foi justamente algum tempo antes de falecer que passou esse testemunho de fé palpável ao filho. Aquilo que Albert não aceitou foi assumir o papel de governante da colónia, algo que achou por bem deixar para uma outra pessoa da confiança dos dois. Kaliburt fora um bom governante, tal como o foi o sucessor que nomeou para continuar o seu trabalho.</text:p>
      <text:p text:style-name="P4"/>
      <text:p text:style-name="P4">Toda a extensão da colónia de Tarein era um local onde os habitantes conseguiam viver pacificamente e em relativa harmonia. Pelo menos assim foi até muito recentemente. Seguindo-se a Fertiza, Ashton e Conscara, Tarein fora a quarta colónia de Zarzgon a ser completamente arrasada, conquistada e escravizada pelo temível exército do auto-intitulado <text:s/>“general” Kondar.</text:p>
      <text:p text:style-name="P3"/>
      <text:p text:style-name="P23">IV – A ascenção de Kondar</text:p>
      <text:p text:style-name="P3"/>
      <text:p text:style-name="P4">Kondar era filho de Zabret, o governante da terceira colónia de Zarzgon, Norvelite. Foi aí que ele nasceu. Em miúdo era <text:s/>bastante travesso e irrequieto, algo absolutamente normal em crianças de tenra idade. Adorava brincar e fazer partidas aos mais velhos. E eram quase sempre estes os seus parceiros de jogos. Os seus pais eram muito protectores e conservadores em relação ao rapaz, e poucas vezes o deixavam contactar com pessoas fora do palácio onde viviam. Não o faziam por mal, faziam-no como uma forma de o protegerem de determinadas influências externas que pudessem toldar negativamente o seu carácter. Por outras palavras, tentavam afastá-lo ao máximo de “más companhias”. Até aqui nada de novo. Acontece que, passando grande parte da sua inocente infância confinado aos limites do palacete em que vivia, o pobre rapaz pouco convívio tinha com outros meninos da sua idade, e não tinha mais remédio senão socializar com os <text:s/>funcionários e guardas do palácio. E eram precisamente os últimos que ele mais admirava. Nas raras oportunidades em que tinha por perto a presença de outras crianças, familiares do pessoal que por ali trabalhava, as suas brincadeiras levavam-no a imitar os comportamentos que via nos militares. Desde muito pequeno que era fascinado por aquelas fardas e armas que via os mais graúdos usarem. Certo dia, numa brincadeira igual a tantas outras, sofreu um acidente que <text:span text:style-name="T10">malogradamente</text:span> acabou por lhe vazar uma vista. Os médicos implantaram-lhe um olho artificial que embora não lhe devolvesse a visão permitiria que continuasse a fazer uma vida normal. Houvera em tempos tecnologia que o recuperaria totalmente, só que essa ficara para trás. E dela só restariam cinzas mal apagadas, numa outra sociedade, noutra vida, num outro planeta. Como se isso não bastasse como infortúnio, na altura em que os testes médicos lhe foram feitos, detectou-se-lhe um outro problema a nível óptico: Sofria de daltonismo. </text:p>
      <text:p text:style-name="P4"/>
      <text:p text:style-name="P4">Em consequência do acidente e de forma a prevenir novos acidentes do género, os seus pais <text:soft-page-break/>proibiram-lhe expressamente determinado tipo de brincadeiras e começaram a confiná-lo ainda mais tempo à segurança das quatro paredes do palácio. Contudo, e apesar de frustrado, o jovem nunca perdeu o seu fascínio pela vida militar, de tal forma que depois da adolescência tentou ingressar na guarda militar de Norvelite. Acontece que, derivado à sua pequena deficiência física, nunca conseguiu passar nos exigentes exames físicos de admissão, sendo inclusivamente rejeitado mais do que uma vez. Por várias vezes tentou que o seu pai intercedesse por ele, tentando tirar partido da influência política do progenitor, mas este sempre se recusou a fazê-lo. Zabret era um homem de convicções fortes e um pai preocupado e atento, mas sobretudo um homem autoritário e inflexível nas suas decisões. Fora criado dessa forma e esse era o único estilo que ele conhecia. Se funcionara com ele, porque não haveria de funcionar com o seu próprio filho?</text:p>
      <text:p text:style-name="P4"/>
      <text:p text:style-name="P4">Sentindo uma imensa frustração interior, Kondar começou a agir de forma estranha, isolando-se cada vez mais dentro da protecção do palácio, chegando inclusive a haver dias em que não falava absolutamente com ninguém. Para piorar as coisas, a sua mãe veio a falecer pouco tempo depois da última rejeição militar do filho, tendo ela perecido vitima de uma estranha anomalia genética que veio a degenerar numa doença terminal. Uma fatalidade que constituía <text:s/>um verdadeiro enigma <text:s/>e cujas causas permaneciam desconhecidas, isto apesar da frequência com que o mesmo tipo de anomalias físicas era reportado na população adulta da região. Como consequência da perda que transversalmente lhe fora destinada, a personalidade do jovem rapaz começou a deteriorar-se cada vez mais e mais, ao sabor dos dias e noites de dor e solidão. Kondar passou os primeiros vinte anos da sua vida a alimentar frustrações e a cultivar desgostos.</text:p>
      <text:p text:style-name="P4"/>
      <text:p text:style-name="P4">Por várias vezes tentou que o seu pai lhe atribuísse um papel de responsabilidade na governação da colónia, de forma a compensá-lo de alguma forma pela destruição do seu sonho de carreira. Exigia que o seu pai criasse para ele um cargo semelhante ao de vice-governante da colónia. Um pedido ao <text:soft-page-break/>qual o seu pai nunca atendeu. Preocupado e com algumas, para não dizer muitas, dúvidas sobre a própria sanidade mental do único filho, Zabret sempre recusou os pedidos alegando que Kondar não estava preparado para ditos cargos de chefia, e simultâneamente de tamanha responsabilidade, devido à sua imaturidade e ao seu comportamento demasiadamente compulsivo. Kondar nunca aceitou com bons modos a decisão e a justificação do pai. Como jovem rebelde que sempre fora, começou a pensar em usurpar-se do poder pela força. A sua mente começou a enlouquecer e a perder terreno face ao discernimento. Servindo de agravante a situação, lembrava-se constatemente de uma história que a mãe lhe contara em pequeno, uma sobre uns medalhões iguais ao que o seu pai usava. Uma história que mesmo recentemente e durante muitas noites a fio lhe assaltou a mente, perturbando-a ainda e cada vez mais.</text:p>
      <text:p text:style-name="P4"/>
      <text:p text:style-name="P4">Kondar planeou então o assassínio do próprio pai. Numa noite gélida de inverno, enquanto o seu progenitor dormia tranquilamente no seu leito, entrou-lhe no quarto e aproximou-se sorrateiramente da cama. Depois, num acto sem escrúpulos e irreflectido, <text:s/>acabou-lhe com a vida. </text:p>
      <text:p text:style-name="P4">- Com que então muito novo e irresponsável, não é pai?... Espera... Já vais ver! - Proclamou friamente, <text:s/>antes de desferir o golpe fatal. Zabret acordava nesse preciso momento.</text:p>
      <text:p text:style-name="P4">- Kondar?... Mas o que estás a fazer aqui?... O que é isso?... <text:s/>- Ouviu-se um grito abafado, do tipo:</text:p>
      <text:p text:style-name="P4">- “Aaahhhhggg!” - Em seguida, apenas se ouviu silêncio. <text:s/>Kondar havia cravado um punhal enorme no peito do pai, mesmo na zona do coração. A morte do homem foi imediata. Num ápice, cada um dos olhos de Zabret despediu-se de toda e qualquer réstia de vida, como se de um balão se tratasse. Um balão onde, de repente, alguém resolvera desapertar o nó que prendia o ar no interior, esvaziando-o sem qualquer aviso prévio num abrir e fechar de olhos. Neste caso concreto tratava-se mesmo de um cerrar de olhos, definitivo! Kondar tinha uma expressão de demência estampada na face. Parecia estar possuído por um demónio do além.</text:p>
      <text:p text:style-name="P4">- Agora sou eu quem manda, velho... Eu sou o governante!... Eu!... Eu e mais ninguém! O medalhão <text:soft-page-break/>é meu! Meu e só meu! - Soltou uma gargalhada que roçou o fantasmagórico. Com um forte puxão, arrancou o cordão que segurava o medalhão ao pescoço do falecido pai. Olhando para o espelho do quarto, envergou-o no seu próprio busto. Um sorriso retorcido e um brilho escuro e tenebroso nos olhos vislumbravam-se na imagem invertida do espelho do quarto mal iluminado, mesmo ao lado do reflexo do corpo seminu que jazia na cama. Nos lençóis, uma mancha de sangue corroía o tecido no ponto de entrada do golpe. Depois, antes de sair, uma outra gargalhada ecoou pela sala, desta vez num tom mais abafado, embora nem por isso menos assustador.</text:p>
      <text:p text:style-name="P4"/>
      <text:p text:style-name="P4">Kondar, adoptou a alcunha de general, atribuindo-se a si próprio esse título. Ao longo dos últimos anos conseguiu criar um grupo de guerreiros que cegamente o segue e espalha a sua sede de poder pelos territórios habitados de Zarzgon. Um exército que manipulará (segundo diz o povo) como se de uma marioneta se tratasse, alegadamente graças aos poderes do tal medalhão usurpado a Zabret. <text:s/>Um exército saído do mais terrível dos pesadelos que um homem insano almeja sonhar. Um grupo de sanguinários sem vontade própria, sem sentimentos, e acima de tudo, sem escrúpulos. Apelidados de <text:span text:style-name="T1">Drombies</text:span>, estas cegas e inconscientes máquinas de guerra assassinas disfarçadas em corpos de homens, têm deixado atrás de si um rasto de morte e destruição. Uma infantaria de números assombrosos, auxiliada por inúmeras viaturas de combate, tem subjugado tudo e todos à sua passagem. Misericórdia é palavra que não consta do vocabulário do general Kondar ou dos seus vassalos. </text:p>
      <text:p text:style-name="P5"/>
      <text:p text:style-name="P4">Nos últimos dois anos, cinco das sete colónias originais de Zarzgon sucumbiram à sua mercê. Os “sortudos” que conseguem sobreviver, tornam-se, na melhor das hipóteses, súbditos e soldados forçados de Kondar. <text:s/>Os velhos e as crianças, muitas vezes considerados por este como carcaças fracas e inúteis, são perseguidos, torturados ou mortos sem piedade. Muitas das mulheres são violentadas ou escravizadas.</text:p>
      <text:p text:style-name="P5"><text:soft-page-break/></text:p>
      <text:p text:style-name="P4">A última colónia a sofrer a mão pesada das hostes de Kondar foi Tarein, a quinta colónia <text:s/>a ser criada em Zarzgon. A terra natal de Joshua e de Mariya. Dois jovens que testemunharam com os seus próprios olhos a passagem do fatídico exército de <text:span text:style-name="T1">Drombies</text:span>. Felizmente, ambos conseguiram esconder-se e sobreviver ao ataque até ao ponto em que, por fim, foram resgatados e acolhidos por um antigo amigo de seu pai. Embora algo tarde, Filipp chegou ainda a tempo de os auxiliar, resgatando-os de uma morte certa ou de algo ainda pior. <text:s/>No entanto, estes dois jovens estão ainda bastante longe de imaginar o que o futuro reserva para eles.</text:p>
      <text:p text:style-name="P5"/>
      <text:p text:style-name="P23">V – A revelação</text:p>
      <text:list xml:id="list630918627" text:style-name="L1">
        <text:list-header>
          <text:p text:style-name="P28"/>
        </text:list-header>
      </text:list>
      <text:p text:style-name="P4">A bordo da Fénix, o capitão Filipp fazia as devidas apresentações entre tripulação e visitantes. </text:p>
      <text:p text:style-name="P4">- Denis! Apresento-te o Joshua e a Mariya, os dois filhos do Albert de que vos falei... Joshua e Mariya!... Este é o tenente Denis, a segunda pessoa no comando... É também o nosso mecânico de serviço e especialista em armamento... Aquela ali é a sargento Nina. A nossa operadora de comunicações, e mais... A Nina é também exímia em luta corpo a corpo e... um dos melhores atiradores que conheço nesta parte da galáxia... Mas mais que isto, ambos são duas pessoas extraordinárias e uns amigos fora de série. - Os dois catraios estavam maravilhados com a recepção. Toda a gente lhes parecia bastante simpática. Os sorrisos era rasgados e pareciam acarretar sinceridade. Filipp achou por bem continuar o seu relato:</text:p>
      <text:p text:style-name="P4">- Agora que já conhecem a história do nascimento de Zarzgon, bem como o mistério por detrás dos medalhões... resta-me explicar-vos qual o vosso papel e... o fardo que carregam... Principalmente tu Joshua!... Desde a noite em que o teu pai partiu para Ashton... - Fez uma breve pausa, como se estivesse à procura das melhoras palavras para expressar aquilo que pretendia transmitir.</text:p>
      <text:p text:style-name="P4">- ... Os medalhões possuem algum tipo de poder sobrenatural, extraordinário... Funcionam como peças menores de um puzzle gigantesco. No entanto, o poder de cada um é limitado, embora nem por isso menos perigoso e potencialmente destrutivo... Kondar já conseguiu reunir cinco das sete partes... Felizmente ainda não conseguiu a parte que trazes contigo, mas é apenas uma questão de tempo até ele descobrir onde se encontra. Não voltará com certeza a cometer o mesmo erro que fez em Tarein... Nós temos algo que ele quer... É aqui que tu entras, Joshua... Precisamos descobrir se, e como podemos usar esse medalhão a nosso favor, face à ameaça de Kondar... - O seu tom bastante sério revelava muito de introspecção.</text:p>
      <text:p text:style-name="P4">- Podemos combater até ao limite das nossas forças mas duvido que consigamos derrotar Kondar ou o seu exército sem o auxílio dos poderes desse medalhão. - Concluiu. Antes de fitar os olhos de <text:soft-page-break/>Filipp, Joshua cerrou um dos punhos e franziu a testa, cavando nela uns sulcos rugosos. Com a outra mão segurou de forma firme a mão esquerda de Mariya. Um gesto que apesar da aparente rigidez aplicada, tinha imenso de delicado e de protector.</text:p>
      <text:p text:style-name="P4">- Capitão Filipp! Pode crer que farei tudo o que estiver ao meu alcance para combater esse monstro que destruiu tudo aquilo que eu amava... Matou todos os meus amigos e destruiu a minha família. Foi por causa dele também que perdi o meu pai... Não perderei mais nada nem ninguém por culpa desse assassino! - Exclamou o rapaz, <text:s text:c="2"/>num registo de voz inquietante. Filipp sentiu-se esbofeteado por duas sensações contraditórias.</text:p>
      <text:p text:style-name="P4">- Óptimo Joshua! Fico agradado com o teu entusiasmo. Mas precisas de te acalmar, toda essa raiva e ódio não são nada bons. - Contudo, o jovem voltou a reiterar a sua vontade de participar pro-activamente naquela batalha. Pediu até que o ensinassem a lutar. Insistiu para que o treinassem. Houve um momento em que Filipp terá percebido um desejo de vingança no seu olhar, algo que o perturbou ainda mais.</text:p>
      <text:p text:style-name="P4">- Creio que ainda não estás preparado para combater. Não sei mesmo até que ponto isso será necessário. Por outro lado... Não fazemos a menor ideia do poder que esconde o teu medalhão nem de que forma e se... - Acentuou o “e se”. - ... ele nos poderá ser útil... Agora precisas de descansar e concentrar-te no medalhão. Talvez com a ajuda da tua irmã possam perceber algo anormal... algo que vos tenha escapado até agora. - O jovem voltou a tocar no assunto que mais lhe inquietava a mentalidade libertina. De certa forma, a sua atitude era compreensível. Mesmo que tal o assustasse ao ponto de hesitar um pouco em aceitá-lo, era inegável que Filipp via muito de si e sobretudo do rapaz que fora, no jovem que tinha por diante, e por isso acabou por aceder ao seu pedido.</text:p>
      <text:p text:style-name="P4">- Está bem! Começaremos o teu treino dentro em breve... Dentro de dois dias... Agora temos pouco tempo. Temos de sair daqui. Tentarei contactar Krang Chen e perceber se ele nos poderá ajudar nisto. Precisamos saber mais... - Fez uma breve pausa para reflectir. - Agora quero que te concentres no medalhão... - Depois mandou-os retirarem-se: - <text:s/>Podem recolher os dois aos vossos aposentos. O <text:soft-page-break/>Denis mostra-lhes o caminho! - Fez um sinal com cabeça <text:s/>ao seu colega. Os jovens obedeceram e saíram atrás dele.</text:p>
      <text:p text:style-name="P4"/>
      <text:p text:style-name="P4">Mal os dois irmãos desaparecem por detrás da porta da ponte de comando, Filipp mergulha por momentos numa imensidão de pensamentos banhados por um mar de dúvidas. <text:s/>Denis saiu e voltou a entrar na pequena sala de comando sem que o capitão sequer desse por isso, de tão absorto que estava na sua disputa interior. De súbito, a sua meditação é interrompida pela voz da tenente Nina, que estava sentada junto ao painel de controlos. Ela rodou bruscamente na sua cadeira e em sobressalto dirigiu-se a Filipp da seguinte forma: </text:p>
      <text:p text:style-name="P4">- Capitão! Capitão!... Acabámos de interceptar umas comunicações... Supostamente do posto avançado da FLZ, perto de Laferten. - A sigla F. L. Z. (Força Libertadora de Zarzgon) era a denominação que identificava o movimento militar de resistência. O frágil mas bravo e determinado grupo de homens e mulheres que teimava em não deixar de lutar pela liberdade do povo das colónias que defendiam, combatendo do lado mais leve da balança, contra a opressão de Kondar e do seus lacaios.</text:p>
      <text:p text:style-name="P4">- O quê? Calma!... O que se passa, Nina?</text:p>
      <text:p text:style-name="P4">- Parece que o exército de Kondar foi avistado junto à passagem norte do desfiladeiro de Depsor, mais ou menos a cerca de duzentos quilómetros a sul de Laferten. - Alertou a bela e perigosa mulher de cabelo avermelhado, de nome Nina. A notícia que os seus lábios espalhavam era deveras alarmante. Não restavam dúvidas de que as tropas de Kondar estavam já a caminho de Laferten.</text:p>
      <text:p text:style-name="P4">- Maldição! - Exclamou ele. - Isto encurta-nos o nosso tempo ainda mais!... De qualquer das formas, pelo que vimos, o exército de Kondar terá perdido a sua última unidade aérea nos últimos confrontos com a resistência, em Tarein... - Parou para pensar durante uns segundos. - ... Tendo em conta a morfologia do terreno nessa zona, e a densa vegetação... as tropas terrestres levarão algum tempo a percorrer essa distância... Diria que isto nos dará talvez uma janela de trinta e seis a <text:soft-page-break/>quarenta e oito horas... O posto avançado já informou o governador de Laferten? - A resposta dela não foi a desejável:</text:p>
      <text:p text:style-name="P4">- Não! Parece que não conseguem comunicar para lá há mais de vinte e quatro horas... Laferten parece estar com as comunicações cortadas. Não respondem às tentativas de contacto.</text:p>
      <text:p text:style-name="P4">- E nós, Nina? <text:s/>Conseguimos informar o posto de Laferten? - Perguntou ele.</text:p>
      <text:p text:style-name="P4">- Negativo, capitão! Não consigo apanhar nada na frequência. Apenas estática!</text:p>
      <text:p text:style-name="P4">- Hum!... - Disse Filipp, coçando nervosamente o queixo com a mão. - Talvez Kondar tenha de alguma forma sabotado as comunicações lá... Não há forma de saber. Seja como for... há muito pouco tempo para prepararmos acções defensivas. Temos de avisar Laferten urgentemente. Temos de avisá-los nós mesmos! - Depois voltou-se para o tenente:</text:p>
      <text:p text:style-name="P4">- Denis!... - Disse. - ... Já sabes o que tens a fazer. - A expressão foi apenas retórica. - Leva-nos para lá o mais rápido possível. - Concluiu.</text:p>
      <text:p text:style-name="P4">- Sim, capitão! - Respondeu o outro. - É para já!... Nina!... Dás-me as coordenadas?</text:p>
      <text:p text:style-name="P4">- 13º 9' 47" Latitude Sul e 72º 32' 44" Longitude Oeste. - Foi o que ela lhe transmitiu.</text:p>
      <text:p text:style-name="P4">- Ok!... Obrigado, Nina... Tempo de chegada estimado... oito horas e trinta e dois minutos. <text:s/>- Carregou em quatro ou cinco botões e duas alavancas. - A ligar motores de ré... Agora! - Nem o estouro causado pela ignição dos poderosos propulsores da Fénix foi suficiente para interromper a reflexão do capitão. Pensativo, Filipp continuava a acariciar o queixo com a ponta dos dedos. Estava a fazer contas de cabeça. - Isto reduz-nos a nossa margem de manobra para umas miseráveis vinte e oito a quarenta horas!... <text:s/>Esperemos que a sorte esteja do nosso lado. Bem vamos precisar dela! - Desabafou, por fim.</text:p>
      <text:p text:style-name="P4"/>
      <text:p text:style-name="P4">Enquanto o rosto dos membros da tripulação da Fénix exibia pequenas marcas de consternação e apreensão, Joshua e Mariya, alheios a toda a situação, olhavam atentamente para o medalhão que jazia em cima do lençol, no quarto onde agora se encontravam.</text:p>
      <text:p text:style-name="P4"><text:soft-page-break/></text:p>
      <text:p text:style-name="P4">Entretanto, a alguns milhares de quilómetros dali, perto das montanhas de Depsor, as tropas de Kondar já haviam passado o estreito desfiladeiro rochoso. Tinham o posto de comando avançado da Força Libertadora de Zarzgon à vista. O impacto visual da sua aproximação era tremendo. Visto pela perspectiva dos membros da resistência, <text:s/>assemelhava-se à marcha de um exército das trevas que chegava para lhes dar um bilhete só de ida até ao quinto dos infernos, como dizem no Brasil. </text:p>
      <text:p text:style-name="P6"/>
      <text:p text:style-name="P4">Certo é que os rebeldes tentarão a todo o custo evitar o avanço das tenebrosas tropas, ou pelo menos ganhar algum tempo para que seja comunicada a situação aos responsáveis de Laferten. No entanto, antes mesmo da sua aurora, já a batalha se prevê tremendamente desigual. O exército de <text:span text:style-name="T1">Drombies </text:span>avança sobre o posto de comando com uma força de mais de dois mil soldados, <text:s/>apoiados por quase duas centenas de unidades terrestres blindadas. Entre essas viaturas havia cerca de vinte do tipo designado por <text:span text:style-name="T1">Sluthzer, </text:span><text:span text:style-name="T4">poderosas máquinas de guerra que flutuam cerca de sete ou oito metros acima do chão. Esteticamente, assemelham-se muito ao porão de um grande navio de chapa e metal, verticalmente invertido. Dão a ideia de terem sido construídos a partir dos restos desmantelados de outras viaturas que poderiam muito bem ter tido outros fins que não os militares. Não possuem grande capacidade de manobra ou de velocidade, mas estão equipados com poderosos canhões de trezentos milímetros de uma precisão mortífera abismal. Cada unidade possui cinco canhões deste tipo, dois de cada um dos lados, esquerdo e direito, e outro na parte traseira. Na parte da frente, mais proeminente que a ré, destacam-se três espigões metálicos alinhados com precisão junto ao topo. Estes espigões salientes são potentes lasers de diferente alcance, distinguindo-se apenas pela cor do raio que disparam; vermelho, azul, ou verde. Por baixo dos lasers, numa posição central, encontramos o último dos cinco canhões. Actualmente, esta carcaça metálica é a mais poderosa arma de destruição dos </text:span><text:span text:style-name="T1">Drombies</text:span><text:span text:style-name="T4">, não se sabendo ao certo quantas, quando, ou como foram construídas. O zumbido ensurdecedor dos estampidos dos seus canhões e o silvo mortal dos seus </text:span><text:soft-page-break/><text:span text:style-name="T4">lasers estão bem presentes nas mentes daqueles poucos que sobreviveram para contar que viram uma máquina assim.</text:span></text:p>
      <text:p text:style-name="P7"/>
      <text:p text:style-name="P7">Cerca de cinquenta corajosos resistentes tentam cerrar a passagem à armada <text:span text:style-name="T1">Drombie:</text:span></text:p>
      <text:p text:style-name="P7">- Por Zarzgon! Até à morte! - Gritou um dos lideres do grupo defensor.</text:p>
      <text:p text:style-name="P7">- Por Zarzgon! - Gritaram todos os outros em uníssono, como se se tratasse de um só ser. Esse mesmo individuo que dera o mote, tentava organizar os seus homens em pequenos batalhões, incitado-os a assumirem posições elevadas no terreno. Heroicamente, tentavam <text:s/>a todo o custo preencher os flancos e concentrar todo o fogo <text:s/>disponível <text:s/>nas viaturas da frente. Não tinham meios nem tiveram tempo para atingir muitas.</text:p>
      <text:p text:style-name="P7"/>
      <text:p text:style-name="P7">De repente, como que vinda do nada, uma chuva de raios laser multicolor caí sobre os homens mais adiantados da linha da frente. De uma rajada só tombam sete ou oito homens. Os seus corpos fumegam antes mesmo de tocarem o chão, trespassados de tal forma que quase se podia ver através do enorme buraco de entrada esculpido pelo impacto do tiro certeiro. Quase em simultâneo às primeiras mortes, ouve-se um estrondo enorme que ecoou para além dos limites do desfiladeiro, durante breves segundos. A torre de controlo do posto, onde estavam as antenas de comunicações, explode num mar quente de labaredas vermelhas e amarelas. Logo de seguida, os patamares inferiores da dita plataforma começam a dar sinais de fraqueza, sucumbido também eles à violenta agressão. Lentamente, toda a estrutura começa a entrar em colapso, acabando por ficar reduzida a um monte de escombros insignificantes. </text:p>
      <text:p text:style-name="P7"/>
      <text:p text:style-name="P7">A troca de tiros entre as duas partes é feita a um ritmo alucinante, o espaço em volta enche-se de estreitas faixas brilhantes; brancas, azuis, verdes e vermelhas. Cores diferentes que visam atingir um mesmo fim. O barulho dos disparos é ensurdecedor. O cenário parece quase surreal, mas não o é. O <text:soft-page-break/>sofrimento e a dor são verdadeiros, como também o são a bravura e a lealdade que estes homens demonstram. Estes bravos guerreiros, dispostos a lutar até que a última gota de sangue deixe de percorrer as veias dos seus corpos, não tiveram vislumbre de hipótese face à gritante disparidade de números e de meios do inimigo. Essa era, aliás, a única certeza que eles conheciam de antemão: A derrota!... Mas nem por isso voltaram costas à luta.</text:p>
      <text:p text:style-name="P7"/>
      <text:p text:style-name="P7">Enquanto os <text:span text:style-name="T1">Drombies</text:span> sofrem poucas baixas e perdem escassas máquinas, do outro lado os heróicos resistentes tombam como moscas estonteadas a um ritmo alucinante. Em pouco tempo o vencedor está encontrado. O exército de Kondar esmaga a pequena coluna de homens numa questão de minutos. Não deixam sobreviventes para contar a historia nem tampouco tentam fazer prisioneiros. A palavra de ordem era uma e uma só: Aniquilação!... E ela fora cumprida na perfeição.</text:p>
      <text:p text:style-name="P7"/>
      <text:p text:style-name="P7">Para trás ficou apenas um amontoado de destroços incandescentes e uma imensa e alta coluna de cinzas de um irrespirável fumo negro. O cheiro a destruição e a corpos em combustão era nauseabundo e desconcertante, algo que não afectava de forma alguma os <text:span text:style-name="T1">Drombies</text:span>. De certa forma era aquele o ar que estavam habituados a respirar. Era o tipo de ar que os alimentava e os mantinha de pé.</text:p>
      <text:p text:style-name="P7"/>
      <text:p text:style-name="P4"><text:span text:style-name="T4">O poderoso exército seguiu depois o seu caminho, imperturbável na sua sede de destruição. Uma legião de soldados cegamente manipulados que mais parecem marionetas remotamente humanas, e que se movem ao ritmo imposto pelo terrível general Kondar. </text:span>Se conseguir conquistar Laferten, Kondar irá certamente seguir para Lavolu, a sétima colónia e um dos últimos bastiões da resistência de Zarzgon. Depois, certamente irá em busca de Joshua e do medalhão que lhe escapara. O futuro do planeta e do seu povo estão envoltos numa penumbra de incertezas que não augura nada de <text:soft-page-break/>positivo.</text:p>
      <text:p text:style-name="P21"/>
      <text:p text:style-name="P4">Enquanto homens morriam no campo de batalha, Joshua e Mariya continuavam naturalmente descontraídos a bordo da Fénix. Estavam encostados um ao outro, sentados numa cama onde observavam com curiosidade o objecto heptagonal que ali haviam depositado. </text:p>
      <text:p text:style-name="P4">- E então, Mariya? O que achas desta história do medalhão? Achas que tem mesmo poderes sobrenaturais? - Perguntou o rapaz à irmã.</text:p>
      <text:p text:style-name="P4">- Não sei!... De facto observando com mais atenção o medalhão parece mesmo ser bastante antigo... E o tipo de material com que está feito parece-me algo estranho. Talvez tenha algo mesmo... Não sei. - O rapaz sentiu que tinha algo para contar:</text:p>
      <text:p text:style-name="P4">- Sabes... Eu nunca disse nada a ninguém mas agora que penso nisso, talvez faça algum sentido... Havia dias em que eu não colocava o medalhão ao pescoço e outros em que o fazia. Acho que quando usava o medalhão me sentia diferente... com mais energia, mais vivo!.. Não sei explicar bem. Sentia algo diferente, mas não sei bem o quê. Era uma sensação boa... Positiva! Nunca liguei muito a isso. Não sei mesmo se faz algum sentido... Pode ser apenas uma recordação induzida ou aumentada pelo relato que ouvi. - A sua irmã também não estava muito convencida.</text:p>
      <text:p text:style-name="P4">- Talvez Joshua... Mas tu não te lembras de nada mais na noite em que o pai te deu o medalhão?... Antes de partir?... Alguma coisa importante que ele tenha dito? - Por mais que se esforçasse, a verdade é que ele não se lembrava de muita coisa.</text:p>
      <text:p text:style-name="P4">- Não!.. Nada... Estava meio a dormir e já foi há tanto tempo... Só me recordo de ouvi-lo dizer algo que na altura me soou a um conto... Uma espécie de profecia!... Lembro-me claramente de me ter falado da Fénix, e de como essa nave chegaria para nos socorrer. Lembro-me de ouvi-lo dizer que o nosso povo iria precisar de mim... - Ela voltou a insistir com ele:</text:p>
      <text:p text:style-name="P4">- Foi só isso? Não te lembras de mais nada mesmo?... Nada mais sobre o medalhão? - Joshua foi peremptório na resposta:</text:p>
      <text:p text:style-name="P4"><text:soft-page-break/>- Não! - Disse ele, de pronto. - Olhou para o lado. - Bem... quer dizer... Lembro-me também de ouvi-lo dizer para te proteger. Que era meu dever como homem da casa... olhar pela minha irmã. - Mariya sorriu para ele e o rapaz retribuiu-lhe o gesto. As suas mão tocaram-se carinhosamente.</text:p>
      <text:p text:style-name="P4">- Isto é tudo muito estranho e repentino, Mariya... Sei tanto como tu! - Acrescentou.</text:p>
      <text:p text:style-name="P4"/>
      <text:p text:style-name="P4">Enquanto trocavam um prolongado sorriso entre os dois, Joshua pousou uma das mãos sobre o medalhão, tocando-lhe com a palma da mão e cobrindo-o quase por completo com as pontas dos dedos. Um calafrio na espinha investiu contra os dois em simultâneo. Foi como uma diminuta e pouco perceptível descarga eléctrica que os percorreu desde a cabeça até às pontas dos pés. Uma pequenina luz de cor verde-azulada iniciou um piscar intermitente por entre os dedos de Joshua, por debaixo da mão que protegia o medalhão. Estavam sentados na berma da cama e mesmo assim deram um pequenino salto para trás. Não o fizeram pelo choque que sentiram no corpo, mas sim pela surpresa e estupefacção que os resolvera atacar sem aviso prévio, perante o cenário que vislumbravam. O sorriso desvanecia-se lentamente dos seus rostos dando lugar a uma nova expressão facial. Uma expressão de admiração, de espanto, e de um não conseguir assimilar tudo aquilo que os seus arregalados e inocentes olhos presenciavam. </text:p>
      <text:p text:style-name="P6"/>
      <text:p text:style-name="P4">Joshua afastou a mão de cima da cama deixando a descoberto a totalidade do amuleto. O calafrio que antes haviam sentido tinha passado. E muito embora a luz verde-azulada ainda continuasse a emanar do pequeno pedaço de metal, agora parecia brilhar com menor intensidade e luminosidade. Assemelhava-se ao bater latente de um coração ao qual tinha sido dada uma súbita injecção de adrenalina, e que agora, depois de consumida <text:span text:style-name="T10">a droga, </text:span>se desvanecia de forma sossegada. </text:p>
      <text:p text:style-name="P4">- Uau!... Olha para isto! Não é magnifico? - Exclamou Mariya, efusiva.</text:p>
      <text:p text:style-name="P4">- Olha só como brilha, Mariya! - Respondeu o jovem, ao mesmo tempo que se debruçava para a frente, e com cautela enfiava a palma <text:s/>da mão entre o lençol e o medalhão, levantando-o <text:s/>no ar e <text:soft-page-break/>aproximando-o dos dois.</text:p>
      <text:p text:style-name="P4">- Cuidado! - Alertou ela. - Pode ser perigoso. Não sabes o que... - Mas ele estava <text:s/>confiante e seguro:</text:p>
      <text:p text:style-name="P4">- Relaxa!.. Não me parece ameaçador... Não te sei explicar porquê, mas sinto-o simplesmente... - A segurança dele acabou por acalmá-la a ela de modo igual. A sua fala compassada e o seu olhar penetrante convenciam-na uma vez mais. Sempre assim o faziam.</text:p>
      <text:p text:style-name="P4"/>
      <text:p text:style-name="P4">Como se estivessem os dois hipnotizados pelo bruxulear luminoso do objecto metálico que tinham à frente dos narizes, fitavam-no boquiabertos. Durante alguns segundos não trocaram uma única palavra entre eles. Foi Mariya quem primeiro ganhou coragem para interromper o silêncio que pairava no quarto:</text:p>
      <text:p text:style-name="P4">- Olha!... A luz parece estar a ficar cada vez menos intensa... Está a piscar menos vezes também... Parece estar a apagar-se. - Disse, algo desiludida. Joshua voltou a pousar o medalhão em cima da cama. Ajoelharam-se no chão e debruçaram-se sobre a borda lateral da cama, de braços cruzados em cima da mesma. Olhavam interrogados para o pedaço de metal cinzento escuro que agora já não emanava qualquer fonte de luz. O caricato objecto voltara a morrer.</text:p>
      <text:p text:style-name="P4"/>
      <text:p text:style-name="P4">De alguma forma, estariam ainda em choque, e todo o esforço era direccionado <text:s/>para a tentativa de digestão daquilo que acabara de acontecer à frente deles.</text:p>
      <text:p text:style-name="P4">- Também sentiste como se tivesses levado um choque eléctrico?... Um formigueiro à flor da pele? - <text:s/>Perguntou ele à irmã.</text:p>
      <text:p text:style-name="P4">- Sim! Um choque ou um calafrio, não sei distinguir bem. Nunca antes senti nada assim. - Joshua agarrou no medalhão, inclinou ligeiramente a cabeça para a frente e enfiou-o suavemente pelo pescoço abaixo. Momentaneamente, o amuleto voltou de novo a entreluzir, embora desta feita o fizesse com menor <text:s/>intensidade e inclusive com uma cor que pareceu mais esbatida. Por alguns <text:soft-page-break/>segundos aquela luz brilhante palpitou junto do seu peito como se fosse o palpitar do seu próprio coração. Depois voltou a extinguir-se.</text:p>
      <text:p text:style-name="P4"/>
      <text:p text:style-name="P4">Levantaram-se os dois. Joshua fê-lo com um movimento tão rápido que acabou por bater violentamente com o joelho na barra lateral da cama. Ouviu-se aquele som oco de osso a bater na madeira. Só que neste caso a tábua era feita de metal e plástico.</text:p>
      <text:p text:style-name="P4">- Joshua, estás bem? Magoaste-te? - Perguntou ela, com aquela preocupação natural de mana.</text:p>
      <text:p text:style-name="P4">- Se o quê?... - Respondeu ele, com ar de que não entendera muito bem o porquê da questão. - Se estou bem?... <text:s/>Mas porque dizes isso, Mariya?</text:p>
      <text:p text:style-name="P4">- Bem... Acabaste de dar uma forte cacetada com o joelho na cama. Não te doeu?</text:p>
      <text:p text:style-name="P4">- Cacetada na cama?... Estás a brincar? Não dei nada! - Mas ela estava segura que sim:</text:p>
      <text:p text:style-name="P4">- Deste pois! Então eu vi e ouvi... Pareceu-me ser com bastante força até. Não sentiste mesmo nada? - Mas também ele mantinha a sua convicção de pé:</text:p>
      <text:p text:style-name="P4">- Não! Mesmo nada. A sério, Mariya! Nem me apercebi de nada... Se calhar estás a imaginar coisas, <text:s/>não? - A jovem não insistiu mais. Não havia necessidade.</text:p>
      <text:p text:style-name="P4">- Ok! Está bem... Se tu o dizes... Mal posso esperar para contar ao capitão Filipp o que descobrimos. Quer dizer... nem sei bem o que descobrimos, mas pronto! - Contrastando um pouco com o irmão, que estava bem mais sóbrio, Mariya ficara deveras radiosa com a experiência partilhada. Encaminharam-se para a porta.</text:p>
      <text:p text:style-name="P4"/>
      <text:p text:style-name="P4">No preciso momento em que passaram para o lado de fora do quarto, depararam-se com o capitão Filipp, que vinha já a meio do corredor caminhando ao seu encontro. Ele contou-lhes sobre o que tinha acontecido durante o período em que haviam permanecido no quarto, e colocou-os ao corrente da viagem que iriam iniciar. </text:p>
      <text:p text:style-name="P4">- E temos de ir nós mesmos? Não há outra forma? - Perguntou a rapariga, com um modo que tinha o <text:soft-page-break/>seu quê de inocência e ingenuidade. - Filipp foi sincero e bem explicito na resposta:</text:p>
      <text:p text:style-name="P4">- Infelizmente sim... Não há forma de sabermos se mais alguém interceptou a mensagem... Pode ser que isso tenha acontecido mas não há forma de o saber, por isso... mais vale jogarmos pelo seguro. - Joshua gostou do que ouviu e logo se mostrou disponível para ajudar:</text:p>
      <text:p text:style-name="P4">- E o que quer que nós façamos? Podemos ajudar nalguma coisa? - Perguntou, com uma ansiedade brilhante estampada na retina. O capitão sorriu.</text:p>
      <text:p text:style-name="P4">- Por agora não quero que façam nada. Se quiserem podem vir para a ponte, ou podem esperar no vosso quarto, tanto me faz. A viagem ainda vai demorar um bom bocado... Podemos avisá-los quando estivermos a chegar... - <text:span text:style-name="T10">Escancarou</text:span> ainda mais o sorriso. - ... De certo que nunca viram uma cidade como Laferten. Vista do céu é espectacular! Não vão <text:s/>com certeza querer perder essa imagem. - Joshua chamou a si a responsabilidade da escolha.</text:p>
      <text:p text:style-name="P4">- Se não se importar, gostaríamos de ir consigo para a ponte. - Disse ele ao mesmo tempo que olhava para Mariya à espera de um sinal de concordância. Ela não se fez rogada e abanou a cabeça em sinal afirmativo. Quando o capitão deu meia volta para voltar para trás, Mariya inclinou-se ligeiramente para o lado de Joshua e deu-lhe uma pequenina cotovelada no braço. Sussurrando-lhe perto do ouvido, disse: </text:p>
      <text:p text:style-name="P4">- Pssstt!... Então e acerca do medalhão? Não lhe contamos nada? - Ele arregalou os olhos. Honestamente, não lhe ocorrera a ideia à memória.</text:p>
      <text:p text:style-name="P4">- É verdade... Nem me lembrei disso. Deixa estar. Contamos depois. Não vamos falar nisso agora... Isto deve ser mais importante. - Calaram-se e apressaram o passo para acompanharem o capitão até à sala de comando. Mas feitas as contas não ficaram por lá muito tempo. A viagem era muito longa, e ao fim de duas horas já os dois estavam fartos e cansados de olharem para uma panóplia de instrumentos onde pouco ou nada parecia passar-se. O ambiente entediante e <text:s/>“pesado” também não ajudava muito a puxar as línguas para a conversa. Aceitaram ir descansar um pouco, mas não sem antes quase obrigarem Filipp a jurar que os acordava antes de chegarem ao destino.</text:p>
      <text:p text:style-name="P4"><text:soft-page-break/></text:p>
      <text:p text:style-name="P4">Enquanto isto ocorria, os homens de Kondar continuavam na sua marcha para Laferten, e estavam agora um pouco mais perto do objectivo. Contudo, o terreno rochoso e a densidade da vegetação forçava-os a um ritmo um tanto ou quanto lento. Uns quantos veículos do tipo “<text:span text:style-name="T1">bulldozer”</text:span><text:span text:style-name="T4"> tinham de seguir na frente para derrubarem as árvores e esmagarem a vegetação mais espessa. Ajudavam desta forma a abrir o caminho às tropas que a pé acompanhavam as restantes viaturas. Também os </text:span><text:span text:style-name="T1">Sluthzer </text:span><text:span text:style-name="T4">davam o seu contributo na vaporização de algumas formações rochosas mais problemáticas que tinham a pouca sorte de se intrometerem no caminho.</text:span></text:p>
      <text:p text:style-name="P7"/>
      <text:p text:style-name="P7">Mais ou menos por esta hora do dia, mas cerca de dois dias atrás, Kondar recebera no seu palácio um pequeno grupo de intrometidos mercenários que pretendiam vender-lhe os seus serviços, e principalmente, a sua logística. Possuíam um recurso escasso que Kondar necessitava desesperadamente. Tinham uma aeronave na sua posse. Kondar podia muito bem tê-los mandado exterminar logo ali, ou até fazer muito pior do que isso. Só que não o fez. O que lhes serviu de abono foi que ele até estava de bom humor, circunstância inédita diga-se de passagem, mas o facto de as suas tropas terem muito recentemente trucidado por completo duas forças de combatentes da resistência (a que possivelmente se juntaria em breve uma terceira), deixara-o bem disposto. Uma das promessas feitas pelo general, para além de um avultado pagamento monetário, e isto tudo em troca de alguns serviços cujo conteúdo dúbio não ficou logo, nem expressa, nem deliberadamente definido, foi a supremacia e a preferência de fornecimento nas futuras rotas comerciais entre as diferentes colónias de Zarzgon. Rotas mercantis que seriam impostas pela nova ordem que pretendia instituir no terreno. <text:s/>O conhecimento por parte desses corsários da localização exacta da força da F.L.Z. estacionada em Depsor, serviu também (e de que maneira) como de moeda de troca nessas negociações.</text:p>
      <text:p text:style-name="P24">VI – A cidade de Laferten</text:p>
      <text:p text:style-name="P8"/>
      <text:p text:style-name="P7">Laferten foi na sua origem a sexta colónia a ser estabelecida em Zarzgon. Desde os seus primórdios que era governada pelo governador Gorthan, um homem bastante modesto e simpático. Aparecia com alguma frequência em eventos públicos de caridade e não tinha problemas em falar com ninguém, independentemente do estatuto social ou habilitações académicas de quem quer que fosse aquele que o aborda-se. Dava sempre uns minutinhos de conversa a qualquer um e quase nunca o fazia sem um sorriso nos lábios a acompanhar. Era uma pessoa bastante estimada e admirada <text:s/>entre a população local. Apesar dos seus quase sessenta e três anos, nunca tivera filhos ou casara sequer.</text:p>
      <text:p text:style-name="P7"/>
      <text:p text:style-name="P7">A juntar ao carácter aprazível do seu governante, a própria cidade em si dava mostras de grande evolução, principalmente nos últimos anos. Por todo lado emergiam novas construções de habitação ou de escritórios. A economia local gozava de boa saúde e a taxa de desemprego na metrópole era muito baixa. Nem mesmo aqueles que optavam por viver nos arredores da cidade tinham muitas razões de queixa.</text:p>
      <text:p text:style-name="P7"/>
      <text:p text:style-name="P7">Ao fim de pouco mais de oito horas de viagem, a Fénix estava a chegar perto de Laferten. A ansiedade crescia a cada quilómetro sobrevoado. Mas uma ansiedade saudável, diga-se.</text:p>
      <text:p text:style-name="P7">- Capitão!... Temos Laferten nos monitores. - Disse Denis, a certa altura. - Depois de sairmos destas nuvens já devemos conseguir ver os primeiros edifícios em frente... Devem surgir do lado direito. - Filipp estava bastante satisfeito com a prestação da equipa.</text:p>
      <text:p text:style-name="P7">- Óptimo! - Exclamou. - Chegámos até um pouco antes daquilo que eu tinha previsto. - Olhem ali!... É aquilo? - Perguntou Mariya, maravilhada com o cenário que as nuvens rosadas destapavam timidamente.</text:p>
      <text:p text:style-name="P7">- É sem dúvida uma visão espectacular, não é? - Comentou o capitão. - Nina... Procura-nos um local <text:soft-page-break/>amplo para efectuarmos a aterragem. – Pediu ele com toda a calma do mundo. Estava tranquilo e respirava de alivio por terem chegado um pouco antes do esperado. Prestável e competente como sempre, ela não demorou muito a arranjar-lhe uma solução:</text:p>
      <text:p text:style-name="P7">- Talvez ali em baixo, do lado esquerdo, junto àquele edifício com aquela enorme cúpula vermelha... Parece-me um bom sítio... - Fockart assentiu e aconselhou os dois jovens, que entretanto se tinham juntado ao restante grupo, a segurarem-se firmemente a qualquer coisa sólida porque a manobra poderia causar um pequeno solavanco.</text:p>
      <text:p text:style-name="P7"/>
      <text:p text:style-name="P7">Lentamente, a fénix empreendeu a sua delicada aproximação ao solo. Uma quantidade enorme de pó e de folhas começou a levantar-se do chão, imediatamente por debaixo do trem de aterragem. O agitado remoinho de impurezas só parou quando o aparelho encontrou a firmeza do chão. Saíram.</text:p>
      <text:p text:style-name="P7"/>
      <text:p text:style-name="P7">À frente vinha o capitão Filipp, seguido bem de perto pela sargento Nina e pelo tenente Denis. Os dois irmãos vinham um pouco mais atrás. À medida que a poeira começava a assentar começaram também a tornar-se visíveis algumas figuras curiosas que se aproximavam. Queriam ver os visitantes que acabavam de chegar. Era muito raro verem aparelhos como a Fénix. Noutros tempos e principalmente noutros lugares aquilo teria sido um acontecimento comum, mas naquelas bandas e hoje em dia, eram muito raras as naves que ainda cruzavam os céus. A maior parte das pessoas nunca tinha sequer visto nada minimamente parecido com a Fénix em toda a sua vida.</text:p>
      <text:p text:style-name="P7"/>
      <text:p text:style-name="P7">De entre toda aquela gente ali à volta, houve alguém que pelo seu atrevimento se destacou de entre os demais. Um jovem rapazinho de uns treze ou quatorze anos de idade que movido pela sua curiosidade chegou até junto da tripulação. </text:p>
      <text:p text:style-name="P7">- Olá! Esta nave é tua? - Perguntou o miúdo, <text:s/>dirigindo-se logo a Filipp, como se não tivesse quaisquer dúvidas de que o homem da frente é sempre aquele que comanda a comitiva. E Filipp <text:soft-page-break/>sempre tivera jeito para estas coisas. Ele dava-se muito bem com miúdos. Aliás, ele dava-se muito bem com toda a gente em geral. Uma das suas maiores virtudes era ser um homem bastante acessível. Com pouco de ostensivo e muito de magnânimo.</text:p>
      <text:p text:style-name="P7">- É sim. - Respondeu ele. - Esta nave chama-se Fénix e eu sou o seu capitão. Chamo-me Filipp e esta é a minha tripulação... - Disse, apontando para os restantes elementos do grupo. - ... E tu rapazito?... Como te chamas?</text:p>
      <text:p text:style-name="P7">- Sou o Bill. - Respondeu o miúdo. Mais do que afável, Filipp era sobretudo pragmático.</text:p>
      <text:p text:style-name="P7">- Escuta Bill... Por acaso não sabes dizer-nos onde fica o palácio do governador? Precisamos falar com ele urgentemente.</text:p>
      <text:p text:style-name="P7">- Claro que sim! - Respondeu de pronto o garoto. - Toda a gente sabe!... Venham comigo que eu levo-os lá. É aqui perto... Venham! - Radioso quanto baste, o catraio depressa se colocou na dianteira do grupo para que os outros o seguissem. Era Bill o líder agora.</text:p>
      <text:p text:style-name="P12"/>
      <text:p text:style-name="P7">De entre as cerca de duas dezenas de curiosos que de perto os miravam, a verdade é que a grande maioria deles eram miúdos. Houve inclusive um pequeno grupo de quatro ou cinco que decidiu juntar-se à estranha comitiva que agora se deslocava em direcção ao palácio do governador. Caminhavam em bom ritmo por uma avenida bastante larga que ostentava o nome do chefe do governo local. De um dos lados era ladeada de inúmeras árvores e escassas construções, enquanto que do outro se podiam ver alguns estabelecimentos com néons azuis e vermelhos que cintilavam desordenadamente. Esse flanco era povoado sobretudo por uma parafernália de <text:s/>bares e restaurantes, embora também existissem ali armazéns e lojas para todos os gostos e variedades. Além disso existia também um cinema de três pisos (o prédio mais alto da dita avenida) e aquilo que pela publicidade alegórica e convidativa parecia ser uma espécie de salão de jogos. Durante o dia esta era uma das avenidas mais pitorescas e aprazíveis da cidade, mas durante a noite poderia facilmente tornar-se numa zona demasiado periclitante para os menos habituados à boémia. Embora <text:soft-page-break/>isso ocorresse muito raramente, alturas havia em que os excessos relacionados com o consumo de alcoól, de drogas, e com o próprio negócio do sexo fácil, provocavam desacatos.</text:p>
      <text:p text:style-name="P12"/>
      <text:p text:style-name="P7">O final da rua conduzia ao centro nevrálgico da cidade. A maior parte dos edifícios do centro de Laferten não eram muito altos. Embora fossem sobranceiros aos da avenida Gorthan, os mais imponentes tinham entre dez a quinze andares no máximo. Além disso pareciam ter sidos construídos quase todos na mesma altura ou pelos mesmos arquitectos, já que nem as cores predominantes nas fachadas eram muito diversificadas. Abundavam sobretudo o branco sujo e o amarelo torrado. Iluminados pela luz pálida do sol ao entardecer, os vidros das fachadas de certos prédios pareciam ganhar vida própria. Nos pequenos gigantes de vidro e betão armado, os esquisitos jogos de ricochete encetados pelos últimos raios luz, juntamente com o suave deslizar das sombras alongadas dos seus vizinhos adjacentes que se viam reflectidas nas suas faces quentes e semitransparentes, proporcionavam uma visão mágica e deslumbrante aos transeuntes. </text:p>
      <text:p text:style-name="P7"/>
      <text:p text:style-name="P7">De entre todas, havia uma série de quatro ou cinco construções que se destacavam indubitavelmente das restantes, pelo estilo arquitectónico e <text:s/>principalmente pela sua imponência. Não era possível aferir se eram aquelas ou as outras que estavam <text:s/>deslocadas de contexto. Não sei quais eram as marginalizadas. Sei apenas que um desses edifícios era a biblioteca da cidade. Um edifício de proporções enormes e de geometria rectangular, culminado por uma gigantesca cúpula vermelha. Na parte da frente, um conjunto de cinco enormes colunas de cor dourada sustentava a fachada frontal, no cimo da qual se podia ler, gravada em relevo e num tom mais escuro, a seguinte inscrição: “Biblioteca Municipal de Laferten - Casa do Conhecimento e da Sabedoria”. <text:s/>Aparentava ser um dos edifícios mais recentes ou pelo menos mais bem conservados da cidade. Junto à escadaria principal, encontrava-se uma placa com a seguinte dedicatória: “Para o distinto povo de Laferten. Conhece o dia de ontem para construíres o futuro de amanhã”. Por baixo, no canto inferior <text:soft-page-break/>direito estava assinado “Gorthan Denker - Governador” .</text:p>
      <text:p text:style-name="P7"/>
      <text:p text:style-name="P7">Seguindo os passos do pequeno Bill, os nossos amigos continuavam a sua caminhada. À medida que avançavam no caminho, pairava entre eles a sensação de que cada vez mais olhos curiosos os observavam com especial atenção. </text:p>
      <text:p text:style-name="P7">- Estamos quase! É mesmo ali à frente naquele palácio enorme! - Rejubilou o petiz guia.</text:p>
      <text:p text:style-name="P7">- Uaaau!... É mesmo muito bonito. Não achas Joshua? - Frisou a jovem Mariya, maravilhada com a beleza do edifício. O desenho de estilo livre e pouco dado a geometrias vencia claramente a rigidez aprisionada das torres que para trás haviam ficado. Agora que tinham concorrência à altura, depressa se percebia como por vezes a beleza pode ser efémera.</text:p>
      <text:p text:style-name="P7">- Sim Mariya... é mesmo! Nunca vi nada que se parecesse... O palácio do Governador de Tarein já era fantástico, mas nada que se parecesse com isto. - Nem Nina nem Denis deixaram de manifestar a sua admiração pela beleza do palácio e da cidade.</text:p>
      <text:p text:style-name="P7">- Já tinha ouvido falar da magnificência e beleza de Laferten, mas nunca pensei que fosse tão belo assim. - Adiantou a sargento, também ela visivelmente entusiasmada com o que a sua vista descobria no horizonte a cada passo que dava. </text:p>
      <text:p text:style-name="P7">- Realmente... também tenho de concordar com vocês. Nunca vi algo assim na vida... e acreditem que já andei por muito sítio. - Acrescentou Denis.</text:p>
      <text:p text:style-name="P7"/>
      <text:p text:style-name="P7">Apenas Filipp não fez qualquer comentário sobre o assunto. <text:s/>Tentava não se distrair nem deixar que as emoções o levassem para longe, de forma a manter-se sempre atento e de cabeça fria para o que desse e viesse. Raramente se desprendia ou relaxava. Os seus dois companheiros mais antigos já sabiam que o desmesurado sentido de responsabilidade dele o fazia agir assim. Alheio ao que o rodeava, na sua mente um único pensamento sobressaía sobre todos os outros: Informar o governador sobre a terrível e eminente ameaça que se iria abater sobre a cidade, e evitar assim um <text:soft-page-break/>massacre já de si inadiável. A sua forma caricata de pensar e de agir não faziam dele um <text:s/>homem frio. Muito pelo contrário. Filipp era tudo menos isso. Era apenas um homem cuja vida lhe ensinara que por vezes era mais seguro e acertado agir de forma racional e pôr os sentimentos de parte. Se lhes forem dadas as condições certas eles podem tornar-se inimigos respeitáveis. Principalmente em situações deste género, em que estão em jogo as vidas de terceiros, de pessoas que (no entender dele) dependem de si. Por isso, ele simplesmente não se podia dar ao luxo de ser emocional. Não agora. </text:p>
      <text:p text:style-name="P12"/>
      <text:p text:style-name="P7">De facto, uma análise mais atenta sobre o semblante de Pilipp poderia detectar que, não obstante o seu ar distanciado e compenetrado, um brilho no fundo dos seus olhos deixava escapar a sensação que pairava na sua alma e que ele tanto se esforçava por conter. </text:p>
      <text:p text:style-name="P7">- É ali a casa do governador! - Disse Billy, que apontava satisfeito para a enorme construção de pedra meticulosamente trabalhada. Era um edifício todo ele feito em mármore branco com veios dourados, pejado de rebordos, saliências, e detalhes escrupulosamente esculpidos. Tal como a casa do conhecimento era igualmente bonito e clássico, distinguindo-se claramente dos edifícios em redor que exibiam um estilo arquitectónico mais moderno, e por isso mais acinzentado, onde os materiais sintéticos se exibiam como senhores absolutos. Tinha uma escadaria larga e ao mesmo tempo pouco íngreme. Até ao topo não seriam mais de oito ou nove degraus, todos bastante espaçados entre si, sendo necessárias duas ou três passadas para superar cada lanço. Ao cimo da escadaria, do lado esquerdo, podia ver-se um estandarte com uma bandeira azul hasteada no centro da qual baloiçava ao vento a imagem de um qualquer animal de quatro patas. Junto ao mastro, um soldado fazia guarda a quem subia. Do lado oposto, um outro soldado, aparentemente também desprovido de qualquer arma persuasiva, olhava com atenção a chegada da estranha comitiva enquanto falava com alguém através de um pequeno <text:span text:style-name="T10">intercomunicador</text:span> portátil. </text:p>
      <text:p text:style-name="P7"/>
      <text:p text:style-name="P7"><text:soft-page-break/>A entrada do palácio era uma espécie de átrio mais saliente do que o resto do edifício. A alpendrada era suportada por quatro pilares laterais, dois de cada lado, no cimo dos quais se assomava uma estátua de mármore dourada figurando uma criatura de quatro patas, metade pássaro, metade mamífero.</text:p>
      <text:p text:style-name="P7"/>
      <text:p text:style-name="P7">Mal chegaram ao cimo das escadas, dois outros guardas, estes sim visivelmente armados, e que se situavam um pouco mais atrás dos primeiros, mais ou menos a meio do caminho entre a alpendrada de entrada e o cimo da escadaria, aproximaram-se da frente do grupo. Fizeram-lhes um claro sinal para pararem a marcha. Billy ficou para trás, talvez tivesse ficado assustado pela atitude dos guardas, ou quiçá fosse impulsionado apenas pelo facto do seu sentido de dever cumprido estar a vir ao de cima. Ninguém ligou a isso. Os dois homens chegaram junto de Filipp e bloquearam-lhe a passagem, cruzando à sua frente as longas e aguçadas lanças que empunhavam. Armas respeitáveis e <text:span text:style-name="T10">intimidatórias</text:span> num confronto directo com um adversário do mesmo calibre, mas pouco ou nada eficientes face à superioridade de um projéctil de metal disparado com perícia. Não obstante, tanto Filipp como Denis repararam que eles tinham também armas de fogo dissimuladas por debaixo da vestimenta. Passariam despercebidas apenas para olhos pouco experientes. </text:p>
      <text:p text:style-name="P7"/>
      <text:p text:style-name="P7">- Alto! Quem são vocês e o que querem? - Questionou um dos guardas.</text:p>
      <text:p text:style-name="P7">- Sou o capitão Filipp, comandante da Fénix... Aquela nave que vocês podem ver ali em baixo. <text:s/>- Apontou para o local onde haviam aterrado. </text:p>
      <text:p text:style-name="P7">- Estamos aqui para falar com o governador Gorthan... Vimos avisá-lo de um grande perigo que se avizinha.... Kondar dirige o seu exército para cá. - Subitamente, uma expressão de terror apoderou-se dos rostos dos dois homens. Percebia-se claramente que não era a primeira vez que aquele nome era por ali pronunciado. As suas faces tornaram-se menos carrancudas e começaram a ficar mais humanizadas.</text:p>
      <text:p text:style-name="P7"><text:soft-page-break/>- Avisa o pessoal lá dentro. Diz-lhes que estão aqui umas pessoas que precisam falar urgentemente com o governador... sobre Kondar. - Pediu um deles ao outro. Este último pegou num pequeno dispositivo que tirou do bolso e afastando-se cerca de um ou dois metros disse qualquer coisa para o aparelho que ninguém conseguiu perceber com nitidez. Ficou à escuta durante uns segundos.</text:p>
      <text:p text:style-name="P7">- O governador irá recebê-los agora, venham comigo. - Comunicou por fim. Seguiram atrás dele em direcção à entrada do palácio.</text:p>
      <text:p text:style-name="P12"/>
      <text:p text:style-name="P7">Ao entrarem no átrio interior, repararam que uns quatro ou cinco metros mais adiante <text:s/>estava um pequeno grupo de homens que aparentemente os aguardava. Mal se aproximaram, um desses sujeitos desfez o grupo e chegou-se perto dos visitantes. Era um sujeito de estatura média baixa, um pouco gordo e com um bigode preto que pegava com uma barbicha branca que na base do queixo formava um triângulo quase perfeito. </text:p>
      <text:p text:style-name="P7">- Bem vindos forasteiros! Sou o governador Gorthan. Sejam muito bem vindos à cidade de Laferten. - Disse aquela figura icónica, esboçando um sorriso que pareceu sincero como poucos, ao mesmo tempo que fazia um pequeno gesto com a mão direita semelhante a uma vénia.</text:p>
      <text:p text:style-name="P7">- Digam-me.. Quem são os cavalheiros?... - Fez uma pequenina pausa. - ... E senhoras também. - Acrescentou, com um sorriso um tudo ou nada matreiro. Filipp tomou a iniciativa e fez as honras da casa, apresentado-se a si e ao restante grupo. De <text:s/>seguida explicou-lhe a razão que ali os trouxera. Gorthan não parecia totalmente surpreendido mas tinha um ar visivelmente entristecido e perturbado.</text:p>
      <text:p text:style-name="P7">- Com que então esse bandido do Kondar resolveu atacar-nos? Bem... De certa forma isso era algo que já há muito receávamos, embora nunca pensasse que esse dia chegasse tão cedo. - Desabafou. <text:s/>- Acredito que o que me dizem seja verdade, mas acho muito estranho não termos recebido quaisquer informações do nosso posto avançado nas montanhas de Depsor... Os nossos técnicos há quase quarenta e oito horas que tentam entrar em contacto com eles... sem sucesso. Se foram atacados, <text:soft-page-break/>então o seu silêncio faz agora todo o sentido... Só não entendo como não nos avisaram imediatamente antes de sofrerem o ataque...</text:p>
      <text:p text:style-name="P7">- Eles tentar até tentaram. Nós interceptámos uma comunicação via rádio quando eles avistaram o exército de Kondar. Não conseguiram ligar para cá porque talvez alguém tenha sabotado as comunicações... aqui!... - Explicou Nina, deixando a pequenina insinuação no ar. Filipp anuiu e subscreveu todas as palavras da sargento:</text:p>
      <text:p text:style-name="P7">- Temo que seja mesmo assim governador. - Gorthan estava visivelmente chocado. O gesto simpático dos lábios desvanecera-se por completo. Eles haviam-se cerrado <text:span text:style-name="T10">afincadamente</text:span> um sobre o outro.</text:p>
      <text:p text:style-name="P7">- Sabotado?... Aqui?... Mas o que querem dizer com isso? Acham que temos um espião entre nós? - Nina voltou a reforçar a sua ideia que por enquanto ainda não passava de isso mesmo, uma teoria de conspiração.</text:p>
      <text:p text:style-name="P7">- Infelizmente, tudo parece apontar nesse sentido... Ou também pode dar-se o caso de vocês estarem com alguma avaria grave nos aparelhos. - Gorthan interveio de imediato descartando tal hipótese.</text:p>
      <text:p text:style-name="P7">- Não! Isso não! <text:s/>- Argumentou com convicção. - Se assim fosse, os nossos técnicos altamente qualificados tinham detectado logo qualquer anomalia. - Acrescentou.</text:p>
      <text:p text:style-name="P7">- Nesse caso creio que só resta mesmo a sabotagem como explicação. - Contrapôs a sargento. Gorthan virou-se prontamente para um dos seus acompanhantes, possivelmente algum<text:span text:style-name="T10"> assessor</text:span> seu.</text:p>
      <text:p text:style-name="P7">- Quero uma lista de todas pessoas que tiveram acesso à sala de <text:s/>comunicações nas últimas setenta e duas horas. Nós estaremos no meu gabinete. - O sujeito ao qual ele se havia dirigido abandonou de imediato o local. Gorthan convidou os elementos do grupo para que o acompanharem até à referida sala de reuniões. Foi lá que Filipp lhe explicou a história dos medalhões.</text:p>
      <text:p text:style-name="P7"/>
      <text:p text:style-name="P7">Gorthan parecia tudo menos convencido com a bizarra história que ouvia. </text:p>
      <text:p text:style-name="P7">- Essa história dos medalhões é realmente incrível. Contudo... Creio que não passa de um bonito <text:soft-page-break/>conto de fadas. Não acredito nisso... - Meteu a mão por debaixo da blusa e retirou de lá um cordão que prendia um pequeno artefacto na ponta. - Há anos que envergo este medalhão e não adquiri poder algum... - Sorriu. - Sei que se fala que Kondar terá obtido os poderes que lhe permitem controlar os seus homens através de um amuleto qualquer mas... quanto a mim... é outra coisa qualquer... Se calhar fez um pacto qualquer com as trevas. - Voltou a esboçar um pequeno sorriso, mas desta vez foi daqueles bem amarelos e forçados. Houve lugar a uma pausa constrangedora. Ninguém sabia muito bem se havia de rir ou reagir de outra forma.</text:p>
      <text:p text:style-name="P7">- E tu, meu rapaz?... Descobriste algo sobre o teu medalhão? - Perguntou Gorthan, dirigindo-se a Joshua. Foi nessa altura que o rapaz contou a todos aquilo que ele e a irmã tinham testemunhado. À excepção de Filipp, todos ficaram igualmente surpresos e incrédulos. Ele era um verdadeiro crente e aquela revelação só servia para colmatar a pequeníssima percentagem de dúvida que se impusera a si próprio apenas por mera precaução.</text:p>
      <text:p text:style-name="P7"/>
      <text:p text:style-name="P7">Instantes depois dos jovens terem terminado o curioso relato, eis que se ouve alguém bater à porta do gabinete. Era o tal funcionário que ficara de arranjar a lista dos possíveis suspeitos. </text:p>
      <text:p text:style-name="P7">- Dá-me licença, senhor governador? - Disse ele mal pôs a cabeça do lado de dentro. - Já temos uma lista com as pessoas que tiveram acesso à sala de comunicações nos últimos três dias. Talvez haja mesmo algo errado... mas... também pode não ser nada...</text:p>
      <text:p text:style-name="P7">- E então? Desembucha homem! - Insistiu Gorthan, com alguma impaciência.</text:p>
      <text:p text:style-name="P7">- Bem... No total cinco funcionários tiveram acesso à sala. Já conseguimos contactá-los a todos para interrogatório... A todos menos a um. Um tal de Joel Carter. Parece que começou a trabalhar connosco como segundo oficial de comunicações há apenas duas semanas e... hoje de manhã já não compareceu no seu turno. Ninguém sabe onde está. - Gorthan começava a irritar-se um pouco.</text:p>
      <text:p text:style-name="P7">- Raios! Era só o que me faltava... - Quanto a Filipp, esse já tinha poucas dúvidas.</text:p>
      <text:p text:style-name="P7">- Parece-me bastante suspeito.... Talvez tenhamos encontrado a brecha no vosso sistema. <text:soft-page-break/>Provavelmente alguém pago por Kondar - Referiu o capitão. Depois de ter assimilado e repetido várias vezes para si própria a pronunciação do nome do indivíduo, Nina achou por bem intervir:</text:p>
      <text:p text:style-name="P7">- Carter? Joel Carter? Esse nome não me é estranho, de onde será que... - Começou a puxar exaustivamente pelas memórias que habitavam os recantos da sua cabeça. - Já sei! - Exclamou, de dentes cerrados. - Joel Carter foi meu colega na recruta para o curso de oficial superior de comunicações... O seu verdadeiro nome é Joles Carter, mas assinava como Joel Carter... Era um sujeito estranho, bastante pacato e introvertido, nunca falava com ninguém a não ser que fosse obrigado a isso. No entanto... era muito bom naquilo que fazia. Era um dos melhores da turma.</text:p>
      <text:p text:style-name="P7">- Pois... Pelos vistos é mesmo bom nisto! - Ironizou Denis. - Eu gostava era de lhe pôr aos mãos em cima para um pequenino exame cá à minha maneira. - Acrescentou, batendo duas vezes com o punho direito na palma da mão esquerda. - Gorthan dirigiu-se de novo ao homenzinho que estava junto à porta.</text:p>
      <text:p text:style-name="P7">- Encontrem-me esse cobarde! - Berrou. - Metam homens atrás dele. Não poupem esforços... Entretanto... Chama-me o responsável pela segurança! Temos muito trabalho a fazer. - Aquele sorriso habitual que normalmente andava pelas cercanias do seu rosto desaparecera totalmente. Havia cedido o lugar a uma expressão muito mais frígida e séria. Chegara o Gorthan que ele próprio não gostava (e poucas vezes tivera) de mostrar.</text:p>
      <text:p text:style-name="P7"/>
      <text:p text:style-name="P7">Durante uns largos minutos houve apenas conversa de circunstância e troca de olhares cabisbaixos. O ponto final nesse período de tempo “quase morto” foi dado quando chegou o referido responsável pela segurança da cidade. Um conselheiro e amigo pessoal de Gorthan. Os sete reunidos passaram então cerca de três horas a discutir a melhor estratégia para fazer face ao exército de Kondar. Várias tácticas foram discutidas mas um único consenso parecia ser alvo de unanimidade, embora ninguém ousa-se revelá-lo. A simples aritmética dos números não jogava a favor de Laferten. Tal como as outras cidades coloniais, também os recursos militares de Laferten eram muito limitados. Nunca <text:soft-page-break/>houvera necessidade de ser de outra forma pois o seu modo de vida nunca sofrera perturbações de maior. Esta era uma situação que ninguém previra, nem mesmo num daqueles maus pesadelos que todos eles tinham de vez em quando. E pelo menos para Joshua, eles não eram tão poucos quanto isso. Sonhava frequentemente com o seu pai e até mesmo as memórias do terrível ataque à sua aldeia, apesar de ainda bastante frescas na sua mente, haviam já passado para o domínio dos sonhos. E verdade seja dita, já tinham ousado perturbá-lo durante um curto cochilo na viagem para Laferten. <text:s/></text:p>
      <text:p text:style-name="P7"/>
      <text:p text:style-name="P7">A discussão foi longa e cansativa. No final todos estavam visivelmente fatigados e com ar de quem precisava de descanso, mas o principal destaque ia para a tripulação da Fénix. Esses estavam completamente de rastos. Nem mesmo Fillip conseguia evitar um ou outro bocejo de quando em vez. O governador reparou nisso e convidou-os a todos a descansarem umas horas. </text:p>
      <text:p text:style-name="P7">- É melhor tentarem descansar agora um pouco... - Disse ele. - Nada mais podem fazer por nós agora... O facto de nos terem vindo alertar para esta situação já foi mais do que alguma vez poderemos agradecer... Vou pedir a alguém que vos leve aos vossos aposentos. - De facto o dia já ia bastante longo e o cansaço começava a apoderar-se sorrateiramente dos corpos e das mentes dos cinco viajantes. Convictos que nada mais poderiam fazer, resolveram acatar a sugestão e retiraram-se para os quartos que lhes haviam sido destinados, e onde dormiram durante várias horas.</text:p>
      <text:p text:style-name="P10"/>
      <text:p text:style-name="P7">- Acorda Joshua! Acorda! Estamos a ser atacados! O exército de Kondar está aqui! - Gritava Mariya, ainda em camisa de dormir. Esbracejava de forma histérica junto à cama do irmão. As paredes da habitação estremeceram violentamente mal ela acabou de proferir aquelas palavras. Ouviam-se barulhos de explosões e disparos de armamento pesado por tudo quanto era lado. Sentiam-se como se apanhados no meio de um autêntico inferno... Outra vez!</text:p>
      <text:p text:style-name="P7"/>
      <text:p text:style-name="P7">Os gritos longínquos de dor e desespero que ecoavam pela janela <text:span text:style-name="T10">semiaberta</text:span> <text:s/>do quarto eram <text:s/><text:soft-page-break/>absolutamente aterradores. Demasiado horripilantes para descrever com exactidão a quem não os conseguisse ouvir.</text:p>
      <text:p text:style-name="P7">- Mariya?.. Mariya!... Estás bem?... E os outros? - Joshua levantou-se de um salto, <text:s/>enfiou rapidamente as calças e procurou <text:span text:style-name="T10">energicamente</text:span> os sapatos por debaixo da cama. - Rápido, Mariya! Despacha-te! Temos de ir procurar os outros imediatamente.</text:p>
      <text:p text:style-name="P7"/>
      <text:p text:style-name="P7">Saíram de rompante, batendo com violência a porta do quarto atrás deles. No final do corredor depararam-se com Filipp. Empunhava uma arma com uma das mãos <text:s/>enquanto que com a outra tentava atabalhoadamente vestir o casaco de cabedal escuro. Logo atrás dele, e emergindo de uma porta contígua, sairiam Denis e Nina. também eles empunhavam as suas armas de fogo. Com os corpos meio arqueados, encostaram-se à parede e olharam na direcção de Mariya e Joshua. </text:p>
      <text:p text:style-name="P7">- Venham! Temos de sair daqui depressa... Estamos a ser atacados. - Gritou Denis, ao mesmo tempo de lhes fazia sinal para avançarem. Filipp meteu a mão ao bolso do casaco e tirou de lá uma pequena pistola de cor cinzenta. Dirigiu-se a Joshua.</text:p>
      <text:p text:style-name="P7">- Toma! Sabes usar isto?</text:p>
      <text:p text:style-name="P7">- Sei sim. - Respondeu o rapaz prontamente. - Filipp passou-lhe a arma para as mãos.</text:p>
      <text:p text:style-name="P7">- Agora tem cuidado... Precisamos sair daqui. <text:s/>Mantenham-se atrás de nós e sempre juntos à parede... Precisamos chegar à Fénix rapidamente. Não hesites em disparar se fores obrigado a isso... Mariya!... Não te afastes um milímetro do teu irmão. - Avisou Filipp.</text:p>
      <text:p text:style-name="P7"/>
      <text:p text:style-name="P7">Uma vez chegados ao fundo do fundo do corredor que dava para as escadarias que conduziam ao rés-do-chão, resolveram assomar-se de forma muito cautelosa para baixo. Depararam-se com uma violenta cena de luta e uma acérrima troca de tiros que tinham lugar junto à entrada principal do palácio. Um pequeno grupo de homens combatia ferozmente com quatro ou cinco corpulentos <text:span text:style-name="T1">Drombies</text:span>. Ainda no primeiro andar, do lado esquerdo de onde eles se encontravam, assistiram ao <text:soft-page-break/>emergir de um corredor anexo, de um homem determinado e de aspecto robusto vestido apenas com um roupão de cor vermelha. Surgiu de rompante empunhando uma respeitosa caçadeira nas mãos pouco treinadas para o conflito. Deu dois disparos para baixo na direcção da porta, recuando sempre um ou dois passos para trás com o impulso de cada tiro. Era o governador Gorthan. Filipp apercebeu-se que ele corria em perigo, e por isso gritou e gesticulou ferozmente na sua direcção. </text:p>
      <text:p text:style-name="P7">- Governador!... Afaste-se daí!... Dê a volta pelo fundo do corredor e venha para aqui. - O ruído e a confusão eram tais que mesmo ele sentiu dificuldade em ouvir a sua própria voz. Gorthan também não deu notícia de nada e acabou por se inclinar sobre o corrimão para poder disparar mais uma vez. No preciso momento em que fazia pontaria ao inimigo, um descuido fez com que ele fosse atingido com um tiro certeiro na cabeça, mesmo em cheio numa das faces. Metade do seu rosto voou instantaneamente pelo ar, indo-se colar à parede esbranquiçada que havia logo por detrás de si. Vergado ao peso da caçadeira e às leis da gravidade, o seu corpo inanimado tombou para a frente, galgando a pequena protecção de madeira e estatelando-se uns metros mais abaixo. Mariya soltou um grito de horror. A primeira reacção de Joshua foi envolvê-la nos seus braços para a reconfortar, mas logo se viu forçado a largá-la para se abrigarem. Denis, Nina e Filipp disparavam alternadamente para o meio da confusão, sem grande espaço ou tempo para selecção de alvos. Nina atingiu mortalmente um soldado que conseguira subir até metade da escadaria. Lá em baixo já se começava a lutar corpo a corpo, homem a homem (ou homem a qualquer coisa parecida). Algo que se ia tornando vulgar à medida que mais soldados inimigos entravam no edifício, e ao mesmo tempo que mais guardas do palácio chegavam em auxílio dos colegas. O luzidio chão de mármore começava já a ficar salpicado de corpos ensanguentados e destroçados. </text:p>
      <text:p text:style-name="P12"/>
      <text:p text:style-name="P7">- Por aqui não vamos conseguir sair... Temos de tentar outra saída. - Constatou Denis. - Há um elevador de serviço ali atrás que dá para a cave... Foi por ali que desceram os guardas que nos acompanharam há pouco. - Lembrou a sargento.</text:p>
      <text:p text:style-name="P7"><text:soft-page-break/>- Então vamos! - Ordenou o capitão. Muito rapidamente, todo o grupo recuou, <text:s/>acatando sem contestações a palavra dele. Denis era quem seguia na retaguarda do quinteto. Foi por pouco que não foi atingido quando uma bala perdida estilhaçou um pedaço de parede mesmo por cima do seu ombro direito. Um outro projéctil vagabundo tentou seguir a trajectória do primeiro mas acabou incrustado nas profundezas de um enorme tela a óleo, um local onde uma alegre e numerosa família desfrutava de uma calma e aprazível tarde de piquenique junto a um rio de águas cristalinas. A desordem do caos misturava-se com o serenidade aprazível, desenhando ela própria uma página no retrato da história. </text:p>
      <text:p text:style-name="P7"/>
      <text:p text:style-name="P7">- Entraram no elevador e desceram para o piso -1. Chegaram a uma espécie de arrecadação onde se podiam ver montes de prateleiras recheadas com caixotes de papelão cuidadosamente empilhados uns sobre os outros. Havia também alguns objectos partidos e espalhados pelo chão, talvez em parte isso se devesse ao impacto das violentas explosões que momentos atrás haviam estremecido o edifício. Do lado esquerdo da porta do elevador havia um corredor mal iluminado em cuja entrada se podia ler num letreiro de néon, apenas meio dependurado e já em curto-circuito, a indicação daquilo que parecia ser uma saída de emergência. Do lado direito existia uma escadaria que levava provavelmente ao andar de cima. Em frente havia um pequenino balcão de atendimento ou recepção. Fora claramente abandonado à sua sorte. <text:s/>A porta que lhe dava acesso estava totalmente aberta e não se via vivalma do lado de dentro. Nem vivos nem corpos mortos. Os papeis espalhados por cima da bancada e pelo chão, e a cadeira tombada junto à parede, testemunhavam a saída extemporânea do ou dos funcionários de serviço. Alguém tinha saído dali à pressa e isso não era nada de estranhar dado o cenário que se vivia por ali agora, o qual mais parecia um excerto retirado de um filme do género; “salve-se quem puder”. </text:p>
      <text:p text:style-name="P12"/>
      <text:p text:style-name="P7">Ouviu-se um burburinho enorme ao cimo das escadas que de imediato os colocou em alerta <text:soft-page-break/>máximo. Instintivamente, detiveram-se à escuta como se estivessem a jogar uma versão distorcida do famoso jogo da estátua. Naquele preciso momento soou uma troca de quatro ou cinco tiros que claramente provieram de várias armas distintas disparadas em simultâneo. Ouviu-se qualquer coisa a cair. Quase instantaneamente, surge o corpo de um guarda do palácio a rebolar pelos degraus abaixo até se imobilizar dependurado apenas no último lanço. Em seguida ouviram-se alguns passos pesados e apressados a descer os mesmos patamares. Não se augurava nada de bom a emergir da escadaria.</text:p>
      <text:p text:style-name="P7">- Rápido! Por aqui... Sigam-me! - Gritou Filipp, correndo rapidamente na direcção do corredor. O restante quarteto apressou-se a segui-lo. Mal haviam contornado a esquina da saída, entraram na arrecadação de onde eles acabavam de sair quatro soldados <text:span text:style-name="T1">Drombies</text:span>, e ainda a tempo de vislumbrarem a fuga. Soldados esses que encetaram depois uma feroz perseguição atrás do grupo, disparando de forma indiscriminada na direcção dos seus componentes.</text:p>
      <text:p text:style-name="P12"/>
      <text:p text:style-name="P7">O corredor tinha cerca de cinquenta metros de comprimento mas parecia ter dez vezes mais que isso pois não era todo em linha recta, havendo três ou quatro mudanças de direcção pelo caminho. Era bastante sombrio e no seu interior circulava um ar abastado de um certo cheiro a mofo. Apenas aqui e ali umas quantas luzes de emergência estrategicamente colocadas junto das intersecções recortavam a penumbra. Filipp e Denis vinham na frente, seguidos de muito perto pelos dois jovens irmãos. A fechar a retaguarda seguia a sargento Nina, que tentava ripostar ao fogo alheio disparando à queima-roupa sobre o ombro. </text:p>
      <text:p text:style-name="P7"/>
      <text:p text:style-name="P7">De repente, no meio de toda aquela correria, um esgar de dor ecoou pelas paredes gélidas <text:s/>esvaziando-se nos confins do labirinto. Nina havia tombado por terra. Estava agarrada a uma perna, a qual tinha parcialmente desfeita do joelho para baixo. </text:p>
      <text:p text:style-name="P7">- Sigam! Não parem! - Bradou ela, sem hesitação. - Eu aguento-os aqui atrás!</text:p>
      <text:p text:style-name="P7"><text:soft-page-break/>- Não Nina! Não sejas louca... Tu vens connosco! - Gritou Denis, que de imediato voltou para trás em auxilio da heróica sargento. Levantou-a pegando-lhe nos braços e colocando-os por cima do seu ombro esquerdo e em volta do seu próprio pescoço. Tentou arrastá-la dali o mais rapidamente possível mas depressa ambos se aperceberam que dificilmente escapariam a tempo se insistissem naquela solução. </text:p>
      <text:p text:style-name="P7"/>
      <text:p text:style-name="P7">- Vão!... Nós não os deixaremos passar, capitão. - Gritou Denis na direcção de Filipp. Apesar da distância, os dois homens conseguiram olhara-se bem no fundo olhos por um breve instante, e isto sem trocarem uma única palavra sequer. Não era necessário. Filipp olhou para Nina e depois novamente para Denis. Este último fez-lhe um pequeno aceno com a cabeça. Haviam passado por muitas situações complicadas juntos e sempre se haviam safado bem mas desta vez ambos sabiam que não iria ser assim. Filipp meteu a mão por detrás das costas e por debaixo do casaco. Da cintura das calças desprendeu uma arma que atirou para perto de Denis. Filipp parecia albergar uma loja de armamento clandestina por debaixo das roupas.</text:p>
      <text:p text:style-name="P12"/>
      <text:p text:style-name="P7">Filipp puxou Joshua pelo braço, que por sua vez segurava <text:span text:style-name="T10">tenazmente</text:span> a mão de Mariya. Na face visivelmente aterrorizada da jovem rapariga escorriam lágrimas de tristeza e desespero. A custo voltaram as costas aos dois colegas que iniciavam agora um violento tiroteio contra um grupo de homens que já se encontrava bastante próximo. Os restantes três continuaram a fugir em direcção à saída. Agora era sempre em linha recta até ao final da penumbra. À medida que se aproximavam do término da estreita passagem, a luz clara do dia surgia-lhes na frente como uma bênção divina. Lá atrás, o lampejar provocado pela troca de tiros deixava transparecer uma dança de sombras e de violência. </text:p>
      <text:p text:style-name="P7"/>
      <text:p text:style-name="P7">Exactamente antes de se esgueirarem para o exterior, Joshua lançou um olhar de relance para trás. <text:soft-page-break/>Infelizmente para ele, fê-lo ainda a tempo de presenciar por breves instantes uma cena de horror em que Nina e Denis eram os protagonistas principais. Encostados à parede e junto ao chão, os dois eram trespassados à queima-roupa por uns vultos sombrios que empunhavam uma espécie de lanças ou um outro qualquer objecto igualmente pontiagudo. - “Minha nossa!... Espero que já estivessem mortos...” - Foi este o único pensamento que ocupou a mente do rapaz naquele preciso momento. De forma instintiva, soltou um berro de raiva e disparou vários tiros na dita direcção, descarregando assim a sua fúria e a sua revolta sobre um amontoado de sombras e figuras mal definidas no breu. Saíram para um pequeno jardim situado nas traseiras do palácio.</text:p>
      <text:p text:style-name="P7"/>
      <text:p text:style-name="P7">- Ajudem-me aqui! - Vociferou Filipp, enquanto tentava empurrar uma coluna de mármore com uma estátua enorme empoleirada no cimo, para dessa forma conseguir com ela bloquear a entrada do caminho. Prestáveis, o dois manos ajudaram de imediato. Filipp colocou também um pequeno dispositivo redondo com um mostrador digital por debaixo da ombreira da entrada. Até os mais jovens depressa perceberam de que se tratava aquele objecto. Rapidamente, correram de cabeças baixas para detrás de uma pequena fonte afim de encontrarem alguma protecção. A aguardada explosão ocorreu pouco tempo depois. A estrutura começou a colapsar e a entrada do túnel ficou totalmente obstruída por uma pilha de entulho e uma densa nuvem de pó branco e cinzento.</text:p>
      <text:p text:style-name="P12"/>
      <text:p text:style-name="P7">Sairiam do recinto e correram o mais que puderam durante largos minutos. <text:s/>Avançavam encostados às paredes das casas e aproveitavam inclusive a protecção das árvores para se refugiarem das balas errantes. Por todo o lado havia pequenos focos de batalha. O cenário era quase fantasmagórico. O barulho das explosões dos edifícios e das viaturas era ensurdecedor, assim como o próprio som ininterrupto dos disparos de artilharia, tanto ligeira como pesada. Havia muita coisa a arder. Havia inclusive animais e pessoas em chamas. Aqui e ali, incomodativos gritos de dor insuportável rompiam a atmosfera. Brados de aflição capazes de gelar até o espírito do mais forte. Junto à <text:soft-page-break/>escadaria do palácio, chegavam agora duas enormes máquinas de combate que pareciam flutuar alguns metros acima do nível do chão. Dois <text:span text:style-name="T1">Sluthzer</text:span> que imediatamente abriram fogo sobre a indefesa fachada do prédio. <text:s/></text:p>
      <text:p text:style-name="P12"/>
      <text:p text:style-name="P7">Os três sobreviventes passavam agora junto ao edifício da biblioteca. O marco junto à sua entrada tinha sido arrancado e a enorme cúpula avermelhada tinha um buraco enorme numa das pontas, o resultante da entrada violenta de um projéctil de idênticas proporções. Dobraram a esquina daquilo que restava do mercado fechado da cidade e já tinham mesmo a fénix à vista quando, de repente e sem qualquer motivo aparente, Filipp cai inanimado de bruços, mesmo à frente dos dois manos. Joshua e Mariya ajoelharam-se imediatamente junto ao corpo. Joshua pegou na cabeça do capitão e virou-a ligeiramente para o lado. Tinha um estilhaço de metal irregular com cerca de seis a sete centímetros visíveis, cravado mesmo no centro da sua testa, e de onde sem perder tempo jorrava já um fio continuo de sangue. Sem dúvida nenhuma, Filipp estava morto. Desesperados e sem saberem o que fazer, a única coisa que lhes passou pela cabeça foi continuar a correr na direcção da Fénix. Mas foi Joshua quem primeiro respondeu aos apelos racionais do cérebro. Mariya parecia bloqueada e era como se estivesse pregada ao chão com o auxílio de <text:span text:style-name="T10">estacas</text:span> invisíveis. Ainda estava em estado de choque. Joshua teve mesmo de puxá-la com alguma força para que esta se levantasse e pudessem prosseguir a marcha. Quando finalmente chegaram à rampa que dava acesso ao interior da Fénix, Mariya tropeça na própria camisa de dormir, aterrando de joelhos no duro estrado metálico. Não teve sequer tempo para se equilibrar correctamente, sendo literalmente arrastada para dentro da nave pelo irmão, como se de um vulgar saco de areia ou batatas se tratasse. Mal entraram, uma sensação gélida percorreu as os caminhos das veias de ambos. Mariya perde momentaneamente os sentidos e as suas pernas desfalecem sobre o peso do próprio corpo. O coração de Joshua quase que parou perante o cenário com que se depararam.</text:p>
      <text:p text:style-name="P7"/>
      <text:p text:style-name="P7"><text:soft-page-break/>À sua frente estava uma criatura corpulenta, de fisionomia aproximadamente humana e com cerca de dois metros de altura. Tinha o rosto parcialmente desfeito sem carne suficiente de um dos lados para lhe cobrir totalmente a própria estrutura óssea. Envergava um casaco comprido de cor preta rasgado nas pontas e em baixo. Perto dos ombros tinha umas insígnias que aparentavam ser de origem militar e dependurado do peito, preso a uma fina e entrelaçada malha metálica, baloiçava-lhe um pequeno amuleto em tudo semelhante ao medalhão de Joshua. Numa das suas enormes e feias mãos empunhava um sabre. Na outra, exibia suspensa pelos cabelos a cabeça decepada do pai de Joshua e Mariya. A expressão que ficara gravada no rosto do progenitor dos miúdos era de um terror indescritível. Um grito abafado de dor de alguém que fitara a face da morte. Por momentos pareceu-lhe até que os olhos dele tomaram vida, <text:s/>rolando dentro das suas órbitas até se virarem para si, fitando-o por um breve segundo. - “General Kondar!” - Pensou o jovem. - Mariya, que entretanto recobrara a consciência, estava completamente petrificada e nem conseguia sequer articular um pensamento.</text:p>
      <text:p text:style-name="P7"/>
      <text:p text:style-name="P7">Soltando uma enorme gargalhada que acompanhou com um movimento rápido e sem qualquer hesitação, <text:s/>o monstro à sua frente trespassa mortalmente a pobre rapariga, perfurando-a com o reluzente sabre alguns centímetros acima da cintura. </text:p>
      <text:p text:style-name="P7">- Nããããããooo! - Gritou Joshua, completamente aterrorizado. - Mariya! Nããããooo! - Tentou em desespero atingir Kondar, efectuando <text:s/>vários disparos na direcção deste. Tiros que aparentemente não surtiam qualquer efeito. - Nããããããooooooooo! - Gritou uma vez mais. Desta vez não fora apenas um grito de ódio de raiva, mas muito mais que isso. Era sobretudo um grito de dor física, pois tal como Mariya, também ele acabara de ser vítima do aguçado metal.</text:p>
      <text:p text:style-name="P12"/>
      <text:p text:style-name="P7">- Acorda, Joshua! Acorda! - Exclamava Mariya enquanto abanava bruscamente o seu irmão. - Acorda, Joshua! <text:s/>Estavas a ter um pesadelo... Apenas isso. - Joshua transpirava abundantemente da <text:soft-page-break/>testa e da face. Ela afagou-lhe suavemente o cabelo e ele retribuiu o afecto <text:s/>abraçando-a ao mesmo tempo. </text:p>
      <text:p text:style-name="P7">- Foi um sonho horrível, Mariya... Horrível! - Desabafou o jovem. - Ela acalmou-o e ele apertou ainda mais os seus braços em volta dela.</text:p>
      <text:p text:style-name="P7">- Estavam todos mortos... Eu... - O seu continuo menear de cabeça dava a entender que não queria falar mais no assunto. Tampouco Mariya insistiu.</text:p>
      <text:p text:style-name="P7"/>
      <text:p text:style-name="P7">A noite tinha já cedido o seu lugar a uma luz do dia que entrava agora radiante pela janela do quarto. Eram quase dez horas da manhã e lá fora o tempo parecia estar agradável. A temperatura era amena e quanto a nuvens, nem vê-las. Já mais calmos, vestiram as roupas e resolveram sair do quarto para se encontrarem com os amigos. </text:p>
      <text:p text:style-name="P7">- Alguma comida no estômago também já vinha a calhar. - Desabafou o rapaz depois de ouvir as queixas do próprio orgão em questão. Mariya sorriu.</text:p>
      <text:p text:style-name="P7"/>
      <text:p text:style-name="P7">Enquanto isto, Nina e Denis disfrutavam os dois de uma amena cavaqueira, sentados num pequeno banco que existia perto da escadaria principal, precisamente aquela que dava acesso aos pisos superiores do edifício. Um pouco mais afastado, mais ou menos entre a porta da rua e a escadaria, <text:s/>um pequeno grupo de homens ultimava os últimos preparativos em matéria de defesa. A figura do governador destacava-se claramente pela sua fisionomia. Todo aquele grupo deixava transparecer um ar bem menos descontraído do que o dos dois colegas.</text:p>
      <text:p text:style-name="P7"/>
      <text:p text:style-name="P7">Notava-se um <text:span text:style-name="T10">corropio</text:span> constante de pessoas a entrarem e a saírem do palácio. O número de guardas nas imediações tinha aumentando significativamente em relação ao dia anterior. De uma pequena porta ao fundo, do lado esquerdo para quem acabava de entrar no palácio, entravam e saíam com intervalos de poucos minutos, funcionários carregados com caixas que, e isto a julgar pelos <text:soft-page-break/>respectivos rótulos nas laterais das mesmas, <text:s/>denunciavam conter material do tipo inflamável e/ou explosivo. </text:p>
      <text:p text:style-name="P7"/>
      <text:p text:style-name="P7">Já saciados, Joshua e Mariya deambulavam distraidamente pelo jardim das traseiras do palácio. Era um jardim pequeno mas muito bem cuidado. Havia um pequeno lago mesmo ao centro, sobre a margem do qual se dependuravam os ramos de uma enorme árvore, semelhante a um salgueiro. Em todo o jardim havia apenas mais duas árvores, <text:s/>rigorosamente dispostas em dois cantos. Eram bastante altas e esguias, lembrando uma espécie de cipreste em forma de cone. Não se pareciam com qualquer outra árvore que conhecessem, principalmente devido à coloração disforme das folhas. Estranha pigmentação aquela em que umas folhas eram amareladas, outras meio avermelhadas, havendo até algumas poucas de cor verde escura. Os caminhos do jardim eram ladeados por pequenas carreiras de arbustos com cerca de vinte e poucos centímetros de altura. Aqui e ali, sobressaiam do solo alguns canteiros <text:s/>decorados com flores das mais variadas formas e tonalidades. Por detrás de um arbusto um pouco mais alto, ouvia-se o som de água a correr. Joshua e Mariya aproximaram-se com natural curiosidade para verem mais de perto.</text:p>
      <text:p text:style-name="P7"/>
      <text:p text:style-name="P7">Ao chegar junto da planta Joshua pára subitamente. Quedou-se completamente imóvel a olhar estupefacto para a pequena fonte de mármore que tinha ao alcance da vista. Fê-lo de forma tão estranha que Mariya não pôde deixar de reparar na sua expressão.</text:p>
      <text:p text:style-name="P7">- O que foi Joshua? Parece que viste um fantasma. - Observou a mana. </text:p>
      <text:p text:style-name="P7">- “Não pode ser! Como é que é possível?... É exactamente igual” - Perguntou o jovem a si mesmo, no interior da sua cabeça. Prisioneiro de um estado de perplexidade, só algum tempo depois da reflexão interna sobre o inquietante “déjà vu”, logrou ouvir as palavras dela.</text:p>
      <text:p text:style-name="P7">- Han?.. Fantasma o quê? Não! Não é nada... Lembrei-me agora de uma coisa, mas não é nada de importante... Esquece. - Ela aceitou-lhe a resposta fugidia, todavia <text:s/>ele conseguiu notar que não a <text:soft-page-break/>teria deixado inteiramente convencida.</text:p>
      <text:p text:style-name="P7">- Bem... E que tal se fôssemos ver dos outros? Daqui a pouco andam já à nossa procura. - Sugeriu por fim, Joshua.</text:p>
      <text:p text:style-name="P12"/>
      <text:p text:style-name="P7">Algum tempo depois entravam de novo para a sala principal onde o movimento era um pouco mais reduzido que da última passagem por alí. Denis e Nina conferenciavam com Gorthan e com mais três outros indivíduos, todos sentados em redor de uma pequena mesa de madeira preta e tampo de vidro. Filipp não se encontrava por perto. Pelo menos nenhum deles o vislumbrava nas cercanias. Aproximaram-se do grupo e logo Gorthan os convidou para se juntarem à discussão. <text:s/>Ultimavam-se os últimos pormenores. Cedo ficou claro que a tripulação da Fénix teria um papel importante na estratégia de defesa da cidade. </text:p>
      <text:p text:style-name="P7">- Onde está o capitão? - Perguntou Mariya a certa altura.</text:p>
      <text:p text:style-name="P7">- Foi buscar a Fénix. - Respondeu-lhe Nina. - Parece que existe um velho hangar nas traseiras do palácio... Mas cá para mim... também devia estar com a consciência algo pesada, por ter deixado a sua “mulher” lá sozinha durante a noite. - Ao proferir a frase esboçou um sorriso que contagiou a rapariga. Uma amostra da cumplicidade feminina em todo o seu esplendor, e isto apesar da considerável diferença de idades entre ambas.</text:p>
      <text:p text:style-name="P7">- Tentaremos fazer o nosso melhor para ajudar a impedir que o exército entre na cidade... - Explicava Denis. - ... A Fénix também tem algum poder de fogo, não muito, é verdade... Mas poderá vir a ser útil. - Acrescentou. Gorthan agradeceu o empenho. Parecia até bastante confiante para uma situação como aquela, embora não conseguisse disfarçar minimamente um certo nervosismo miudinho, a julgar pela forma como por vezes tropeçava nas palavras.</text:p>
      <text:p text:style-name="P7"/>
      <text:p text:style-name="P7">Entretanto, do lado de fora do prédio, aí a cerca de uns trinta metros de distância para ser mais preciso, Filipp fazia as últimas manobras para atracar a nave no pequeno hangar esquecido na parte <text:soft-page-break/>traseira do edifício, junto aos muros do tal jardim que Joshua e Mariya haviam visitado. Há mais de dez anos que aquele local não era utilizado com o fim para o qual fora construído. Outrora servira como posto de descarga de comboios aéreos que transportavam mantimentos provenientes de pequenas explorações agrícolas da planície de Vacum, situada perto do vale de Tarein. Faziam entregas duas vezes por mês numa altura em que Laferten atravessara graves problemas com as colheitas, durante um período de três consecutivos e largos anos. </text:p>
      <text:p text:style-name="P7"/>
      <text:p text:style-name="P7">No primeiro ano a causa do problema fora um período de seca prolongado no qual a chuva deixara de cair durante mais de sete meses seguidos. No outro fora uma infestação de uns estranhos e até então desconhecidos insectos devoradores de plantas. E no terceiro foram umas anormais oscilações de temperatura durante o período da noite no verão, e sobre as quais ninguém conseguiu<text:span text:style-name="T10"> articular</text:span> uma explicação convincente. Esta série de eventos anómalos levou à construção de hangares que facilitavam a descarga e o posterior acondicionamento e distribuição dos mantimentos provenientes de outras paragens menos desafortunadas. Havia mais três postos do género espalhados noutros pontos da cidade, existindo portanto quatro no total. </text:p>
      <text:p text:style-name="P12"/>
      <text:p text:style-name="P7">O local de aterragem era coberto, sendo que a entrada era feita apenas por um dos lados. Por esse facto não era perceptível a função da estrutura quando vista do alto dos céus. Olhado de cima era um barracão igual a tantos outros, um armazém qualquer. Era mais do que evidente a falta de utilização e o abandono a que o espaço fora submetido. Algumas caixas amontoadas, uns quantos pedaços de madeira, e outros tantos pedaços de metal e de plásticos espalhados pela pista, entre demais porcarias, dificultavam a já de si difícil tarefa de Filipp. </text:p>
      <text:p text:style-name="P7">- “Já pousei esta pequena em sítios bem piores que isto... É canja!” - Pensava para consigo <text:s/>enquanto finalizava a manobra. O objectivo era a auto-motivação mas as únicas coisas que o impediam de fazer <text:span text:style-name="T10">figas</text:span> com os dedos eram os comandos do aparelho que deles necessitavam. Não <text:soft-page-break/>obstante a desconfiança inicial tudo acabou por correr bem, e minutos depois já o grupo estava novamente todo reunido. Por entre conversas, umas mais e outras menos descontraídas e sérias, o resto da manhã desvaneceu-se bem depressa.</text:p>
      <text:p text:style-name="P7"/>
      <text:p text:style-name="P7">Estávamos já perto da nobre hora do almoço quando subitamente se ouve um pequeno burburinho lá fora. A conversa é então abruptamente interrompida. Gorthan é o primeiro a esboçar uma reacção levantando-se quase de imediato do seu lugar, visivelmente perturbado e intrigado com o alarido que se aproximava a bom passo. Foi nesse preciso momento que dois seguranças entraram no palácio escoltando um homem com eles. </text:p>
      <text:p text:style-name="P7"/>
      <text:p text:style-name="P7">À primeira vista e julgando tão somente pelo seu aspecto pouco cuidado, parecia ser alguém de poucas posses, alguém com um estilo de vida difícil, um camponês<text:span text:style-name="T10"> pobretanas</text:span> ou talvez mesmo um <text:span text:style-name="T10">sem abrigo</text:span>. <text:s/>O seu rosto enrugado e de pele muito escura denotava já algum avanço no relógio da idade, de igual modo que o fazia a esbranquiçada barba que lhe cobria a parte inferior da face. Trazia vestido um casaco comprido de algodão cinzento que lhe dava até à altura dos joelhos. Nos pés calçava umas botas esverdeadas, aparentemente de borracha, e que lhe subiam pela canela acima até onde terminava o dito sobretudo. Usava também umas luvas pretas, daquelas com a ponta dos dedos cortadas para maior habilidade e capacidade de preensão. </text:p>
      <text:p text:style-name="P7">- Governador Gorthan!... Este homem tentava entrar no palácio sem passar pela segurança. Diz que tem algo muito importante para lhe transmitir pessoalmente... Já vimos que não está armado. - Anunciou um dos guardas. - O pobre homem contorcia-se e gesticulava de forma impotente e algo ridícula até. Tentava desesperadamente libertar-se das mãos que o seguravam com firmeza, ao mesmo tempo que praguejava qualquer coisa baixinho. Gorthan mandou libertá-lo.</text:p>
      <text:p text:style-name="P7">- Podem deixá-lo! - Ordenou. - Fala comigo então meu caro amigo. Quem és tu?... Que notícia é essa tão importante que tens para nós? - O homenzinho, mal se viu livre dos seus acompanhantes <text:soft-page-break/>forçados, esboçou um pequeno gesto de desafio para um deles. Situação algo caricata e que provocou inclusive sorrisos marotos por parte de alguns dos presentes.</text:p>
      <text:p text:style-name="P7">- Perdoe-me senhor governador... de entrar assim. Mas é urgente que fale consigo. Vi qualquer coisa lá em baixo no vale... - Começou por dizer. - ... Chamo-me Lambert, senhor... Sou agricultor e vivo sozinho numa pequena quinta nos arredores da cidade... Lá em baixo no vale... perto do aterro sanitário... junto à orla da floresta de Laferten. - Com o braço, apontava na direcção que indicava ao mesmo tempo que ia falando. Além disso, ofegava sempre um pouco entre cada frase. O cansaço era deveras notório. - Vi qualquer coisa ao fundo do vale... Um batalhão enorme de homens e máquinas.... Estavam ainda algo longe e não vi bem, mas parece-me que vêm passando por cima de tudo, destruindo as plantações e as cercas e ... - Tomou uma sonora lufada de ar para restabelecer o fôlego. - ... Como não sabia o que fazer resolvi vir imediatamente avisar as autoridades. - Gorthan agradeceu-lhe em nome próprio e em nome da cidade e depois de fazer um breve raciocínio disse:</text:p>
      <text:p text:style-name="P7">- Do aterro sanitário até aqui são cerca de três quilómetros... Isso quer dizer que estarão às portas da cidade num instante... Guardas!... Façam soar o alarme. Quero toda a gente que não for militar fora das ruas em menos de meia hora. - Ordenou. Não muito tempo depois da sua demanda começava-se a ouvir o sinal do recolher obrigatório por toda a cidade. Um zumbido de que ninguém gostava particularmente. Junto da população aquele ruído era sempre sinal de mau presságio pelos constrangimentos que acarretava atrás de si. E desta vez ainda mais porque não se tratava de nenhuma situação rotineira de simulacro. Era uma ocorrência bem real para a qual nada nem ninguém estava preparado, só que eles ainda não o sabiam...</text:p>
      <text:p text:style-name="P7"/>
      <text:p text:style-name="P7"/>
      <text:p text:style-name="P8"/>
      <text:p text:style-name="P24">VII – A Fuga</text:p>
      <text:p text:style-name="P11"/>
      <text:p text:style-name="P7">Laferten situava-se num pequeno <text:span text:style-name="T10">planalto </text:span>de elevação muito reduzida, cujo cume era mais ou menos nivelado. A parte sul, ligeiramente mais abrupta que as restantes, era sobranceira à luxuriante floresta com o mesmo nome. Mesmo não sendo uma planície, não era de todo um lugar de difícil acesso.</text:p>
      <text:p text:style-name="P7"/>
      <text:p text:style-name="P7">Nos limites da cidade havia agora, aqui e ali, pequenos postos militares improvisados onde se podiam encontrar algumas dezenas de homens armados, quase todos cautelosamente entrincheirados por detrás de pequenas barricadas feitas com sacos de areia e cimento. Além disso, havia também algumas peças de artilharia pesada e uns quantos veículos de combate colocados de forma estratégica junto aos principais edifícios da cidade. Nada de muito numeroso nem de muito avançado tecnologicamente, apenas tudo aquilo de que a cidade dispunha em termos bélicos.</text:p>
      <text:p text:style-name="P7"/>
      <text:p text:style-name="P7">O alarme tocou durante mais de quarenta minutos sem interrupção. Quando finalmente a sirene se calou, um silêncio ensurdecedor tomou conta da cidade por outros trinta ou quarenta minutos. A tensão e a ansiedade reinantes eram quase palpáveis no ar. O receio do desconhecido era indisfarçável e inquietantemente claustrofóbico. Esta sensação nervosa, já de si desconfortável, evoluiu de forma brusca para depressa se transformar num aperto de terror sentido em volta do peito daqueles que <text:s/>presenciaram tamanha visão. No céu virado a sul, uma imensa nuvem de aves das mais variadas espécies tapou por momentos a luz do sol que entretanto começara a baixar no horizonte, como se tentasse esconder-se do futuro que se avizinhava. Os grunhidos de aflição dos pássaros em fuga ecoaram pelo vale não deixando nada nem ninguém indiferente. O som que entrava pelos ouvidos provocava uma ligeira sensação de ardor no cérebro. Um ardor que ia muito para além do nível físico, elevando-se até ao grau do desconforto psicológico. Quase de seguida, <text:soft-page-break/>algumas das árvores de maior porte começaram a tombar umas atrás das outras, como se alguém tivesse resolvido começar um jogo de dominó de proporções dantescas no tabuleiro da floresta. O barulho perturbador de máquinas e de homens em movimento constante era agora perfeitamente distinguível, sobrepondo-se a todos os outros sentidos.</text:p>
      <text:p text:style-name="P7"/>
      <text:p text:style-name="P7">No preciso momento em que os primeiros veículos cruzam a linha de fronteira da floresta, a ordem de fogo é dada pelo comandante da artilharia local. O exército <text:span text:style-name="T1">Drombie</text:span> retalia de imediato com uma intensidade e uma brutalidade francamente superiores. Começara a derradeira e anunciada batalha por Laferten.</text:p>
      <text:p text:style-name="P7"/>
      <text:p text:style-name="P7">- Minha nossa!... Começou! - Desesperou Mariya, deitando instintivamente as mãos à cabeça. O irmão tentava tranquilizá-la dizendo-lhe que ali dentro do palácio estavam a salvo, como se ele ou alguém acreditasse nisso.</text:p>
      <text:p text:style-name="P7">- Denis! - Disse Filipp, virando-se para o seu habitual co-piloto. - Está na altura de darmos uma ajuda como deve ser. Precisamos da Fénix, agora... Nina!... Ficas com eles... Não faz sentido que nos arrisquemos todos e é fundamental que alguém zele pela segurança deles... - Fez uma pequena pausa e depois continuou: - ... E não conheço ninguém melhor que tu para o fazer... Toma conta do governador também. Nós voltamos... Prometo. - Nina acatou a ordem sem questionar uma vírgula sequer, o que era raro. Joshua, por seu lado, estava com outras ideias em mente.</text:p>
      <text:p text:style-name="P7">- Eu também quero ir também com vocês... Quero lutar! Não sou mais um miúdo! Sou um homem!... Por isso parem de me tratar como tal. - Exclamou, visivelmente frustrado, de tal forma que a testa se lhe enrugou toda. Não se pode dizer que a sua reacção tenha surpreendido o capitão mas este não tinha mais remédio senão desmobilizá-lo.</text:p>
      <text:p text:style-name="P7">- Claro que és Joshua!... Eu sei como te sentes e sei que queres vingar aquilo que te fizeram.... Não tenho dúvidas que sejas corajoso e de que serás também um grande guerreiro... Nós precisamos de <text:soft-page-break/>ti Joshua, mas acho que ainda não chegou a tua altura. <text:s/>Confia em mim... Não tenhas pressa em ir para a guerra pois ela virá inevitavelmente ter contigo. - Mariya puxou pela mão do irmão. Com o auxilio de um olhar de cordeiro mal morto que tão bem sabia imitar, pediu-lhe de forma afável que acatasse a decisão de Filipp e se deixasse ficar junto a ela. Ou as sábias palavras do capitão ou o pedido dela, algo terá surtido um efeito persuasivo na cabeça do rapaz pois Joshua acabou por acatar. Sem nada dizer, acenou ligeiramente com a cabeça em jeito de concordância.</text:p>
      <text:p text:style-name="P12"/>
      <text:p text:style-name="P7">Filipp e Denis sairiam rapidamente em passo de corrida na direcção do hangar. <text:s/>Fora do edifício tinham uma percepção bem diferente da magnitude do conflito. A batalha era bem mais real e barulhenta no exterior. Tudo o que se ouvia também se via. Os <text:span text:style-name="T10">clarões</text:span> e as explosões dos disparos da artilharia e das armas ligeiras rasgavam a escuridão num perigoso fogo cruzado. Estranhamente reconfortante era o facto de por enquanto o tiroteio se circunscrever apenas à zona mais limítrofe da metrópole. </text:p>
      <text:p text:style-name="P7"/>
      <text:p text:style-name="P7">Ao aproximarem-se da entrada do hangar foram imediatamente interpolados por dois guardas que ali estavam de vigília. A iluminação estava propositadamente reduzida devido às circunstâncias do momento e era difícil enxergar a mais de quatro ou cinco metros de distância. </text:p>
      <text:p text:style-name="P7">- Alto! Quem vem lá? - Gritou um deles num tom autoritário e intimidativo.</text:p>
      <text:p text:style-name="P7">- Calma! Não disparem. Somos nós... capitão Filipp e o tenente Denis, da tripulação da Fénix. - Respondeu o capitão, levando as mãos acima da cabeça afim de evitar alguma precipitação estúpida por parte de alguém. Aproximaram-se os dois lentamente até que a luz dos dois focos dependurados perto do telhado incidiu sobre as suas silhuetas e confirmou as suas identidades perante os olhos atentos dos porteiros de ocasião. Deixaram-nos passar. A ideia dos dois homens era fazerem um pequeno voo a baixa altitude, de forma a melhor avaliarem a situação e quiçá conseguirem causar também alguns estragos significativos ao inimigo. “Causar uns belos estragos”, foi a expressão <text:soft-page-break/>escolhida por Denis. </text:p>
      <text:p text:style-name="P7"/>
      <text:p text:style-name="P7">Poucos minutos depois a Fénix descolava e saía do hangar, e desta feita a manobra revelou-se bem menos complicada do que na vez anterior. Quatro olhos e dois pares de braços faziam claramente melhor figura do que metade dessa conta. O objectivo inicial era fazer com que o aparelho ganhasse alguma altitude como medida de segurança preventiva. </text:p>
      <text:p text:style-name="P7"/>
      <text:p text:style-name="P7">À vista desarmada não se viam pontos luminosos no céu próximo. O radar também não apanhava nenhum objecto a mais de sete ou oito metros de altitude. Pelo menos dentro do seu raio de alcance era certo que não andava por ali nada nessas condições. </text:p>
      <text:p text:style-name="P7"/>
      <text:p text:style-name="P7">Estabilizaram a nave quando atingiram cerca de cento e cinquenta metros de altitude. </text:p>
      <text:p text:style-name="P7">- Chiça! Que confusão lá em baixo! - Exclamou Denis, manifestando o seu espanto em relação ao fogo de artificio que se passava ao nível do solo. Filipp deu a ordem:</text:p>
      <text:p text:style-name="P7">- Vamos fazer duas passagens rápidas ali pela parte sul... parece ser o foco mais intenso neste momento. - De facto, a parte virada para o vale de Laferten era aquela que registava os combates mais acesos, embora também dos lados este e oeste o cerco parecesse começar a apertar aos poucos. Na parte mais a norte da cidade, a zona onde se situava o palácio do Governador, ainda reinava alguma acalmia aparente. O tipo de calmaria que geralmente antecede uma grande tempestade.</text:p>
      <text:p text:style-name="P7">- “Por enquanto ainda estão a salvo.” - Pensou Filipp, olhando por um efémero segundo naquela direcção. Denis fez o mesmo quase em simultâneo. Ambos ficaram com a estranha sensação de estarem a ler os pensamentos um do outro quando os seus olhares se cruzaram.</text:p>
      <text:p text:style-name="P7"/>
      <text:p text:style-name="P7">Ao efectuarem a primeira passagem de reconhecimento, que foi feita em velocidade <text:span text:style-name="T10">subsónica</text:span>, depressa se aperceberam da grandeza do exército inimigo em termos de número de homens e de <text:soft-page-break/>maquinaria. O sistema de visão nocturna quase que nem era necessário. A extensão do campo de batalha era gigantesca. Seriam certamente largas centenas, ou mesmo milhares de soldados, os envolvidos na contenda. A quantidade de veículos de combate participantes também parecia ser bastante elevada, na ordem das dezenas ou centenas. Pelo menos assim o parecia aos dois tripulantes. E o que se constatava mais facilmente era o lado para o qual a balança inclinava. </text:p>
      <text:p text:style-name="P7"/>
      <text:p text:style-name="P7">Os sistemas de detecção de fontes de calor e de impulsos electromagnéticos da Fénix disparavam como nunca o tinham feito antes. A quantidade de pequenos pontinhos luminosos e intermitentes que aparecia nos visores era humanamente incontável. </text:p>
      <text:p text:style-name="P7"/>
      <text:p text:style-name="P7">- Denis!... Ficas com o canhão de protões na ré, eu fico aos comandos... Vamos tentar fazer algumas passagens mais baixas. - Denis era um excelente atirador com muitas provas dadas. Ambos o eram. Os dois já haviam passado por uma boa porção de situações complicadas, mas a sua quota parte de sarilhos estava prestes a aumentar. Aquela nave e a sua tripulação já tinham sido alvo de ataques de mercenários por mais do que uma vez. Houve uma altura em que escumalha daquela <text:s/>vagueava com muita frequência pelo sistema de Zloten. Hoje em dia muito raramente se ouve falar deles, mas eles continuam por aí a efectuar os seus negócios obscuros e as suas pilhagens indiscrimanadas. São uma raça de bandidos que se dedicam a furtar tudo aquilo em que conseguem deitar a mão para poderem fazer negócio. Atacam sobretudo entrepostos comerciais, carregadores de abastecimento e comboios de mercadorias. Mas até mesmo as pequenas naves como a Fénix são vistas como alvos apetecíveis. Nunca se sabe que tesouros podem estar escondidos numa arca, por mais pequena que esta seja, senão a abrirmos para ver. É mais ou menos este o tipo de pensamento desta tropa-fandanga.</text:p>
      <text:p text:style-name="P7"/>
      <text:p text:style-name="P7">Além disto, este tipo de aparelhos são hoje em dia tão escassos que têm sempre procura garantida <text:soft-page-break/>no mercado negro, podendo depois ser comercializados por inteiro ou desmantelados e vendidos peça a peça. </text:p>
      <text:p text:style-name="P7"/>
      <text:p text:style-name="P7">Denis conhecia muito bem alguns dos piores e mais afamados piratas do espaço que circulavam por aquelas bandas. Em tempos havia sido um deles. Um membro mais da corrupta matulagem.</text:p>
      <text:p text:style-name="P12"/>
      <text:p text:style-name="P7">Há alguns anos atrás passara por uma situação deveras complicada. Estava sem emprego desde que fora forçado a saír dos quadro militares de<text:span text:style-name="T10"> Arzgon, <text:s/>e </text:span>precisava desesperadamente de arranjar algum dinheiro. Não só para ele mas também para pagar uma operação de que a sua mãe necessitava. A mãe era a única componente que restava do seu agregado familiar e ele fazia tudo por ela. Não que o seu pai tivesse falecido, nada disso. Pelo menos ele achava que não. O velho, como ele lhe chamava, julgava-o rijo demais para morrer tão cedo. Certamente seria daquele tipo de pessoas que por <text:span text:style-name="T10">casmurrice e teimosia</text:span> parecem recusar-se a morrer, vivendo um século inteiro ou mais, enquanto que a seu lado tudo e todos vão esmorecendo ao ritmo do nascer e do pôr do sol. Era esta a forma como Denis o via. </text:p>
      <text:p text:style-name="P7"/>
      <text:p text:style-name="P7">Não o desprezava por completo mas também não podia dizer-se que nutrisse grande simpatia por tal pessoa. De seu pai, há muitos anos que ele e a mãe não tinham a mínima notícia. Há cerca de três para ser mais preciso. Não tinha nem queria tê-la. O velho abandonara a mulher (nesta altura Denis ainda prestava serviço em Arzgon) quando ela começou a ter alguns problemas de saúde, nomeadamente quando foi atingida por um cancro na vagina que veio mais tarde a impossibilitar que ela continuasse a ter uma vida sexual normal. <text:s/>O homem saiu de casa sem dar cavaco algum, sem deixar uma nota ou dar qualquer explicação fosse a quem fosse. Simplesmente sumira. </text:p>
      <text:p text:style-name="P7"/>
      <text:p text:style-name="P7">Um pouco de investigação privada por parte do próprio Denis veio a revelar os verdadeiros motivos <text:soft-page-break/>da fuga:</text:p>
      <text:p text:style-name="P7">O desgraçado do velho fugira com uma mulher mais nova com a qual (segundo conversas <text:span text:style-name="T10">travessas</text:span> que Denis foi escutando aqui e ali) já manteria uma relação amorosa há alguns meses. A doença da mulher serviu apenas de pretexto para o <text:s/>traste acelerar o processo.</text:p>
      <text:p text:style-name="P7"/>
      <text:p text:style-name="P7">Pelo amor que nutria pela mãe e pela revolta que sentia em relação ao pai, Denis tudo fez para tornar menos má a vida da mulher que um dia o concebera. Depois de passada a negra fase do cancro e numa altura em que a vida dos dois parecia voltar a rolar sobre carris, duas situações distintas e distantes em termos de origem vieram alterar o rumo dos acontecimentos; a saída extemporânea de Denis da tropa por um lado, e um novo castigo imposto à saúde da mãe por outro. Desta feita era um problema de visão. As poucas poupanças que ele tinha e a indemnização que adveio da sua saída do exército depressa se esvairiam numa multiplicidade de consultas e tratamentos especializados. Ela padecia de um grave problema degenerativo na vista que piorava gradualmente a cada dia que passava, isto apesar dos inúmeros tratamentos a que se submeteu durante meses a fio. Os médicos começaram a ver como única hipótese de cura uma cirurgia (inovadora na altura) que dava ainda os primeiros passos experimentais mas que já era bastante promissora em laboratório. Ela corria o risco de cegar completamente se a intervenção não fosse feita num curto espaço de tempo e ele nem pensou duas vezes para decidir avançar. Só que havia um grande entrave: O dinheiro. Algo em que ele muito pensou durante dias a fio.</text:p>
      <text:p text:style-name="P10"/>
      <text:p text:style-name="P7">Certa noite, num bar muito mal frequentado, um sujeito que Denis nunca havia visto na vida, sentou-se no balcão onde Denis bebia para pensar, mesmo ao lado dele. <text:s/>Aparentemente, a julgar pela sua aparência e comportamento, aquele não seria o primeiro estabelecimento do género que o tipo visitava naquela noite. Parecia já um pouco “tocado” pelo álcool. Depois de alguns “shots” de tequilla, de vodka, e de umas quantas cervejas à mistura, o estranho individuo começou-lhe a falar <text:soft-page-break/>de um negócio (daqueles que nós rotulamos de: “da china”) para o qual alguém o tinha contratado, <text:s/>ficando ele próprio com a tarefa acrescida de arranjar pelo menos mais uma pessoa para a realização desse tal serviço. Acabou por fazer uma proposta tentadora ao tenente. Era um <text:span text:style-name="T10">trabalhito</text:span> <text:s/>“sujo”, que consistia em assaltar um comboio de minério. Denis torceu o nariz a princípio, sentindo-se até um pouco ofendido e indignado com a natureza da oferta. Até então nunca tinha feito nada à margem da lei e não tinha grande vontade de vir a fazê-lo. Mas o individuo tinha tanta lábia que conseguiu convencê-lo, dizendo-lhe insistentemente que aquilo não envolveria qualquer violência e que ninguém sairia magoado. Além do mais, havia bastante dinheiro envolvido na operação. E era de dinheiro que Denis mais precisava na altura. Só que as coisas nem sempre correm como são prometidas ou planeadas. Toda a gente sabe que não há dinheiro fácil. E Denis viveu isso na pele.</text:p>
      <text:p text:style-name="P12"/>
      <text:p text:style-name="P7">Denis acabou por conhecer muita gente neste meio. Passou largos meses em convivência com toda a espécie de mercenários, aceitando fazer muita coisa que antes nunca pensara ser capaz de fazer. O dinheiro que ganhava sobressaía por cima de todas as crenças e de todo e qualquer sentido de ética. Paralelamente, devido à própria natureza das embrulhadas em que se via constantemente envolvido, acabou por ganhar também muita experiência de combate, coisa que em todos aqueles anos que servira no exército nunca tinha tido realmente. </text:p>
      <text:p text:style-name="P7"/>
      <text:p text:style-name="P7">Eventualmente, ao cabo de quase dois anos de excitante vivência, acabaria por chegar aquele dia que no fundo ele sempre soube que chegaria. O dia em que se começou a sentir-se <text:s/>cansado e desapontado com aquelas andanças e modo de vida. Pessoalmente nunca matara ninguém a sangue frio, mas havia já algumas mortes de inocentes a pesarem-lhe na consciência. Fantasmas que o perseguiam e atormentavam durante um sono que há muito deixara de ser tranquilo e reparador. Para além disso os trabalhos que arranjava ultimamente já não eram tão bem pagos como o eram no início, e o dinheiro já não era motivo por si só suficiente para fechar os olhos a certas e <text:soft-page-break/>determinadas atrocidades. Resolveu afastar-se de vez daquelas companhias reles, mas o preço que viria a pagar pela ruptura foi elevado demais. </text:p>
      <text:p text:style-name="P7"/>
      <text:p text:style-name="P7">Certo dia, manifestando a sua vontade relutante em abandonar aquela vida, recusou-se a fazer um último assalto a um posto comercial. Era um lugar onde trabalhavam duas pessoas que ele conhecia pessoalmente e embora não tivesse referido que essa era a razão, acabou por se recusar a participar. O cabecilha do grupo dirigiu ameaças contra Denis e contra a sua família, intimidado-o e alertando-o para as consequências nefastas que podia ocorrer caso ele desistisse e abandonasse o grupo assim sem mais nem menos. As suas qualidades físicas e tácticas haviam-no tornado numa peça importante dos estratagemas de assaltos e a sua saída não era de todo vista com bons olhos. Denis confrontou-o e retribuiu-lhe com as suas próprias ameaças, chegando inclusive a agarrar o tipo pelo pescoço, mas depressa os restantes compinchas do bando o forçaram a refrear o ímpeto, quando lhe apontaram as armas à cabeça. Quando finalmente os ânimos acalmaram um pouco, deixaram-no sair. Contudo, o clima de<text:span text:style-name="T10"> “cortar a faca”</text:span> que se acentuou com os olhares de desprezo e <text:span text:style-name="T10">desconfiança que sobre ele aterraram na hora da despedida forçada, viria a acompanhá-lo durante alguns dias. Pode dizer-se que dormia (nas raras ocasiões em que o conseguia fazer) com um olho aberto e outro fechado. Desconfiava de tudo e de todos. Chegou a pensar que estava a ficar completamente paranóico. Só ao fim de duas semanas se convenceu que tudo estava bem. </text:span></text:p>
      <text:p text:style-name="P7"/>
      <text:p text:style-name="P7">Denis, nos largos meses que passou fora da sua terra natal, foi a casa apenas por umas seis ou sete vezes. Nesses tempos de pilhagem e actos <text:span text:style-name="T10">sacanas </text:span>não tinha residência fixa. Poucas vezes estava com a mãe mas todos os meses ele lhe transferia uma determinada quantia monetária para a conta bancária. Em todas as poucas ocasiões em que se encontraram durante esse período ela sempre achou que algo não ia bem na vida dele, mas nunca logrou deslindar o mistério. Denis era bastante evasivo quando as conversas ameaçavam abordar a sua ocupação. Apesar de tudo, conseguiu <text:soft-page-break/>angariar dinheiro mais do que suficiente para pagar a operação da mãe, à qual nunca veio a confessar como arranjara tanto dinheiro em tão pouco tempo. Nem mesmo quando já viviam de novo os dois juntos.</text:p>
      <text:p text:style-name="P7"/>
      <text:p text:style-name="P7">O período de bonança durou quatro meses. Depois disso voltaram os fantasmas do passado.</text:p>
      <text:p text:style-name="P7">Era uma sexta-feira. Denis chegava a casa já algo tarde, cerca das onze horas da noite. A porta da rua encontrava-se ligeiramente entreaberta. </text:p>
      <text:p text:style-name="P7">- “Será que a cota se esqueceu de fechar a porta?” - Pensou ele. Entrou e chamou pela mãe como fazia sempre que chegava a casa, desde que ainda fossem horas minimamente “decentes” para fazer barulho. Clamou por ela várias vezes mas não obteve qualquer resposta. Viria a encontrá-la no sofá da sala.</text:p>
      <text:p text:style-name="P7"/>
      <text:p text:style-name="P7">Estava iluminada apenas pela luz da televisão e tapada com um cobertor até à altura <text:s/>peito. Era normal ela adormecer ali algumas vezes. No entanto, algo na sua postura lhe provocou de imediato um calafrio tenebroso na espinha. Algo parecia diferente desta vez. Aproximou-se lentamente. Quando lhe pegou <text:s/>na mão para a acordar <text:s/>sentiu-a anormalmente fria. Debruçou-se sobre ela um pouco mais e verificou que o seu corpo não respirava. Denis ficou petrificado. Ainda em estado de choque puxou-lhe a manta de lã para baixo. O que viu em seguida deixou-o mais do que aterrorizado, deixou-o furioso. A sua ira era bem visível nas veias clareadas pelo brilho dos feixes hertzianos, e que naquele momento pareciam querer furar-lhe a pele lustrosa da testa. A sua mãe havia sido brutalmente assassinada. A pobre senhora fora atingida com vários disparos na zona do abdómen. Não havia sinais de luta e à primeira vista não tinham roubado nada. Nada na disposição da mobília indicava alteração de estado ou vandalismo.</text:p>
      <text:p text:style-name="P7"/>
      <text:p text:style-name="P7">As autoridades ainda investigaram o caso durante algum tempo, mas eventualmente acabaram por <text:soft-page-break/>abandonar a investigação sem que Denis viesse a conhecer o porquê <text:s/>ou quais os responsáveis por tamanha crueldade. Ele tinha as suas próprias suspeitas, todavia, não podia expô-las às forças policiais sem que se comprometesse a si próprio também. Jurou a si próprio que não descansaria enquanto não encontrasse e punisse <text:s/>os responsáveis pela cobarde chacina.</text:p>
      <text:p text:style-name="P7"/>
      <text:p text:style-name="P7">Foi um mês depois do trágico flagelo, e enquanto afogava as suas mágoas em álcool num bar de “striptease”, que veio a conhecer Filipp. Este último tentava na altura formar uma pequena tripulação para uma pequena nave de carga que conseguira adquirir há alguns meses atrás. Depois de uma prolongada conversa de balcão Filipp decidiu contratá-lo, explicando-lhe de antemão que se tratava de um emprego não muito bem pago mas honesto, que em contrapartida lhe permitiria viajar bastante e conhecer sítios novos. Denis já não tinha laços que o prendessem àquele lugar e o apelo do dinheiro já não fazia o mesmo sentido que outrora fizera na sua vida. Afastar-se do passado era exactamente o que o tenente mais precisava naqueles tempos de dor e solidão. Um desejo que em certa medida era também partilhado por Filipp, embora por diferentes motivos. </text:p>
      <text:p text:style-name="P7"/>
      <text:p text:style-name="P7">Desde esse dia passaram mais de três anos. Os laços de amizade entre os dois <text:s/>cresceram e solidificaram até ao ponto em que qualquer um deles dará facilmente a vida pelo outro, se for caso disso. Algo que poderia agora estar mais perto que nunca de vir a acontecer.</text:p>
      <text:p text:style-name="P12"/>
      <text:p text:style-name="P7">- É para já capitão! - Respondeu Denis, apressando-se a ocupar a posição de combate que lhe era destinada. - Vamos fazer alguns estragos! - Exclamou com notória euforia e entusiasmo. Um estado de espírito que há muito não sentia. A diferença era que agora sentia que pertencia à equipa correcta.</text:p>
      <text:p text:style-name="P7"/>
      <text:p text:style-name="P7">Assumiram uma posição de ataque e iniciaram a primeira passagem <text:s/>sobre o batalhão inimigo. O <text:soft-page-break/>velocímetro no painel de instrumentos apontava para uma velocidade de dois mil e cem quilómetros por hora, enquanto que o altímetro indicava menos de cem metros de distância em relação ao solo. Filipp controlava o voo ao mesmo tempo que disparava os dois canhões de protões da proa. Era complicado fazer as duas coisas ao mesmo tempo e por isso a percentagem de tiros com sucesso não era alta. Por outro lado, a pontaria de Denis estava bastante mais afinada. Conseguiu atingir vários veículos de combate logo na primeira passagem. Um facto confirmado pelas pequenas explosões que se seguiram aos violentos impactos dos projecteis. </text:p>
      <text:p text:style-name="P7"/>
      <text:p text:style-name="P7">Após uma inversão de sentido, lançaram-se novamente sobre as tropas inimigas. Só que desta vez já não contaram com a ajuda do efeito surpresa e acabaram por ser presenteados com um forte e concentrado fogo de retaliação na sua direcção. Filipp viu-se obrigado a abdicar dos canhões, concentrando-se apenas no controlo da nave para evitar os muitos disparos inimigos que passavam cada vez mais perto da fuselagem, ameaçando beliscá-la a qualquer momento. Quando faziam a terceira passagem rasante ouviu-se uma violenta explosão de impacto que provocou um abanão enorme no aparelho. A Fénix havia sido atingida. O computador de bordo indicava danos sérios na zona traseira, mais precisamente no sector que ficava entre as asas e os propulsores. Precisamente o lugar onde Denis se encontrava.</text:p>
      <text:p text:style-name="P7"/>
      <text:p text:style-name="P7">- Denis!... Estás bem, Denis? - Grita o capitão pelo intercomunicador da ponte. - Denis!... Responde, Denis!... O que é que se passou aí atrás?... Responde! - Insistiu várias vezes, todavia não obteve a menor resposta do outro lado. Sem mais demoras, dirige a nave para longe da zona de perigo, estabiliza a posição e apressa-se a ligar o piloto automático. Correu imediatamente em auxílio do seu amigo, temendo o pior.</text:p>
      <text:p text:style-name="P7"/>
      <text:p text:style-name="P7">Ao chegar a meio do corredor começa a aperceber-se da real gravidade dos danos sofridos. Perto do <text:soft-page-break/>compartimento onde Denis se encontra, alguns pedaços de metal retorcido bloqueiam a entrada. Pedaços de tubos e cabos anteriormente embutidos na fuselagem metálica são agora completamente visíveis à vista desarmada. Há faíscas a saltitar por todo o lado, como pirilampos dançantes numa festa de pirotecnia. Filipp não perde tempo e começa desesperadamente a afastar o entulho que entope a passagem. Consegue abrir caminho suficiente para penetrar no compartimento. Lá dentro o cenário não é melhor. Chama por Denis várias vezes, mas em vão. Nem as paredes responderam. Tudo em volta está danificado. O interior do habitáculo é agora pouco mais do que um amontoado de escombros aquecidos. Debaixo de uma enorme barra de metal e de alguns pedaços de plástico, vislumbra o corpo de Denis, inanimado. Sentiu um arrepio enorme percorrer-lhe o tronco. </text:p>
      <text:p text:style-name="P7">- “Oh, não! Será que ele está...” - Deixou o pensamento incompleto de propósito para evitar um possível e indesejado mau agouro.</text:p>
      <text:p text:style-name="P7"/>
      <text:p text:style-name="P7">Mas não, o seu companheiro não estava morto. Estava inconsciente e bastante ferido, <text:s/>mas estava vivo. Denis tinha um ferimento enorme na perna direita, um corte largo, profundo e ensanguentado, que deixava ver as camadas intermédias de carne que se estendiam até ao branco do osso. Tinha também alguns ferimentos na região do peito, além de um ou outro corte e de outras mazelas, com especial destaque para um hematoma perfeitamente distinguível na parte frontal da cabeça. Provavelmente a causa da sua perda de sentidos, julgou Filipp.</text:p>
      <text:p text:style-name="P7"/>
      <text:p text:style-name="P7">- Calma Denis... Vou tirar-te daqui, amigo... Vais ficar bom. - Dizia em voz baixinha, como se esperasse que o subconsciente do outro pudesse de alguma forma ouvir as suas preces. Com alguma dificuldade conseguiu libertá-lo daquela prisão artificial. Sem saber bem como, conseguiu também arranjar forças para o carregar nos braços. Acabou por levá-lo para a ponte de comandos.</text:p>
      <text:p text:style-name="P7"/>
      <text:p text:style-name="P7">Cuidadosamente, sentou-o no lugar que lhe pertencia por direito. Lá em baixo, não muito longe <text:soft-page-break/>dali, a batalha não compartilhava destes momentos de pausa e apreensão. Muito pelo contrário. O conflito parecia ganhar maior intensidade a cada segundo que passava, e os combates já não estavam concentrados apenas na periferia da cidade, havendo já alguns pequenos focos localizados mais para interior da mesma. Na cabeça de Filipp apenas uma prioridade sobrevivia. Tinha de colocar Denis longe dali e procurar ajuda médica o mais rápido possível. Agora era só isso que importava. Tudo o resto passava a fazer parte de um supérfluo segundo plano. O curioso da questão é que situações semelhantes aconteciam um pouco por todo o lado, naquela noite escura e fria onde as asas da morte iam espalhando as sementes do seu veneno. Num local e num momento onde homens perdiam mulheres, filhos, amigos, e onde muitos outros se perdiam a si próprios.</text:p>
      <text:p text:style-name="P7"/>
      <text:p text:style-name="P7">No curtíssimo voo de regresso ao hangar Denis chegou a recuperar os sentidos, <text:s text:c="2"/>embora a sua vivência continuasse mergulhada num estado lastimoso. A pancada que sofrera na cabeça devia estar a ter uma espécie de efeito secundário retardado pois ele não conseguia dizer duas palavras seguidas que se percebessem com nitidez. Além disso, continuava a perder bastante sangue pelas feridas abertas. </text:p>
      <text:p text:style-name="P7"/>
      <text:p text:style-name="P7">Filipp arrastou Denis pelo ombro para fora da nave. Enquanto descia a rampa, uma pequena percepção ocupou-lhe a mente por um brevíssimo instante. Estranhamente, não havia qualquer sinal dos guardas que antes faziam ali segurança. </text:p>
      <text:p text:style-name="P12"/>
      <text:p text:style-name="P7">- Minha nossa! O que aconteceu? - Exclamaram as duas mulheres quase que em uníssono, no momento em que os dois entraram cambaleantes na habitação.</text:p>
      <text:p text:style-name="P7">- Fomos atingidos! Ele perdeu algum sangue, mas safa-se... Precisamos é de estancar a hemorragia quanto antes... Temos de fazer um torniquete. Rápido! - <text:s/>Exclamou o capitão. <text:s/>- A cidade está a ficar fora de controlo... Não sei por quanto mais tempo conseguiremos aguentar... Vamos ter de sair <text:soft-page-break/>daqui. Ele precisa de cuidados médicos urgentes. - Denis tentava resistir às evidências.</text:p>
      <text:p text:style-name="P7">- Eu esz...stouuuu pemm!... Vvvvaããoo vooccêszz...! <text:s/>- Repetiu Denis umas duas vezes. O seu orgulho de macho não queria deixar que os outros perdessem tempo com ele. A certa altura um revirar de olhos deu a entender que iria desfalecer novamente. Nina mandou-lhe um <text:span text:style-name="T10">raspanço</text:span>:</text:p>
      <text:p text:style-name="P4"><text:span text:style-name="T4">- Olha bem para ti!... Nem sequer consegues falar como deve ser... Não precisamos de actos de heroísmo inúteis. - Preparava-se já para lhe administrar uma valente </text:span><text:span text:style-name="T4">injecção de morfina que alguém trouxera entretanto. Denis voltou por breves instantes a perder os sentidos. E não se julgue que foi pela dor infligida pelos ferimentos. Foi sim pela visão da seringa que Nina apertava com o intuito de eliminar as bolhas de ar. Pelo menos foi essa a percepção que o seu último olhar deu a entender a Joshua e Mariya. Os dois manos chegaram mesmo a trocar um curto sorriso entre os dois. A situação tinha tanto de grave como de ridículo e engraçado. </text:span></text:p>
      <text:p text:style-name="P7"/>
      <text:p text:style-name="P7">- Governador... Não podemos ficar aqui. É apenas uma questão de tempo até chegarem aqui... A cidade pode estar perdida... mas nós ainda não! - Sublinhou Filipp, enquanto se dirigia ao encontro de Gorthan.</text:p>
      <text:p text:style-name="P7">- Eu não posso abandonar o meu povo, nunca o fiz e nunca o farei... Ficarei aqui e lutarei até morrer pela minha cidade... - <text:s/>A sua convicção ficou bem vincada no volume sonoro da resposta que deu. Era um homem de honra e de palavra e daí já se sabe que advém sempre alguma teimosia. Filipp entendia-o bem. O problema é que também sabia que havia muito mais em jogo e em risco do que uma simples teimosia ou convicção, por isso voltou a insistir com ele:</text:p>
      <text:p text:style-name="P7">- É uma atitude muito nobre... e acredite que a compreendo... Mas infelizmente tem tanto de nobre como de louco... Não poderá fazer nada pelo seu povo se estiver morto. Além disso é essencial que o inimigo não coloque as mãos no medalhão. - Ao ouvir a última frase, o governador, que já ia a erguer o braço para se apressar a contra-argumentar Filipp antes mesmo dele terminar a sentença, congelou por um momento. Deixou cair lentamente o braço para junto da anca. A sua visagem <text:soft-page-break/>mostrava agora um semblante mais sério e bem menos efusivo e eloquente. Durante uns três ou quatro segundos não articulou uma única palavra. Inquietado e surpreso por esta súbita “travagem” no discurso, Filipp intercedeu.</text:p>
      <text:p text:style-name="P7">- O que se passa, Governador?... Encontra-se bem? - Se estava não parecia.</text:p>
      <text:p text:style-name="P4"><text:span text:style-name="T4">- Sssiimmmm.... <text:s/>Eeeeestou bem. - Respondeu ele com um suave gaguejar </text:span><text:span text:style-name="T7">acoplado</text:span><text:span text:style-name="T4"> a uma voz algo sumida. - É que... em relação ao medalhão.... há um pequeno problema... - <text:s/>Aparentemente já tinha recuperado do repentino ataque de gaguez mas o discurso ainda não lhe fluía com a naturalidade desejada. A sua voz continuava rouca e tremida e o discurso arrastado, como naquelas ocasiões em que nos sentimos desconfortáveis e parece que estamos a falar nas profundezas de um poço, ao mesmo tempo que ouvimos o eco distante das nossas próprias palavras.</text:span></text:p>
      <text:p text:style-name="P7">- Problema...? Que problema ? - Perguntou Filipp, impaciente.</text:p>
      <text:p text:style-name="P7">- Bem... Ahhh... Eu não tenho o medalhão aqui no palácio comigo. - Respondeu ele, algo receoso e visivelmente envergonhado com a situação em que se colocara. Disse isto ao mesmo tempo que puxava com as duas mãos a gola da camisola para baixo, deixando a descoberto o pescoço completamente desnudo. Filipp, assim como o resto do grupo, ficou em estado de choque ao ouvir tamanha declaração e ao ver o que não era visível.</text:p>
      <text:p text:style-name="P7">- Não tem o medalhão consigo? Como pode ser isso? Ainda ontem notei que trazia o medalhão ao pescoço... O que é que lhe aconteceu? - Gorthan começou a ficar com o rosto ligeiramente avermelhado. Estava claramente acanhado. Sentia-se nu defronte de uma sala cheia de olhares inquiridores.</text:p>
      <text:p text:style-name="P7">- Bem... Eu ontem à noite saí do palácio para ir a um sitio e acabei por me esquecer lá do medalhão. Peço mil desculpas! É uma distracção imperdoável. - Filipp desculpou-o no instante, <text:s/>reagindo como se a situação não fosse altamente catastrófica como o era. Depois perguntou-lhe onde o tinha deixado. O homem tinha já as maçãs do rosto vincadas por marcas pintadas em tons de roxo e vermelho. Gorthan fez uma breve pausa para engolir uma lufada de ar, prosseguindo em seguida <text:soft-page-break/>com uma revelação inesperada:</text:p>
      <text:p text:style-name="P7">- Na casa da minha amante! - Respondeu por fim, num modo pronto e muito seco. A revelação caiu que nem uma bomba no seio do grupo.</text:p>
      <text:p text:style-name="P7"/>
      <text:p text:style-name="P7">Ninguém estava à espera de uma resposta do género. Era como se até aquele momento ninguém se tivesse dado conta que o governador era apenas uma pessoa exactamente igual a tantas outras. Também ele tinha os defeitos, as virtudes, e todas as necessidades inerentes à condição humana. Filipp apressou-se a interromper o silêncio que se gerara no meio de tanto constrangimento. </text:p>
      <text:p text:style-name="P7">- Seja como for temos de recuperá-lo quanto antes... Mas não podemos arriscar sair com a Fénix novamente. Perdemos o elemento surpresa... Além disso é a nossa melhor hipótese de fuga... A casa dela?... Fica muito longe daqui? - Questionou o capitão.</text:p>
      <text:p text:style-name="P7">- Fica na parte oeste da cidade. - Respondeu. - Perto da antiga central nuclear. São cerca de três quilómetros... ou talvez um pouco mais. - A surpresa <text:s/>aumentou ainda mais. Filipp reagiu com algum sarcasmo e nada fez para o disfarçar.</text:p>
      <text:p text:style-name="P7">- Hummm!... <text:s/>Três quilómetros debaixo de fogo cruzado... Porreiro! Não podia ser melhor! - Como era óbvio que acontecesse, a natureza do seu comentário não passou despercebida mas ninguém ousou esboçar o mínimo sorriso. O optimismo relativamente a esta inesperada missão de resgate era bastante reduzido, e isso percebia-se facilmente nas expressões faciais e corporais de todos eles.</text:p>
      <text:p text:style-name="P7"/>
      <text:p text:style-name="P7">- Três quilómetros ainda é bastante. Como vamos chegar até lá? - Perguntou Nina, intrigada. Filipp foi pronto e peremptório na resposta:</text:p>
      <text:p text:style-name="P4"><text:span text:style-name="T4">- Já vemos isso! Mas... </text:span><text:span text:style-name="T6">nós... não vamos a lado nenhum. - Sublinhou o capitão, acentuado claramente o tom de voz no pronome. - Vou só eu e o governador. - Continuou. - Precisamos de alguém capaz para pilotar a Fénix e com o Denis neste estado tu és a única pessoa para além de mim que o consegue fazer... Dá-nos uma hora... Se não estivermos no hangar dentro de uma hora, </text:span><text:soft-page-break/><text:span text:style-name="T6">ou se as coisas começarem a aquecer por aqui... já sabes o que tens a fazer. - Como a contestação dela seria certamente inevitável, ele apressou-se a acrescentar: - É uma ordem!... E entretanto seria bom também que desses uma olhadela nela (na Fénix) e fizesses uma avaliação dos danos sofridos.</text:span></text:p>
      <text:p text:style-name="P13"/>
      <text:p text:style-name="P13">Sem muita mais demora, os dois homens saíram em direcção às traseiras do edifício e contornaram rapidamente o muro em redor do jardim. Filipp ia na frente, seguido bem de perto por Gorthan. </text:p>
      <text:p text:style-name="P13"/>
      <text:p text:style-name="P13">- Mas onde vamos? Não é por aqui! - Reclamou Gorthan.</text:p>
      <text:p text:style-name="P4"><text:span text:style-name="T6">- Sim, eu sei. Mas precisamos de um transporte rápido e parece-me que há pouco vi aqui algo bastante interessante... Ahah! Cá está! - Exclamou Filipp, apontando com entusiasmo para um veículo militar </text:span><text:span text:style-name="T5">todo o terreno com uma carroçaria de caixa aberta,</text:span><text:span text:style-name="T6"> bastante largo, semelhante ao tipo de jipe que nós conhecemos como um </text:span><text:span text:style-name="T3">Hummer</text:span><text:span text:style-name="T5"> americano</text:span><text:span text:style-name="T6">.</text:span></text:p>
      <text:p text:style-name="P14"/>
      <text:p text:style-name="P13">Filipp encostou a cara ao vidro lateral da viatura para melhor espreitar para o interior. Em seguida, puxa da pistola e com um movimento rápido e seco espatifa a janela do lado do condutor com a coronha. <text:s/>Destranca o trinco da porta e deitado sobre o banco da frente puxa os fios por debaixo do volante, aprontado-se para fazer uma ligação directa à maneira antiga. Depois de algumas tentativas falhadas, o motor lá se decidiu a roncar. </text:p>
      <text:p text:style-name="P13">- Ok! Já temos viatura... mas antes quero só espreitar mais uma coisa... - Dito isto, saltou para cima da caixa do veículo. Gorthan limitava-se a observá-lo em silêncio, sem que lhe ocorresse nenhuma questão ou comentário. Havia qualquer coisa de intrigante que estava coberta por uma lona verde escura, em cima da carroçaria e por detrás do habitáculo. Era isso que Filipp tinha em mente. Ao retirar a lona, e dadas as circunstâncias do momento, a surpresa dificilmente teria sido melhor. Firmemente encaixada na carroçaria de metal, estava instalada uma espécie de metralhadora. Examinando com um pouco mais de minúcia, percebeu que afinal se tratava de um canhão de <text:soft-page-break/>microondas. Era uma arma que só havia visto em protótipo mas da qual conhecia o modo de funcionamento. Num pequeno compartimento lateral do canhão estava dependurado um capacete com um óculo incorporado que logo se apressou a enfiar pela cabeça.</text:p>
      <text:p text:style-name="P13">- Ooolááá!... Olha que bela surpresa! - Exclamou com visível satisfação. Filipp parecia um <text:span text:style-name="T10">puto</text:span> contente.</text:p>
      <text:p text:style-name="P13">- Governador!... Espero que consiga guiar isto até lá. - Bateu duas vezes no tejadilho do jipe.</text:p>
      <text:list xml:id="list1573959127" text:style-name="L2">
        <text:list-header>
          <text:p text:style-name="P29"/>
        </text:list-header>
      </text:list>
      <text:p text:style-name="P13">Gorthan era quem conhecia a cidade. Não tinha qualquer treino militar, nem tampouco pouco havia sequer disparado uma arma de fogo em toda a sua vida, por isso logo ficou decidido que seria ele o condutor do veículo. Conduzir sim que podia e sabia fazer. </text:p>
      <text:p text:style-name="P13"/>
      <text:p text:style-name="P13">Filipp ia lá em cima agarrado aos punhos do canhão, preparado para disparar contra o que quer que lhe aparecesse pela frente. Antes de partirem regulou o controlador de potência da arma para o máximo disponível e deixou uma última recomendação ao governador:</text:p>
      <text:p text:style-name="P13">- As coisas podem vir a ficar feias pelo caminho mas não pare por nada deste mundo. Por nada mesmo!... Vamos a isto! - E arrancaram bruscamente logo em seguida.</text:p>
      <text:p text:style-name="P13"/>
      <text:p text:style-name="P13">Seguiam a alta velocidade por uma das principais artérias da cidade. Nos primeiros mil e quinhentos a mil e seiscentos metros avançaram sem qualquer problema. <text:s/>Notava-se claramente que o povo tinha recolhido à pressa pois havia mesmo alguns veículos abandonados no meio da estrada, uns com as portas e outros com vidros abertos. As montras partidas de algumas lojas e estabelecimentos comerciais testemunhavam a ocorrência de uma recente vaga de pilhagens. Era lastimável constatar que mesmo no meio de situações de ameaça extrema como aquela, havia sempre alguém disposto e disponível para se aproveitar da situação para benefício próprio. </text:p>
      <text:p text:style-name="P13"/>
      <text:p text:style-name="P13"><text:soft-page-break/>Não se via vivalma nas ruas. Parecia uma cidade fantasma, há muito abandonada e <text:s/>desabitada. No entanto, e há medida que se iam afastando mais do centro da cidade, começou a surgir um estranho bailado de sombras e de vultos que denunciavam a presença de algo ou alguém que tentava passar <text:span text:style-name="T10">despercebido</text:span> na escuridão. A maior parte dos seus detentores seriam talvez militares a ocupar as devidas posições, mas com certeza que também haveria por ali alguns habitantes mais destemidos e imprudentes. Ele sempre os há. </text:p>
      <text:p text:style-name="P13"/>
      <text:p text:style-name="P13">Gorthan ziguezagueava perigosamente de um lado para o outro da estrada. Tentava a todo o custo evitar os obstáculos inadvertidamente deixados pelo caminho. Filipp tinha de se apoiar com firmeza no canhão para não ser projectado borda fora. Dava a ideia de se estarem a acercar perigosamente de terreno propício a mais e maiores complicações. Por entre algumas abertas dos edifícios, onde o campo de visão era mais alargado, eram visíveis pequenos focos de conflito nas imediações. Um verdadeiro festival de sons e cores de mau presságio. O inimigo havia definitivamente rompido a forte barreira defensiva e encontrava-se agora já dentro do perímetro da cidade.</text:p>
      <text:p text:style-name="P13"/>
      <text:p text:style-name="P13">Abandonaram a via que seguiam e depois de duas mudanças de direcção consecutivas entravam numa outra artéria muito mais estreita. Por ali quase todas as ruas eram mais estreitas e sinuosas. Avançaram mais trezentos metros sem grandes percalços até que uma rajada de balas se cravou ruidosamente na chapa lateral do veículo. Gorthan, com o susto incutido pelo barulho provocado pelo impacto dos tiros, largou momentaneamente o volante causando uma sacudidela que fez com que Filipp ficasse sentado de cu na carroçaria de metal. Só não se despistaram por mero milagre, tal não foi o abanão sofrido. </text:p>
      <text:p text:style-name="P14"/>
      <text:p text:style-name="P13">Detrás de uma esquina, numa rua paralela aquela em que seguiam, surgiu um pequeno grupo de dez ou doze soldados <text:span text:style-name="T1">Drombies</text:span> que disparou impiedosamente contra eles. Filipp aprontou-se de <text:soft-page-break/>imediato e depressa se virou na direcção deles para ripostar à letra. Nesse momento, um pensamento fulminante como um relâmpago atingiu-lhe uma parte recôndita da mente. Apesar de ser um militar bastante experiente, tinha cometido um erro de reles principiante. Tinha embarcado num conflito armado sem sequer antes testar a sua arma de defesa. Sem outro remédio, premiu vigorosamente o gatilho olhando incisivamente na direcção dos Drombies. Os seus tiros não se viam nem se podiam ouvir, por isso contava que o aparelho e o visor estivessem a funcionar correctamente, e acima, devidamente calibrados e sincronizados entre si. Não mais de um segundo depois, os <text:span text:style-name="T1">Drombies</text:span> entravam num estado de combustão que de espontânea pouco ou nada tinha. Um a um, foram ardendo num mar de chamas e de dor que no seu auge fez com que se desfizessem por completo numa nuvem de cinzas incandescentes. Filipp pôde então suspirar de alívio. </text:p>
      <text:p text:style-name="P13">- Idiota! - Gritou, insultando-se a si próprio pela falha que considerava inqualificável.</text:p>
      <text:list xml:id="list1195923425" text:continue-numbering="true" text:style-name="L2">
        <text:list-header>
          <text:p text:style-name="P29"/>
        </text:list-header>
      </text:list>
      <text:p text:style-name="P13">Continuaram a avançar. Contudo, faziam-no já de forma menos rápida pois a capacidade de manobra estava a tornar-se cada vez mais reduzida. E não era só pelo estreitar progressivo das artérias que percorriam. Pequenos grupos de soldados <text:span text:style-name="T1">Drombies</text:span> começavam a insurgir-se-lhes no caminho cada vez com maior frequência. As forças militares de Laferten deviam estar já bastante dispersas naquela altura. O fogo amigo parecia ser muito reduzido e a resistência à invasão era moderadamente esporádica e silenciosa. </text:p>
      <text:p text:style-name="P13"/>
      <text:p text:style-name="P13">O que resistia do tiroteio aproximava-se a passos largos das zonas residenciais mais interiores. Para os dois solitários a proximidade aos combates acentuava-se perigosamente. A batalha estava definitivamente instalada nas ruas da metrópole e graças a isso cada vez era mais complicado seguir caminho seguro na noite. Uma simples e vagabunda bala mais certeira poderia acabar com eles a qualquer instante. O melhor que podiam fazer era manterem-se continuamente em movimento e deixarem-se embalar por pensamentos mais positivos.</text:p>
      <text:p text:style-name="P13"><text:soft-page-break/></text:p>
      <text:p text:style-name="P13">C<text:span text:style-name="T8">omeçara a chover com alguma intensidade. No meio dos grossos fios de água trovejava de quando em vez, numa desconcertante sinfonia que proporcionava ao palco de guerra uma estranha e mórbida beleza. Houve um curto instante em que </text:span><text:span text:style-name="T8">Filipp se sentiu como um actor no meio de uma ópera trágica e não como um peão num campo de batalha errante. Nesse momento quase que podia jurar que ouvia uma forte melodia de cordas e violinos soar no ar.</text:span></text:p>
      <text:p text:style-name="P15"/>
      <text:p text:style-name="P13">Quando passavam por uma intersecção de várias vias, num ponto central mais a descoberto, o vidro da frente da viatura estilhaça-se subitamente em mil e um pedaços. Fora cirurgicamente atingido por um projéctil que acabaria por se incrustar no couro macio do banco do lado do pendura, passando apenas a escassos centímetros do pescoço desguarnecido de Gorthan. Isto numa altura em que estavam <text:s/>sensivelmente a pouco mais de metade do trajecto. </text:p>
      <text:p text:style-name="P16"/>
      <text:p text:style-name="P13">Um pouco mais à frente faziam nova mudança de direcção. Avançam agora por uma zona residencial sem vestígios de vizinhança e sem qualquer iluminação artificial. Os postes que lhe serviriam de albergue estavam lá, mas talvez a fonte de energia houvesse sido destruída ou <text:s/>propositadamente desligada. Apenas o relampejar dos trovões e das armas proporcionava de quando em vez um alento animador à escuridão, colaborando um pouco no trabalho e no esforço despendido pelos potentes faróis do transporte. Como não se vislumbravam movimentações de soldados na área, Gorthan achou oportuno dar-se ao luxo de relaxar um pouco na condução. Em muito má hora tal acontecia. </text:p>
      <text:p text:style-name="P17"/>
      <text:p text:style-name="P13">De repente, como um fantasma mortal surgido de nenhures, aparece no meio da estrada e bem dentro do alcance dos faróis, uma mulher que segurava uma criança pela mão e que tentava atravessar rapidamente a rua. Duas almas perdidas e desorientadas num mundo novo e estranho que, <text:soft-page-break/>tão rapidamente como se anunciara, desabafa à sua volta. </text:p>
      <text:p text:style-name="P13"/>
      <text:p text:style-name="P13">Com a atrapalhação despoletada pela ameaça do atropelamento eminente, a criança <text:s/>que tropeça em algo ou em si própria, acabando por cair ao chão lamacento. A mulher que a acompanhava atirou-se imediatamente para trás, lançando-se sobre a criança num acto instintivo e irreflectido de protecção, tentando dessa forma irónica protegê-la do galopar implacável do monstro de metal e borracha. Foi tudo tão rápido que Gorthan só teve tempo de guinar bruscamente o volante <text:span text:style-name="T10">a fim</text:span> de evitar passar-lhes por cima. Viu-se assim a perder o controlo do jipe, o qual foi embater com enorme aparato numa outra viatura ali estacionada na berma. Gorthan bateu violentamente com a cabeça no volante e foi por muito pouco que não ficou inconsciente sobre o mesmo. Numa noite sossegada o burburinho do impacto teria sido audível a umas boas centenas de metros de distância. Mas aquela noite era tudo menos uma noite normal ou serena, e não houve luzes a acenderem-se ou portas curiosas a abrirem-se. No momento do embate Filipp foi literalmente despejado do veículo, sobrevoando alguns metros de distância como um bom e aprumado avião de papel. Aterrou numa montanha de sacos de lixo que para sua fortuna ainda ali esperavam por alguém que os fosse recolher. </text:p>
      <text:p text:style-name="P14"/>
      <text:p text:style-name="P13">Filipp não se apercebera sequer da presença de nenhuma das figuras causadoras do aparatoso despiste. Levantava-se lentamente, ainda algo, para não dizer mesmo muito combalido pelo voo e consequente aterragem forçados. Olhou atentamente em seu redor ainda com a visão deturpada e cambaleante, numa tentativa de encontrar e encaixar as peças do puzzle de modo a perceber o que se havia passado. Por entre o barulho da água a cair, forte e fumegante na terra húmida e fria, ouve o que lhe parece ser o choro abafado de uma criança. Foi nessa altura que ele assimilou as causas e constatou as consequências do <text:span text:style-name="T10">inusitado</text:span> acidente. </text:p>
      <text:p text:style-name="P13"/>
      <text:p text:style-name="P13"><text:soft-page-break/>No meio da rua enlameada e escurecida estava uma mulher agachada junto a uma pequena menina que não devia ter mais do que uns quatro ou cinco anos de idade. Ambas choram em uníssono, enquanto que mutuamente tentam encontrar conforto e aconchego nos braços da outra. Filipp dirigiu-se cambaleante até elas. </text:p>
      <text:p text:style-name="P13">- Senhora... Está tudo bem?... Estão feridas? - Elas não lhe voltaram resposta alguma. - Vocês estão bem? Precisam de ajuda? - Insistiu uma vez mais. A mulher estava claramente em estado de choque e continuava a alternar entre o choro e o soluço. Olhava na direcção dele mas parecia apenas ouvi-lo sem o escutar realmente. Quanto à criança, essa chorava desalmadamente.</text:p>
      <text:p text:style-name="P13">- Estamos bem... Obrigado. - Respondeu por fim a mulher, atropelando o discurso com um novo soluço. E foram estas as únicas palavras que se lhe ouviram sair da boca. Ao terminar de proferi-las pegou na menina e colocou-a ao colo. A pequena agarrou a progenitora pelo pescoço e entrelaçou as franzinas pernas no seu torso reconfortante. As duas afastaram-se rapidamente e não houve lugar sequer a um olhar para trás. Filipp conformou-se e retornou em direcção ao jipe.</text:p>
      <text:p text:style-name="P13"/>
      <text:p text:style-name="P13">- “Gorthan!” - Pensou em voz alta. Veio-lhe à memória, ainda fresca e viva como se quer uma alface, a fotografia de um incidente anterior do qual Denis fora o protagonista de destaque. Foi uma estranha sensação <text:span text:style-name="T10">de “</text:span><text:span text:style-name="T2">déjà vu”</text:span><text:span text:style-name="T10">.</text:span></text:p>
      <text:p text:style-name="P13"/>
      <text:p text:style-name="P13">Felizmente nem tudo estava visto e o seu companheiro desta aventura já se encontrava fora do veículo acidentado quando Filipp lá chegou. Gorthan estava encostado à porta e à parte do enorme galo que lhe nascera na testa aparentava encontrar-se bem fisicamente. Não fizeram qualquer comentário sobre o sucedido. Não eram necessárias palavras inúteis pois as expressões estúpidas e incrédulas que <text:span text:style-name="T10">pululavam</text:span> nos seus rostos falavam inteiramente por si. </text:p>
      <text:p text:style-name="P13"/>
      <text:p text:style-name="P13">- Ainda estamos muito longe? - Perguntou Filipp.</text:p>
      <text:p text:style-name="P13"><text:soft-page-break/>- Não! Já não é muito longe daqui. - Apontou para sul. - Está a ver aquelas chaminés ali por cima daquele telhado?... É a antiga central nuclear. - Filipp ficou um tudo nada mais aliviado.</text:p>
      <text:p text:style-name="P13">- Óptimo! Temos de ter bastante cuidado. Mantenha a cabeça baixa e fique perto de mim... Tome isto!... Sabe usá-la? - Filipp tirou um pequeno objecto do bolso das calças e entregou-lho nas mãos. - Não é grande coisa mas pode ajudar. É um<text:span text:style-name="T10"> “</text:span><text:span text:style-name="T2">taser</text:span><text:span text:style-name="T10">”</text:span> portátil... Dispara uma malha com um campo magnético electrificado e serve para imobilizar ou atordoar o inimigo. - Gorthan premiu o botão para testar o dispositivo, lançando de pronto uma rede de faiscas que aterraria sobre um adversário em forma de caixote do lixo. Pela precisão com que o fez, acabava de dar a Filipp a confirmação muda à <text:s/>questão que este colocara anteriormente. Gorthan não era um <text:span text:style-name="T10">pamonha</text:span> completo.</text:p>
      <text:p text:style-name="P2"/>
      <text:p text:style-name="P13">Faltaria pouco mais que um quarteirão para chegarem ao destino deles. Felizmente daí em diante não encontraram problemas de maior pelo caminho, e depressa chegaram à vizinhança da casa da misteriosa amante de Gorthan. Era uma habitação modesta, não muito grande, toda ela pintada de branco. Na parte da frente tinha um pequeno quintal delimitado por uma cerca de madeira, também ela de cor branca. Denotava um estilo bem rústico e conservador. </text:p>
      <text:p text:style-name="P13"/>
      <text:p text:style-name="P13">Foi Gorthan quem tomou a dianteira. Entrou pela cancela aberta e subiu rapidamente os rasteiros degraus da entrada. Uma atitude algo imprudente mas que Filipp não contestou. Também ele sabia que o coração dos apaixonados normalmente vagueia por caminhos distantes daqueles que são percorridos pela razão.</text:p>
      <text:p text:style-name="P13"/>
      <text:p text:style-name="P13">As cortinas das janelas estavam corridas e as luzes de casa todas apagadas. Não se vislumbrava qualquer movimento no seu interior. Gorthan tocou à campainha e chamou várias vezes pelo nome da companheira. </text:p>
      <text:p text:style-name="P13">- Helen!... Helen!... Estás aí?... Abre!... Sou eu querida, Gorthan! - Ninguém se assomou à porta. <text:soft-page-break/>Gorthan levou a mão trémula ao bolso e retirou de lá uma pequena chave que <text:s/>se preparava para introduzir na fechadura. Quando o ia a fazer reparou que a fechadura tinha sido forçada e que a porta nem sequer estava trancada, abrindo muito mais facilmente do que o esperado, bastando para tal um simples e leve empurrar. Um misto de medo, ansiedade e inquietação, percorreu-lhe o ser. Começou a ficar ligeiramente pálido. Era-lhe visível o aumento da pulsação na zona do pescoço, por debaixo da barbicha. Filipp pousou uma das suas mãos no ombro dele para lhe transmitir uma pitada de serenidade. Sentiu-lhe os músculos tensos e rijos.</text:p>
      <text:p text:style-name="P13"/>
      <text:p text:style-name="P13">- Entraram de forma cautelosa, com a guarda bem levantada e provocando o mínimo de ruído possível. </text:p>
      <text:p text:style-name="P13"/>
      <text:p text:style-name="P13">Lá dentro, na sala, reinava uma escuridão imensa, apenas recortada a espaços pelos cintilantes relâmpagos da endiabrada tempestade que se abatia cá fora. Gorthan deitou a mão à parede, tacteando às cegas até conseguir finalmente alcançar o interruptor das luzes. </text:p>
      <text:p text:style-name="P13">- Helen! Sou eu... Gorthan. Estás aqui? - Continuou a insistir, embora sem sucesso algum. Filipp fez um pequeno gesto sugerindo que deviam seguir caminhos separados. Enquanto ele se dirigia para a zona da cozinha, anexa à sala de estar, <text:s/>Gorthan enveredava directo ao quarto que ficava num pequeno corredor em frente.</text:p>
      <text:p text:style-name="P13"/>
      <text:p text:style-name="P13">Não havia sinais de ter havido luta. Tudo parecia estar perfeitamente normal a não ser pela fechadura forçada da porta da rua. Na cozinha também não havia nada de estranho. Uns pratos por lavar em cima do lava-loiça, uma faca de cozinha e dois pavios de velas na bancada, denunciavam actividade recente. </text:p>
      <text:p text:style-name="P13">- “Deve ser do jantar de ontem” - Pensou Filipp, presumindo que seriam vestígios de uma acalorada ceia romântica do governador e da amante, registada na noite anterior.</text:p>
      <text:p text:style-name="P13"><text:soft-page-break/></text:p>
      <text:p text:style-name="P13">- Heeeeeeelen! - Ouve-se Gorthan gritar. Soava horrorizado. Ao ouvir o grito, o coração de Filipp pareceu querer saltar-lhe do peito, talvez para que dessa forma pudesse acudir veloz ao chamamento. Filipp correu de imediato na direcção de onde provinha a voz do companheiro. Ao chegar ao quarto travou subitamente, chegando mesmo a efectuar um ligeiro movimento de desequilíbrio. Os seus olhos escancarados tinham dificuldade em conseguir absorver o que tinham pela frente, e não era pela escassez de luminosidade.</text:p>
      <text:p text:style-name="P13"/>
      <text:p text:style-name="P13">- Helen estava sentada na cama com as mãos amarradas e com uma mordaça enfiada na boca. No preciso instante em que ela notou a presença de Filipp, teve um repentino ataque de pânico que quase a fez saltar no colchão.</text:p>
      <text:p text:style-name="P13">- Calma! Calma! Ele está comigo! - Exclamou Gorthan. À primeira vista Helen não parecia estar ferida. Não se notavam lesões ou outras marcas aparentes. Estava sim visivelmente aflita e aterrorizada, a julgar pela forma compulsiva como se mexia para se tentar livrar do cativeiro desconfortável. Gorthan estava junto dela e apressava-se para a libertar. Ambos transpiravam abundantemente. Quando ele lhe retira o lenço que lhe cobria os lábios carnudos, Helen entra em devaneio:</text:p>
      <text:p text:style-name="P13">- Ele está cá!... Está cá em casa!... Um homem! - A sua conversa em tom esquizofrénico não parecia fazer muito sentido. A voz tremia-lhe e a sua cabeça abanava tanto quanto as suas órbitas rolavam no vazio do quarto. Gorthan, tão ou mais nervoso do que ela, conseguia ainda assim falar com alguma fluidez. Tentava sossegá-la ao mesmo tempo que os dois se abraçavam com paixão.</text:p>
      <text:p text:style-name="P13">- Acalma-te querida.... Está tudo bem agora... Estou aqui. - E aos poucos lá conseguiu <text:s/>começar a interrogá-la sobre o sucedido.</text:p>
      <text:p text:style-name="P13">- O que aconteceu, Helen?... Quem te fez isto? - A conversa dela continuava aflitiva.</text:p>
      <text:p text:style-name="P13">- Um homem! Eu...eu... não sei quem era. Nunca lhe cheguei a ver a cara... Tinha a cara coberta... <text:soft-page-break/>Ele está cá em casa! <text:s/>- Dizia ela repetidamente.</text:p>
      <text:p text:style-name="P13">- Calma Helen... Eu e o capitão Filipp estamos aqui agora. Estás segura... e não há ninguém cá em casa além de nós... Tens de te acalmar e explicar-nos o que aconteceu. - A pouco e pouco a sua respiração ofegante começava a voltar ao registo normal. Sentia-se ligeiramente mais aliviada e calma o quanto bastava para discursar nas mínimas condições.</text:p>
      <text:p text:style-name="P17"/>
      <text:p text:style-name="P13">Helen começou a relatar-lhes o sucedido: </text:p>
      <text:p text:style-name="P13">- Não sei bem como aconteceu... Desde que soou o recolher obrigatório que não saí mais de casa. Apaguei todas as luzes e fechei as cortinas tal como recomendaram... Estava na cozinha quando de repente me pareceu ouvir alguém mexer na porta da frente. No início ainda pensei que serias tu, mas depois vi que o barulho não era normal... Pensei que fosse algum bandido... por isso peguei numa faca e escondi-me debaixo da mesa da cozinha... Ouvi uns passos a aproximarem-se e fiquei imóvel... mas ele deve ter percebido que eu estava lá... Puxou-me pelo braço... Estava muito escuro e não pude ver grande coisa... Sei que era um homem e que tinha qualquer coisa enfiada pela cabeça... Uma espécie de gorro... Depois não me lembro de mais nada. Só me lembro de ter acordado na cama amarrada... Nem sequer como vim cá parar. - Filipp mirava atentamente algo que havia sido deixado no chão, por descuido ou talvez não.</text:p>
      <text:p text:style-name="P13">- Pois... Aqui está a explicação para isso. - Disse ele enquanto se agachava para apanhar um pedaço de trapo branco caído no soalho. Levou-o ao nariz.</text:p>
      <text:p text:style-name="P13">- É amoníaco! - Exclamou. - Por isso não se lembra de nada. Foi drogada!</text:p>
      <text:p text:style-name="P13">- Mas o que será que ele queria?.. Nem tenho nada de valor em casa... Porquê eu?... <text:s/>- Atirou ela para o ar. Gorthan acariciou-lhe as madeixas alouradas.</text:p>
      <text:p text:style-name="P13">- Não sei querida. Vá-se lá saber as motivações desta escumalha que anda por aí às vezes... O que interessa é que já passou e tu estás bem. - O capitão continuava a olhar com desconfiança para o pedaço de pano.</text:p>
      <text:p text:style-name="P13"><text:soft-page-break/>- ... Ou talvez esse alguém não tenha terminado o serviço porque nós o interrompemos. - Observou - ... O trapo está ainda ensopado e o odor continua bastante acentuado. - Mal acabara de proferir a última frase, as luzes da habitação voltam a apagar-se de forma inesperada. Alguma coisa ou alguém as fizera desligar de novo. Ou também poderia ser apenas uma consequência do enorme temporal que se fazia sentir. Helen achava que não:</text:p>
      <text:p text:style-name="P13">- Está alguém cá em casa ainda... - Sussurrou a Filipp. - ... Eu sabia!... Eu sabia! Ele está cá em casa.... Eu sabia! - Helen desesperava. Voltara novamente ao estado de histeria inicial. - Filipp tentava manter-se sóbrio e alerta.</text:p>
      <text:p text:style-name="P13"><text:s/>- Pssssssssttt... Não façam barulho. - Insistiu. Ouviu-se <text:s/>alguma coisa a estilhaçar-se no chão. Definitivamente, não estavam sós. Ouviu-se um ligeiro pisar de cacos. O clarão de um relâmpago mais prolongado deixou transparecer uma sombra alongada e de formas esquisitas, estampada na parede do corredor. <text:s/>Quando a luz se desvaneceu e o ribombar do trovão ecoou lá fora, <text:s/>são efectuados vários disparos à queima-roupa para o interior do quarto, mesmo junto à porta de entrada. Gorthan e Filipp ripostaram ambos em simultâneo. No meio da confusão uma descarga do “<text:span text:style-name="T1">taser</text:span>” parece ter atingido algo em cheio. Uma espécie de colete de forças eléctrico começava a faiscar constantemente. Fazia lembrar uma árvore de natal coberta por filamentos entrelaçados de néons azuis. Uma árvore que se tornou num enfeite colocado por cima de um alvo humano. O individuo electrocutado caiu ao chão. </text:p>
      <text:p text:style-name="P14"/>
      <text:p text:style-name="P13">Reagindo quase exclusivamente por instinto, Helen ligou o candeeiro da mesa de cabeceira. <text:s/>Filipp era o único que tinha sido atingido. Estava ferido num ombro mas à primeira vista não parecia ser nada de muito grave. A parede por detrás deles estava completamente crivada de buracos de bala. Miraculosamente, tinham escapado à confusão com apenas um ferimento de raspão seleccionável para registo. A mesma sorte não a teve a figura sinistra que jazia agora em cima de uma poça de sangue, a qual continuava a alastrar como uma nódoa de vinho a deslizar numa toalha de linho. </text:p>
      <text:p text:style-name="P13"><text:soft-page-break/></text:p>
      <text:p text:style-name="P13">Aproximaram-se do corpo. Para surpresa de todos, mas principalmente de Gorthan, o homem envergava um uniforme de oficial. Era uma farda igual àquela usada por certos funcionários não civis que trabalhavam no palácio dele. Filipp debruçou-se sobre o corpo e enfiou-lhe a mão num dos bolsos da camisa. Retirou de lá um pequeno cartão <text:s/>de identificação onde podia ler-se o seguinte: “Joel Carter - Oficial de Comunicações”. </text:p>
      <text:p text:style-name="P13">- Cá está o nosso bufo! - Exclamou satisfeito. - O tipo que sabotou as comunicações, lembra-se? - Gorthan nem queria acreditar.</text:p>
      <text:p text:style-name="P13">- Esse bandido!.. O que andava esta escumalha a fazer aqui?... - Filipp achava que sabia a razão e depois de terminar a vistoria ao cadáver disse:</text:p>
      <text:p text:style-name="P13">- Acho que tenho uma boa ideia sobre isso... Provavelmente vinha à sua procura... De qualquer forma este já não nos chateia mais... - Gorthan mostrou-se confundido e surpreso com a revelação.</text:p>
      <text:p text:style-name="P13">- Veio por causa do medalhão. - Explicou o capitão. - Deve tê-lo seguido até cá alguma vez. Por esta altura já devia ter percebido que tinha sido descoberto, e seria muito imprudente da parte dele voltar a aparecer perto do palácio... Por isso pensou que aqui seria mais fácil preparar-lhe uma cilada. Para cúmulo da nossa sorte, ele não fazia a mínima que o medalhão estava aqui e não consigo, como era suposto.</text:p>
      <text:p text:style-name="P13">- Mas porquê fazer isto à Helen?... Isso é que eu não percebo! Se era a mim que queria, <text:s/>porquê tratá-la assim? - Gesticulou.</text:p>
      <text:p text:style-name="P13">- Talvez estivesse a pensar atrai-lo até cá usando a Helen como moeda de troca pelo medalhão. Precisava dela viva para poder chantageá-lo e trazê-lo aqui... Depois... sabe-se lá... Talvez quisesse também mostrar serviço antes dos <text:span text:style-name="T1">Drombies</text:span> chegarem... Quem sabe?... Infelizmente para ele o seu esquecimento acabou por destruir-lhe o plano. Foi uma sorte termos chegado a tempo... - As palavras de Filipp tinham uma certa lógica e pareciam fazer algum sentido. Quem não estava a perceber patavina era Helen, e isso era compreensível até certo ponto pois nada ela sabia sobre a <text:soft-page-break/>origem ou a história dos amuletos.</text:p>
      <text:p text:style-name="P13">- Mas de que medalhão é que vocês estão a falar?... Daquela coisa que tu costumas trazer ao pescoço?... Tudo isto é por causa de um simples medalhão? Mas que merda vem a ser esta afinal?... - Já não era de modo algum a mulher assustada que Filipp conhecera apenas há alguns minutos atrás. Agora era ela quem apontava o dedo e quem erguia o tom de voz. Gorthan sentia-se numa posição ridícula.</text:p>
      <text:p text:style-name="P13">- Infelizmente... <text:s/>parece que sim, querida. É uma longa história. Adorava contá-la mas vai ter de ficar para outra altura... <text:s/>-<text:span text:style-name="T10"> Numa atitude de camaradagem como a que normalmente <text:s/>se associa à atitude d</text:span>os machos em situações semelhantes, o capitão acudiu em seu auxilio:</text:p>
      <text:p text:style-name="P13">- O que nós temos é de sair daqui quanto antes. - Argumentou. - Onde está o medalhão?</text:p>
      <text:p text:style-name="P13">- Ora bem... Se está onde onde o deixei... está naquela gaveta da mesa de cabeceira, <text:s/>no meio da roupa interior. <text:s/>- Disse Gorthan, apontando com o dedo para o segundo compartimento a contar de baixo. Helen puxou a porta da gaveta e foi com notável surpresa que pôde constatar que efectivamente o medalhão estava mesmo lá. O caricato da situação fez Filipp sorrir.</text:p>
      <text:p text:style-name="P13">- Incrível!... Mas que sorte ridícula... O tipo esteve a menos de um metro do medalhão e nem sabia... Se eu fosse religioso, diria que foi um autêntico milagre... mas como não o sou... digo apenas que foi uma sorte tremenda. - Sublinhou ele, ao mesmo tempo que olhava para o cronómetro do relógio de pulso. - Maldição! - Disse. - Não vamos conseguir nunca chegar a tempo... Restam dez minutos e estamos sem transporte. É completamente impossível! - Constatou com alguma frieza embutida em desespero. Gorthan fitava Helen enquanto fazia uma pequena pausa para reflexão. Ao fim de algum tempo saiu-se com um “Huummm...” promissor.</text:p>
      <text:p text:style-name="P13">- ... Talvez haja uma solução... Não é utilizado há anos mas pode ser que ainda esteja a funcionar... - Se era verdade que Gorthan ainda continuava a falar apenas para si próprio, também não era menos verdade que tanto a atenção como o alento de Filipp haviam já voltado a subir um patamar.</text:p>
      <text:p text:style-name="P13">- O quê? Mas o quê? - Questionou com o último com impaciência. Gorthan expôs a sua teoria:</text:p>
      <text:p text:style-name="P13"><text:soft-page-break/>- Há umas dezenas de anos atrás, antes de começarem a chegar os primeiros colonos, os engenheiros de Arzgon criaram uma pequena rede de subestações eléctricas ao longo do perímetro inicial da colónia... Sei que utilizavam um qualquer meio de transporte subterrâneo para se deslocarem de umas para as outras, pois cheguei a ver umas plantas de toda a rede... Não sei bem o que era... talvez um “<text:span text:style-name="T1">monorail”</text:span> ou <text:s/>algo do género... O que sim sei é que existe uma dessas subestações aqui mesmo ao lado da central nuclear e outra a cerca de cem metros do palácio. - E para Filipp já era mais do que suficiente:</text:p>
      <text:p text:style-name="P13">- Talvez a nossa maré de sorte ainda perdure... Há que aproveitar estas ondas... Mostre-nos o caminho! - Exclamou.</text:p>
      <text:p text:style-name="P13"/>
      <text:p text:style-name="P13">Sairiam da casa no preciso momento em que passava ao fundo da rua um pequeno carro de combate inimigo. Ia escoltado por um incipiente e reduzido grupo de soldados <text:span text:style-name="T1">Drombies </text:span><text:s/>que seguia a escassos metros de distância. Talvez tivessem uma boa chance se optassem por tentar abusar da fortuna. Ainda assim foi de comum acordo que decidiram esperar que eles passassem, para depois correrem rapidamente na direcção da central nuclear. </text:p>
      <text:p text:style-name="P13"/>
      <text:p text:style-name="P13">- Estas subestações foram todas desactivadas há alguns anos atrás - Explicava Gorthan, um momento antes de chegarem à dita cuja. E devia ter muita razão no que dizia pois as paredes do edifício denotavam esquecimento e um claro abandono. Havia limos na fachada e também alguns “<text:span text:style-name="T1">graffitis”</text:span> com frases pouco simpáticas e <text:span text:style-name="T10">ortodoxas. <text:s/>Aquelas coisas típicas </text:span>de adolescentes endiabrados e travessos. A porta da entrada, uma pesada porta de ferro cinzenta, encontrava-se bloqueada por umas correntes presas a um cadeado. Filipp atirou várias vezes sobre o cadeado até que finalmente conseguiu quebrá-lo, forçando assim a entrada na catacumba. Com tanto barulho a circular pelas ruas os tiros dele eram apenas mais umas migalhas que se viam acrescentadas à banda sonora do filme.</text:p>
      <text:p text:style-name="P13"><text:soft-page-break/></text:p>
      <text:p text:style-name="P13">Ao passarem para o lado de dentro as calhas paralelas de <text:span text:style-name="T10">luminárias</text:span> começaram a ligar-se de forma automática umas a seguir às outras, como resposta à detecção de movimento no interior da construção. <text:s/>Estavam agora no que parecia ser uma antiga sala de controlo e monitorização. Havia algum equipamento informático e electrónico que por ali tinha sido deixado à mercê das<text:span text:style-name="T10"> vontades <text:s/></text:span><text:s/>do tempo. Numa parede lateral algo despertou a atenção de Helen. </text:p>
      <text:p text:style-name="P13">- Olhem ali!... Aquilo não é um mapa? - De facto, tratava-se de uma planta detalhada da subestação. Percebia-se que o edifício era constituído por quatro pisos, sendo aquela sala onde estavam o piso 0, e o último de todos, o piso -3. Logo, seria com toda a certeza uma viagem de descida aquela que tinham pela frente. O quanto teriam de descer perceberam-no depois. A interligação entre os vários pisos fazia-se por elevador e também por intermédio de escadarias. O último piso parecia ser o mais prometedor dos quatro, uma vez que estava identificado com um símbolo diferente de todos os outros pisos intermédios. Era uma figura esquisita, um <text:s/>desenho em forma de arco de onde sobressaia uma seta que serpenteava uma vez em ziguezague e que apontava para fora dos limites do complexo.</text:p>
      <text:p text:style-name="P13">- Deve ser isto aqui. - Disse Filipp, colocando o dedo indicador por cima do respectivo sinal. - Vamos! - Dirigiram-se em primeiro lugar para o elevador, só que ele não foi amigo do trio e não deu qualquer sinal de vida. Devia estar desactivado ou irremediavelmente danificado, ou então apenas a hibernar numa longa sesta de vários anos. O certo é que não funcionava e devido a esse contratempo não tiveram mais remédio senão descer pelas escadas. Os pisos -1 e -2 eram exactamente iguais entre si. Estavam repletos de máquinas enormes, perfeitamente alinhadas umas com as outras, todas interligadas entre si por um enorme emaranhado de válvulas, tubos e cabos eléctricos. Não havia nelas nada que se assemelhasse, ainda que muito remotamente, a um meio de transporte. Como também não achavam plausível uma viagem espremida pelas pistas de tubos e canos, pouco tempo perderam a deambular por ali. Não muito depois chegavam finalmente ao <text:soft-page-break/>último piso.</text:p>
      <text:p text:style-name="P17"/>
      <text:p text:style-name="P13">Ainda mal haviam transposto a entrada da sala e logo uma ligeira sensação de frio e de humidade vinda do interior os envolveu, como tivessem acabado de entrar na guarida de um espírito com mau feitio e pouco dado recepções calorosas. No tecto, uma enorme e pouco decidida lâmpada fluorescente de cor azulada teimava em acender, piscando de forma intermitente. Havia umas quantas luzes de emergência ligadas, <text:s/>bastante fracas e difusas, mas que deixavam perceber que havia uma grande quantidade de água ali dentro, mesmo por baixo dos seus pés. O prolongamento da entrada era feito através de um estreito passadiço metálico que se estendia sensivelmente até ao meio da sala. Em fila, seguiram atrás de Filipp pela apertada passagem. A acústica no interior era fenomenal. Até o simples ruído dos passos soava avassalador. A meio do caminho, a birrenta luz do tecto decidiu pôr termo à teimosia e achou por bem iluminar a sala de forma permanente. </text:p>
      <text:p text:style-name="P13"/>
      <text:p text:style-name="P13">O interior não era mais que um enorme tanque completamente inundado de água, atravessado parcialmente por aquela estranha ponte metálica no final da qual se podia agora ver com clareza uma pequena consola de controlos. Num dos cantos havia uma sirene de plástico cor de laranja. A consola, de desenho simples, era constituída apenas por um pequeno visor rectangular que ficava do lado de cima de um botão redondo. Intrigado, Filipp não hesitou em carregar no botão. Seguiu-se uma série de estalidos e <text:s/>roçares metálicos. Subitamente toda a sala voltou a exibir vida, como quem estava a acordar de um sono prolongado. A sirene ligou-se e começou a piscar e a emitir um ruidoso som de alerta. No pequeno visor táctil surgiu um esquema que Gorthan reconheceu de imediato. </text:p>
      <text:p text:style-name="P13">- Isto só pode ser o mapa das subestações... O desenho é idêntico ao que eu vi uma vez... Isto são todos os locais de intersecção. - Em seguida, clica num dos pontos representados no painel. Por debaixo deles os três, respondem de imediato vários holofotes, até então escondidos debaixo de <text:soft-page-break/>água, e que se ligam em simultâneo. Uma outra estrutura começa lentamente a emergir à tona. Era uma pequena cápsula de forma oval feita de um material transparente, e que surgia encaixada em cima de um estreito veio metálico. Tratava-se sem dúvida alguma de uma espécie de veículo “<text:span text:style-name="T1">monorail”</text:span>. <text:s/>Ao alcançar a superfície, a parte superior do estranho veículo; um tejadilho, começou a abrir de modo vagaroso até parar um pouco antes de atingir a vertical, possibilitando assim o acesso ao seu interior. <text:s/>Aí, havia apenas <text:s/>um assento e um pequeníssimo painel de instrumentos. O facto de haver apenas lugar para um passageiro foi algo que prendeu imediatamente a atenção de todos.</text:p>
      <text:p text:style-name="P13">- Parece que é um veículo monolugar... Não vamos conseguir sair todos! - Exclamou Filipp, constatando verbalmente o que era mais que óbvio. Gorthan e Helen deram as mãos e olharam-se fixamente nos olhos. Mesmo sem trocarem nenhuma palavra, era como se conseguissem perscrutar e navegar pelas profundezas das almas um do outro.</text:p>
      <text:p text:style-name="P13">- Nós não vamos! - Retorquiu Gorthan, enquanto apertava a mão da sua amada. Filipp ficou estupefacto com a declaração que acabara de ouvir.</text:p>
      <text:p text:style-name="P13">- O quê?... Como não vão?... Que disparate é esse?... Podemos ir um de cada vez mas vamos todos.</text:p>
      <text:p text:style-name="P13">- Capitão... Sabe tão bem como eu que não temos tempo tempo para isso... Além disso o mais importante é que o medalhão está a salvo... e nós também. - Por muito que Filipp se recusasse a aceitá-lo, no seu intimo ele sabia que Gorthan estava correcto. A escolha era deles e a julgar pela convicção com que Gorthan proferia as palavras, não haveria forma fácil de dissuadi-los. Por muito que a decisão lhe desagradasse, não lhe restava mais remédio senão aceitá-la. Gorthan estendeu uma das mãos e os dois homens encetaram um forte aperto que depressa se transformaria num abraço mais sentido. Helen chegou perto de Filipp e deu-lhe um suave beijo na face, segredando-lhe algo baixinho ao ouvido. Uma última palavra de agradecimento.</text:p>
      <text:p text:style-name="P13"/>
      <text:p text:style-name="P13">Filipp entrou para dentro da cápsula, sentou-se no banco e cruzou o cinto de segurança pela frente. <text:soft-page-break/>No momento em que o fez teve início uma contagem decrescente sonora. Em seguida o tecto de abrir do veículo começou a fechar-se lentamente, e isto ao mesmo tempo que toda a estrutura se afundava de novo. Antes de submergir por completo, Filipp consegue ainda ter um derradeiro vislumbre dos dois amantes, abraçando-se num prolongado beijo apaixonado. Sentiu-se envergonhado pela pontinha de inveja que lhe assaltou o coração. Como ele gostaria de ter alguém que o amasse da mesma forma.</text:p>
      <text:p text:style-name="P13"/>
      <text:p text:style-name="P13">Em seguida, o painel de instrumentos ganha vida própria e o veículo é subitamente impulsionado a uma velocidade impressionante por um estranho labirinto de túneis subaquáticos de águas límpidas e borbulhantes, impelido apenas pela força de uma pequena hélice existente na parte traseira. </text:p>
      <text:p text:style-name="P13"/>
      <text:p text:style-name="P13">A viagem foi relativamente curta, durando menos de um minuto, embora a desagradável sensação que Filipp sentira no estômago e na cabeça, quisesse atestar em sentido contrário. O estranho efeito <text:s/>“montanha russa” que ele experimentou em algumas das viragens por secções intermédias do percurso, assim como o desnorte provocado pelo repentino piscar dos “flashes” das luzes de emergência que aliviavam a escuridão aquando da passagem do veículo, fez com que ele a considerasse demasiado longa, desagradável e algo penosa, parecendo-lhe quase interminável até. Tirando isso, o que mais lhe fazia confusão e aquilo em que ele não conseguia deixar de pensar nos instantes finais do passeio, era na forma fantástica e inacreditável como aquele revolucionário sistema de transporte combatia o atrito natural do liquido envolvente.</text:p>
      <text:p text:style-name="P13"/>
      <text:p text:style-name="P13">A cápsula aquática terminou a sua corrida num local em tudo igual ao ponto de partida. Filipp fez então o percurso contrário, subindo todos os patamares até chegar ao nível do chão, onde foi forçado a arrombar a porta para se libertar da obscura catacumba onde a sua boleia havia desembocado. Estava bem perto do hangar, talvez a uns cinquenta metros no máximo. De onde se <text:soft-page-break/>encontrava podia ver uma ala do palácio em chamas. Alguns veículos e habitações destruídas nas imediações testemunhavam o contínuo e impiedoso avanço do exército inimigo para o centro da cidade. Junto à entrada do hangar dois corpos tombados no solo confirmavam isso ainda mais. Filipp reconheceu pelo menos um deles. O tipo que estava deitado de costas e que fora vitima de vários tiros implacáveis na zona do peito e da cabeça. Era o guarda com o qual tinha falado antes, naquela mesma noite. O segundo elemento estava caído com a face voltada para baixo. O homem ainda respirava, mas para Filipp era um dado adquirido que ele estava morto e por isso entrou no hangar sem que o pudesse perceber. Do lado de dentro estavam os corpos de três soldados <text:span text:style-name="T1">Drombies. </text:span>Jaziam exactamente no sítio onde deveria estar a Fénix, só que da nave não havia nem sinal. Não pernoitava ali mais nada a não ser um vazio enorme. A Fénix desaparecera. Foi então que ele olhou para o relógio de pulso e percebeu o porquê da desocupação. Havia passado cerca de uma hora e vinte minutos desde que partira com Gorthan. Era mais do que óbvio que não conseguira chegar dentro do intervalo de tempo por ele próprio planeado e estipulado. Desorientado e sem saber bem o que fazer, bloqueou por um segundo. Depois, <text:s/>respondeu ao primeiro apelo que o instinto lhe chutou para a cabeça e dirigiu-se novamente para a subestação de onde havia saído há pouco. Tentaria voltar atrás.</text:p>
      <text:p text:style-name="P13"/>
      <text:p text:style-name="P13">Mesmo antes de chegar à porta do edifício deu por si a ouvir um barulho que lhe soou imediatamente familiar e reconfortante. Vinha algures de um lugar situado por cima da sua cabeça. Viu-se de súbito iluminado por um forte foco de luz que provinha da mesma direcção. A Fénix voltara. Poucos segundos depois, Filipp era recolhido em perfeita segurança para o interior da nave, a qual partiria velozmente logo em seguida.</text:p>
      <text:p text:style-name="P13"/>
      <text:p text:style-name="P25">VIII – O refugio de Largat</text:p>
      <text:p text:style-name="P18"/>
      <text:p text:style-name="P13">Talvez pela primeira vez na vida, Filipp sentia-se honestamente satisfeito pelo facto de um elemento da sua tripulação não ter acatado uma ordem sua. E neste caso em particular era Nina a feliz culpada disso. </text:p>
      <text:p text:style-name="P13">- Peço desculpa se o assustei capitão... mas as coisas começaram a aquecer bastante quando o palácio ficou debaixo de fogo e tivemos de retirar imediatamente. - Explicou ela.</text:p>
      <text:p text:style-name="P13">- E porque voltaram passado tanto tempo?... Àquela altura eu já deveria ter regressado há muito. O mais certo era estar morto... Eu disse-te para partirem se não voltasse no espaço de uma hora. - Ela já conhecia de sobremaneira o seu feitio e sabia que ele não <text:s/>sentia verdadeiramente aquilo que dizia.</text:p>
      <text:p text:style-name="P13">- Ora capitão, não estaria a pensar que nós partiríamos mesmo sem o trazer connosco, pois não?... Apenas <text:s/>lhe dei uma pequena margem de manobra para imprevistos de última hora. - Nina sorriu e Filipp retribuiu. Estava mais do que satisfeito com a resposta dela e resolveu mudar de assunto.</text:p>
      <text:p text:style-name="P13">- Temos de ir a Largat... - Começou ele. - Nina interrompeu-lhe a frase ao ouvir aquele nome de sitio.</text:p>
      <text:p text:style-name="P13">- Largat? Mas isso não passa de meia dúzia de cabanas perdidas na montanha, porque carga de água é que ... - Foi a vez de Filipp se intrometer.</text:p>
      <text:p text:style-name="P13">- Há lá muito mais do que aquilo que salta à vista. Isso te garanto! - Contrapôs ele de imediato, antecipando-se-lhe. - O Denis precisa de cuidados hospitalares e nós precisamos de reparar a Fénix. Conheço lá alguém que nos pode ajudar. Além do mais... acho que todos necessitamos de uma boa noite de sono... Eu sei que preciso! - Filipp dirigiu-se até Mariya e tirou do bolso o amuleto que acabara de resgatar. Estava a entregar-lho. - Toma! Guarda-o tu... Algo me diz que estas coisas devem ficar convosco. - Referia-se obviamente aos dois irmãos. Mariya mostrou-se um nadinha relutante de início mas sempre <text:s/>acabou por ceder.</text:p>
      <text:p text:style-name="P13"><text:soft-page-break/>- Está bem! Guardá-lo-ei com todo o cuidado. - Pegou no amuleto pelo grosso cordão e afastou-se, aproveitando a dica de Fillip para se dirigir aos aposentos afim de <text:span text:style-name="T10">cochilar</text:span> um pouco.</text:p>
      <text:p text:style-name="P7"/>
      <text:p text:style-name="P7">Enquanto isso, em Laferten, as coisas tinham-se complicado imenso para Gorthan e Helen. Infelizmente, haviam sido capturados quando tentavam regressar à casa dela, não muito depois de se terem despedido de Filipp. Foram surpreendidos por um pequeno grupo de soldados inimigos que os aguardava dentro da própria habitação. A única explicação que Gorthan encontrou foi a de que muito provavelmente Carter teria chegado a divulgar a sua localização aos seus superiores. Algo que poderia muito bem ter feito antes de ele próprio lá se ter emboscado. Contudo, era apenas uma suposição. </text:p>
      <text:p text:style-name="P7"/>
      <text:p text:style-name="P7">Depois de feitos prisioneiros, viram-se algemados e enfiados para a parte detrás de um camião, tratados como animais moribundos a caminho do talho. Com eles seguiam mais algumas pessoas, todas acorrentadas a uma barra de metal que atravessava de lés a lés a parte de trás do veículo, que na sua maioria apresentavam sinais evidentes de maus tratos. Levaram-nos até perto do palácio onde posteriormente os separaram do restante grupo. Dois soldados corpulentos retiraram-nos à força de dentro do veículo. </text:p>
      <text:p text:style-name="P7">- Mexam-se! Rápido!... O general está à vossa espera! - Insistia um eles arrogantemente. Gritava com eles à medida que os ia empurrando pelas costas de forma sistemática e alternada. Helen estava completamente aterrorizada, agitada e pálida como a cal da parede. Ainda não se tinha recomposto de uma situação traumática e já se via de novo envolvida noutra (qual delas a pior). Gorthan parecia mais conformado, mais calmo. Mas a sua tranquilidade era apenas aparente. Havia mergulhado num imenso mar de pensamentos despoletados pelo cenário de destruição que reinava à sua volta. O seu segundo grande amor, a sua querida Laferten, ocupava-lhe metade da mente no preciso momento em que começava a subir as escadarias. A imagem que agora via da sua <text:s/>cidade era algo que nem <text:soft-page-break/>num dos seu piores pesadelos imaginara. A outra meia parte do cérebro estava com Helen.</text:p>
      <text:p text:style-name="P7"/>
      <text:p text:style-name="P7">Ao entrarem, uma imensidão de militares inimigos que ocupava o “<text:span text:style-name="T1">hall</text:span>” de entrada abriu imediatamente caminho. Proporcionaram-lhes uma estreita passagem onde, e no final da qual, a figura de um homem começou a sobressair aos poucos de entre a multidão. Envergava um uniforme militar com traços pouco convencionais, como se tivesse sido feito à medida do seu usuário, por encomenda. Não era um homem muito alto nem tão pouco era forte. Fisicamente, era um sujeito de compleição perfeitamente normal. Tinha uma pele morena impecável, lubrificada, e que não apresentava quaisquer imperfeições ou cicatrizes. Podia dizer-se que era um homem muitíssimo bem parecido. No entanto, não deixava de haver algo sinistro na sua expressão empedernida e impenetrável. O seu olhar macabro faiscava em silêncio.</text:p>
      <text:p text:style-name="P7"/>
      <text:p text:style-name="P7">- Ora, ora... Se não é o famoso governador Gorthan... Bem vindo governador! Sinta-se como em sua casa! - Exclamou ele, com um sorriso sedutor cujo cinismo era claramente propositado.</text:p>
      <text:p text:style-name="P7">- Quem és tu? O que queres daqui? - Questionou Gorthan, embora no fundo já soubesse qual iria ser a resposta.</text:p>
      <text:p text:style-name="P7">- Claro, claro... Mas que indelicadeza a minha. Permita-me que me apresente... Como amigos que somos... pode tratar-me por general Kondar.</text:p>
      <text:p text:style-name="P7">- Não sou teu amigo nem nunca serei!... Tu não passas de um assassino monstruoso. E eu não sou amigo de gente da tua laia. - Apeteceu-lhe cuspir. Kondar alargou <text:s/>o sorriso de modo inquietante.</text:p>
      <text:p text:style-name="P7">- Isso é o que vamos ver... Vais ver como vamos ficar já bons amigos... Deixem-nos! Saiam! - Ordenou às tropas. A multidão começou a dispersar. Ficaram apenas dois guardas de sentinela junto à porta e um outro homem que segurava uma estranha caixa. Este último ficou junto de Kondar. Algo havia sido previamente preparado para a recepção <text:s/>aos dois amantes.</text:p>
      <text:p text:style-name="P7">- Vamos lá a ver se nos entendemos então... - Começou por dizer Kondar, enquanto abria a caixa <text:soft-page-break/>que tinha à sua frente. - Onde está o teu medalhão?... O que sabes sobre os medalhões dos anciãos? - Gorthan tentou a usual escapatória da ignorância:</text:p>
      <text:p text:style-name="P7">- Medalhão?.. Qual medalhão? Não sei do que falas! - Kondar riu-se ainda mais e com maior força.</text:p>
      <text:p text:style-name="P7">- Ai não, meu espertalhão?... Então parece-me que vamos ter de fazer algo para avivar essa memória. - E retira do interior da caixa dois objectos metálicos cor de prata. Um deles parecia ser uma espécie de alicate e o outro um bisturi. Uma ferramenta como aquelas que são vulgarmente utilizadas nas cirurgias. Dá dois passos em frente na direcção de Helen, exibindo os artefactos com regozijo. - Vamos ver o que a tua namorada tem a dizer sobre o assunto... Talvez o vê-la sofrer te devolva a memória. - Nisto, Helen desmaia prevendo o doloroso desenrolar da situação.</text:p>
      <text:p text:style-name="P7">- Deixa-a em paz! Ela não sabe de nada. - Interveio o governador, não dando conta que acabara assim de pôr o pé na poça, tal como se diz na gíria.</text:p>
      <text:p text:style-name="P7">- Com que então... “Ela não sabe de nada”... Isso quer dizer que tu sabes. Parece que já nos estamos a começar a entender. Então diz-me... Onde está o teu medalhão e quem eram os tipos naquela nave? - Gorthan colocara-se entre a espada e a parede e achou que se colaborasse nada aconteceria a Helen, ou a ele.</text:p>
      <text:p text:style-name="P7">- Não sei muito sobre o medalhão, foi-me dado pelos anciãos de Arzgon... <text:s/>Deram um igual a cada um dos governadores das sete colónias... há muitos anos atrás. Supostamente... há quem diga que tem poderes mágicos... mas acho que isso é só uma história de crianças... O seu valor é apenas simbólico, nada mais. - A conversa começava a ir ao jeito de Kondar.</text:p>
      <text:p text:style-name="P7">- E onde está ele agora? Porque não o tens contigo?.. E quem eram e o que queriam aqueles tipos? - Voltou a insistir.</text:p>
      <text:p text:style-name="P7">- Devo tê-lo perdido durante a batalha... Não dei conta... Quanto àqueles tipos... eram uns mercenários quaisquer... Tentaram extorquir-nos dinheiro para nos protegerem do vosso exército. Não são ninguém! - Gorthan falava demasiado pausadamente, como alguém que pensa seriamente naquilo que vai dizer antes de abrir a boca. Kondar apercebia-se da escolha criteriosa das palavras e <text:soft-page-break/>o sorriso estúpido começava a abandonar a sua cara aos poucos. Quanto ao sarcasmo, a esse não havia modo de o desaparecer.</text:p>
      <text:p text:style-name="P7">- Muito bem... muito bem... Estou quase lavado em lágrimas e a acreditar em tudo o que me dizes. Parece-me que não estás a levar a sério a nossa amizade... Vamos ter de fazer qualquer coisa nesse sentido. - Dito isto, inclina-se sobre Helen e segura-lhe na mão direita, separando-lhe dos restantes, o dedo onde ela exibia a aliança que Gorthan lhe dera há cerca de dois meses atrás. Em seguida, vira-se de novo na direcção do pobre coitado.</text:p>
      <text:p text:style-name="P7">- Como tu perdeste um adorno... acho justo que também a tua noiva perca um adorno, não achas? - Num ápice e sem qualquer tipo de hesitação ou sentimento de compaixão, corta-lhe o dedo anelar, traçando inclusive o osso com o bisturi, e fazendo com que ela acordasse num horrível grito de dor. Gorthan nem queria acreditar na monstruosidade que acabara de presenciar. A sensação de horror que lhe ia na alma era indescritível, acentuando-se ainda mais a cada gemido de dor de Helen. Gritos que ela soltava ao olhar horrorizada para o fino jorro de sangue que lhe esguichava da mão onde um dedo forçado a ser mais radical tentava fugir da companhia dos outros, atirando-se sozinho no precipício. </text:p>
      <text:p text:style-name="P7"/>
      <text:p text:style-name="P7">Bem longe de Laferten e ainda mais longe de imaginar uma situação do género, a tripulação da Fénix estava com outros motivos de preocupação em mente. </text:p>
      <text:p text:style-name="P7">- Como é que ele está? - Perguntou Filipp, que acabara de entrar na pequena enfermaria da Fénix onde o seu amigo repousava. Denis encontrava-se acamado. Tinha a cabeça, a perna, e o peito envoltos em gaze.</text:p>
      <text:p text:style-name="P7">- Está estável. - Disse Nina. - Tem dormido a maior parte do tempo. Aquela perna é que precisa urgentemente de intervenção cirúrgica... perdeu muito músculo. A radiografia mostrou também um pequeno estilhaço alojado a poucos centímetros do pulmão. Vai ter de ser retirado. - Acrescentou.</text:p>
      <text:p text:style-name="P7">- Ele está consciente? Consegue ouvir-nos? - O aceno dela com a cabeça logo deu a entender que <text:soft-page-break/>não.</text:p>
      <text:p text:style-name="P7">- Não... Está em coma induzido. Não creio que se aperceba de nada... Creio que será melhor para ele assim.</text:p>
      <text:p text:style-name="P7">- Tens razão, Nina. Bom trabalho... Não sei se me perdoaria se alguma coisa lhe acontecesse... - Ela percebeu logo que ele se estava a responsabilizar pelo acidente.</text:p>
      <text:p text:style-name="P7">- Sabe muito bem que não foi culpa sua... Estas coisas acontecem simplesmente... não havendo necessariamente um culpado... Vou voltar para a ponte. Não creio que o Denis gostasse de nos ver aqui a lamuriar... <text:s/>- Assim que ela saiu, Filipp aproximou-se da cama. Pegou na mão de Denis e debruçou-se sobre ele, segredando-lhe em voz baixa:</text:p>
      <text:p text:style-name="P7">- Aguenta-te aí amigo... Já falta pouco. - Fechou-se os olhos durante uns segundos e <text:s/>retirou-se em seguida.</text:p>
      <text:p text:style-name="P7"/>
      <text:p text:style-name="P7">Cerca de meia hora depois estavam com a cadeia montanhosa de Largat à vista. Era uma pequena cordilheira de montanhas, de fraca altitude, e que envolvia por todos os lados menos por um, um pequeno vale com cerca de três quilómetros de comprimento e menos de duzentos metros de largura. O sítio perfeito para se fazer uma emboscada a alguém, diriam muitos. Lá em baixo, bem no centro do vale, um pequeno grupo de seis ou sete casotas rústicas, salpicava e enfeitava o agreste da paisagem. </text:p>
      <text:p text:style-name="P7"/>
      <text:p text:style-name="P7">Já Nina se ajeitava para iniciar o delicado processo de aproximação ao vale quando uma estranha anomalia no computador de bordo lhe prendeu a atenção. </text:p>
      <text:p text:style-name="P7">- Capitão! Estou a apanhar uma interferência qualquer no visor. - Disse ela. - É um estranho padrão de pontos e linhas que aparece e desaparece aleatoriamente.</text:p>
      <text:p text:style-name="P7">- Pontos e linhas? Como assim? - Questionou ele.</text:p>
      <text:p text:style-name="P7">- Aparecem na parte superior do monitor e deslocam-se lentamente para baixo e para a direita... <text:soft-page-break/>Além disso está a emitir também um som peculiar... Até parece que existe uma sincronia qualquer nisto... Veja por si! - Filipp sintonizou o monitor que tinha à sua frente, de forma a poder receber o mesmo sinal que Nina. Joshua e Mariya acercaram-se, também eles com a curiosidade aguçada.</text:p>
      <text:p text:style-name="P7">- Se calhar é um vírus informático. - Sugeriu Joshua, ao que Filipp reagiu com surpresa.</text:p>
      <text:p text:style-name="P7">- Vírus informático? E como é que alguém introduzia um vírus no computador?... A não ser que... - Nina repetiu a sentença dele:</text:p>
      <text:p text:style-name="P7">- A não ser?...</text:p>
      <text:p text:style-name="P7">- ... A não ser que tenha sido em Laferten. - Continuou ele. - Depois de termos chegado, não ficou ninguém na Fénix. Talvez alguém tivesse oportunidade... embora ache quase impossível que alguém conseguisse entrar... - Mariya resolveu intervir na discussão.</text:p>
      <text:p text:style-name="P7">- Mas o que é que deixou de funcionar? Há algum problema de funcionamento no computador? - Nina apressou-se a responder-lhe:</text:p>
      <text:p text:style-name="P7">- Não! Não noto nada de anormal. Os instrumentos estão todos a funcionar correctamente e os indicadores também estão todos OK.</text:p>
      <text:p text:style-name="P7">- Então não pode ser um vírus! - Argumentou de pronto a jovem. - Os vírus destroem sempre alguma coisa... Apagam ficheiros... ou criam avarias... ou bloqueiam os sistemas... esse tipo de coisas. Deixa-me ver! - Debruçou-se sobre o monitor à frente da sargento.</text:p>
      <text:p text:style-name="P7">- Ela lá sabe disso... É uma barra em computadores. - Disse o irmão sorrindo. Apreensiva, Mariya começou a olhar atentamente para o monitor, esforçando-se para se concentrar. Após alguns segundos, começa a esboçar um pequeno sorriso ao canto do lábio, ao que se seguiu a seguinte exclamação:</text:p>
      <text:p text:style-name="P7">- Não são pontos e linhas! São pontos e traços! - Os outros ficaram com uma cara de espanto ainda maior do que aquela que já tinham dependurada nas fuças.</text:p>
      <text:p text:style-name="P7">- Afinal, que diferença é essa entre linhas e traços? - Foi Joshua quem arriscou a pergunta. - Mas isso não é tudo a mesma coisa?... Pontos e traços e pontos e linhas? E o que é que isso interessa <text:soft-page-break/>afinal?</text:p>
      <text:p text:style-name="P7">- Interessa e muito! - Sublinhou ela. - É a resposta!... Ao principio fez-me um bocado de confusão... o facto de ser na vertical... mas depois percebi...</text:p>
      <text:p text:style-name="P7">- Percebeste o quê? Desembucha lá de uma vez! - Joshua não tinha quaisquer problemas em manifestar a sua impaciência com a irmã, contrariamente a Filipp e a Nina que eram mais pacientes e contidos nos comentários.</text:p>
      <text:p text:style-name="P7">- Quer dizer... - Continuou ela. - ... De facto são linhas verticais, mas na realidade representam traços horizontais... A transmissão aparece na vertical, ao contrário do que seria de esperar... mas o som emitido a cada nova figura, não deixa dúvidas. - Joshua franziu o sobrolho.</text:p>
      <text:p text:style-name="P4"><text:span text:style-name="T4">- É código Romes! - Exclamou ela, abrindo os braços num gesto de clara satisfação, <text:s/>como alguém que acabara de fazer uma descoberta daquelas que revolucionam uma civilização inteira. No entanto ninguém pareceu ficar minimamente elucidado com tal revelação. Em seguida, ela pega num pedaço de papel e num marcador que estavam ali perto e escreve o seguinte: <text:s text:c="8"/><text:line-break/> </text:span><text:span text:style-name="T12">-.-. --- -.. .. --. --- | .-. --- -- . ...</text:span></text:p>
      <text:p text:style-name="P19"/>
      <text:p text:style-name="P7">- É assim que deve ser lido! - Disse, mostrando-se surpresa com a reacção dos outros ao seu enigmático rabisco. - Não posso crer!... Vocês não conhecem o código Romes? - A resposta do grupo surgiu na forma de abanares de cabeça e encolhimentos de ombros. Ela achava-os um tudo ou nada ignorantes mas nunca lhe passaria pela cabeça apontar algo nesse sentido. Já em relação ao irmão...</text:p>
      <text:p text:style-name="P7">- É um código bastante antigo. Li isso num livro velho. Foi o meu pai quem mo deu quando fiz dez anos... - Começou ela a explicar. - Disse-me que o tinha herdado do pai dele... Intitulava-se <text:span text:style-name="T1">Civinopetris</text:span>... Aquele calhamaço castanho que tinha no meu quarto, lembras-te Joshua? - Desta feita o gesto dele foi positivo. - Era um livro da antiga biblioteca de Arzgon com que ele terá ficado aquando da sua vinda para Tarein... Falava de civilizações antigas e coisas do género... Esse código <text:soft-page-break/>aprendi-lo lá.</text:p>
      <text:p text:style-name="P7">- E consegues decifrá-lo? - Perguntou o capitão.</text:p>
      <text:p text:style-name="P7">- Mas é claro que sim! Já me antecipei até... Eu já o decifrei.</text:p>
      <text:p text:style-name="P7">- E o que significa então? - Perguntou ele novamente, com uma expressão mais característica de uma face de criança curiosa.</text:p>
      <text:p text:style-name="P7">- Sim, Mariya. O que diz? Conta-nos! - Acrescentou o irmão.</text:p>
      <text:p text:style-name="P7">- “Código Romes”! - Respondeu, com satisfação. Definitivamente, ninguém parecia entendê-la. Era como se de repente tivessem começado a ser falados dois dialectos diferentes.</text:p>
      <text:p text:style-name="P7">- Sim, já sabemos que é esse tal de código Romes... Mas o que significam aqueles caracteres estranhos que escreveste – Interrogou Joshua, uma vez mais. Mariya começava a sentir-se algo frustrada:</text:p>
      <text:p text:style-name="P7">- Já disse! É isso mesmo!... “Código Romes”! Aquilo que está escrito em código Romes é mesmo isso... “Código Romes”. Não é piada nenhuma... O nome do código é o que está codificado na própria mensagem. - Houve alguns “Haaas” com sorrisos amarelos à mistura. Coisa que ninguém acabou por entender foi o propósito de tão disparatada transmissão. Mas isso também não parecia importunar muito ninguém, nem mesmo o capitão. À primeira vista não se tratava de nada potencialmente perigoso para eles, e com o vale ali tão perto havia agora outras prioridades no pensamento.</text:p>
      <text:p text:style-name="P7">- As coisas que esta rapariga sabe...Tens de me ensinar isso um dia destes. - Pediu o rapaz à irmã, quase em tom de brincadeira, como quem o diz apenas por dizer, com muito de boa educação e pouco de interesse real. - Não obstante, ela sentiu-se deveras lisonjeada com o elogio e com a declaração de vontade dele. Seria com grande prazer que partilharia um pequeno quinhão de sabedoria com o irmão.</text:p>
      <text:p text:style-name="P7">- Claro que sim. - Respondeu. - É bastante fácil e divertido de aprender. Vais ver que vais achar interessante.</text:p>
      <text:p text:style-name="P7"><text:soft-page-break/>- “Pois, pois... Imagino...” - Desabafou Joshua numa esquina da sua mente.</text:p>
      <text:p text:style-name="P10"/>
      <text:p text:style-name="P7">Filipp introduziu uns quaisquer códigos que apenas ele conhecia no computador de bordo e começou a efectuar a manobra de descida, dirigindo-se para o lado direito do vale, em direcção ao sopé da montanha, e relegando assim Nina para uma posição de mera espectadora. À medida que a Fénix ia perdendo altitude e se aproximava cada vez mais assustadoramente da formação rochosa, Nina ia ganhando carga equivalente em apreensão. Seria lógico esperar que Filipp se dirigisse mais para o centro do vale onde havia bastante mais espaço e menos obstáculos para a aterragem. Em vez disso parecia dirigir-se visivelmente à parede montanhosa. Estaria ele consciente do que fazia? Questionava ela em silêncio. Não estaria a passar por um estado de dormência acordado? Resolveu tirar as dúvidas:</text:p>
      <text:p text:style-name="P7">- Capitão?... Não nos estamos a aproximar demasiado?... Está tudo bem?</text:p>
      <text:p text:style-name="P7">- Sim, Nina... Relaxem!... Segurem-se bem e não se preocupem. Vão ter uma grande surpresa!... Como te disse antes... há aqui bem mais do que aquilo que salta à primeira vista.</text:p>
      <text:list xml:id="list678844120" text:style-name="L3">
        <text:list-header>
          <text:p text:style-name="P30"/>
        </text:list-header>
      </text:list>
      <text:p text:style-name="P7">Nina confiava plenamente em Filipp e tranquilizou-se um pouco mais com a resposta dele, mas isso não era condição única e suficiente para a impedir de continuar a ter receio pela manobra. Colocou ambas as mãos nos apoios laterais da cadeira e com força e firmeza empurrou o corpo contra as costas do assento. Encolheu-se propositadamente à espera do inevitável impacto. Fechou um dos olhos mas deixou o outro bem atento. Joshua e Nina também estavam sentados, recolhidos no confortos dos bancos, e estupefactos e incapazes de articularem qualquer palavra de descrédito. A Fénix estava cada vez mais próxima da parede maciça. Quando se encontravam a uma distância de cerca cinquenta metros, o computador começou a emitir um sinal visual e sonoro. Era um alerta de proximidade que perigosamente e em contagem decrescente anunciava o número de metros que separavam a nave do obstáculo. - “&lt;&lt; 20 metros para o impacto &gt;&gt;... &lt;&lt; 10 metros para o impacto <text:soft-page-break/>&gt;&gt;... &lt;&lt; 5 metros para o impacto &gt;&gt;... &lt;&lt; 0 metros para o impacto &gt;&gt;...” - E depois calou-se definitivamente.</text:p>
      <text:p text:style-name="P7"/>
      <text:p text:style-name="P7">- É apenas um holograma! - Exclamou Filipp com um certo ar de gozo e de superioridade, no preciso momento em que deviam ter impactado violentamente contra a rocha dura. - A parede não existe!... Um truque bastante engenhoso, não?... Coisas de família... - A apreensão que reinara até ao último instante foi de súbito substituída por um misto de alívio, surpresa, alegria e satisfação. A tripulação estava abismada e incrédula ao mesmo tempo. Mas mais do que isso, estavam simplesmente satisfeitos por ainda estarem vivos. Sobrevoavam agora uma enorme pista de aterragem escondida no interior da montanha. Encontravam-se na base secreta da resistência.</text:p>
      <text:p text:style-name="P10"/>
      <text:p text:style-name="P7">- Aqui é o comando central... O centro nevrálgico de toda a resistência. A base da Força Libertadora de Zarzgon! - Explicava Filipp, radiante. Era óbvio que conhecia bem o sítio pelo à vontade com que dele falava. Ali, bem no interior da fria montanha, tinha sido construído um enorme complexo militar, ocultado por debaixo do solo ríspido, longe de tudo e afastado dos olhos de todos. A iluminação era forte <text:s/>mas não muito clara ou rica em cores. No amplo hangar onde aterraram, apenas se viam duas pequenas aeronaves estacionadas. Dois pequenos aparelhos do tipo caça-bombardeiro, vocacionados para combates aéreos e para missões de ataque a alvos terrestres. Verdadeiras coqueluches de uma pequena e desfalcada força de bravos homens e mulheres, dos quais ainda não havia sinal.</text:p>
      <text:list xml:id="list1751352353" text:style-name="L4">
        <text:list-header>
          <text:p text:style-name="P31"/>
        </text:list-header>
      </text:list>
      <text:p text:style-name="P7">- Uau! Incrível! - Suspirou Mariya, visivelmente extasiada a julgar pelos seus olhos e boca bem abertos. Tal como ela, nem Joshua nem Nina puderam deixar de manifestar a sua admiração por tão engenhoso sistema.</text:p>
      <text:p text:style-name="P7">- Impressionante! - Foi como o adjectivaram.</text:p>
      <text:p text:style-name="P7"><text:soft-page-break/>- É mesmo! Infelizmente a força de combate é que não é impressionante... <text:s/>- Desabafou Filipp, denotando-se-lhe inclusive <text:s/>um ligeiro desalento na expressão.</text:p>
      <text:p text:style-name="P7">- Mas e então aquelas casas, lá no meio do vale?.. São habitadas, ao menos?... - Perguntou Nina. - ... Ou é apenas fachada?</text:p>
      <text:p text:style-name="P7">- É um bocado das duas coisas!... De facto, vivem lá algumas pessoas. O pequeno vilarejo só foi construído em primeiro lugar para dar cobertura à posterior construção da base subterrânea... mas de uma forma ou de outra... as pessoas que lá vivem têm todas algum tipo de ligação à resistência. - Filipp explicou também que existia toda uma rede de túneis que interligava as diferentes habitações e que fora por debaixo de terra que havia sido escavado o acesso até ao interior da montanha. - Foram precisos quase oito meses para concluir o processo... Ficou pronta há menos de três anos. Foi tudo elaborado com o máximo de cuidado para não despertar atenções. Mas o resultado final valeu bem a pena, não acham?... Ninguém imaginaria uma camuflagem melhor que esta! - Era com certeza um aspecto em que todos estavam de acordo, pois ninguém o comentou. No entanto, havia um ponto que Nina pretendia ver esclarecido. Qual a ligação entre o capitão e a resistência? Como é que ele sabia da existência da base? Estas eram as perguntas que ela se preparava para lhe fazer, só que acabou por perder essa oportunidade no momento em que ele trouxe à baila a questão do Denis.</text:p>
      <text:p text:style-name="P7">- Bom... Chega de conversa. O Denis deve ser tratado quanto antes. - Contudo, Filipp acabou mesmo por desvendar o mistério, saciando deste modo as questões que Nina não chegara a colocar. Uma pequena voz dentro do seu cérebro <text:s/>aconselhava-o a explicar-se. Ele devia-lhes isso em troca do susto que lhes pregara. - Não vos disse antes mas... conheço cá alguém que nos pode ajudar. É um familiar meu... É o irmão do meu pai, o meu tio Eduard. Fez parte do grupo de engenheiros que ajudaram a edificar todo o complexo. É um génio!... Mas como todos os do género, também é um bocadinho excêntrico! - E disse as últimas palavras, colocando o dedo indicador perto da têmpora e agitando-o num gesto rotativo. Fez o típico movimento que se usa para descrever alguém que não joga com o baralho todo, não representando isso de forma alguma uma característica <text:soft-page-break/>necessariamente má ou depreciativa. Quando se dirigiam para a saída da Fénix, Filipp acabou por confessar também que nunca ali estivera. O que sabia, sabia-lo por intermédio do tio. Inclusive a parte sobre a presença da tal parede virtual que causara tantos calafrios e desconfiança. Nina acabou por não perceber se ele contava a verdade ou se apenas gozava com a cara dela. Filipp conseguia ser indecifrável quando assim o queria.</text:p>
      <text:p text:style-name="P7"/>
      <text:p text:style-name="P7">Quando saíram do veículo tinham já um pequeno grupo à espera deles para os escoltarem. Sem qualquer tipo de inimizade ou hostilidade, dois homens vieram na sua direcção para cumprimentá-los. Filipp, que se identificara a si, à sua nave, e à sua tripulação mediante os códigos de acesso inseridos quase no final do voo, explicou-lhes a situação ao pormenor, e estes ofereceram-se de imediato para os guiarem e acompanharem às zonas de comando. Minutos depois, um outro grupo de dois homens e uma mulher que chegou em passo decidido, surgia com uma maca. Apressaram-se a entrar na nave para retirarem Denis. Passado pouco tempo, já este último se encontrava alojado numa sala de operações, devidamente anestesiado e preparado para a indispensável cirurgia. </text:p>
      <text:p text:style-name="P12"/>
      <text:p text:style-name="P7">O restante grupo foi conduzido por um estreito corredor até chegarem a uma zona bastante mais ampla e desafogada onde <text:s/>havia um labirinto de portas e mais corredores. No centro, existia uma enorme sala rectangular, toda ela feita em vidro ou acrílico transparente, sendo difícil saber ao certo qual o material utilizado na sua feitura. Lá dentro, movimentavam-se cerca de uma dezena de pessoas. Algumas aparentavam andar bastante atarefadas mas a maior parte estava tranquilamente sentada em redor de uma grande mesa redonda. Filipp foi o único autorizado a acercar-se da porta. A Nina, Joshua e Mariya, foi-lhes “amavelmente” negado o acesso àquela área. </text:p>
      <text:p text:style-name="P7">- Formalidades! - Foi a justificação que lhes deram. Nenhum deles gostou da estranha atitude e Filipp, como responsável pelo grupo, fez questão de sublinhar o descontentamento geral, afirmando que estavam todos juntos pela mesma causa e não havia segredos para ninguém. Para ele, ou <text:soft-page-break/>entravam todos ou então não entrava nenhum. Quando a situação já começava a ameaçar produzir algum burburinho incómodo e indesejado, os guardiões <text:s/>do espaço translúcido resolveram aceder à sua pequena reivindicação, e por fim, depois de umas breves trocas de opiniões, <text:s/>lá acabaram por deixar entrar os quatro.</text:p>
      <text:p text:style-name="P7"/>
      <text:p text:style-name="P7">Durante cerca de meia hora os envolvidos na reunião trocaram impressões sobre os últimos acontecimentos, com especial ênfase sobre o avanço das tropas de Kondar sobre Laferten e sobre o crescimento constante da sua força de combate, algo para o qual não encontravam uma explicação racional. Em grande medida, muitos dos presentes achavam que isso significava que ela simplesmente não existia naqueles termos.</text:p>
      <text:p text:style-name="P7"/>
      <text:p text:style-name="P7">Eduard havia sido imediatamente contactado por responsáveis do centro de comando, pouco tempo depois da Fénix ter ali aterrado, mesmo antes até da pequena reunião preliminar de grupo. Os tais código de acesso trocados entre Filipp e os controladores aéreos antes da aterragem, também providenciaram alguma informação nesse sentido. “Uma medida de rotina preventiva absolutamente necessária em tempos como aqueles que se vivem”, foi como um dos responsáveis justificou a necessidade de recurso a tal procedimento. Se Kondar infiltrasse alguém na base ou de alguma forma descobrisse o paradeiro da mesma, não tardaria muito em deslocar para ali os seus homens e as suas máquinas <text:s/>de guerra. Depois, seria apenas uma questão de tempo até tomar o controlo total das colónias.</text:p>
      <text:p text:style-name="P7"/>
      <text:p text:style-name="P7">Antes de poderem ver o tio de Filipp tiveram ainda de obedecer a um conjunto de formalidades e burocracias militares. Por fim, com cerca de duas horas e meia de estadia em Largat em cima do corpo, lá conseguiram obter autorização para visitarem o velhote. O acesso entre a montanha e as várias casas do vale era feito através de um avançado sistema de comunicação. Sistema esse que era <text:soft-page-break/>composto por alguns elevadores que se deslocavam tanto em sentido vertical como horizontal, deslizando através de encruzilhadas de túneis. Conforme lhes foi instruído, entraram no elevador que mais se adequava ao seu destino. Apenas mais um de entre os muitos por ali existentes para o mesmo efeito. O calmo percurso, durou menos de dois minutos. Durante esse curto período de tempo puderam inclusive desfrutar de uma alegre melodia que escapava de uns altifalantes <text:span text:style-name="T10">estéreo.</text:span> Algo que lhes proporcionou uma estranha sensação de paz e acalmia, muito bem recebida em tempos de intranquilidade, morte e destruição.</text:p>
      <text:p text:style-name="P7"/>
      <text:p text:style-name="P7">Eduard aparentava ter cerca de setenta e muitos anos de idade, talvez até mais de oitenta. Nem ele próprio sabia com exactidão a idade que tinha. Segundo ele, datas de aniversário e coisas afins, eram pormenores fúteis, demasiado irrelevantes para sequer merecerem o privilégio de ocuparem espaço no armazém de massa cinzenta. <text:span text:style-name="T10">E por falar em tempo</text:span>... Essa era aliás uma dimensão que por vezes <text:span text:style-name="T10">o</text:span> intimidava, sobretudo quando dava por si submergido naqueles momentos de introspecção que todas as pessoas têm de quando em vez. Nos últimos anos Eduard desenvolvera mesmo uma certa aversão aos relógios. Não conseguia suportar a ideia de que um objecto inanimado pudesse registar e medir a corrida desenfreada que cada um de nós faz com destino ao final da sua existência mundana. Postas as coisa a nu, para ele, cada avançar do ponteiro nada mais significava que um decréscimo no tempo que resta para o final dessa curta viagem de exploração que todos ganharam numa lotaria em que ninguém jogou. Odiava por isso os ditos artefactos, e frequentemente dava por si a amaldiçoar os respectivos inventores daqueles objectos malditos.</text:p>
      <text:p text:style-name="P7"/>
      <text:p text:style-name="P7">Fisicamente, Eduard era um homem robusto, encorpado e bastante alto. Tinha cerca de um metro e oitenta de altura mas o andar, ligeiramente encurvado, fazia parecê-lo mais baixo do que isso. Tinha uma imensa cabeleira branca encaracolada junto às pontas, e que parecia não vislumbrar um pente ou escova há bastante tempo. Do seu rosto, destacavam-se os enormes olhos azuis e esverdeados e a <text:soft-page-break/>face escura, bastante enrugada e marcada pelo passar dos anos. </text:p>
      <text:p text:style-name="P12"/>
      <text:p text:style-name="P7">- James! - Foi assim que ele se dirigiu a Filipp mal a porta do elevador se abriu diante do seu nariz algo rechonchudo. Os seus colegas mostraram-se surpresos pois sempre pensaram que Filipp era o nome próprio do capitão. Afinal de contas, era sempre assim que ele se apresentava em todo o lado. - Meu bom rapaz! - Continuou o velho, estendendo os braços em frente para abraçar o sobrinho. - O que te traz por cá? Finalmente resolveste visitar este pobre velhote, han? E quem são estes amigos?... Não me digas que esta é a tua nova família e eu nem sequer sabia de nada?... Meu malandro!... <text:s/>- Nina decidiu colaborar na festa e cruzou o seu braço com o de Filipp, dando indícios de alguma intimidade. Pura brincadeira, contudo foi o suficiente para o velho voltar à carga: </text:p>
      <text:p text:style-name="P7">- É ela?... É a tua nova esposa?. - Filipp sentiu-se extremamente embaraçado com aquilo. Ficou de tal forma constrangido que teve necessidade de desviar o olhar. Deu por si a fitar o chão por um brevíssimo instante, como se estivesse a olhar para o fundo de um precipício de vergonha.</text:p>
      <text:p text:style-name="P7">- O quê...? Ah! Não! Não é nada disso... São apenas meus amigos. Fazem parte da tripulação da Fénix. Eduard sorriu com grande vontade mas ao mesmo tempo com uma pontinha de desilusão.</text:p>
      <text:p text:style-name="P7">- Ahhh!... Pronto!... Sabem... É que desde que a esposa dele o deixou que nunca mais pensou noutras mulheres. Nem fala nisso sequer... Eu bem lhe digo que tristezas não pagam dívidas... - Comentou o velho. -<text:span text:style-name="T10"> Ninguém dever estar sozinho.... Nenhum homem deve ser deixado a sós com a sua mente durante muito tempo, sob pena que ela tome conta dele por completo. - Aqui não foi perceptível se Eduard falava de si ou do sobrinho.</text:span></text:p>
      <text:p text:style-name="P7">- Podemos não falar mais sobre isso?... Por favor? - <text:s/>Todos perceberam a indignação e o desconforto latente na voz de Filipp. Não se fizeram mais comentários sobre o assunto. Mesmo para Nina, companheira e amiga de longa data comparativamente aos dois jovens, a pequena indiscrição era novidade absoluta. E ela já há muito que sabia que o capitão não gostava, nem tampouco mostrava qualquer à vontade para falar de factos da sua reservada vida privada. <text:s/>Filipp agia assim <text:soft-page-break/>porque achava que tinha uma boa razão para isso. E essa razão era o medo. Medo da solidão mas ao mesmo tempo medo de errar ao comprometer-se novamente com alguém. Já se habituara a estar só e apesar de essa ser uma condição que não lhe era de forma alguma aprazível, era ele próprio quem de forma mais ou menos consciente criava as barreiras à sua volta que impediam que essa situação se alterasse. De certa forma acomodara-se ao estilo de vida (de natureza pessoal, entenda-se) monótono e solitário que levava. Nas profundezas do seu ser, ele ansiava por um súbito e forte abanão que levasse a uma alteração radical da sua vivência, mas ao mesmo tempo refugiava-se tanto na sua concha protectora que se tornara no principal obstáculo à sua própria felicidade.</text:p>
      <text:p text:style-name="P7"/>
      <text:p text:style-name="P7">Filipp começou a apresentar os colegas, um a um. Joshua e Mariya eram os que mais gozavam a situação. Mais do que contentamento pelo facto de conhecerem Eduard, sentiam-se deveras agradados pelo facto de o capitão já se referir a eles como amigos, e acima de tudo, como membros da tripulação. A Eduard, contou-lhe também sobre o azarado Denis. Mariya observava o velho de alto a baixo, com a mesma atenção e dedicação com que um biólogo espiona tudo o que tem na caixa de petri. - “Corresponde na perfeição ao típico estereótipo do cientista maluco” - Pensava a jovem, esboçando um silencioso e fechado <text:span text:style-name="T10">sorrisinho</text:span> de admiração genuína.</text:p>
      <text:p text:style-name="P12"/>
      <text:p text:style-name="P7">Uma vez terminada a cerimónia das apresentações, Eduard convidou-os a acomodarem-se na sala. Em seguida, apressou-se a oferecer-lhes um chá acompanhado de biscoitos, algo que a maioria aceitou de bom grado sobretudo como gesto de <text:s/>amabilidade, embora no caso de Filipp ele fosse mesmo louco por chá. Eduard sabia disso. Ausentou-se por uns momentos, regressando pouco tempo depois, mas sem nada nas mãos que sugerisse lanche. </text:p>
      <text:p text:style-name="P7"/>
      <text:p text:style-name="P7">A habitação era acolhedora. Talvez estivesse um pouco desarrumada mas mesmo assim achavam-na bastante agradável. Os inúmeros vasos com plantas de um verde clorofilino intenso, conferiam um <text:soft-page-break/>toque de tranquilidade e uma sensação de sossego evolucionário no meio do caos. Havia estranhas máquinas espalhadas um pouco por todo o lado, muitas delas simplesmente encostadas às paredes. A um canto da sala, despejados numa caixa de cartão, jazia um amontoado de peças electrónicas de onde sobressaiam o que pareciam ser dois protótipos de pequeninos robots com formas vagamente semelhantes às humanas. Eduard reparou que Joshua parecia especialmente curioso sobre o conteúdo do dito caixote. </text:p>
      <text:p text:style-name="P7">- São os protótipos anteriores do meu BUSTER. Já vão conhecê-lo daqui a nada. - Explicou, dirigindo-se especialmente aos dois membros mais jovens do público, o rapaz e a irmã.</text:p>
      <text:p text:style-name="P7"/>
      <text:p text:style-name="P7">Depois de alguns, não muitos, avançares do ponteiro dos segundos do relógio de pulso de Nina, entra na sala um pequeno robot <text:span text:style-name="T10">humanóide</text:span>, prateado e com uns quarenta centímetros de altura. Carregava uma bandeja com biscoitos e cinco chávenas de chá. No lugar dos pés, tinha umas pequenas rodinhas sobre as quais circulava. - Ele ai está! Apresento-vos o BUSTER... BUSTER!... Cumprimenta as nossas visitas. - Ordenou ele ao pequeno aparelho andante. De seguida, precisamente quando um pequeno sensor vermelho piscou no lugar onde deviam estar os olhos do pseudo-brinquedo, o pequeno ser robótico emitiu num tom de voz semelhante ao de Eduard, um claro:</text:p>
      <text:p text:style-name="P7">- &lt;&lt; Bom dia &gt;&gt;. - A título de curiosidade, eram quatro horas da tarde naquela altura.</text:p>
      <text:p text:style-name="P7">- Ainda tem algumas falhas, como é óbvio... - Observou o velho, tentando fazer uma piada de circunstância. E de facto, pelo menos para Eduard, ela surtiu efeito instantâneo. O velho riu-se tanto que até lhe saltitou uma endiabrada veia na testa. De imediato e por instinto, colocou dois dedos por cima dela com o objectivo de a serenar. Um gesto caricato que provocou mais risos do que propriamente a piada que tentara fazer. - ... Mas já reconhece perfeitamente a minha voz e é capaz de executar <text:s/>imensas tarefas ao meu comando. - Continuou a explicar. - <text:s/>Até lhe ando a ensinar um código de comunicação bastante antigo, apenas por diversão... É programado com isto aqui... - <text:soft-page-break/>Prosseguiu ele, ao mesmo tempo que exibia um aparelho rectangular que retirara de um dos bolsos do casaco. Fazia lembrar um pequeno rádio portátil. - ... Já consegue escrever frases inteiras... Chama-se código Romes. - Aquela única e última palavra fê-los soltar outra valente gargalhada. Todos eles se riram desalmadamente, incluindo o próprio Eduard que se ria tão somente por arrasto ou contágio, pois na realidade ele não percebera o verdadeiro motivo da galhofa. Foi então que lhe explicaram sobre a mensagem que haviam interceptado pouco antes de chegarem às montanhas. </text:p>
      <text:p text:style-name="P7"/>
      <text:p text:style-name="P7">- Estranho... - Disse ele, depois de ouvir o relato com atenção. - Deve ser uma avaria qualquer nos seus circuitos. Não deveria fazer “<text:span text:style-name="T1">broadcast” </text:span>de informação para o exterior da casa... Vou ter de verificar isso! <text:s/>- Para Filipp, não era nenhuma surpresa aquele tipo de engenhocas ser obra vinda dos neurónios do tio. Todavia, fez questão de lhe demonstrar que aquela situação em particular, poderia expô-los de forma perigosa, pois as transmissões poderiam também ser captadas por terceiros, <text:s/>o que se poderia tornar numa ameaça à segurança de todo o pessoal do vale. - Mas é claro que tens razão! - Respondeu o velho prontamente, mal o sobrinho lhe deu tempo para tal. - Eu sei disso... Não julgues que estou completamente caduco!... Deve ter havido um curto-circuito qualquer entre o seu sistema de inteligência artificial e os sistemas de eco-localização de objectos e sensores de movimento... Isto fez com que começasse a transmitir ondas de rádio com dados apreendidos para o exterior... - A conversa parecia <text:span text:style-name="T10">encriptada</text:span> para a maioria dos presentes. Apenas Nina abanava a espaços a cabeça, dando a entender que perceberia aquela explicação carregada de termos técnicos. Felizmente para os demais, depressa se mudou de assunto.</text:p>
      <text:p text:style-name="P7"/>
      <text:p text:style-name="P7">Durante mais algum tempo, falaram sobre o passado, o presente e o futuro de Zarzgon. Trocaram entre eles algumas das histórias vividas nos últimos tempos, algumas das quais já haviam sido vividas em conjunto. Foi um momento de alguma nostalgia e introspecção.</text:p>
      <text:p text:style-name="P7"/>
      <text:p text:style-name="P7"><text:soft-page-break/>Entre todos, ficou decidido que a estadia do grupo em Largat se prolongaria por tempo indeterminado. Ficariam pelo menos até que Denis recuperasse totalmente. Simultâneamente, isso proporcionaria também algum tempo para que Joshua iniciasse o seu treino de combate. Algo que ele fazia muitas vezes questão de relembrar. Enquanto que Joshua, Nina e Mariya ficariam acomodados na residência de Eduard, Filipp dividiria o seu tempo entre a casa do vale e a Fénix. Queria estar por perto da aeronave para de algum modo supervisionar as reparações. Ainda durante o período de permanência, ele também planeava fazer uma pequena visita ao seu velho conhecido e amigo Krang Chen. Um ancião que vivia em Arzgon e que morava numa zona perto da orla da grande floresta conhecida como “floresta negra”, local que outrora fora muito famoso pelas suas ricas jazidas de carvão mineral. Filipp necessitava saber mais sobre o segredo dos medalhões e o tempo era uma coisa que não lhes corria de feição. Ele achava que por esta altura, Laferten seria já com quase toda a certeza, apenas mais uma pedra descartada do sapato de Kondar. Em breve ele teria um exército de números assombrosos, imbatível, e o seu apertado cerco tornar-se-ia então numa fortaleza completamente inexpugnável. O tempo urgia e respostas ansiavam-se.</text:p>
      <text:p text:style-name="P12"/>
      <text:p text:style-name="P7">E por falar na cidade de Laferten, era precisamente por aí que Kondar ainda se encontrava. Acabara de mandar reunir alguns dos seus subalternos mais directos, os quais ouviam agora uma valente reprimenda. Estava furioso com eles por terem deixado escapar, não um, mas dois medalhões. Dois dos três que ainda não estavam na sua posse. Reunidos na sala que outrora fora de Gorthan, gritava com todos os oficiais intervenientes na campanha, sem qualquer excepção. Contudo, um em particular tornara-se o alvo central da sua fúria. </text:p>
      <text:p text:style-name="P7"/>
      <text:p text:style-name="P7">- Alguém vai ter de pagar por isto! - Gritou Kondar com veemência, enquanto olhava para o oficial responsável pela coordenação do ataque a Laferten. Ao ser atingido pelo seu olhar diabólico e carregado de ira, o tipo ficou assustadoramente embranquecido, mais ainda do que aquilo que já <text:soft-page-break/>estava quando de início ali entrara. Aos poucos, na sua fronte, algumas gotas de suor, certamente frio, começam a fazer a sua aparição. Todos aqueles que se encontravam na sala, sabia muito bem o que normalmente acontecia a quem defraudava o general: “A fábrica”. Era o nome que lhe davam. A designação do sinistro local onde Kondar moldava o seu exército de guerreiros. Poucos saiam da mesma forma que lá entravam, e esses eram apenas os que lá trabalhavam diariamente. Muitos entravam como humanos mas acabavam por sair numa condição bem diferente, abaixo dessa: “<text:span text:style-name="T1">Drombies”</text:span>,<text:span text:style-name="T1"> </text:span>chamavam-lhes. E muito certamente seria esse o fatídico destino do desgraçado, mal a comitiva regressasse a Norvelite. Se ousasse escapar o mais certo era ser exterminado de imediato, e não seria com certeza vitimado por uma morte rápida e indolor. Ao pobre coitado pouco mais lhe restava do que rezar por um resquício de compaixão. Só que nesse campo, <text:s/>eram as próprias estatísticas que rezavam de forma avassaladora em seu desfavor.</text:p>
      <text:p text:style-name="P12"/>
      <text:p text:style-name="P7">Passaram alguns dias desde que a tripulação da Fénix <text:span text:style-name="T10">ancorara</text:span> em Largat. Denis melhorava consideravelmente a cada dia que passava e Joshua havia começado o seu treino com Nina. As sessões de combate tinham lugar num espaço devidamente reconvertido para esse fim, uma divisão ampla que Eduard pouco utilizava e onde tinha quase nada. Um lugar que estava agora apetrechado com os mais diversos e improvisados utensílios, um espólio de ferramentas necessárias e adequadas para o efeito. Nina dava-lhe lições sobre técnicas de luta corpo a corpo, além de o ter ensinado a manejar com destreza algumas armas brancas. Quanto a armas de fogo, nisso ele tinha um talento nato que quase dispensava a existência de um tutor. Mas eram as aulas de combate físico que mais o atraiam, e desde muito cedo que Nina percebera o porquê dessa preferência. Joshua estava a transformar-se, e o seu corpo e mente caminhavam lado a lado, com passos largos, na viagem que o convertia de criança para homem. Não obstante, e sobretudo porque ele nunca ultrapassou os limites que ela se impusera a si própria, <text:s/>nunca teve necessidade lhe dizer nada acerca disso. A irmã de Joshua fazia questão de assistir ao espectáculo com relativa assiduidade, e também ela notava nele <text:soft-page-break/>uma dedicação acima do normal. </text:p>
      <text:p text:style-name="P7"/>
      <text:p text:style-name="P7">Por aqueles dias, reinava uma frágil e rara sensação de tranquilidade no vale, algo que podia inclusive confundir-se facilmente com despreocupação e relaxamento, não fosse a sombra que invisivelmente carregava o horizonte. Filipp decidiu que era o momento ideal para se ausentar e partir para Arzgon.</text:p>
      <text:p text:style-name="P7"/>
      <text:p text:style-name="P7"/>
      <text:p text:style-name="P24">IX – Regresso a Arzgon</text:p>
      <text:p text:style-name="P8"/>
      <text:p text:style-name="P7">Nevava com relativa intensidade quando a Fénix penetrou na atmosfera de Arzgon, mesmo por cima do extenso condado de Lothar, exactamente um dia depois de ter partido. Mas esta neve que salpicava momentaneamente a fuselagem não era uma neve branca como aquela que estamos habituados a ver. Era uma neve suja, quase negra. O alto nível de industrialização e os avanços tecnológicos e científicos possibilitados por anos a fio de excessiva dependência da queima de combustíveis fósseis, mostravam agora o reverso da medalha. A precipitação de chuva ácida, carregada de partículas em suspensão, era frequente em muitos pontos do planeta, com particular incidência naquela zona. Caprichosamente, em parte por ironia do destino e em parte devido aos peculiares desvairos dos ventos e brisas que por ali sopravam, as enorme quantidades de carvão mineral que durante anos a fio haviam sido extraídas da zona da floresta negra, regressavam agora sob a forma de dióxido de enxofre ao seu local de nascimento. Era como se voluntariamente ali pretendessem descansar em paz e sossego, para toda a eternidade. De forma estranha, a constante neblina que envolvia a região dava-lhe ao mesmo tempo um ar de mistério e beleza, e um misto de desolação e infortúnio. </text:p>
      <text:p text:style-name="P7"/>
      <text:p text:style-name="P7">Os solos estavam há muito contaminados. No local por onde dantes serpenteava um riacho de águas cristalinas, corria agora um fluxo constante de ácido sulfúrico que lentamente se infiltrava por debaixo do subsolo. Apenas algumas, poucas árvores, <text:s/>conseguiam teimosamente resistir àquela invasão alienígena de elementos poluidores. Em grande parte, aquela floresta, outrora luxuriante, não passava agora de um desfile de vegetação moribunda, <text:s/>despida de roupas e de vida. Uma terra inóspita e lúgubre, era o que assim parecia.</text:p>
      <text:p text:style-name="P7"/>
      <text:p text:style-name="P7">Não obstante o ambiente agreste, Krang Chen teimava em continuar a querer viver ali, afastado da <text:soft-page-break/>confusão da cidade e acompanhado tão somente pela sua esquisita mascote de estimação. De vez em quando deslocava-se até Lothar, mas apenas quando isso era estritamente necessário. Filipp sempre o conhecera como uma pessoa de convicções fortes e inclusive até de alguma teimosia, embora saudável. Agora, lá do alto dos seus cento e dois anos de vida, ele devia querer apenas tranquilidade e sossego. E se alguma coisa aquele lugar tinha ainda para oferecer, era precisamente isso.</text:p>
      <text:p text:style-name="P7"/>
      <text:p text:style-name="P7">Não foi difícil para Filipp escolher um local seguro para aterrar.<text:span text:style-name="T10"> Havia</text:span> muitas clareiras por onde escolher e ele acabou por pousar a Fénix numa aberta já bastante perto da orla norte da floresta. Dali, conseguia ver ao longe a habitação do seu amigo eremita, a uma distância de não mais de duzentos metros em linha recta. A última vez que ali estivera<text:span text:style-name="T10"> fora há mais de cinco anos</text:span>, quando as envolventes; social, politica, económica e militar, ainda eram bem diferentes. Tratava-se de uma pequena habitação rectangular da qual apenas se destacava uma porta oval e uma janela redonda, ambas embutidas na parte da frente. As paredes amareladas, de tom torrado e enegrecido, pareciam estar cobertas de fuligem. Filipp podia ver fumo negro a sair da chaminé da casa, algo perfeitamente natural visto estarmos no início da estação mais fria em Arzgon, altura em que o mercúrio começa a descer a pique. Além isso, era também um sinal de que Krang Chen se encontraria por perto. Ao lado da casa, apenas uns quantos passos ligeiramente afastada, <text:s/>despontava do solo uma enorme estrutura de plástico transparente. De proporções consideravelmente superiores à casa de habitação, erguia-se uns bons sete ou oito metros acima da linha do horizonte. O interior era iluminado com lâmpadas de tonalidades azul e violeta.</text:p>
      <text:p text:style-name="P7"/>
      <text:p text:style-name="P7">A porta da estufa estava aberta e Filipp dirigiu-se logo para lá, pois era ali que Krang Chen costumava passar a maior parte do seu tempo. Na realidade, aquela construção era bem mais que uma simples estufa. Funcionava mais como uma “minibiosfera”, <text:s/>onde Chen criava alguns animais <text:soft-page-break/>de capoeira e cultivava os seus próprios frutos e vegetais para alimentação. Num dos cantos, ao fundo, havia uma zona totalmente coberta de espessa vegetação que fazia lembrar uma pequena floresta tropical. Tudo por ali estava devidamente cuidado e arranjado. O espaço entre canteiros de culturas distintas encontrava-se criteriosamente dividido por estreitos caminhos empedrados. Os aspersores do sistema de rega estavam ligados, e aparentemente há algum tempo que assim permaneciam, pois o solo parecia começar já a ficar demasiado enlameado em determinados locais. Um descuido, uma distracção, ou um esquecimento próprio da idade, pareciam-lhe ser as opções óbvias. </text:p>
      <text:p text:style-name="P7"/>
      <text:p text:style-name="P7">Filipp continuou a andar até ao final do carreiro, onde se deteve porque ouviu um barulho esquisito sibilar no ar. Um zumbido leve e continuo, proveniente do fundo da estufa. Eis quando o seu autor se decide a deixar o esconderijo... </text:p>
      <text:p text:style-name="P7"/>
      <text:p text:style-name="P7">Um estranho coleóptero azul e preto de generosas dimensões, com uma envergadura de asas a rondar cerca de meio metro, emergiu do meio daquela selva lá do canto e voou na sua direcção. E o grotesco insecto quase que chocava com Filipp no seu trajecto de fuga para fora da estrutura, não fosse este último ter baixado a cabeça tão rapidamente como o fez. Refeito do pequeno susto, deu uma breve vista de olhos pelo local. Como não viu sinal do seu amigo, resolveu procurá-lo dentro de casa. Cá fora, debaixo do céu escurecido, a noite começava a cair fria.</text:p>
      <text:p text:style-name="P12"/>
      <text:p text:style-name="P7">A porta da moradia estava parcialmente aberta. Filipp chamou pelo nome do seu amigo e logo de pronto se ouviu uma estranha voz, muito rouca e desgastada, responder: </text:p>
      <text:p text:style-name="P7">- Filipp?... És tu meu amigo?... Entra! Entra! - <text:s/>E ele assim fez. Afinal teria feito melhor figura se tivesse iniciado a sua ali, reflectiu. Ao passar para o lado de dentro, sentiu-se imediatamente envolvido por uma agradável sensação de calor acolhedor. A sensação prazenteira era <text:soft-page-break/>proporcionada pelo generoso lume que crepitava na lareira acesa e que aquecia e alumiava suavemente toda a habitação. O velho estava sentado num <text:s/>cadeirão de madeira, voltado de frente para as labaredas e de costas para a entrada. Não se levantou nem sequer se virou para trás quando Filipp passou a porta. Envergava um enorme sobretudo cinzento claro que lhe escondia todo o corpo, à excepção do topo da cabeça e dos pés.</text:p>
      <text:p text:style-name="P7">- Não pareces muito animado por me ver. Está tudo bem contigo? A tua voz soa-me esquisita... Pareces estar adoentado... - Filipp estranhava sobretudo a sua falta de cordialidade e de boas maneiras.</text:p>
      <text:p text:style-name="P7">- Sim, sim! Chega-te aqui. - Respondeu ele, sem que Filipp conseguisse entender a qual das questões correspondia a concordância. Aproximou-se o suficiente para se apoiar lateralmente nas costas da cadeira e aproveitou esse ponto de apoio para rodar o corpo na direcção do seu amigo. De imediato, dá um salto para trás e saca da <text:s/>pistola ao ver que era outro o homem que ali estava sentado, que não o amigo ancião. Criou-se um momento de enorme tensão, nervosismo e confusão.</text:p>
      <text:p text:style-name="P7">- Quem és tu? Que fazes aqui? Onde está o Krang Chen? - Gritou, de forma quase histérica enquanto apontava a arma ao outro sujeito. Estava baralhado e perplexo com a inesperada situação. Não fazia a mínima ideia de que era aquele estranho homem que ele nunca antes vira, nem o propósito do que aparentava ser uma espécie de embuste.</text:p>
      <text:p text:style-name="P7">- Por favor não dispare! Eu explico tudo! - Era o que o outro respondia de forma repetitiva, também ele visivelmente perturbado, embora talvez a sua reacção fosse apenas justificada pelo medo de ser baleado a qualquer instante. De cada vez que <text:s/>abria a boca exalava um nauseabundo bafo a álcool.</text:p>
      <text:p text:style-name="P7">- Fala verme! E nada de movimentos bruscos! Como é que sabias que era eu que estava lá fora, han?... <text:s/>Disseste o meu nome, portanto estavas à minha espera... Sabias que eu vinha, não?... Fala! - O tipo parecia estar deveras assustado, e Filipp demasiado desnorteado.</text:p>
      <text:p text:style-name="P7">- Calma! Calma! Eu falo... Sou apenas um mensageiro, nada mais que isso. Não sou eu quem fez mal ao teu amigo, não é a mim que tu queres. - Os seus argumentos pouco ou nada convenceram o <text:soft-page-break/>capitão.</text:p>
      <text:p text:style-name="P7">- Onde está Krang Chen? O que fizeram com ele? Fala, meu miserável. - Para grande surpresa de Filipp, o tipo começou a adoptar um tom menos amedrontado e mais altivo:</text:p>
      <text:p text:style-name="P7">- Não me devias tratar assim! Se calhar é melhor ouvires o que tenho para te dizer, senão ainda te podes vir a arrepender... Tens algo que pertence a Kondar e que ele quer. Tu sabes a que me refiro... E ele agora também tem algo que te interessa, portanto devias negociar. - Filipp estava prestes a transbordar de raiva.</text:p>
      <text:p text:style-name="P7">- Kondar? Então é esse assassino imundo que está por detrás disto? O que fizeram com Krang Chen? Ele está vivo? O que querem dele? Se lhe fizeram alguma coisa eu dou cabo de ti, canalha! - O sujeito asqueroso continuou a despejar o seu discurso pérfido. A sua atitude mudara radicalmente. Inicialmente assustado, parecia agora muito mais confiante, estranhamente calmo, e cada vez mais arrogante na forma como discursava.</text:p>
      <text:p text:style-name="P7">- Ele sabe que tens dois medalhões na tua posse e está disposto a fazer uma troca justa... A vida dos teus amigos pelos medalhões... Parece-me justo, não achas? - Disse o <text:span text:style-name="T10">sacana</text:span> sorrindo de forma idiota, mostrando toda a podridão que lhe corroía a amarelada dentadura. </text:p>
      <text:p text:style-name="P7">- “Os medalhões... Então tudo isto é por causa disso?” - Foi o que Filipp pensou no imediato. No entanto, uma outra coisa lhe chamara a atenção na frase que acabara de ouvir. Reparou que o sujeito usara a palavra “amigo” no plural.</text:p>
      <text:p text:style-name="P7">- Disseste... Amigos?.. - Interrogou. O gajo respondeu-lhe com um cinismo terrivelmente impressionante:</text:p>
      <text:p text:style-name="P7">- Siiiiiiimmm... Amigos. Tu sabes... Krang Chen, Gorthan, Helen... Soam-te familiares estes nomes? </text:p>
      <text:p text:style-name="P7"/>
      <text:p text:style-name="P7">Filipp nem queria acreditar naquilo que ouvia. Tal como temera que viesse a acontecer, Gorthan e Helen haviam sido capturados e eram agora reféns de Kondar. Obviamente, teriam sido eles a falar sobre Krang Chen. Só assim se explicava o facto dos lacaios de Kondar saberem da existência do <text:soft-page-break/>velho. Embora de forma leviana e involuntária, fora o próprio Filipp quem colocara o seu amigo nesta situação. </text:p>
      <text:p text:style-name="P7"/>
      <text:p text:style-name="P7">Encontrava-se entre a espada e a parede. Filipp nunca se perdoaria se algum dos seus amigos perdesse a vida por sua causa. Era um fardo demasiado pesado que dificilmente conseguiria carregar. Mas a alternativa era inaceitável, e provavelmente teria mesmo de escolher a espada em detrimento da parede. </text:p>
      <text:p text:style-name="P7">- Isso nunca vai acontecer! E tu agora vens comigo. Podes dar-me jeito. Anda! - Ordenou, ao mesmo tempo que lhe apontava o caminho em direcção à saída, agitando-lhe a arma à frente dos olhos. - Vamos! Mexe-te! E nada de truques... - O tipo obedeceu, mas nem subjugado deixou de o ameaçar:</text:p>
      <text:p text:style-name="P7">- Ok! Ok!... Mas aviso-te desde já que estás a cometer um grande erro. Não sabes no que te estás a meter. - Nisto, com um movimento extremamente rápido que Filipp não conseguiu antecipar, o indivíduo empurra-o bruscamente para o lado, fazendo-o perder o equilíbrio por um breve instante. Um efémero momento que o outro prontamente aproveitou para fugir, esgueirando-se rapidamente pela porta fora. Quando Filipp recuperou do encontrão, correu prontamente atrás do tipo, só que acabaria por fazê-lo em vão. Como se tivesse vindo subitamente do nada, uma estranha e cerrada neblina esbranquiçada tinha-se abatido sobre as redondezas. Quando Filipp chegou cá fora, foi apenas a tempo de conseguir ver uma estranha figura a desaparecer à frente do seu nariz, embrenhando-se por completo na bruma, uns quantos metros mais adiante. A pouca neve existente sobre o solo rijo ainda não era suficientemente espessa para deixar gravadas as marcas das pegadas. O tipo lograra escapar graças à preciosa e inesperada ajuda da meteorologia. Era esta a triste conclusão.</text:p>
      <text:list xml:id="list1419491466" text:style-name="L5">
        <text:list-header>
          <text:p text:style-name="P32"/>
        </text:list-header>
      </text:list>
      <text:p text:style-name="P7">Filipp voltou para dentro à procura de algum indício que lhe pudesse ser útil. Alguma coisa que <text:soft-page-break/>tivesse sido esquecida e deixada para trás, uma pista que lhe ajudasse a descobrir o paradeiro dos seus amigos. Infelizmente, deixara escapar o sacana antes de lhe extrair toda a informação que queria. Durante alguns minutos percorreu todos os recantos da casa, vasculhou em tudo quanto era sítio, mas não encontrou absolutamente nada que lhe interessasse. Eventualmente, acabou por se convencer que já <text:s/>não estava ali a fazer rigorosamente nada e resolveu ir-se embora. Se alguém em algum lado precisava da ajuda dele, não era ali que estava com toda a certeza.</text:p>
      <text:p text:style-name="P7"><text:s/></text:p>
      <text:p text:style-name="P7">Era-lhe bastante complicado orientar-se no meio de tanto nevoeiro. Nunca vira nada assim de tão espesso em lado nenhum. Tropeçava regularmente a cada poucos passos que conseguia avançar, e por variadíssimas vezes esteve mesmo prestes a cair ao chão. Começava a sentir-se muito desorientado. Supostamente, pelo que andara, deveria estar já bastante perto da Fénix, mas era-lhe impossível ver para além de um ou dois metros à frente dos pés. Estava enregelado e efectivamente perdido. Deambulou durante algum tempo sem ter qualquer noção do espaço à sua volta.</text:p>
      <text:p text:style-name="P7"/>
      <text:p text:style-name="P7">No ar refrescante, sentia-se o sopro leve de uma pequena brisa. Mas de tão leve que era, não era sequer suficientemente capaz de ajudar a dissipar a neblina. E aquela não era uma brisa vulgar. Acarretava algo mais consigo. Tinha qualquer coisa de peculiar que a tornava única e sedutora. Dispersava um aroma forte e encantador por onde passava, um doce perfume que Filipp nunca experimentara antes, algo verdadeiramente inebriante e impossível de ignorar. Uma sensação enorme de bem-estar e alegria invadia-lhe agora toda e qualquer fibra do seu ser.</text:p>
      <text:p text:style-name="P7"/>
      <text:p text:style-name="P7">Dependurado de um ramo de um arbusto morto, um pequeno pedaço de trapo prendeu-lhe a atenção. Aproximou-se para melhor perceber do que se tratava. Era um pequeno pedaço de tecido cinzento e esfarrapado onde estava bordado um emblema de cor castanha. No enigmático emblema estava desenhado um estranho símbolo composto por dois triângulos ligeiramente sobrepostos, <text:soft-page-break/>invertidos em relação um ao outro, fazendo lembrar uma espécie de ampulheta geométrica. Por baixo do desenho havia algo escrito, mas estava incompleto e faltavam-lhe algumas letras para se poder perceber a totalidade da inscrição. Apenas se conseguia ler <text:s/>o seguinte conjunto: “ T R I ”. Não sabia se aquilo era algum tipo de pista útil ou se apenas se tratava de um trapo insignificante. De qualquer das formas resolveu guardá-lo consigo. Continuou a andar.</text:p>
      <text:p text:style-name="P7"/>
      <text:p text:style-name="P7">A dada altura teve a sensação de ouvir um ruído. Imobilizou-se à escuta mas não conseguiu perceber nada para além do silêncio em que a floresta mergulhara. Poucos segundos depois, voltou de novo a julgar que ouvira qualquer coisa. Era um barulho semelhante ao som de galhos a quebrarem-se por debaixo dos passos apressados de algo ou de alguém. Foi então que pressentiu um estranho vulto movimentar-se junto de si. Agora tinha a certeza quase absoluta de que não estava só. E foi nesse instante imediato que se seguiu, que ele viu, emergindo do meio de toda aquela penumbra e mesmo à sua frente, a mais bela das visões que tivera em toda a sua vida. </text:p>
      <text:p text:style-name="P12"/>
      <text:p text:style-name="P7">Imóvel e a olhar fixamente para ele, estava uma lindíssima mulher de longos <text:s/>e lisos cabelos escuros. Envergava um vestido comprido de cor branca que esvoaçava livre e de forma sensual, empurrado apenas pelo fraco vento que se fazia sentir. E apesar de lhe cobrir todo o corpo, o fino tecido deixava transparecer claramente as suas voluptuosas e agradáveis formas femininas. Tinha o corpo de uma deusa. Uma franja do negro cabelo cobria-lhe uma parte da testa e da face, excepto quando, a espaços, acompanhava o estranho bailado ondulante do vestido, deixando-lhe a descoberto as delicadas e angelicais feições. O seu olhar azul-esverdeado era intenso, penetrante e irresistível. Hipnotizador! Os seus lábios carnudos e doces deveriam ser com toda a certeza uma droga super viciante. Filipp sentia-se a levitar. Estava a contemplar uma imagem personalizada do seu ideal de perfeição feminina. </text:p>
      <text:p text:style-name="P7"/>
      <text:p text:style-name="P7"><text:soft-page-break/>- Quem és tu? Como te chamas? - Perguntou ele, algo a medo. - O que fazes aqui? Estás perdida? - Ela sorriu-lhe, mas em vez de articular uma resposta, gesticulou apenas, convidando-o a segui-la, enquanto ela própria recuava uns passos. - Espera! Onde vais? Não te vás embora! - Dizia-lhe ele, quase em desespero, receoso <text:s/>de perdê-la. Ela voltou a parar um pouco mais à frente, repetindo de novo a doce provocação. A esbelta mulher nada lhe dizia. Fazia-lhe apenas sinal para que ele fizesse o mesmo e se calasse também. Repetiu aquele jogo várias vezes até que, por fim, o deixou aproximar-se o suficiente para que lhe conseguisse tocar. Ela tomou a iniciativa, pegou-lhe numa mão e levou-a ao seu rosto. Filipp acariciou-lhe o cabelo com a outra, e os dois envolveram-se num caloroso e profundo beijo carregado de luxúria. Enquanto lhe tocava os desnudos e voluptuosos seios, rígidas obras esculpidas com uma perfeição ímpar, conseguia sentir o seu corpo a estremecer de paixão. Uma sensação permanente de formigueiro percorria-lhe todo o corpo. Fazia bastante tempo desde a última vez que sentira o prazer e o privilégio do toque feminino. Filipp ardia num mar de desejo desordenado e incontrolável, que aumentava à medida que as suas mãos subiam pelas coxas dela acima, em busca daquele lugar quente e húmido. Sentia inclusive uma estranha sensação de ardor prazenteiro. Era algo que não se lembrava de ter sentido antes, mas pensava que isso era tão somente fruto do passar do tempo, do esquecimento. O mesmo tempo que lhe havia roubado todas as memórias daquelas experiências sensoriais pelas quais realmente vale a pena viver. Tentou não pensar mais naquilo. Tentou mesmo livrar-se de todo e qualquer pensamento que o tentasse assolar, limitando-se a apreciar aquele momento único. E que bem que sabia!</text:p>
      <text:p text:style-name="P7"/>
      <text:p text:style-name="P7">Acontece que, pouco depois, algo lhe voltou com teimosia a distrair a mente, mesmo contra a sua vontade. Começou a sentir uma ligeira comichão na perna esquerda, uma pequena sensação de desconforto que o começava a incomodar, embora pouco ainda. <text:span text:style-name="T10">Malogradamente,</text:span> a situação acabou por se intensificar um pouco acima do suportável e ele resolveu parar o que estava a fazer, esforçando-se por disfarçar o curto movimento de esticão que efectuou com a perna. Inclinou-se <text:soft-page-break/>para se coçar.</text:p>
      <text:p text:style-name="P7"/>
      <text:p text:style-name="P7">É então que vê um pequeno animal a morder-lhe ferozmente na perna direita. Um animal que partilhava em simultâneo, semelhanças físicas com um porco espinho e com um cão. Um bicho de cor castanha com muito pêlo e espinhos à mistura. Era o bichinho de estimação do seu amigo Krang Chen, do qual nunca soubera o nome. </text:p>
      <text:p text:style-name="P7">- Ora esta! Mas o que.... - Sacude suavemente a perna, com o intuito de se libertar do animal sem o magoar. Só que o bicho insistiu em apertá-lo ainda mais, crivando-lhe com afinco os dentes na carne. Filipp solta um grito de dor. É nesse momento que ele se apercebe, com grande espanto e incredibilidade da sua parte, que a linda e erótica mulher se esfumara pura e simplesmente no ar. Logo de seguida, o capitão solta outro berro de dor. Mas esta dor vinha de uma das suas mãos e não da perna aprisionada. É nessa altura que ele toma consciência da situação horrível em que se encontra. Havia caído em algo. O como fora ali parar nem sequer foi a sua primeira questão. O instinto apenas o instigava a tentar libertar-se a qualquer custo, a fugir dali a qualquer preço. </text:p>
      <text:p text:style-name="P7"/>
      <text:p text:style-name="P7">Filipp encontra-se ligeiramente tombado para trás, embalado nos braços de uma estranha criatura que aprisionava o seu corpo. Tratava-se de uma espécie invulgar de uma feia planta carnívora que lentamente o tentava devorar vivo. Uma variedade de trepadeira cujos longos ramos, semelhantes a tentáculos, se moviam morosamente sobre ele, envolvendo-o quase por completo. Destes, escorria lentamente uma seiva ácida e asquerosa que naquele preciso momento lhe começara já a corroer as desnudas mãos. Por mais macabro ou bizarro que tudo aquilo lhe parecesse, era demasiado penoso e doloroso para não ser real. </text:p>
      <text:p text:style-name="P7"/>
      <text:p text:style-name="P7">Combateu com todas as suas forças para se libertar do cárcere em que se encontrava, movimentando os braços e as pernas de jeito vigoroso. Ainda sofreu durante um bom bocado, mas para sua sorte, a <text:soft-page-break/>tarefa acabou por se revelar algo menos complicada do que aquilo que poderia parecer à partida. Pouco a pouco, as ramificações começaram a ceder à sua fúria, até que, com um último intento, logrou finalmente escapar-se-lhes. Foram uns quantos poucos segundos de luta que lhe pareceram intermináveis. A dor que entretanto se alojara no seu corpo e no seu espírito é que levou um pouco mais de tempo a dissipar-se.</text:p>
      <text:p text:style-name="P12"/>
      <text:p text:style-name="P7">Afastou-se um bom par de metros e depois sentou-se no chão durante um belo bocado, tentando arranjar uma explicação racional para o ocorrido. Acolheu e tentou acariciar carinhosamente o animal que acabara de lhe salvar a vida, mas as suas mãos estavam desfiguradas e tinham perdido grande parte da sensibilidade inerente. Se ainda tivesse palmas das mãos, elas estariam com certeza bastante suadas naquele momento. O resto do seu corpo era assim que estava. De qualquer das formas, também depressa percebeu que não era lá muito boa ideia mexer no bicho enquanto ele mantinha os espinhos eriçados.</text:p>
      <text:p text:style-name="P7"/>
      <text:p text:style-name="P7">Filipp não tinha qualquer forma de o saber, mas a justificação para a invulgar ocorrência de que fora vítima era até bastante simples: Alucinação induzida! Aquela mulher perfeita que julgava ter visto e tocado momentos antes, não existia em mais nenhum outro lugar que não fosse na sua própria cabeça. Tudo não passara de uma elaborada fabricação da sua mente, despoletada pelo brilhante mecanismo evolutivo de um ser vegetal, que fazia com que cada uma das suas presas visse aquilo que o seu cérebro mais almejava. </text:p>
      <text:p text:style-name="P7"/>
      <text:p text:style-name="P7">Uma outra coisa que ele não sabia, e nem sequer imaginava, era que não tinha sido a única vitima a ser atraída pelo traiçoeiro e mortífero odor dos esporos alucinogéneos que flutuavam por aquela zona mais recôndita da floresta. Não muito distante dali, estava o que restava do corpo do maltrapilho que há pouco lhe escapara, também ele pego pela inteligente e letal trapaça, atraído que <text:soft-page-break/>nem uma mosca que habilmente fora guiada até à mortal teia aracnídea. <text:s/>Estava já num avançado estado de decomposição e as vestes esburacadas já não lhe serviam de grande resguardo à carne derretida. Agora, aquele corpo inerte e vazio de vida, não era mais do que a peça principal de um elaborado processo de digestão que começara sem a sua consciência e que terminaria muito em breve.</text:p>
      <text:p text:style-name="P7"/>
      <text:p text:style-name="P7">Filipp ficou ali sentado durante mais alguns minutos, absorto em pensamentos e dúvidas que não se dissipavam, ao contrário das névoas que envolviam os arredores. <text:s/>E por isso nem sequer se deu conta do audível crescendo do assobio do vento, que entretanto começara a soprar com maior intensidade, limpando o ar à sua passagem. Quando a mente lhe regressou ao corpo, levantou-se e olhou atentamente em redor. Agora já conseguia distinguir com clareza a silhueta da Fénix. Estava lá ao fundo por detrás de umas estranhas árvores, não muito longe dali. Tinha-se afastado um bom bocado para sul em relação à casa, mas o desvio não fora tão grande assim se tomados em consideração o espaço percorrido e aquilo que andou em termos de tempo. Provavelmente teria andado em círculos a maior parte do tempo. Foi assim que se justificou a ele próprio. Com cautela, pegou no bicho e começou a caminhar de forma decidida em direcção à nave. Como medida de precaução, ia vendo sempre com cuidada atenção onde punha os pés. Mal podia esperar para sair dali e fugir daquele pesadelo. E foi só quando se sentiu seguro a bordo da Fénix que decidiu suspirar de alívio. Antes de partir dirigiu-se à arrecadação do porão de carga. Puxou uma caixa cheia de tralha que estava por debaixo de uma estante e tirou de lá um par de luvas pretas de cabedal, calçando-as em seguida.</text:p>
      <text:p text:style-name="P10"/>
      <text:p text:style-name="P7">De regresso a Largat, a primeira paragem que fez foi na enfermaria da base, por onde Denis ainda continuava. Apressou-se a averiguar sobre o estado de saúde do companheiro. Foi informado pelos médicos que a operação a que este fora submetido correra na perfeição. Denis encontrava-se já fora <text:soft-page-break/>do bloco operatório, de onde tinha sido transferido para uma sala de recuperação. Foi para lá que se dirigiu, e quando lá entrou, ficou agradado por encontrá-lo acordado e activo. Denis estava sentado na ponta da cama com o pulso ligado a uma botija de soro. Envergava uma bata de hospital de um azul muito claro. De certa maneira, não deixava de ter a sua piada ver um tipo corpulento como o Denis a usar aquele tipo de vestuário meio infantilizado. </text:p>
      <text:p text:style-name="P7">- Ficas ridículo com isso vestido, sabias? - Zombou.</text:p>
      <text:p text:style-name="P7">- Nem me fales disso, obrigam-me a usar isto e ainda por cima não me deixam sair daqui... Já devia ter tido alta ontem, mas disseram-me que devia repousar mais um dia ou dois... Olha para isto! - Exibiu alegremente o tubo por onde passava o soro. - Parece que estou atrelado como um cão. Ainda por cima a enfermeira é cá um <text:span text:style-name="T10">camafeu</text:span>... Nem te conto!... Não tenho sorte nenhuma. - Perante a sua reacção descontraída, Filipp sentiu-se mais aliviado. Não necessitava de ouvir muito mais para ter a certeza absoluta de que o seu velho amigo estava de volta <text:span text:style-name="T10">inteirinho</text:span>. Aquele resmungar saudável e a capacidade de encontrar sempre um lado positivo nas piores situações faziam parte da sua imagem de marca. Mesmo assim não podia deixar de o questionar.</text:p>
      <text:p text:style-name="P7">- E como te encontras? Sentes-te bem? - Denis friccionou a testa ao de leve.</text:p>
      <text:p text:style-name="P7">- Sinto-me óptimo! Tenho uma leve dor de cabeça em cima... mas já tive piores que esta... por exemplo quando estou de ressaca. - Riram-se os dois . Já tinham ido juntos para os copos algumas vezes e ambos conheciam bem a desagradável sensação que se apodera do corpo depois de umas horas de folia bem regadas. Quando a risota amainou, Filipp tentou construir uma frase:</text:p>
      <text:p text:style-name="P7">- Escuta... Acerca do que aconteceu.... eu queria... - Denis interrompeu-o de imediato, antecipando o que ele achava que iria ser um provável (e desnecessário) pedido de desculpas.</text:p>
      <text:p text:style-name="P7">- Pára! Não digas mais nada. Não foi culpa tua. Ambos sabemos isso... E eu faria tudo de novo se fosse preciso... Agora, diz-me uma coisa... Que raio de sítio é este? A “jeitosa” da enfermeira não me conta nada. Filipp calou-se primeiro, ainda a degustar o que não lhe fora permitido exprimir, <text:s/>e depois colocou-o ao corrente da situação, após o que o deixou para retornar <text:s/>à casa do vale e se <text:soft-page-break/>reunir com os restantes.</text:p>
      <text:p text:style-name="P12"/>
      <text:p text:style-name="P7">- Olha quem está de volta! E então, James? Como correu a viagem? - Perguntou Eduard, mal Filipp entrou na habitação. - ... E o que raio é isso que trazes ai contigo? - Referia-se ao estranho <text:span text:style-name="T10">animalzinho</text:span> que ele carregava nos braços. Filipp exalava <text:s/>tranquilidade por todos os poros.</text:p>
      <text:p text:style-name="P7">- Algo atribulada... Não correu exactamente como planeado... Nada de especial. - Joshua, Nina e Mariya, que entretanto se tinham apercebido do regresso do capitão, juntaram-se a eles.</text:p>
      <text:p text:style-name="P7">- Sim, James... Conta-nos como foi? - Era a primeira vez <text:span text:style-name="T10">em três anos de convivência </text:span>que Nina que o tratava daquela maneira. E ela fê-lo de propósito só para se meter com ele, uma vez que ele já lhe tinha confessado que não gostava muito de ser tratado por aquele nome, quando antes o havia questionado sobre o assunto. - Falaste com o tal de Krang Chen? O que disse ele sobre os medalhões? - Perguntou ela. Ele tardou um pouco em responder-lhe, e logo ali se percebeu que algo não batia certo.</text:p>
      <text:p text:style-name="P7">- Bem... As coisas complicaram-se um bocado. Na realidade complicaram-se bastante... Temo que Gorthan e Helen tenham sido capturados, assim como Krang Chen.</text:p>
      <text:p text:style-name="P7">- Como assim? - Questionou Mariya, exaltada. - Capturados?</text:p>
      <text:p text:style-name="P7">- Sim! Temo que sim... Krang Chen não estava em casa. Aqui a mascote dele foi tudo o que lá encontrei... - Disse, exibindo o pequeno animal que parecia ter entretanto adormecido calmamente nas suas mãos. Continuou: - ... Ou quase tudo... Em vez do Krang, dei de caras com um sujeito estranho. Estava à minha espera... ou à nossa espera. Não sei... Acho que era um dos vassalos de Kondar. Propôs-me entregar-lhe os medalhões em troca de Krang Chen, Gorthan e Helen. Infelizmente, o bandido escapou-se-me antes de lhe conseguir arrancar mais informações. Não sei se é verdade o que ele me contou mas parece bater certo. Senão... como saberia ele da existência destas pessoas? - Mais do que sobressaltado ou assustado, Joshua estava entusiasmado.</text:p>
      <text:p text:style-name="P7">- Então temos de ir libertá-los! - Exclamou o jovem. Como sempre, mostrava-se ansioso por um <text:soft-page-break/>bocado de acção, ou talvez tentasse apenas impressionar Filipp. É muito complicado decifrar as intenções dos homens em fim de puberdade.</text:p>
      <text:p text:style-name="P7">- Temo que isso não seja assim tão fácil como isso, Joshua. Em primeiro lugar não sabemos onde Kondar os mantém prisioneiros... nem mesmo se continuam vivos sequer. Além disso, mesmo se eles estiverem vivos e nós descobrirmos onde Kondar os mantém, como vamos sacá-los de lá?... Kondar tem milhares de soldados e nós somos apenas cinco. Creio que por enquanto o único que podemos fazer é esperar que... e isto a ser verdade que estão reféns... Kondar os mantenha vivos enquanto lhe sirvam como moeda de troca...</text:p>
      <text:p text:style-name="P7">- Estamos lixados! - Exclamou Mariya, com um pessimismo deveras sentido, e com um tipo de vocabulário pouco usual nela. Foi mais ou menos nesta altura que Nina fez um reparo sobre as luvas que Filipp usava, ao qual ele reagiu com uma naturalidade invulgar. Estava curiosa porque nunca antes o tinha visto incluir aquela peça de vestuário na sua indumentária.</text:p>
      <text:p text:style-name="P7">- E essas luvas para que são?</text:p>
      <text:p text:style-name="P7">- Isto? Nada de especial. Tive um pequeno acidente, nada de grave... Podia ter sido bem pior se não fosse aqui pela ajudinha deste pequeno. - Referia-se uma vez mais ao esquisito animal que abria agora um dos olhos, despertado talvez pela conversa que se propagava em redor. Nina não se contentava facilmente com aquele tipo de respostas evasivas e cedo percebeu que havia ali algo mais que ele hesitava em revelar.</text:p>
      <text:p text:style-name="P7">- Acidente! Mas que acidente? Pela tua cara não estás a contar tudo... Deixa-me ver isso! - Ela aproximou-se e ele viu-se forçado a ceder. Não sabia dizer não a uma mulher atraente. Tirou uma das luvas e deixou a nu a mão parcialmente queimada. Ficaram horrorizados, e, ao mesmo tempo, um tudo ou nada enojados com a repulsiva e macabra visão que adveio do gesto.</text:p>
      <text:p text:style-name="P7"/>
      <text:p text:style-name="P7">- Minha nossa! Como fizeste isso? O que te aconteceu nas mãos? Estão queimadas! - Insistiu ela.</text:p>
      <text:p text:style-name="P7">- Como já disse, tive um pequeno acidente... com ácido! Preferia não falar mais nisso, <text:s/>se não se <text:soft-page-break/>importassem... De qualquer forma creio que com uma pequena reconstrução a laser a coisa ficará resolvida.</text:p>
      <text:p text:style-name="P7">- Se quiseres posso falar com o pessoal médico da base para tratarem disso. - Sugeriu o tio. - Ficas como novo num instante!</text:p>
      <text:p text:style-name="P7">- Isso seria óptimo! Estás a ver?... tudo se resolve. - Disse James Filipp, dirigindo-se a Nina. - Entretanto, gostava que arranjássemos aí um cantinho para a nossa nova mascote. Há muito que Mariya deveria de estar à espera de ouvir aquilo, pois depressa se ofereceu como voluntária para tratar do bicho. Ela tinha grande afeição por todos os tipos de animais, até mesmo por criaturas que nunca antes vira como era o caso. Além disso, o pobre bicharoco era pequeno o suficiente para aparentar ter um aspecto inofensivo. E isso já era o bastante para ela o considerar <text:s/>“um fofinho”, tal com disse a dada altura. Vistas bem as coisas, até que o bicharoco tinha um olhar ternurento e inteligente. Pela forma como arregalava os olhos e movia o focinho, parecia inclusive perceber que falavam acerca dele. - Cuidado com os espinhos! - Avisou Filipp, quando a jovem ama-seca lhe ia a pegar - Não são muito aguçados mas é preciso algum cuidado... E tu Joshua? Como está a correr o teu treino? - Perguntou ao rapaz. - Espero que a Nina não tenha forçado demasiado. Eu sei bem como ela é. - E de facto sabia mesmo. Treinavam juntos algumas vezes, não muitas é verdade, mas as ocasiões suficientes para ela lhe deixar algumas nódoas negras no <text:span text:style-name="T10">cabedal</text:span>.</text:p>
      <text:p text:style-name="P7">- Não! Nada disso... Tem sido formidável. Tenho aprendido bastante nestes últimos dias. - <text:s/>A sargento confirmou a versão do rapaz:</text:p>
      <text:p text:style-name="P7">- É verdade! Tem feito imensos progressos. Nunca vi ninguém aprender tão depressa... Além disso tem uma força e uma energia fora do normal... Parece que nunca se cansa. Até já me conseguiu derrubar ao chão umas quantas vezes. - Uma revelação que deveras surpreendeu Filipp, pois essa era uma proeza que, pelo menos até à data, ele nunca conseguira fazer. Ela levava sempre a melhor e ele já nem sequer se sentia incomodado ou inferiorizado com isso, de tão habituado que estava.</text:p>
      <text:p text:style-name="P7">- Provavelmente devem ser só efeitos do medalhão... Nunca mais o larguei. - Justificou o jovem, <text:soft-page-break/>manifestando alguma modéstia que não era verdadeiramente sentida. - Filipp mordeu o lábio ao de leve ao ouvi-lo responder assim.</text:p>
      <text:p text:style-name="P7">- Pois é... talvez seja... Mas é uma pena não sabermos mais sobre esse e os outros medalhões. Agora sem Krang Chen, quem nos poderá elucidar mais sobre o assunto?... - A pergunta era retórica, mas em boa hora Eduard a respondeu:</text:p>
      <text:p text:style-name="P7">- Ouve!... Eu conheço alguém que talvez nos possa ajudar... É um dos generais lá de cima. É meu amigo e também o meu melhor cliente... Já me comprou muitos dos meus inventos... ou melhor... a mulher dele... De qualquer das formas, acho que ele conhece alguns dos anciãos de Lothar. Foi responsável pela segurança pessoal dos membros do Conselho Supremo de Arzgon, há alguns anos atrás... antes mesmo da <text:s/>insurreição de Kondar. - Uma diminuta réstia de esperança acendeu-se-lhes na alma. </text:p>
      <text:list xml:id="list848594916" text:style-name="L6">
        <text:list-header>
          <text:p text:style-name="P33"/>
        </text:list-header>
      </text:list>
      <text:p text:style-name="P7">Tal como ficara combinado na véspera, Eduard e Filipp dirigiram-se na manhã do dia seguinte à base militar para falar com um dos generais, Harris de seu nome. Eduard era bastante respeitado por toda a gente e quase todos o cumprimentavam por onde ia passando. Na realidade, era considerado um dos pais fundadores do complexo, essencialmente por ter co-liderado <text:s/>os trabalhos de planeamento e construção desde o início. Eduard, para além de engenhoso inventor, <text:s/>fora também um dos arquitectos mais respeitados de todo o distrito de Lothar, e em tempos havia sido responsável pela edificação e remodelação de vários edifícios importantes na própria cidade. Foi durante umas obras de remodelação efectuadas ao majestoso edifício do Conselho Supremo que Harris e Eduard travaram conhecimento. </text:p>
      <text:p text:style-name="P10"/>
      <text:p text:style-name="P7">Após Kondar ter lançado os primeiros ataques em colónias de Zarzgon, formou-se <text:s/>um pequeno grupo de resistentes liderado por três antigos generais das forças militares de Arzgon. Harris era um deles. À medida que o grupo de combatentes foi conquistando mais adeptos, motivados pelo surto <text:soft-page-break/>de violência imposto por Kondar, surgiu a necessidade de criar um posto de comando central de onde se pudessem controlar as acções de retaliação. Harris não hesitou em convidar Eduard, com quem tinha ganho confiança, para a elaboração do colossal projecto. Eduard aceitou de imediato, fascinado não só pela grandeza da empreitada mas também pela causa propriamente dita. O método de actuação da resistência era apenas um. Com recursos bem menores que o exército inimigo, concentravam toda a sua estratégia em pequenos ataques cirúrgicos escrupulosamente seleccionados. Só que estes vinham-se tornando cada vez mais infrutíferos e inócuos. </text:p>
      <text:p text:style-name="P10"/>
      <text:p text:style-name="P7">Dois homens acompanharam-nos até aquela sala transparente que já lhes era familiar, <text:s/>e onde o general os aguardava. Depois de ali os ter recebido, os três resolveram continuar a conversa num local mais privado. Dirigiram-se então até um gabinete que ficava lá bem no fundo de um daqueles enormes e sombrios corredores que pareciam brotar dos quatro cantos das paredes. Ao contrário do que seria de espectar, foi o general quem primeiro trouxe o assunto da batalha à conversa, e fê-lo logo com uma revelação preocupante: Tão somente umas horas antes, Lavolu, a sétima colónia de Arzgon, caíra nas mãos do inimigo. As forças de segurança da cidade, já de si bastante reduzidas e mal equipadas, renderam-se sem condições ao cabo de apenas meia hora de resistência, muito à semelhança daquilo que sucedera em Laferten. A notícia assentou que nem uma bomba no estômago de Filipp. O querer ter feito algo por aquelas pessoas e o triste facto de saber que não poderia ter feito muito, travavam agora uma dura batalha no seu interior. <text:s/>Filipp começou por contar a Harris aquilo que ele sabia acerca dos medalhões e a sua possível relação com os massacres levados a cabo pelo exército <text:span text:style-name="T1">Drombie</text:span>. Ao contrário de Filipp, um verdadeiro crente na matéria, Harris estava bastante céptico em relação a tudo o que ouvia. Sobretudo na parte que dizia respeito aos supostos “amuletos mágicos”.</text:p>
      <text:p text:style-name="P12"/>
      <text:p text:style-name="P7">- É uma história deveras interessante. Não que eu acredite em nada dessas coisas, mas pelo que me <text:soft-page-break/>conta Kondar parece bastante interessado nesses ditos medalhões... E isso é por si só suficientemente mau para nós... Ainda mais agora!</text:p>
      <text:p text:style-name="P7">- O meu tio disse-me que talvez nos pudesse ajudar. Pelo que me contou, trabalhou de perto com o Conselho dos anciãos. Talvez conheça algum deles?... Foram eles que estiveram por detrás do processo de selecção dos governadores das sete colónias, e penso que serão as pessoas mais indicadas para dizerem algo mais sobre o assunto em questão. - Pela postura corporal e pela expressão facial do general dava para perceber que a resposta iria ser animadora. E de facto até foi.</text:p>
      <text:p text:style-name="P7">- Sim. É verdade que conheci alguns desses anciãos. Havia um em particular com quem me dava até bastante bem... Chamava-se Kiroh Chen.</text:p>
      <text:p text:style-name="P7">- Chen?... Disse Chen? - Questionou Filipp, obviamente surpreso com a familiaridade do sobrenome.</text:p>
      <text:p text:style-name="P7">- Sim. Kiroh Chen era o seu nome, porquê? Conhece-lo?</text:p>
      <text:p text:style-name="P7">- Não, não conheço... Mas conheço outra pessoa com o mesmo apelido. Estranho... Será que são parentes próximos ou... será apenas uma coincidência?... - Harris continuou com o seu raciocínio:</text:p>
      <text:p text:style-name="P7">- Não o vejo à três ou quatro anos, nem sei sequer se continua vivo. Era um homem bastante velho já... Ninguém consegue saber ao certo a idade desses anciãos mas ele aparentava ter cerca de cem anos, ou mais... quase de certeza! - Acrescentou, em tom de ligeira troça. - ... De qualquer forma terei todo o prazer em levá-lo até ele. - Filipp estava bastante satisfeito com o que lhe entrava pelos ouvidos e denotava um contido estado de optimismo. <text:s text:c="2"/></text:p>
      <text:p text:style-name="P7">- Isso seria óptimo!... E quando podemos partir? - <text:s/>Interrogou. Desta feita, a linguagem corporal do general augurava uma resposta menos animadora. Cerrara os lábios com força e arregalara as sobrancelhas. No final do tique soprou antes de falar:</text:p>
      <text:p text:style-name="P7">- Isso já é mais complicado. Como de certo terá visto... a nossa frota está bastante reduzida. Temos bastantes problemas de homens e de meios... Temos homens a tentar recuperar dois antigos cruzadores espaciais em Arzgon mas não sei quando, nem se... ficarão alguma vez cem por cento <text:soft-page-break/>operacionais... - Harris queixava-se de algo que Filipp tinha bem presente em mente:</text:p>
      <text:p text:style-name="P7"/>
      <text:p text:style-name="P7">Quase todas as aeronaves que existiam na altura da colonização haviam sido completamente destruídas ou haviam ficado bastante danificadas. Algumas outras houve que, tendo sido roubadas por mercenários e piratas, tiveram como destino final o usufruto próprio em actividades pouco licitas, ou a obtenção de lucros rápidos através da sua transacção em negociatas não menos ilegais. Hoje em dia é muito difícil conseguir-se um meio de transporte eficaz para fazer a viagem entre os dois planetas vizinhos. Felizmente que Filipp era um dos poucos sortudos que ainda conseguia manter uma máquina daquelas na sua posse. ( Sem bem que já conhecera a amargura de um dia no qual lha tentaram roubar. Mas isso é uma história que vai ter de ser contada noutra altura) .</text:p>
      <text:p text:style-name="P7">- Talvez não me tenha feito entender... - Disse ele. - Isso não é problema com que você tenha de se preocupar... A minha nave e a minha tripulação estão prontas para partir a qualquer instante. - Harris sentiu-se aliviado e agradado ao mesmo tempo, mas sobretudo a segunda. Passara já muito tempo desde a última vez que subira a bordo de um aparelho do género. A nostalgia das memórias acariciava-lhe o interior.</text:p>
      <text:p text:style-name="P7">- Óptimo então! - Exclamou. - Depois, os dois chegaram a um outro entendimento; Seguiriam viagem para Arzgon na manhã do dia seguinte.</text:p>
      <text:p text:style-name="P7"/>
      <text:p text:style-name="P7">Quando já tio e sobrinho estavam para se irem embora, Eduard lembrou o mais novo sobre um outro pequeno assunto que este deixara pendente. Colocou a mão em frente da boca e pigarreou ligeiramente, tentando de forma descarada chamar a atenção de James. Quando o conseguiu, apontou-lhe para as mãos. Foi então que Filipp mostrou o seu pequeno distúrbio físico ao general, o qual logo se prontificou para o ajudar, fazendo inclusive questão de acompanhá-los e assim poder falar com os médicos pessoalmente. Afinal de contas, Filipp iria mesmo ter direito à sua pequena reconstrução a laser.</text:p>
      <text:p text:style-name="P12"><text:soft-page-break/></text:p>
      <text:p text:style-name="P7">Dirigiram-se até à enfermaria onde Filipp aproveitou para ver o seu amigo, enquanto Eduard e Harris falavam com dois médicos ali perto. Denis estava bastante eufórico pois ia ter alta médica na parte da tarde. Mais contente ficou ainda quando <text:s/>soube que se iria juntar aos outros para a viagem que se avizinhava. Pouco depois de Filipp e Denis se terem encontrado e trocado meia dúzia de palavras entre os dois, entrou no quarto uma enfermeira. Fisicamente, era uma mulher bastante gorda e feia. Mal ela passou para o lado de dentro do compartimento, Denis esboçou um pequeno sorriso que acompanhou com um claro e perceptível gesto com a cabeça na direcção de Filipp. Um gesto maroto que a ela não passou despercebido. A tipa olhou para ele com cara de poucos amigos e franziu-lhe o sobrolho rugoso em sinal de desprezo. Filipp fez um esforço enorme para manter a postura e não desatar a rir quando ela, num tom de voz que nada teve de agradável, lhe pediu que a acompanhasse até ao bloco operatório. Além de ter mau aspecto, também a simpatia não parecia jogar do seu lado. Ironicamente, o seu nome era Mel. Um nome cujo trocadilho e pretenso significado neste caso justificaria que, a existir ponta de doçura nela, com certeza que a mesma teria o gosto do fel. Quinze minutos depois de ter saído, Filipp estava de regresso. E desta vez já não trazia luvas. </text:p>
      <text:p text:style-name="P7"/>
      <text:p text:style-name="P7">Na manhã seguinte e tal como ficara combinado, a tripulação (desta vez completa) da Fénix partia de novo para o velho planeta de Arzgon, embarcando numa nova saga em busca de respostas para as quais não sabiam bem que perguntas fazer.</text:p>
      <text:p text:style-name="P8"/>
      <text:p text:style-name="P26">XI – O plano</text:p>
      <text:p text:style-name="P11"/>
      <text:p text:style-name="P7">Lothar era actualmente uma cidade perdida no tempo. Um lugar devastado e apodrecido, subjugado pelo peso da própria civilização que o erguera. Mesmo tantos anos depois dos conturbados tumultos que a tinham tomado de assalto, aquela metrópole estava longe de ser o local aprazível que fora em tempos. Salvo raras excepções, muitos dos edifícios mais imponentes da cidade encontravam-se devolutos ou completamente reduzidos a escombros. O ar que se respirava carregava consigo um cheiro a desgaste e a destruição. Em algumas das zonas mais elevadas da cidade, o simples acto de respirar era algo complicado de realizar. As nuvens de gases poluentes que permanentemente envolviam o astro induziam no cérebro dos mortais um estado semelhante ao criado pela hipoxia. </text:p>
      <text:p text:style-name="P7"/>
      <text:p text:style-name="P7">À parte de outros tantos problemas, as últimas décadas coincidiram também com o desenvolvimento de pequenas mutações genéticas na população, principalmente entre os mais desprotegidos e menos afortunados, que eram forçados a viver em condições e locais indesejáveis. As epidemias de doenças e o elevado grau de <text:s/>marginalidade haviam-se tornado fiéis parceiros dos penosos dias e das infindáveis noites da vida na cidade. A zona suburbana <text:s/>era o verdadeiro espelho de uma sociedade em decadência. Tornara-se num local onde sombras humanas se arrastavam sem destino nem futuro à vista. Aí, a maior parte das gentes vivia na mais completa miséria. Aí, as pessoas representavam pouco mais do que reminiscências de um grupo de sobreviventes que havia sido deixado para trás. Aí, nada mais eram do que um grupo de rejeitados e de ignorados que se haviam tornado vítimas de um processo de selecção animalesco, e que agora lutavam apenas pela simples esperança de sobrevivência. Mas eles não sabiam que aqueles que outrora dali partiram, também não estavam agora muito melhor que isso.</text:p>
      <text:p text:style-name="P7"/>
      <text:p text:style-name="P7">Aterraram numa praça enorme junto ao edifício do Conselho Supremo. Num raio de várias centenas <text:soft-page-break/>de metros em redor, era um dos <text:s/>prédios que mais se destacava pela sua imponência e beleza, e também pelo facto de estar bastante bem conservado comparativamente com o que se passava um pouco por toda a cidade. Tinha a altura de dez andares e a forma de um cilindro gigantesco no cimo do qual se assomava aos céus um domo esferóide. Na ponta da cúpula estava hasteada uma bandeira com doze luas dispostas de modo a formarem um circulo entre elas, em representação do número exacto de anciãos que actualmente compunham o Conselho. <text:s/>Nina sugeriu que poderia ficar na Fénix apenas com a companhia de Mariya, enquanto os outros quatro iriam ao encontro de Kiroh. Filipp pensou que não havia necessidade de irem todos, contudo achou por bem que Denis ficasse com elas as duas. No fundo, seria apenas o seu subconsciente a tentar redimir-se de algo <text:span text:style-name="T10">inculpável.</text:span> Tudo o que ele queria era proteger Denis para a eventualidade de algo não vir a correr como esperado. Assim, ficaram na Fénix; Denis, Nina e Mariya.</text:p>
      <text:p text:style-name="P7"/>
      <text:p text:style-name="P7">Harris seguia na frente do grupo e foi ele quem, decidido, interpelou o dueto de guardas que estava plantado à entrada. Os dois homens conversaram com ele durante uns breves segundos e depois chamaram todo o restante grupo para dentro. O aspecto interior da casa do Conselho era de cortar a respiração. Uma verdadeira obra de arte que contava com o cunho pessoal do tio de Filipp. Em baixo, ao nível do chão, a sensação que se tinha era a de se estar num pátio enorme. Percepção essa que era completada pelos pilares que a toda a volta sustentavam um corredor aberto com poucos metros de altura, ao longo do qual desembocava um conjunto imenso de escadarias, que por sua vez davam acesso interior aos pisos superiores. Por cima desse passadiço elevava-se uma espiral que serpenteava de forma graciosa pelas paredes acima, sensivelmente até pouco mais de metade da altura total da torre, dando forma a um fabuloso hemiciclo recheado de bancadas que se destinavam a receber todos os membros do Conselho. No ponto mais alto, doze plataformas amovíveis em forma de estreitas pranchas gradeadas lateralmente, pairavam suavemente sobre o abismo, sobressaindo assim de forma inequívoca da restante estrutura. Sentia-se ali uma estranha aura de <text:soft-page-break/>imponência na simplicidade, e que de alguma forma discreta atemorizava os espíritos daqueles que ali entravam pela primeira vez.</text:p>
      <text:p text:style-name="P7">As acesas reuniões que ali costumavam ter lugar já não aconteciam hoje com a regularidade de antigamente. Os problemas e os vícios que contaminavam a sociedade tinham-se tornado em coisas demasiado banais, e já eram poucos os que se dispunham a perder o sono por cauda disso.</text:p>
      <text:p text:style-name="P7"/>
      <text:p text:style-name="P7">No preciso momento em que os três trocavam alguns comentários sobre a arquitectura do local, são interrompidos por alguém que se aproximava deles, surgindo de forma decidida de uma habitação anexa. Era um indivíduo de baixa estatura que se apresentava totalmente camuflado por um hábito de cor negra que lhe encobria o rosto e tapava o resto do corpo. Ao chegar perto deles, retirou o capuz expondo a sua face à luz ténue. Filipp ficou impressionado. As semelhanças com Krang Chen eram por demais evidentes. Até a cor grisalha do longo cabelo e o estilo da farfalhuda barba eram semelhantes. O homenzinho cumprimentou Harris em primeiro lugar, e foi este último quem depois lhe apresentou os outros dois. Em seguida o general explicou-lhe o motivo da visita.</text:p>
      <text:p text:style-name="P10"/>
      <text:p text:style-name="P7">- Com que então o meu irmão meteu-se em sarilhos, hein? Ele e a sua grande boca.... Nunca sabe quando estar calado! E é teimoso que nem uma porta... Insiste em viver sozinho naquela barraca imunda, quando podia estar aqui bem melhor... - A reacção abrupta dele foi algo que voltou a surpreender Filipp, e desta feita não foi por <text:s/>eventuais semelhanças que pudessem existir. Os dois irmãos divergiam bastante entre eles, tanto na maneira de pensar como no jeito de falar. À medida que conversa ia avançando, percebia-se que Kiroh estava perfeitamente ao corrente do que acontecia em Zarzgon. - Eu sabia que isso dos medalhões ainda ia trazer-nos problemas... Sempre defendi que não deviam ser trazidos à luz do dia, mas alguém me ligou?... Nãããão! E agora está à vista o resultado! - Mesmo não gesticulando muito, pelas sucessivas palavras de <text:span text:style-name="T10">escárnio</text:span> que foi proferindo, deu a entender que fora ele o único que se opusera à entrega dos medalhões aos <text:soft-page-break/>governantes de Zarzgon.</text:p>
      <text:p text:style-name="P7">- Mas qual é o verdadeiro segredo por detrás da lenda dos medalhões? Porque são assim tão perigosos, afinal? - Perguntou Filipp. Kiroh parecia ter-se desligado da conversa por um breve momento e havia-se aproximado um pouco mais de Joshua.</text:p>
      <text:p text:style-name="P7">- Não se trata de nenhuma lenda! - Aferiu o velhote. Parecia até algo irritado com aquela simples alusão. - Trata-se de história! Estamos perante um vestígio vivo da história dos nossos antepassados. De todos nós!... Tu trazes aí um contigo, não trazes? - Perguntou ele ao rapaz. Joshua, apesar de apanhado de surpresa e de assim ter ficado algo receoso, lá resolveu puxar para fora da blusa o cordão que lhe segurava o amuleto. - Os medalhões sagrados são relíquias de tempos passados... - Continuou Kiroh, colocando dois dedos em redor do objecto que, quase de imediato, <text:s/>acorda do seu prolongado sono e volta a difundir uma aura azul-esverdeada.</text:p>
      <text:p text:style-name="P7">- Outra vez! Já não é a primeira vez que faz isto! - Exclamou Joshua, arregalando os olhos de contentamento. Kiroh era o único que não parecia minimamente surpreendido. Era evidente que esperava aquilo.</text:p>
      <text:p text:style-name="P7">- ... Temos alguns registos sobre um povo que aqui viveu antes de nós... <text:s text:c="2"/>Muitos dos seus mistérios desapareceram com o tempo... Infelizmente... Eles deixaram-nos uma terrível herança... O seu legado... - E foi assim que Kiroh abriu definitivamente o livro, começando a desbobinar toda a história por detrás do mito.</text:p>
      <text:list xml:id="list747213862" text:style-name="L7">
        <text:list-header>
          <text:p text:style-name="P34"/>
        </text:list-header>
      </text:list>
      <text:p text:style-name="P7">Num local que ele não revelou, terão sido encontrados uns manuscritos deixados por antepassados dos actuais habitantes de Arzgon. Esses testemunhos falavam sobre os vestígios de uma antiga e extraordinária civilização, supostamente de origem alienígena, que por eles havia sido descoberta. Um desses testemunhos em particular, falava vagamente de um sistema ou de uma máquina que teria sido encontrada. Não era especificado o lugar do achado. Diziam apenas que era debaixo de terra. Segundo eles, tratava-se de uma fonte de conhecimento e de tecnologia como nunca haviam <text:soft-page-break/>visto antes. Um estranho mecanismo que teria sido criado por essa civilização antiga e cuja função também não era explicada ao certo no tal documento. Diziam apenas que a descoberta <text:s/>poderia tornar-se numa perigosa arma caso fosse usada com propósitos pouco dignos. Algo de que essa civilização ancestral também tinha tido consciência, e por isso haviam <text:s/>inventado um mecanismo de segurança que permitia controlar o acesso ao sistema. Terão criado um dispositivo de activação que era constituído por sete partes diferentes. Sete medalhões que funcionavam em conjunto como as chaves de um sofisticado cadeado, e que por precaução haviam sido colocados estrategicamente em sete partes distintas do planeta. As pistas sobre a localização dos amuletos estavam no próprio local onde fora encontrado o artefacto. </text:p>
      <text:p text:style-name="P7"/>
      <text:p text:style-name="P7">Depois de vários anos de busca, esses antepassados de Arzgon terão conseguido reunir todas as partes e colocado o mecanismo em funcionamento. Segundo diziam esses mesmos habitantes de outrora, os amuletos encontrados funcionavam também como recipientes ou<text:span text:style-name="T10"> receptáculos</text:span> de capacidades sobrenaturais. Capacidades que poderiam ser de alguma forma transmitidas e adquiridas através da energia <text:span text:style-name="T10">metafísica/paranormal </text:span>dos mesmos artefactos. Algo que tinha a ver com o conhecimento sobre o funcionamento e o desenvolvimento de certas e determinadas partes ocultas do cérebro. Algo que essa primeira civilização ancestral, a inventora do dispositivo, conseguira dominar e que pretendera deste modo partilhar. Devido à potencial perigosidade da descoberta, os tais antepassados de Arzgon, os segundos que se depararam com ela no decurso da sua existência e que puderam testemunhar as suas consequências, terão decidido enterrar de novo o artefacto juntamente com os correspondentes amuletos.</text:p>
      <text:p text:style-name="P7"/>
      <text:p text:style-name="P7">Um dia esse sistema acabou por ser de novo desenterrado. Descoberto de forma involuntária e bem perto de Lothar. Mais precisamente quando uma vulgar escavação numa secção pouco explorada das antigas minas de carvão, colocou a descoberto uma antecâmara de origem desconhecida e <text:soft-page-break/>inimaginável. Os trabalhos foram imediatamente interrompidos e as autoridades foram devidamente aconselhadas a interditar o acesso a toda aquela secção. A descoberta foi ocultada e toda a situação foi devidamente conduzida e controlada de forma a evitar o levantamento de quaisquer suspeitas sobre o sucedido. Preveniu-se a curiosidade alheia e salvaguardou-se religiosamente o segredo do achado.</text:p>
      <text:p text:style-name="P7"/>
      <text:p text:style-name="P7">Não se sabe ao certo qual o funcionamento do mecanismo encontrado. O achado nunca foi devidamente explorado porque a altura da descoberta coincidiu com a decisão de colonização de Zarzgon. Esta foi uma época particularmente conturbada e a vinda a público de tamanho descobrimento, provavelmente só iria trazer um acréscimo de problemas. Pelo menos assim pensaram os governantes da altura.</text:p>
      <text:p text:style-name="P7"/>
      <text:p text:style-name="P7">Kiroh continuava a falar com alguma nostalgia à mistura...</text:p>
      <text:p text:style-name="P7">- Agora que penso nisso, estou certo que nem sequer deveríamos ter procurado as chaves, em primeiro lugar. Há segredos que é melhor nunca serem revelados... Os nossos antepassados estavam absolutamente certos... - Disse o velho a certa altura. Joshua observava-o com atenção à medida que ele ia desfolhando as páginas e avançando nos capítulos da história.</text:p>
      <text:p text:style-name="P10"/>
      <text:p text:style-name="P7">Fazendo jus aos escritos antigos, havia uma forte razão para a precaução que levara a fazer com que as chaves tivessem sido afastadas umas das outras. É então que alguns dos membros do Conselho sugerem que talvez os medalhões não devessem continuar debaixo da sua alçada, nem tampouco deveriam continuar guardados todos no mesmo local, por questões mais ou menos óbvias de segurança. Estes temores, muito embora não os entendessem na totalidade, transportavam atrás de si um rasto de inegável preocupação e incerteza, suficientemente forte para que a assimilação e a aceitação da sua existência fossem dados adquiridos. Por outro lado, e aproveitando a inesperada <text:soft-page-break/>coincidência de estes objectos existirem em número igual às futuras colónias de Zarzgon, sugeriu-se que poderiam ser atribuídos a cada um dos novos governadores do planetóide vizinho. Todas aquelas pessoas iriam ser criteriosamente escolhidas pelo Conselho e por isso seriam dignas de confiança. Conseguir-se-ia assim que as diferentes partes ficassem de novo fisicamente isoladas. Em simultâneo, alimentava-se a esperança de que o assunto se fosse desvanecendo com o tempo, até que um dia fosse esquecido para sempre. Nem mesmo essas pessoas que os receberiam, conheceriam a verdadeira história por detrás dos medalhões. Para eles tratar-se-ia apenas de um gesto de apreço. Um simples acto simbólico e nada mais do que isso.</text:p>
      <text:p text:style-name="P12"/>
      <text:p text:style-name="P7">Infelizmente e contrariamente ao que muitos pretendiam, parece que a história não foi totalmente esquecida. Alguns rumores e conversas despropositadas terão despertado novamente a atenção sobre o assunto, trazendo-o outra vez à luz examinadora do dia. </text:p>
      <text:p text:style-name="P7"/>
      <text:p text:style-name="P7">Filipp, Joshua, e Harris, pareciam três crianças fascinadas com uma história de embalar que alguém acabava de lhes contar. </text:p>
      <text:p text:style-name="P7">- Esse tal de Kondar é o tipo de ameaça que os nossos antepassados tanto receavam. Sei que ele tem vindo a destruir as colónias de Zarzgon com o objectivo de deitar as mãos aos medalhões. É imperial travá-lo! - Concluiu Kiroh.</text:p>
      <text:p text:style-name="P7">- Farei tudo o que estiver ao meu alcance! - Exclamou Joshua, embriagado de confiança pelo que entretanto ouvira. Filipp era outro que também se tinha deixado embalar por estranho sentimento carimbado com suaves toques de dever e justiça:</text:p>
      <text:p text:style-name="P7">- Pois... Existe uma réstia de esperança ainda. O problema é que tanto o seu irmão como outros são agora seus prisioneiros... Ele tentará tentar partido disso. Aliás... já o fez em certa medida. - Referia-se deste modo à situação na qual se vira envolvido, <text:s/>alguns dias antes. Kiroh aproveitou a observação de Filipp para concluir:</text:p>
      <text:p text:style-name="P7"><text:soft-page-break/>- ... Seja como for, esses medalhões nunca deverão cair nas suas mãos. Nem que isso custe a vida de muita gente... como por exemplo o meu irmão. - Apesar da postura critica e de aparente desdém com que falara no início, notava-se-lhe agora um pequeno e claro arrastar na expressão sempre e cada vez que se referia ao irmão. Notava-se-lhe até um ligeiro aumento de lubrificação nos olhos, acompanhado de perto por uma <text:s/>nítida dilatação das pupilas. </text:p>
      <text:p text:style-name="P7"/>
      <text:p text:style-name="P7">Entretanto, a bordo da ave de metal alcunhada de Fénix, a restante tripulação começava a ficar um pouco impaciente. De entre todos, era Denis aquele que mais exteriorizava esse estado de espírito. Não parava de andar de um lado para o outro, resmungando baixinho de quando em vez. </text:p>
      <text:p text:style-name="P7">- Porque estarão a demorar tanto? Estou a ficar impaciente! E se aconteceu alguma coisa? - Desanuviou ele, quase a fumegar pelas orelhas. - Talvez devêssemos ir lá! - Nina estava bem mais tranquila e não dava ares de entrar em combustão tão depressa. A sua descontracção não era sinónimo de despreocupação, era apenas uma questão de disposição e de prioridade na sequência de pensamentos. No primeiro lugar da fila instalava-se uma arrojada fantasia erótica, e tudo o resto seguia a alguma distância.</text:p>
      <text:p text:style-name="P7"/>
      <text:p text:style-name="P7">- E o que poderia correr mal Denis?... Acho que as drogas do hospital ainda te estão a fazer efeito. - Zombou ela, adoptando uma evidente pose de escárnio. - Estão a demorar um pouco mas não creio que haja razões para alarme. Fazemos o seguinte... Esperamos mais quinze ou vinte minutos, se não aparecerem até então vamos procurá-los... Se isso te deixa satisfeito...</text:p>
      <text:p text:style-name="P7">- Sim, se calhar tens razão, mas não sei... Tenho a estranha sensação que algo não bate certo. Não te sei explicar... Aquilo que sucedeu... - É então que Denis repara em algo que o faz interromper tanto o raciocínio como a marcha irrequieta. - O que é isto? - Questionou ele, tentando chamar a atenção de Nina enquanto apontava para um compartimento em cima do qual estavam umas luvas e um pedaço de tecido rasgado.</text:p>
      <text:p text:style-name="P7"><text:soft-page-break/>- Isto o quê? - Respondeu ela, antes mesmo de olhar para o objecto em questão. - Isso?... - Continuou. - São as luvas que o capitão trazia. Não soubeste do que... - Ele interrompeu-a peremptoriamente antes que ela conseguisse pôr término à frase.</text:p>
      <text:p text:style-name="P7">- Não! Não são as luvas... Refiro-me a isto! - E pegou no pedaço de tecido que estava ao lado delas. Para seu azar, ela mostrava-se tão surpresa quanto ele.</text:p>
      <text:p text:style-name="P7">- Han?... O que é isso?... Não faço a mínima ideia de onde isso apareceu... Mas isso é só um pedaço de trapo. O que tem de tão especial afinal?</text:p>
      <text:p text:style-name="P7">- Não sei... Mas parece-me <text:span text:style-name="T10">estapafurdiamente</text:span> familiar. Acho que já vi um emblema destes antes. Se ao menos me conseguisse lembrar... <text:s/>- Revirou os olhos para cima e para a direita para conseguir puxar a alavanca da memória. Estava a tentar conjugar mentalmente aquelas três letras para lograr associá-las a algo que julgava conhecer:</text:p>
      <text:p text:style-name="P7">- “Eu conheço este desenho de algum lado. E estas iniciais...” - Esforçou-se por mais uns quantos segundos, até que finalmente pensou algo em voz alta:</text:p>
      <text:p text:style-name="P7">- Trizpod! - Exclamou por fim. - É isso! Só pode ser Trizpod! E com estes triângulos... só pode! - Nina é que não percebia patavina do que ele estava para ali a dizer. E ele nem sequer lhe deu tempo suficiente para que ela pudesse pedir tais explicações. Naquele preciso momento Mariya vinha a entrar na ponte de comando, e ele quase que passou por cima dela com tanta que era a pressa que levava. Só por mera sorte não chocaram um no outro. Denis dirigiu-se de imediato à arrecadação e começou a remexer numas caixas que estavam dispostas junto ao chão. De uma delas tira um casaco de cabedal castanho cujo aspecto desgastado denunciava com clareza o longo intervalo de tempo que passara desde a última vez que fora usado por alguém. Pegou na manga direita em busca de uma insígnia estampada na lateral e comparou-a com a figura inscrita na amostra de tecido. Então, apercebe-se de que estava absolutamente correcto. Aquele símbolo triangular e as iniciais correspondiam exactamente ao distintivo utilizado pela tripulação da “Trizpod”. O bando de piratas e mercenários a que também ele tinha pertencido num passado não tão distante quanto isso. O grupo <text:soft-page-break/>de energúmenos os quais ele julgava serem responsáveis pelo brutal assassinato da sua mãe. Inundado pela raiva e por um fervoroso desejo de vingança, cerrou o punho com toda a força, apertando o cerco sobre o inocente trapo.</text:p>
      <text:p text:style-name="P7">- Tenho de falar com o capitão imediatamente. - Disse ele em voz alta, falando para uma audiência constituída apenas pelo próprio. Resolveu ir ao encontro dos restantes elementos do grupo.</text:p>
      <text:p text:style-name="P7"/>
      <text:p text:style-name="P7">Enquanto Denis se preparava para deixar a segurança (ao menos aparente) da Fénix, dentro do edifício do Conselho, os seus colegas pareciam estar satisfeitos com as explicações de Kiroh e aprontavam-se igualmente para sair. Estavam mesmo prestes a fazê-lo quando Joshua teve a impressão de que por detrás de uma coluna, numa zona menos iluminada situada ao fundo da sala, uma sombra se movimentou pela parede durante um breve instante. Foi uma daquelas sensações que ocorrem quando algum objecto no extremo do campo de visão, já bem lá no cantinho do olho, se desloca ou sofre alterações de forma chamando subitamente a atenção para algo que estava praticamente fora do plano. Filipp não pôde deixar de notar que o jovem tinha desviado o olhar do grupo. </text:p>
      <text:p text:style-name="P7">- Está ali alguém! - Disse Joshua, convicto e seguro de que vira algo. - Vi algo a mexer. Tenho a certeza! Vou ver o que se passa. - E dito isto, avançou decidido naquela direcção. Kiroh estranhou-lhe o comportamento.</text:p>
      <text:p text:style-name="P7">- Que dizes?... Não está aqui ninguém além de nós. Estamos sós... Os guardas saíram assim que vocês entraram... Hei!... Onde vais? - Retorquiu o ancião, levanta<text:span text:style-name="T14">n</text:span>do um pouco o tom de voz ao ver que o jovem não lhe ligava nenhuma. Filipp torceu ligeiramente o nariz. Achava que aquela reacção pronta se <text:span text:style-name="T9">imiscuía</text:span> com alguns pequenos contornos de dissuasão. Quando Joshua estava a chegar perto da coluna, também o capitão repara em algo que acabava de se mover na sombra, tentando de forma tardia e atabalhoada camuflar a sua presença. <text:s/>É nesse mesmíssimo momento que algo salta de lá e desata a correr em direcção a uma porta traseira que estava no fundo do corredor. <text:soft-page-break/>Definitivamente, havia convidados surpresa naquela reunião secreta. Foi tudo muito rápido e não conseguiram ver-lhe a cara sequer. De entre todos, Joshua, talvez por ser mais novo e mais imaturo, foi aquele que teve maior capacidade de reacção e quem de imediato começou a perseguir o indivíduo. A porta por onde ele se esgueirara dava acesso a uma reduzida sala, que por sua vez tinha ligação directa para as traseiras do edifício. O misterioso sujeito parecia conhecer bem os cantos à casa. Levava já alguma dianteira a Joshua, que ainda assim continuava decidido no seu encalço. O jovem esforçava-se ao máximo para evitar todos os obstáculos que o outro ia derrubando na caótica fuga com o objectivo de dificultar ou obstruir totalmente a passagem ao seu perseguidor. Já cá fora e uma vez na rua, os maiores obstáculos da improvisada pista de corridas eram os amontoados de sacos e latas do lixo que povoavam o pátio das traseiras. Inanimados objectos que, perversos, fizeram com que ambos fossem ao chão. Refeito da queda, o misterioso indivíduo retomou a fuga por um beco lateral ao prédio e que terminava na rua principal, e isto sempre com Joshua no seu encalço. Filipp tentava acompanhá-los a todo o custo e vinha uns quantos metros mais atrás.</text:p>
      <text:p text:style-name="P7"/>
      <text:p text:style-name="P7">Denis, que acabara de deixar Nina e Mariya na Fénix, dirigia-se ao edifício do Conselho Supremo para avisar os outros da descoberta que tinha feito. Estava já bastante perto quando, de súbito, emerge da escuridão de um beco um indivíduo a correr a alta velocidade e que encalha nele de forma violenta, fazendo com que os dois se estatelassem na rija calçada. O embate foi dolorosamente brutal, Denis foi literalmente abalroado sem pingo de dó ou piedade. Sentiu-se como se tivesse levado com um camião inteiro em cima. Para o outro, a colisão soube-lhe como um investir desgovernado em plena aceleração contra uma parede sólida que do nada ali surgira, materializando-se quase que por um acto de magia. O pequeno grande acidente <text:s/>possibilitou que Joshua e Filipp recuperassem algum terreno. Apesar das dores enormes que sentia em tudo quanto tinha de músculo ou articulação, o sujeito conseguiu refazer-se rapidamente do embate, retomando novamente a fuga, para surpresa de quem assistia. Em consequência das mazelas, do desnorte, e do <text:soft-page-break/>tempo perdido na colisão, a distância que o separava de Joshua era já bem menor. Filipp abandonou momentaneamente a perseguição para se inteirar da condição física de Denis. Encontrou-o a contorcer-se e gemer com dores, mais até do que ele próprio esperaria numa situação daquelas, mas isso talvez fosse explicável pelo facto de o colega ainda estar em fase de reabilitação, não estando ainda no pleno das suas condições. Apesar de tudo, Denis começara a recompor-se <text:s/>antes mesmo do capitão chegar junto dele.</text:p>
      <text:p text:style-name="P12"/>
      <text:p text:style-name="P7">Joshua permanecia no encalço. Um pouco mais à frente mas ainda na mesma rua, o tipo tornava a desaparecer, embrenhando-se de novo para dentro dos domínios de <text:s/>outro beco. Era um recanto mais largo que o beco anterior mas igualmente envolvido em penumbra devido às construções vizinhas. <text:s/>Em contrapartida, dava a ideia que não teria qualquer saída e isso fez com que Joshua pensasse que o tinha finalmente conseguido encurralar, apesar de naquele momento não lhe estar com a vista em cima. As paredes laterais estavam cercadas por paredes de edifícios e ao fundo havia uma rede com alguns metros de altura, encostados à qual estavam vários contentores de lixo, desordenados, e que certamente causariam atrapalhação numa possível tentativa de escalada. A única saída seria pela frente e essa já estava bloqueada por Joshua. </text:p>
      <text:p text:style-name="P7"/>
      <text:p text:style-name="P7">Fizeram-se alguns segundos de silêncio que só foram quebrados quando, por detrás de um daqueles contentores do lixo, se ouviu um barulho de propulsão semelhante ao ruído provocado por um pequeno motor de combustão que tenta impelir ou deslocar uma carga qualquer. É então que surge o tal indivíduo a elevar-se do solo. Começava a levantar voo usando para tal uma estranha engenhoca que tinha<text:span text:style-name="T10"> acoplada</text:span> às suas costas e que o impulsionava para cima, infligindo pequenos golpes à lei da gravidade. Estava a usar uma “mochila-foguete”. Joshua ficou parvo de perplexidade. Não estava à espera de nada do género. Esta reacção fez com que bloqueasse mentalmente por alguns milésimos de segundo, dando hipóteses ao sujeito de subir um pouco mais. A cabeça dele estava <text:soft-page-break/>agora quase a chegar ao topo da vedação. No entanto, algo parecia estar errado com o funcionamento do aparelho, já que eram visíveis as dificuldades do tipo em controlá-lo de maneira correcta. Ora descia, ora baixava, ora fugia um pouco para a esquerda, ora fugia um pouco para a direita. Joshua viu nisso uma brecha de oportunidade e decidiu-se a aproveitá-la, lançando-se decidido na direcção do opositor. <text:s/>Isto no exacto momento em que, embora muito a custo, o aparelho e o seu detentor logravam passar a altura da vedação para o outro lado. Apesar disso, parecia não conseguir ganhar muito mais altura do que aqueles quatro ou cinco metros, nem tampouco atingir grande velocidade. Joshua efectuou um salto enorme para cima de um contentor e com mais outro impulso conseguiu agarrar o topo da rede, passando depois para um telhado anexo. Demonstrava uma agilidade fora do comum. Seguia no encalço do fugitivo saltando de telhado em telhado, ultrapassando com destreza distâncias anormalmente grandes. </text:p>
      <text:p text:style-name="P7"/>
      <text:p text:style-name="P7">Enquanto isto sucedia, Denis e Filipp, que só agora chegavam ao dito beco, <text:s/>faziam-no completamente estoirados e desgastados pelo esforço. Quase que em sincronia, <text:s/>inclinaram-se para a frente com as mãos apoiadas em cima dos joelhos, na tentativa de recuperarem rapidamente o fôlego. Harris, que entretanto se juntara à desvairada perseguição, vinha bastante mais atrasado em relação a eles os dois. A sua má condição física e os quilos a mais, somados ao facto de ser um fumador inveterado de folhas de <text:span text:style-name="T1">clacot</text:span> (uma planta muito semelhante ao tabaco que é contrabandeada em Zargon), não permitiam melhor prestação que aquela. </text:p>
      <text:p text:style-name="P7"/>
      <text:p text:style-name="P7">Recuperados, os dois amigos tiveram de ajudar-se mutuamente para vencerem o problema imposto pela vedação. Também eles lograram passar para o telhado ao lado. Uma vez lá em cima, graças a uma das tréguas ocasionais das neblina nocturnas, conseguiam ter um ângulo de visão privilegiado sobre grande parte daquele subúrbio, o que lhes permitiu assistir à estranha perseguição que se desenrolava vários metros acima do solo. Uma corrida louca onde um estranho objecto voador, de <text:soft-page-break/>duas pernas e parcialmente identificado (chamemos-lhe um <text:span text:style-name="T11">O.V.D.P.P.I.</text:span>), ziguezagueava aparentemente sem rumo definido tentando desesperadamente iludir-se ao seu perseguidor acrobata. Ainda tentaram segui-los mas depressa perceberam que isso seria um esforço em vão. As distâncias entre prédios adjacentes eram humanamente impossíveis de realizar, o que só tornava a proeza de Joshua mais impressionante ainda. Decididamente, havia ali algo de extraordinário e à margem das leis daquilo que poderia ser conotado como um feito normal.</text:p>
      <text:p text:style-name="P7"/>
      <text:p text:style-name="P7">- Agora já não me escapas, cabrão! - Gritou Joshua, temerário, segundos antes de se lançar num salto fenomenal de cinco ou seis metros sobre o portador do aparelho voador. Por baixo deles existia apenas o vazio, o que deixava adivinhar uma queda brutal. Conseguiu agarrá-lo com firmeza, mas como seria de esperar o peso combinado dos dois era carga em demasia para os pobres propulsores da mochila. Rapidamente começaram a cair numa espiral embrulhada de movimentos rotativos em direcção ao solo. Denis e Filipp conseguiram ver parte do desfecho da cena. Depressa desceram umas escadas <text:s/>de emergência para se dirigirem à mais que provável zona de impacto.</text:p>
      <text:p text:style-name="P7"/>
      <text:p text:style-name="P7">Mesmo em pleno decurso de uma queda livre, Joshua e o outro indivíduo trocavam alguns murros e cotoveladas entre si. Enquanto um o fazia na tentativa de se libertar a todo o custo do oponente, o outro fazia-o com a intenção de neutralizar por completo o adversário. O chão aproximava-se cada vez mais e Joshua, apercebendo-se disso, agarrou-se com maior firmeza ao seu opositor, colocando-se por debaixo dele. Posteriormente, fazendo força com todo o peso do seu corpo, balanceou-se num movimento rápido e vigoroso que fez com que num abrir e fechar de olhos as posições se invertessem e fosse o outro a servir-lhe de almofada. Aquele improvisado amortecedor humano acabou por se aguentar muito bem e não rebentou logo com a violência do impacto. </text:p>
      <text:p text:style-name="P7"/>
      <text:p text:style-name="P7">Não obstante, o sujeito estava bastante mal tratado e como resultado do embate havia ficado com <text:soft-page-break/>várias hemorragias internas. Além disso, ele também não tivera muita sorte com o local escolhido para a aterragem de improviso. Estavam às portas de uma extensa sucata e aquela área circundante era zona de passagem de muitos veículos pesados com carregamentos de desperdícios vários e restos de estruturas metálicas. Visto de cima parecia ter ficado completamente extendido ao comprido, deitado no chão de barriga voltada para o ar. Mas não era bem assim. Joshua, que no exacto instante do impacto rolara para o lado, estava ainda deitado, e essa posição horizontal ao nível do solo dava-lhe a percepção exacta do macabro destino do seu adversário. O tipo estava deitado num ângulo de trinta e alguns graus, o seu corpo apenas tocava no solo abaixo da linha da cintura pois a parte superior do tronco encontrara um obstáculo pelo caminho. Estava parcialmente trespassado <text:s/>por um pedaço de ferro com alguns centímetros de espessura, e que o perfurara na zona dos pulmões, destroçando pelo caminho a mochila-foguete que ficara reduzida a um monte de cacos. Contudo, a ponta superior do ferro que o empalava não era visível acima da superfície do tronco, isto por ter ficado algures ainda no interior da sua carne. Resumindo; parecia um frango humano enfiado num espeto sem brasas. Joshua aproximou-se dele e pôde ver os seus olhos a revirarem-se constantemente de um lado para o outro, vitimados por uma aflição desmedida. Espumava da boca e não era preciso ser um génio para perceber a sua grande agonia. Ela era bem visível. O desgraçado coitado experimentava enormes dificuldades, e sentia inclusive uma dor intensa de cada vez que exercia o simples acto de respirar. A muita gente daria dó vê-lo a sofrer daquela maneira, mas pena dele era coisa que Joshua pouco ou nada tinha. <text:s/></text:p>
      <text:p text:style-name="P12"/>
      <text:p text:style-name="P7">Sem duvidar um segundo sequer, Joshua começou a insistir com ele, fazendo-lhe várias perguntas em simultâneo na esperança de saber algo sobre o seu propósito ou missão. </text:p>
      <text:p text:style-name="P7">- Quem és tu? O que fazias lá atrás? Estavas a espiar-nos? Quem te mandou? O que querias? - Eram algumas das inquirições que ele repetia enquanto agarrava freneticamente o tipo pelos colarinhos. A dada altura chegam ao local Filipp e Denis. O interrogatório sem presença de advogado passou <text:soft-page-break/>então a ser feito a três, embora sempre com o mesmo tipo de perguntas a ser expelido.</text:p>
      <text:p text:style-name="P7"/>
      <text:p text:style-name="P7">- Jooohan... - Disse o sujeito, de forma quase imperceptível.</text:p>
      <text:p text:style-name="P7">- O quê? - Perguntou Denis.</text:p>
      <text:p text:style-name="P7">- Joahn! Acho que disse “Joahn”. - Respondeu Filipp. - Chamas-te Joahn? É isso? - Tentava confirmar o capitão. O indivíduo abanou ligeiramente o queixo, em jeito de confirmação. Denis sorriu.</text:p>
      <text:p text:style-name="P7">- Joahn... Isso cheira-me a nome de gaja, a nome de puta!</text:p>
      <text:p text:style-name="P7">- Para quem trabalhas? Diz-nos! O que fazias no Conselho? Quem te mandou e porquê? - Prosseguiu Filipp. O sujeito mostrava-se relutante em falar. Mas pensando melhor, talvez não fosse relutância e sim pura incapacidade. De qualquer das formas para eles o tratamento teria de ser igual. Continuaram a puxar por ele até que finalmente este se decidiu a emitir uns sons estranhos que na realidade pouco tinham a ver com o acto de falar propriamente dito. Mal conseguiu articular as sílabas. No entanto, houve três palavras que se distinguiram claramente no meio de todo aquele gemer: “Kondar”, “Trizpod” e “localizador”. A primeira era óbvia para todos, a segunda e a terceira nem por isso. Mas para Denis era a segunda aquela que mais o perturbava, parecendo quase evidente. Pegou no braço do sujeito e torceu-o ligeiramente à procura de uma ligação. Agarrou primeiro no direito, depois no esquerdo... <text:s/>mas curiosamente não encontrou nenhuma insígnia estampada.</text:p>
      <text:p text:style-name="P7">- “ Talvez se trate de uma aquisição recente da tripulação...” - Pensou ele.</text:p>
      <text:p text:style-name="P7">- O que foi Denis? O que procuras ? - Perguntou Filipp, curioso pela reacção do colega. Tal como Joshua, também ele mirava Denis com uma estúpida cara de espanto enquanto ele realizava aquela curiosa operação. O capitão abriu inclusivamente os braços dando expressão física à curiosidade de ambos. Denis sentiu-se compelido a explicar o porquê da estranha atitude.</text:p>
      <text:p text:style-name="P7">- Ele disse “Trizpod”, não foi? Será que ouvi bem? - Ainda questionou. Tanto a cabeça de Joshua <text:soft-page-break/>como a de Filipp, concordaram com ele. - A Trizpod é uma nave de mercenários. São um bando desprezível de piratas do espaço, de ladrões. Fazem tudo por dinheiro... E quando digo tudo, é mesmo tudo. Acredita!... Não me perguntes como sei mas acredita que sei o que digo... São estes os canalhas responsáveis pela morte da minha mãe. - Para Joshua, o facto de Denis ter sido privado da companhia da mãe era algo completamente novo. Uma novidade que lhe soava penosamente familiar. Filipp, por seu lado, sabia desde o dia em que o conhecera que Denis culpava um certo grupo de mercenários pela morte da sua mãe. Sabia os pormenores sobre a forma como este a tinha encontrado ao chegar a casa mas pouco mais. Ele nunca lhe falara abertamente sobre os motivos de vingança que dizia estarem por detrás daquele acto de pura crueldade maléfica.</text:p>
      <text:p text:style-name="P7"/>
      <text:p text:style-name="P7">- Encontrei um pedaço de tecido junto às luvas que trazias... É o emblema da Trizpod... Costumam estampar aquele símbolo na roupa dos tripulantes assim que estes terminam a dita “fase de estágio”... <text:s/>quando se tornam membros de pleno direito da tripulação... Onde arranjaste tu aquilo? - Filipp sentiu-se tentado a responder com outra pergunta. Intrigava-o, e muito, o facto de Denis falar com tanto conhecimento de causa sobre o assunto criminal. Optou por não o fazer. Não seria ali e não o faria naquele momento.</text:p>
      <text:p text:style-name="P7">- Encontrei-o na floresta negra depois do encontro desagradável que tive... Não sei se pertencia ao sujeito que me fugiu ou não... Guardei-o porque achei que <text:s/>poderia ser alguma pista importante...</text:p>
      <text:p text:style-name="P7">- Pois ainda bem que o fizeste! Provavelmente esse sujeito que tentou fazer chantagem contigo era colega aqui do nosso amigo. - Referindo-se deste modo ao inerme desgraçado que junto ao chão tentava a todo o custo adiar a mais que inevitável chegada dos anjos da morte. - Estes tipos são da pior laia que anda por aí. Não me espanta nada que se tenham associado a Kondar. - Desabafou Denis, mostrando um notório desprezo pelos ditos sujeitos. - Além disso ele falou também num “localizador”... Foi isso que vieram aqui fazer? Para nos colocarem um “localizador”?... Han?... Foi? - Agora era a vez de Denis sacudir o gajo com veemência. O tipo mais parecia um boneco nas <text:soft-page-break/>mãos de uma criança com um ataque de birra. Com o vigor do abanão que sofreu, acabou por lhe saltar do bolso das calças, um pequeno aparelho electrónico. O que aconteceu quase ao mesmo tempo em que, emparedado num esguicho de baba viscosa, conseguiu balbuciar um “Sim” muito mal pronunciado onde o “S” fora trocado por um “Z”. O homem estava mesmo por um fio. Contudo, eles ainda não estavam satisfeitos. Não havia tempo para perder nem tampouco espaço para contemplações ou ataques de compaixão de última hora. - Onde estão os teus colegas? A Trizpod... Onde está? Rápido! Desembucha, meu pedaço de merda! - Persistia Denis, oscilando-o com robustez. O pobre coitado não conseguiu pronunciar nem mais um som. E os seus olhos moribundos até que pareciam acarretar uma vontade de o fazer, mas para sua desgraça, o cérebro dele já não se impunha como o senhor absoluto do seu corpo. Um último bombear de sangue nas artérias ainda lhe concedeu o tempo suficiente para lhes dar uma pista. Espetou o dedo indicador da mão direita ligeiramente para a frente e para a esquerda. Parecia ter ficado a apontar na direcção da entrada da imensa lixeira que havia ali ao lado. Não sabiam se aquilo faria algum sentido mas o facto é que antes de o terem apanhado, era para lá que ele parecia estar a fugir. </text:p>
      <text:p text:style-name="P7"/>
      <text:p text:style-name="P7">O sofrimento do sujeito chegara por fim ao seu término. Mas o facto de ser já cadáver em nada diminuía a raiva que Denis sentia ao olhar para ele. Vinha-lhe à memória a imagem da sua mãe, morta de forma cobarde por escumalha como aquela. Uma lembrança que escorria lenta e dolorosamente pelo seu espírito. Quase de certeza que não fora aquele o executor, mas isso não lhe importava minimamente. A primeira ideia deles foi deixarem-no ali tombado à mercê dos elementos. Denis, que fora o último a afastar-se do corpo, manda-lhe uma cuspidela para cima e espeta-lhe uma forte pisadela no tronco, colando-o ao chão e fazendo com que o ferro que o aprisionava o furasse completamente de lado a lado. Foi um gesto repugnante e desprezível, mas nem Joshua nem Filipp esboçaram qualquer reacção ou teceram qualquer comentário posterior ao acto <text:span text:style-name="T10">perpetrado</text:span> contra o pária.</text:p>
      <text:p text:style-name="P7"><text:soft-page-break/></text:p>
      <text:p text:style-name="P7">Harris, que surgiu enfim liberto do encobrimento de uma esquina e a arfar que nem um doido, já não viu o acontecimento. Apareceu apenas a tempo de ver os três homens a afastarem-se do local onde jazia um corpo abandonado. Não era preciso muito se para fazer um julgamento precipitado sobre o ocorrido. E foi precisamente o que ele fez.</text:p>
      <text:p text:style-name="P7">- O que diabos se passou aqui? Vocês... Vocês mataram o tipo? - Interpelou ele, mal conseguir recuperar um pouco de fôlego. A suposição dele fê-los sentirem-se desconfortáveis e pouco à vontade. Um facto que ficou mais do que provado pelos olhares comprometidos que trocaram entre si. Não era verdade que o tivessem assassinado mas a forma desprezível como o haviam tratado criara-lhes um certo sentimento de culpa, uma espécie de <text:span text:style-name="T10">“</text:span><text:span text:style-name="T2">mea culpa</text:span><text:span text:style-name="T10">”. </text:span>Mas verdade seja dita, também não era assim tanta quanto se possa pensar.</text:p>
      <text:p text:style-name="P12"/>
      <text:p text:style-name="P7">- Não!... Morreu da queda. - Respondeu Filipp de pronto, manifestando de forma seca uma forte convicção. - Felizmente ainda lhe conseguimos sacar alguma coisa... Agora é melhor sairmos daqui depressa. Não estamos seguros aqui. - Apesar de Harris ser o oficial mas graduado ali presente era certo que não estavam no exército, por isso a voz da autoridade pertencia ao capitão da Fénix. A mente de Harris não iria de forma alguma contestá-la ou pô-la em causa. Assim, não teve mais remédio senão conformar-se em acreditar naquilo que lhe diziam. O recentemente reunido quarteto conferenciava agora entre si, questionando-se sobre a veracidade e os porquês inerentes a tudo o que tinham acabado de ouvir. Na cabeça de Joshua, um plano brilhante começava a tomar forma. O seu projecto mental foi momentaneamente interrompido quando Filipp os alertou para uma questão muito mais óbvia e imediata.</text:p>
      <text:p text:style-name="P7">- Será que alguém viu o que se passou?... Os companheiros dele?... Não será melhor escondermos o corpo? - Todos concordaram que sim, e Denis e Joshua partilharam em simultâneo uma espécie de sentimento de estupidez: Como era possível não terem também eles pensado nisso antes? Se <text:soft-page-break/>queriam passar despercebidos não podiam de forma alguma deixar um cadáver abandonado no meio da rua, por muito ermo que fosse o respectivo local. Harris ainda tentava digerir o sucedido e por isso aceitou a sugestão de forma quase mecânica. Parecia bem distante e alheado, como se tivesse sido <text:s/><text:span text:style-name="T10">vitimado</text:span> <text:s/>por alguém que o deixara num ridículo estado de transe ou hipnose.</text:p>
      <text:p text:style-name="P7"><text:s/></text:p>
      <text:p text:style-name="P7">A solução encontrada não podia ter sido mais simples: Resolveram despejar a carcaça humana na enorme lixeira que habitava mesmo ali atrás deles. Arrastaram o corpo até junto do muro que delimitava a propriedade. Era absolutamente necessário agirem com o máximo de cautela. Se se deparassem com os <text:s/>membros da Trizpod as coisas poderiam descontrolar-se facilmente e os danos físicos tornar-se-iam numa coisa inevitável. Além disso, um confronto imediato arruinaria por completo o elaborado plano que <text:s/>Joshua engendrara. Foi exactamente por isso e para isso que ele prontamente chamou a atenção dos restantes, colocando-se na dianteira do grupo antes de transporem os portões da entrada. Enquanto Joshua seguia na frente para se assegurar que o caminho estava devidamente desimpedido, Denis e Filipp carregavam o corpo do sujeito. Um deles segurava-o pelos braços enquanto o outro lhe agarrava as pernas. Harris limitava-se apenas a acompanhá-los. Por precaução não se aventuraram muito para além da entrada e logo ali depositaram a peculiar carga que transportavam. Atiraram-no para uma pequena falha no meio de vários amontoados de entulho adjacentes e colocaram-lhe mais tralha por cima. Apenas dois ou três minutos depois de eles terem virado as costas ao despojo, logo ali surgiu uma pequena armada de esquisitas ratazanas atraídas pelo odor a sangue fresco. Pareciam vir famintas e prontas para o mordiscarem até ao duro osso. </text:p>
      <text:p text:style-name="P7"/>
      <text:p text:style-name="P7">Joshua pôde finalmente expor as suas ideias com maior tranquilidade. O que ele propôs foi mais ou menos o seguinte: Se era verdade que a tripulação da Trizpod estava envolvida com Kondar, e se a mesma se encontrava pelas redondezas, então eles com certeza estariam à espera de em breve <text:soft-page-break/>receberem algumas notícias por parte do seu <text:span text:style-name="T10">compincha</text:span> espião. Eles teriam de agir antes que outros colegas dessem pela sua falta, e talvez não houvesse tão depressa outra oportunidade como aquela que agora tinham diante. Joshua achava que deveriam tentar tomar de assalto a Trizpod e usar a nave em seu proveito para entrarem em Norvelite sem problemas de maior. Resgatariam os seus companheiros e se houvesse oportunidade para tal, tentariam recuperar também os restantes medalhões que estavam actualmente na posse de Kondar. Muito certamente existiria um grande contingente de forças militares estacionadas na cidade. Muitos estariam de guarda às entradas da cidade e outros tantos junto ao palácio. </text:p>
      <text:p text:style-name="P7"/>
      <text:p text:style-name="P7">E aqui Joshua estava sobre a ténue fronteira entre a realidade e o puro campo das suposições, pois nenhum deles tinha estado alguma vez naquela cidade. O único suporte para as suas ideias eram as imagens de satélite, pouco nítidas, que haviam visto no refúgio da montanha, fruto do engenhoso trabalho de “<text:span text:style-name="T1">hackers</text:span>” que haviam conseguido penetrar no sistema informático do último sobrevivente da frota de satélites que em tempos fora usada para aumentar a temperatura de Zarzgon. </text:p>
      <text:p text:style-name="P7"/>
      <text:p text:style-name="P7">Fosse como fosse, precisariam pois de criar uma brecha na segurança à entrada de Norvelite, e para que isso pudesse ser levado a cabo tinham de arranjar maneira de conseguir dividir essas mesmas forças. Criariam uma astuta manobra de distracção que fosse capaz dispersar uma percentagem significativa das tropas. Era aqui que o tal “localizador”, supostamente destinado à Fénix, poderia ajudar a inverter os papéis. Isto se conseguissem com sucesso utilizá-lo em proveito deles.</text:p>
      <text:p text:style-name="P7"/>
      <text:p text:style-name="P7">Deixaram alguns pormenores por acertar e muitas dúvidas por esclarecer, mas à falta de melhores ideias todos concordaram que aquela talvez até fosse minimamente exequível. De qualquer modo a ocasião era de ouro e de uma forma ou de outra deveria tornar-se proveitosa. O tempo<text:span text:style-name="T10"> escoava-se</text:span> <text:s/><text:soft-page-break/>velozmente e não havia muito mais espaço de manobra. Se alguma hipótese ainda existia de recuperarem os seus amigos com vida, esta era certamente uma das melhores chances de o conseguirem.</text:p>
      <text:p text:style-name="P7"/>
      <text:p text:style-name="P7">- General!... Precisamos que regresse à Fénix e ponha a sargento Nina ao corrente da situação... e que lhe explique o nosso plano. - Pediu o capitão, enquanto lhe passava um pequeno objecto para as mãos. - Também não há necessidade de arriscar a sua pele... A resistência precisa mais de si do que de nós... - Talvez não fosse bem como Filipp dizia mas ninguém questionou a afirmação. O próprio Harris ficou até agradado com a tarefa que lhe fora incumbida. Achava que já não tinha idade nem fôlego suficiente para se meter em semelhantes aventuras, e o melhor era mesmo contribuir de forma mais segura e menos arrojada. Aliás, a última correria provara-o. - ... Nós vamos procurar a Trizpod. - Concluiu Filipp.</text:p>
      <text:p text:style-name="P7"/>
      <text:p text:style-name="P7">- Continuaram os três a cochichar durante um bom bocado enquanto que, em passo decidido e apressado, o general Harris se metia ao caminho na direcção da Fénix. Quem os visse ao longe facilmente os tomaria por um trio de larápios a ultimar os derradeiros pormenores do próximo furto.</text:p>
      <text:p text:style-name="P10"/>
      <text:p text:style-name="P7">- Isto é bastante grande... Se calhar era melhor <text:span text:style-name="T10">separarmo-nos,</text:span> não? - Sugeriu Joshua.</text:p>
      <text:p text:style-name="P7">- Não sei... Se calhar é melhor não. Pode ser perigoso. - Sublinhou Denis. A ideia do moço também não agradou muito ao capitão.</text:p>
      <text:p text:style-name="P7">- Eu também acho que deveríamos manter-nos juntos. É mais seguro assim e teremos mais hipóteses de nos defendermos se formos surpreendidos. - Por aquilo que à vista era permitido alcançar, calculavam que a área a percorrer teria cerca de um quilómetro quadrado, sensivelmente. </text:p>
      <text:list xml:id="list1937855002" text:style-name="L8">
        <text:list-header>
          <text:p text:style-name="P35"/>
        </text:list-header>
      </text:list>
      <text:p text:style-name="P7">Mais ou menos na mesma altura em que os três davam início àquilo que resolveram <text:s/>denominar de <text:soft-page-break/>O.R.N. (Operação de Reconhecimento e Neutralização), Harris chegava junto da Fénix e punha Nina e Mariya ao corrente dos últimos desenvolvimentos. </text:p>
      <text:p text:style-name="P7">- Como esses tipos nos seguiram até aqui é que não percebo. - Desabafava ele, meneando a cabeça. A sargento encarcerou a unha do mindinho com os dentes.</text:p>
      <text:p text:style-name="P7">- Hum!... Talvez Kiroh tenha algo a ver com o assunto... Poderá estar ligado ao facto de terem capturado o seu irmão. - A suposição de Nina até tinha o seu quê de plausibilidade. Enquanto falava, Nina manuseava e analisava com muito cuidado todas as peças do dispositivo de localização que entretanto havia desmontado. Mariya observava-a com notória curiosidade.</text:p>
      <text:p text:style-name="P7">- Como é que essa coisa minúscula funciona, afinal? - Perguntou ela.</text:p>
      <text:p text:style-name="P7">- Basicamente o que isto faz é emitir um sinal de rádio numa determinada frequência pré-programada e depois transmitir a localização espacial do aparelho... Quem tiver o receptor devidamente configurado para fazer a leitura... e se tiver a tecnologia necessária... pode até estar a ver o ponto enquadrado num mapa tridimensional. - Mariya franziu a testa ao de leve arrastando as confusas sobrancelhas no movimento. Nina entendeu o porquê da divertida expressão.</text:p>
      <text:p text:style-name="P7">- Desculpa... - Esboçou um leve sorriso. - Às vezes distraio-me e não penso que nem toda a gente tem obrigação de saber estas coisas... O que quero dizer é que se conseguissem colocar isto na Fénix sem que nós déssemos conta... <text:s/>poderiam saber sempre onde nos encontramos ou para onde nos deslocamos... De qualquer das formas... acho que este plano pode mesmo funcionar.</text:p>
      <text:p text:style-name="P7">- Também acho que sim... mas fico preocupada por eles. - Os seus pensamentos imediatos iam todos de encontro ao seu irmão.</text:p>
      <text:p text:style-name="P7">- Não te preocupes que vai correr tudo bem... O capitão e o Denis não deixarão que nada suceda ao teu irmão... É uma promessa. - Por muito que Mariya quisesse acreditar naquelas palavras de conforto, o clima de apreensão que a todos afectava colocava-lhe algumas reticências no estômago, e era exactamente por isso que ele começava a bombardeá-la com algumas cólicas nervosas. Uma tensão que só desanuviaria totalmente (ou pelo menos em grande parte) quando recebessem o sinal <text:soft-page-break/>dos restantes membros da tripulação. Até lá, pouco mais poderiam fazer do que esperar pelo melhor e aguardar com paciência e serenidade, se é que tal era possível.</text:p>
      <text:p text:style-name="P7"/>
      <text:p text:style-name="P7">Já andavam naquele passo sorrateiro de expiação há cerca de meia hora. <text:s/>As dúvidas sobre se de facto haveria por ali algo mais do que montanhas de lixo e de entulho começavam a pairar sobre as cabeças dos três homens. <text:s/>As únicas coisas que se viam a mexer por entre as pilhas de desperdícios eram as ratazanas enormes que deambulavam em busca de alimento, aparentemente sem qualquer rumo pré-definido nos seus cérebros também eles pré-programados pelo instinto. Filipp estava mesmo prestes a dar a ordem de cancelamento da missão O.R.N. quando, por detrás de um amontoado enorme de plásticos, estruturas metálicas, resíduos industriais e manilhas de betão, se ouviram de forma distinta as vozes de pelo menos três pessoas que trocavam algumas frases curtas entre si. Por entre as falhas e os orifícios da pilha de material que tinham defronte, podiam ver a luz que do outro lado tentava atravessar o sujo aterro. A dada altura houve um brusco aumento da luminosidade do lado contrário, e que de vez em quando era cortada por algo que se intrometia no trajecto do foco de luz. Era certo que não estavam sós naquele ermo abandonado. Filipp deu a indicação aos outros daquilo que pretendia fazer. Começou a rastejar por dentro de uma das enormes manilhas de esgoto que se situava mais ou menos a meio do monte. Queria aproveitar a penumbra que o seu interior proporcionava para assim poder espreitar para o outro lado do montículo de porcaria.</text:p>
      <text:p text:style-name="P7"/>
      <text:p text:style-name="P7">Avançando sempre com o máximo de cautela, chegou-se suficientemente perto da borda do túnel artificial para conseguir fitar o que existia do lado de lá. Havia uma clareira de proporções consideráveis, cercada a toda a volta por uma muralha de sucata que era acessível apenas por cima, e no centro da qual estava uma nave de dimensões mais ou menos idênticas à da Fénix, talvez um pouco maior. Uma aeronave de cor verde-azeitona, bastante feia nas suas formas. <text:s/>De um ponto de <text:soft-page-break/>vista meramente estético, não era de modo algum apelativa.</text:p>
      <text:p text:style-name="P7">- “O tipo que fez o protótipo disto devia ser vesgo, com certeza” - Interiorizou ele. O objecto tinha um desenho muito próximo do rectangular. Forma essa que se via interrompida apenas na parte da frente do aparelho, de onde sobressaia a zona correspondente ao “<text:span text:style-name="T1">cockpit</text:span>”, e a qual apresentava um formato ligeiramente mais ovalado e aerodinâmico. Pela janela frontal podiam-se ver perfeitamente os dois lugares de pilotagem, vazios. E esses estavam desocupados porque, cá fora, junto à rampa descida que dava acesso ao interior e iluminava generosamente as imediações, estavam três tipos robustos, mal barbeados e de feições empedernidas que ostentavam caras de poucos amigos. Pelo modo como se comportavam denunciavam sinais evidentes de alguma impaciência. Dois deles andavam compulsivamente de um lado para o outro perfazendo pequenas trajectórias. O terceiro, que aparentava estar um pouco mais atento e descontraído que os demais, sorvia tranquilamente um charuto com uma das mãos, enquanto que na outra empunhava com firmeza uma arma automática que apontava para a sua frente. Infelizmente, todos tinham em comum o facto de se encontrarem armados.</text:p>
      <text:p text:style-name="P7"/>
      <text:p text:style-name="P7">Filipp fez sinal aos companheiros para que se juntassem a ele. </text:p>
      <text:p text:style-name="P7">- São três. - Sussurrou ele <text:span text:style-name="T10">sob</text:span> o capote da meia escuridão. - Acho que não há mais ninguém lá dentro.</text:p>
      <text:p text:style-name="P7">- E como vamos apanhá-los? - Perguntou Denis. - Alguma ideia brilhante? - A fórmula mágica (ou não tanto assim) surgiu sem surpresa do elemento mais novo do trio.</text:p>
      <text:p text:style-name="P7">- Temos de atrair a atenção deles e tentar separá-los uns dos outros.</text:p>
      <text:p text:style-name="P7">- E como vamos fazer isso, exactamente? - Perguntou de novo Denis, expectando ficar deslumbrado com a futura resposta. Só que desta vez Joshua não tinha nenhuma ideia brilhante na manga, e por isso lembrou-se de dizer a primeira coisa que lhe veio à cabeça.</text:p>
      <text:p text:style-name="P7">- Eu posso servir de isco para tentar distraí-los... - Rastejou, chegou-se à frente e apontou com o <text:soft-page-break/>dedo. - Subo ali por um daqueles montes em frente e faço o máximo de barulho possível para que eles me oiçam... Posso ir a falar sozinho, por exemplo a fazer que estou bêbado ou drogado... enquanto que vocês aproveitam para descerem ali pela parte de trás da nave... Com sorte, pelo menos um deles irá afastar-se da nave para ver o que se passa... - Filipp interrompeu-o.</text:p>
      <text:p text:style-name="P7">- Isto tudo supondo que não te dão logo um tiro antes. - Joshua não se importou muito com a hipótese. Sentia que a sorte estava com ele naquela noite, e a julgar pelo que já fizera depois do sol desaparecer, aquela tarefa parecia-lhe uma brincadeira de crianças.</text:p>
      <text:p text:style-name="P7">- Isso não vai acontecer. De qualquer forma... como eu estava a dizer... quando os tipos estiverem distraídos comigo vocês atacam os dois mais perto da nave... Deixem o outro comigo. Eu trato dele! - Quem o ouvia falar via-se forçado a confiar nele, quanto mais não fosse pela convicção e pela determinação com que se expressava. Amadurecia a olhos vistos o intrépido rapaz. Filipp e Denis não viram outro remédio senão arriscar naquela dúbia e destemida estratégia.</text:p>
      <text:p text:style-name="P10"/>
      <text:p text:style-name="P7">Fizeram marcha atrás pela manilha e assumiram as posições combinadas. Joshua foi pelo flanco direito e percorreu alguns metros até atingir uma posição que lhe permitia subir com relativa facilidade e assim aparecer no topo da pilha de lixo. Ficava com a Trizpod do seu lado esquerdo. Agarrou numa garrafa de vidro que encontrou ali perto (difícil mesmo seria escolher a cor, entre tantas) e começou a escalar ao mesmo tempo que ia dizendo um magote de palermices. Encetava uma conversa sem qualquer nexo dirigida a um interlocutor imaginário. No lado oposto ao seu, mais ou menos nas traseiras do acesso ao veículo, Denis e Filipp estavam deitados no topo do fedorento acumulado<text:span text:style-name="T10">,</text:span> à espera. Aguardavam o momento oportuno para entrarem em acção, para descerem e neutralizarem o inimigo. Ao cabo de alguns segundos, começa-se ouvir algum burburinho lá em baixo. Evidentemente, só poderia ser sinal de que os outros tipos começava a ficar alertados pelo barulho que Joshua vinha fazendo ao longe. Nisto, pouco depois da primeira manifestação de alarme, aparece o rapaz a cambalear estupidamente pelo topo da <text:span text:style-name="T10">lixarada</text:span>. Vinha a <text:soft-page-break/>cantarolar uma melodia muitíssimo desafinada e a agitar uma garrafa de vidro na mão. De quando em vez interrompia a cantoria e fingia levar o recipiente aos queixos. De imediato, um dos três homens dá uns quantos passos em frente e começa a interrogá-lo rispidamente à distância, apontando em seguida uma ténue lanterna de bolso na direcção do vulto embriagado.</text:p>
      <text:p text:style-name="P12"/>
      <text:p text:style-name="P7">- Quem vem lá?... Ruiz?... És tu?... Que diabo?... - Quando o pequeno feixe de luz caiu sobre Joshua, o tipo que empunhava a arma, não o reconhecendo, começou a ordenar-lhe que parasse imediatamente. Joshua fingiu não ouvir o que ele lhe dizia e continuou com a sua divertida encenação, fundindo cada vez mais o papel com a personagem. O tipo gritou com ele mais uma vez. Depois avançou uns metros na sua direcção e deu um tiro para o ar tentando intimidar o rapaz. No exacto momento em que soou o disparo, Denis e Filipp deslizaram rapidamente pela encosta abaixo. Colocaram-se por detrás da Trizpod em primeiro lugar e depois infiltraram-se por debaixo dela. Os dois tipos que haviam ficado mais atrás afastaram-se dois ou três metros um do outro. Alertados pelo desacato, assumiram atentas posições de vigilância junto ao flancos da nave. No meio do alarido que se gerara com a situação, e mediante a relutância de Joshua em parar quieto e em obedecer às suas ordens, o indivíduo que estava mais próximo dele abriu fogo na sua direcção, começando a disparar de irritação. Esta reacção serviu também de gatilho para Denis e Filipp, que aproveitaram o preciso momento em que os primeiros tiros ecoaram pelos arrabaldes para agarrarem os seus oponentes pelos tornozelos, puxando-os em seguida para debaixo da nave. A parceria entre o elemento surpresa do ataque e a agressividade da investida que o solo rijo pregou nas fuças dos tipos, fez com que conseguissem dominá-los com relativa facilidade. Como se debatiam com os seus adversários debaixo do corpo da Trizpod, não puderam assistir ao emocionante jogo do gato e do rato que se passava na parte da frente do veículo. Joshua esquivava os disparos do seu opositor movimentado-se com uma velocidade impressionante, tanta que quase parecia que no mesmo instante de tempo desaparecia de uma posição e aparecia um metro mais à <text:soft-page-break/>frente; Uma ilusão de <text:span text:style-name="T10">teletransporte.</text:span> O outro sujeito disparava de modo incessante e vigoroso sobre o jovem, movido sobretudo pela raiva e pela frustração de não conseguir atingi-lo uma única vez que fosse. Num movimento relâmpago, Joshua salta sobre o seu adversário e tomba-o ao chão. Conseguiu derrubá-lo com a ajuda de um fulminante pontapé no estômago, ao que se seguiu a colaboração de um valente soco no queixo. Havia-lo neutralizado.</text:p>
      <text:p text:style-name="P7"/>
      <text:p text:style-name="P7">Já com os indivíduos devidamente amarrados e despejados de armamento (e todos num estado de dormência infligido por porrada), arrastaram-nos para dentro do veículo aeroespacial. Num momento de <text:s/>maior tranquilidade, Denis identifica um deles como sendo o comandante da Trizpod. Tinha aquela face bronzeada e cheia de cicatrizes bem estampada na memória, como um raro selo de colecção do qual fizera uma quantidade anormal de fotografias para plastificar nos recantos da sua mente. Quanto aos outros dois, sendo certo que não podiam tratar-se de boas reses, afirmou que nunca os havia visto antes. Pouco a pouco, os gajos começavam a recuperar a consciência. Curiosamente, nenhum dos três reconheceu Denis. Não obstante, ele fez questão de avivar as lembranças ao tal que reconhecera como <text:s/>comandante, fazendo uma espécie de apresentação de si próprio, mal o biltre abriu os olhos. A primeira reacção do espertalhão foi uma forte e provocadora gargalhada. A de Denis foi um valente murro no centro da cara dele que lhe deixou como marca um nariz partido.</text:p>
      <text:p text:style-name="P7"/>
      <text:p text:style-name="P7">Ao fim de algumas “pancadinhas interrogatórias” conseguiram levá-los a despejar todas as informações que eles até já sabiam de antemão. Era hora de continuarem com o resto do plano. </text:p>
      <text:p text:style-name="P7"/>
      <text:p text:style-name="P7">Sob a ameaça de um afiado facalhão apontado aos testículos, o comandante da Trizpod foi obrigado a comunicar ao quartel-general de Kondar que a missão tinha sido cumprida com sucesso. Era Denis quem lhe encostava o aguçado metal junto às partes, <text:s/>e foi-lhe muito difícil refrear a vontade <text:soft-page-break/>de desferir o golpe. O individuo que escutava do outro lado do visor aparentava ser um dos oficiais do exército comandado por Kondar, a julgar por aquilo que estava enquadrado no monitor, nomeadamente pelo uniforme a rigor que ele envergava. A mensagem foi curta e simples, mas continha a informação necessária para não levantar quaisquer suspeitas: O trabalho estava feito e a Fénix voava agora com um dispositivo de localização acoplado à carroçaria, por assim dizer. <text:s/>Outro dado relevante e crucial era fazer passar a ideia que o aparelho só começaria a transmitir dentro de vinte e quatro horas. Nessa altura, seria quase garantido que os guiaria (eles, homens de Norvelite) até ao paradeiro da base dos rebeldes, e muito provavelmente, ao encontro dos dois últimos medalhões pelos quais Kondar tanto ansiava. Como resultado de um acentuar da pressão exercida junto à zona intima, essa ideia foi impecavelmente transmitida sem qualquer mácula. Tudo correu na maior das perfeições. O interlocutor em Norvelite mostrava-se bastante agradado com o que lhe chegava aos ouvidos, via painel de plasma, e fez questão de salientar que iria de imediato passar aquela agradável informação aos seus superiores. Antes de terminar a ligação, <text:s/>acrescentou ainda que Kondar iria certamente recompensá-los pelos bons serviços prestados. Finda a transmissão, Denis voltou a amordaçar o tipo, tal como fizera anteriormente aos outros dois afim de evitar algum som indesejado. Agora faltava tão somente acenarem com a luz verde (literalmente) a Nina, e foi precisamente isso que Filipp fez logo a seguir. Retirou do bolso do casaco um daqueles estranhos dispositivos transmissores elaborados pelo engenhoso Eduard e entregou-o a Joshua. </text:p>
      <text:p text:style-name="P7">- Agora é contigo Joshua. Aqui tens!... Vamos ver <text:s/>o que consegues fazer. - Joshua pegou no aparelho e começou a pulsar o botão de forma ritmada. Os dias que passara em Largat tinham sido proveitosos a vários níveis, não apenas no desenvolvimento físico.</text:p>
      <text:p text:style-name="P7"/>
      <text:p text:style-name="P7">- Olha! Olha!... Estão a transmitir! - Exclamou a contente Mariya, no preciso momento em que um pontinho verde começou a piscar de forma intermitente no meio de um dos monitores de bordo. Harris aproximou-se. O sinal alternava de quando em vez a sua frequência e a sua velocidade. <text:soft-page-break/>Mariya começou a anotar mentalmente a transmissão num caderno que só ela conseguia ver. - Estão os três OK!... - Disse a moça. - ... Devemos partir de imediato e continuar com o plano. - E assim fizeram. Mal a rapariga confirmou a mensagem pela segunda vez, Nina ligou os motores e iniciou o movimento ascendente que iria devolver a Fénix ao seu meio natural. </text:p>
      <text:list xml:id="list643388589" text:style-name="L9">
        <text:list-header>
          <text:p text:style-name="P36"/>
        </text:list-header>
      </text:list>
      <text:p text:style-name="P7">- Espero que tenham recebido a mensagem. - Foi o desabafo de Joshua quando finalmente deu por terminada a última das três transmissões consecutivas que fizera. Devolveu novamente o engenho para as mãos de Filipp, o qual em seguida pôde ver a espreitar para o céu lá de fora.</text:p>
      <text:p text:style-name="P7">- Espero bem que sim. Em breve saberemos de certeza... Só temos de aguardar mais um pouco. - Os outros dois seguiram o seu exemplo e também eles se debruçaram sobre o vidro da frente do aparelho. Esperavam ver o rasto de uma estrela cadente, fabricada pelas hábeis mãos do homem, a erguer-se do chão e a sair determinada numa correria desenfreada para riscar o negro do céu nocturno. Uma coisa que puderam presenciar decorridos que foram alguns instantes. A Fénix erguia-se esplendorosa no negro celeste.</text:p>
      <text:list xml:id="list703213055" text:style-name="L10">
        <text:list-header>
          <text:p text:style-name="P37"/>
        </text:list-header>
      </text:list>
      <text:p text:style-name="P7">- Bem... Parece que agora é a nossa vez. Esperemos que isto dê resultado. Esta pode muito bem ser a nossa última hipótese. - Filipp distraíra-se completamente, e ia já a sentar-se aos comandos quando Denis lhe chamou a atenção para os tipos que permaneciam amarrados e amordaçados a um dos cantos. A frase que Denis gostaria de <text:s/>ouvir era algo do género: “Deitamo-los pela borda fora, quando ganharmos altitude suficiente”. </text:p>
      <text:p text:style-name="P7">- Então e o que fazemos com estes gajos? Não estarás a pensar levá-los connosco, pois não?</text:p>
      <text:p text:style-name="P7">- Tens toda a razão. Esqueci-me completamente... Acho que já não nos servem para nada... - Se naquele instante Filipp tivesse olhado nos olhos marejados do tipo que, de entre os três prisioneiros seria com certeza o maior candidato a participar num concurso de gula, perceberia neles a sensação de terror que aquelas palavras lhe haviam causado. Era o olhar de alguém que sabia que ia morrer <text:soft-page-break/>dentro de muito pouco tempo. Ou pelo menos de alguém que pensava que isso era um dado adquirido, fosse qual fosse o prazo até à sentença. Felizmente ou infelizmente para eles, o plano de Filipp era outro. Denis entendeu de outra forma que não a verdadeira.</text:p>
      <text:p text:style-name="P7">- Estava a ver que nunca mais! - E ia já a sacar da sua arma quando o capitão, apercebendo-se da sua intenção, lhe interrompeu prontamente o movimento. <text:s/>Pousou a sua mão sobre a dele e fê-la recuar na trajectória.</text:p>
      <text:p text:style-name="P7">- Não!... Não há necessidade disso. - Disse ele, abanando a cabeça e piscando o olho. - Tenho uma ideia bem melhor... - Denis acatou, mas o seu olhar de soslaio denunciava ainda alguma relutância. O que ele queria mesmo era vingança nua e crua. Queria estourar com a cabeça de um daqueles gajos, como quem atira um dardo a um balão cheio de água só pelo prazer de ver o esguicho. - Acho que sei onde os podemos meter... - Continuou Filipp. A ideia dele era bem simples mas nem por isso menos inteligente. </text:p>
      <text:p text:style-name="P7"/>
      <text:p text:style-name="P7">Levaram-nos lá para fora e conduziram-nos até perto de onde estavam dois contentores abandonados. Denis tratou de acorrentá-los entre si e fez dos três um único molho. Sobre eles efectuou várias passagens com uma forte corrente que retirara do compartimento de carga da Trizpod. </text:p>
      <text:p text:style-name="P7">- Vamos! Lá para dentro! - Ordenaram-lhes. E desta vez Filipp conseguiu mesmo reparar nos olhos lacrimejantes de dois deles. Quanto à palidez no rosto, isso já era algo que os afectava a todos sem excepção. Tinham conseguido deixá-los bastante atemorizados e para Denis isso sempre era melhor que nada. Compreensivelmente, tendo em conta a natureza da situação, os tipos não pareciam muito dispostos a colaborar. Recusavam-se teimosamente a entrar de livre vontade na improvisada prisão. Talvez porque a ideia de serem ali encerrados, amarrados, amordaçados e acorrentados sem água, comida ou qualquer luz natural ou artificial, se lhes apresentava como uma terrível sentença de morte. A morbidez daquela espécie de <text:s/><text:span text:style-name="T10">tapocrifação</text:span> seria certamente um castigo exemplar. E se isso <text:soft-page-break/>não fosse suficiente para os assustar, Denis tinha esperanças que talvez a amiga e mais banal claustrofobia se pudesse juntar à festa. Tiveram de empurrá-los à força para os conseguirem enfiar lá dentro. Mal o conseguiram fazer, fecharam-lhes violentamente a parte da frente, deixando-os a mergulhar numa escuridão imensa. Ruidosamente, colocaram ainda um cadeado e uma barra de ferro a segurar ambas as abas da porta, de forma a servir de tranca ao puxador. O que os três tipos já não puderam ver, foi Filipp a colocar um dispositivo explosivo com <text:span text:style-name="T10">retardador e cronómetro</text:span>, colado pelo lado de fora do improvisado caixão metálico. Salvo qualquer imprevisto ou avaria técnica, dentro de trinta e duas horas rebentaria com a entrada, libertando-os do apertado e sombrio cárcere. Isto partindo do princípio que sobreviveriam até lá, claro. De qualquer das formas, certo seria pensar que todo o tempo que passassem lá dentro seria mais do que suficiente para reflectirem sobre os seus pecados. Dentro da tumba, teriam tempo de sobra para se arrependerem, ou simplesmente para porem as contas em dia com alguma divindade em que acreditassem. </text:p>
      <text:p text:style-name="P7"/>
      <text:p text:style-name="P24">XII – O Logro</text:p>
      <text:p text:style-name="P20"/>
      <text:p text:style-name="P7">Depois de deixarem o general Harris no centro de comando, Nina e Mariya recolheram à casa de Eduard. Enquanto que para elas o reencontro se manifestou sob o manto de um rasgado <text:s/>e prolongado sorriso, para ele foi como se de súbito se deparasse com dois fantasmas que em noite de bruxas lhe tentavam invadir a casa. <text:s/>Notaram-lhe um olhar de estranheza <text:s/>e <text:s/>preocupação, que paulatinamente delas se afastava. Um desvio motivado por uma busca inglória por alguém que ali não estava. Não era por serem elas, mas sim por serem só elas que ali estavam à porta. Isso surpreendera-o de tal forma que ele até se esquecera das suas habituais boas maneiras. </text:p>
      <text:p text:style-name="P7"/>
      <text:p text:style-name="P7">- Onde estão os outros? Aconteceu alguma coisa ao James? - Foram as primeiras palavras que a surpresa o fez vociferar. Elas, sendo certo que esperavam uma recepção mais calorosa, também não interpretaram mal a falta de um “Bom dia!”, um “Viva!”, um “Olá!” ou um “Bem vindas!”. Afinal de contas, Filipp era a única família que restava ao pobre velhote, e era perfeitamente natural que os seus primeiros pensamentos fossem para o sobrinho. Convidou-as as entrar, gesticulando ao de leve. Mariya foi a primeira a reagir e a tentar proporcionar-lhe algum conforto imediato. Fitou-o bem no centro dos olhos antes de dar uso às cordas vocais.</text:p>
      <text:list xml:id="list1150666321" text:style-name="L11">
        <text:list-header>
          <text:p text:style-name="P38"/>
        </text:list-header>
      </text:list>
      <text:p text:style-name="P7">- Calma! Está tudo bem. - Eles não regressaram connosco mas não há motivos para alarme... Faz tudo parte de um plano. - O agitado Eduard ficara agora mais curioso do que propriamente assustado.</text:p>
      <text:p text:style-name="P7">- Plano?... Mas plano para quê?.. Afinal em que imbróglio é que vocês se meteram desta vez? - Mariya virou-se na direcção de Nina e passou-lhe o testemunho da palavra.</text:p>
      <text:p text:style-name="P7">- Aqui a Nina poderá explicar melhor que eu. - Disse ela. Nina sentiu necessidade de sorrir uma vez mais com o intuito de o serenar, já que a cara de Eduard continuava a denunciar a apreensão que se <text:soft-page-break/>lhe apoderara da alma. Nina era a pessoa indicada para a tarefa. O seu sorriso encantador em conjunção com o penetrante azul-esverdeado dos seus belos olhos, conseguiria até acalmar a mais agitada das bestas. Era praticamente impossível resistir aos encantos daquela mulher quando ela deixava a sua faceta mais feminina vir ao de cima.</text:p>
      <text:p text:style-name="P7">- Acabámos de deixar o general Harris na base mesmo agora... Os outros também estão todos bem... Não há motivos para arrelias. Não regressaram connosco porque seguem rumo a Norvelite. Em breve voltaremos a estar juntos... Agora o mais importante é pô-lo ao corrente da situação. Vou pormenorizar-lhe o plano de que a Mariya falava, até porque precisamos da sua ajuda e... do BUSTER também! - Eduard franziu a testa, intrigado, mas sem sonhar sequer com o que iria sobrevir com aquele pedido. - Tentaram colocar-nos um “localizador” na Fénix... - Nina mostrou-lhe o objecto. Após uma brevíssima inspecção visual, Eduard acenou com a cabeça. Sentados nos enormes sofás da sala, ele escutava-a com o máximo de atenção. - ... Não sei se o objectivo era descobrirem o paradeiro dos medalhões na nossa posse ou... talvez desconfiassem que os poderíamos levar até ao esconderijo dos rebeldes.</text:p>
      <text:p text:style-name="P7">-E quem eram esses tipos? - Interrogou ele, referindo-se à tripulação da nave sequestrada. </text:p>
      <text:p text:style-name="P7">- São mercenários!... Escória da mais reles que há. O Denis conhecia-os de alguma forma. Achamos que eles foram pagos por Kondar para andarem no nosso encalço... Não sei como mas parece que eles sabiam que iríamos a Lothar. - Nina interrompeu o raciocínio por um segundo. - Agora que penso nisso... também há aquela questão mal esclarecida sobre o que realmente se passou em Arzgon da primeira vez que Filipp lá foi sozinho... Nunca quis falar muito sobre o tal acidente mas começo a desconfiar que poderá haver aqui alguma relação...</text:p>
      <text:p text:style-name="P7">- É uma observação perspicaz. - Salientou ele.</text:p>
      <text:p text:style-name="P7">- De facto é como se Kondar ou esses mercenários, ou seja lá quem for que está por detrás disto, pudessem antever qual vai ser o nosso próximo passo. - Acrescentou ela. Eduard decidiu atalhar directo ao assunto que mais inquietava o seu <text:span text:style-name="T10">âmago</text:span>:</text:p>
      <text:p text:style-name="P7"><text:soft-page-break/>- E sobre esse tal de plano para resgatar os vossos amigos? Onde é que eu e o BUSTER entramos?</text:p>
      <text:p text:style-name="P7">- O plano é até bastante simples de explicar... Na prática é que pode ser mais complicado de executar... – Observou Nina, denotando-se-lhe um leve tom de ironia no dizer. - ... Como já reparou, tive o cuidado de desactivar o “localizador” mas a nossa ideia é voltar a activá-lo num outro local qualquer, de preferência bem longe daqui... de forma a ludibriar Kondar e as suas tropas, atraindo pelo menos uma parte significativa delas para longe de Norvelite.</text:p>
      <text:p text:style-name="P7">- E James?... E os outros? - Argumentou ele com um nadinha de impaciência.</text:p>
      <text:p text:style-name="P7">- Filipp, Denis e Joshua seguem para lá na nave que capturaram... Dessa forma conseguirão entrar <text:s/>no espaço aéreo na cidade sem levantar quaisquer suspeitas. Isto porque se tratará de uma nave da qual os controladores aéreos já estarão à espera. - Eduard concordava com a cabeça.</text:p>
      <text:p text:style-name="P7">- Até que não me soa muito mal... E vocês sabem onde Kondar guarda os seus prisioneiros?... E onde é que o meu BUSTER entra nessa história? - Mariya, descontraída e resvalada no confortável sofá, sondava-o de forma minuciosa, analisando cada detalhe da sua expressão corporal. Não podia deixar de achar uma certa graça ao facto do homem se referir ao pequeno robot com uma estima tamanha.</text:p>
      <text:p text:style-name="P7"/>
      <text:p text:style-name="P7">- Ainda não sabemos onde eles estão... Mas esperemos que eles se consigam esconder e passar despercebidos até o descobrirem. Quando o fizerem... Nessa altura eu e a Mariya iremos juntar-nos a eles. A outra nave servirá para criar uma manobra de diversão e encobrir a fuga...</text:p>
      <text:p text:style-name="P7">- E quanto ao BUSTER? - Voltou ele a frisar.</text:p>
      <text:p text:style-name="P7">- Quanto ao BUSTER... Como lhe disse é crucial que coloquemos o “localizador” a transmitir novamente. De preferência dentro das próximas vinte e quatro horas. Se pudéssemos simular algum período de movimento, mesmo que curto, tanto melhor. No fundo o que nós precisamos é que sacrifique o BUSTER... Precisamos que ele sirva de engodo! - Eduard arregalou os olhos e ergueu as sobrancelhas até ao ponto máximo que os reflexos involuntários permitem. A surpresa da <text:soft-page-break/>revelação deixara-o completamente estupefacto e atordoado. Sentiu-se atingido por um projéctil invisível.</text:p>
      <text:p text:style-name="P7">- O meu BUSTER? Usado como engodo?... Não há outra forma? - Começou a coçar a testa ao de leve, como se tentasse massajar o próprio cérebro.</text:p>
      <text:p text:style-name="P7"/>
      <text:p text:style-name="P7">- “Será que ele vai recusar... isso seria... ” - Pensou Mariya para consigo. <text:s/>A pequena pausa comprometedora que se gerou também deixara Nina apreensiva.</text:p>
      <text:p text:style-name="P7">- Bem... - Começou ele. Pelas expressões corporais de ambas, parecia que as duas mulheres antecipavam um anúncio de uma qualquer bomba prestes a cair a todo o instante sobre os seus delicados pés. - ... Se vocês acham que é a única forma de ajudar James e os vossos amigos, então não vejo outro remédio... Por muito que me custe a ideia de perder o BUSTER. - A mágoa notava-se-lhe de sobremaneira nas palavras. Mariya sentiu necessidade de dizer algo para confortá-lo.</text:p>
      <text:p text:style-name="P7">- E não pode construir outro igual? - Perguntou ela, de forma puramente inocente.</text:p>
      <text:p text:style-name="P7">- Exacto! - Acrescentou a sargento. - Pode sempre construir outro igual, não?</text:p>
      <text:p text:style-name="P7">- Outro? - Respondeu ele, manifestando-se quase que ofendido com a sugestão. - O BUSTER é único... E depois de tudo aquilo que já aprendeu... Demoraria bastante tempo para criar outro módulo de inteligência artificial tão capaz como o este... Acho que já não me resta tempo suficiente para isso... nem pachorra.... O melhor mesmo é habituar-me à ideia. - Baixou os olhos por um momento. Talvez o fizesse para tentar ofuscar a tristeza e o desânimo que sobre ele se abatiam. Talvez o fizesse apenas pelo medo da possibilidade quase certa de que iria ficar sozinho no mundo, se irremediavelmente perdesse aquele que considerava como o melhor amigo.</text:p>
      <text:p text:style-name="P7"/>
      <text:p text:style-name="P7">- Não muito tempo depois, o seu rosto voltou a iluminar-se revelando uma suave réstia de esperança. - Pois claro! - Exclamou ele, batendo efusivamente com a palma direita da mão na testa. - Como é que não pensei nisso antes... É tão fácil! Não precisamos do módulo de I.A. para nada. <text:soft-page-break/>Basta o módulo de locomoção! Só precisamos que ele se movimente com o “localizador” e nada mais... Basta retirar-lhe o módulo e pronto! - Refeito do choque inicial, Eduard mostrava-se agora bastante entusiasmado com a solução que encontrara. As duas mulheres trocaram dois olhares cúmplices. Um gesto carregado de algum alivio e muita satisfação. O génio do velho encontrara uma saída consensual.</text:p>
      <text:p text:style-name="P7">- Agora só temos de decidir onde largamos o BUSTER! - Exclamou Nina. - Se ao menos tivéssemos um mapa da região...</text:p>
      <text:p text:style-name="P7">- Tenho algo melhor que isso. - Respondeu ele de pronto, dando seguimento ao estado de comedida euforia. - Tenho uma cópia da carta completa da superfície conhecida do planeta, algures no meu escritório... Venham comigo! - O ritmo em crescendo do entusiasmo dele era extremamente motivador para todos. - Acho que já sei de um local ideal para o que querem fazer. - Elas acompanharam-no até ao desarrumado escritório. Mariya, talvez também em virtude da sua maior juventude, era a que mais exteriorizava o estado de excitação que se vivia na casa, naquela altura. Os seus olhos e a sua face irradiavam luz e alegria.</text:p>
      <text:p text:style-name="P10"/>
      <text:p text:style-name="P7">Eduard vasculhou em duas ou três estantes cheias de papeis, de réguas, de lápis, e de <text:s/>outros tantos materiais de escritório. Era com eles que fazia os esboços e os esquemas dos seus inventos. Procurou mas não encontrou nada útil. Tal não era de estranhar dada a desorganização que dominava aquela habitação. <text:s/>Para cúmulo, à medida que procurava no meio da desarrumação, ia derrubando montes de coisas para o chão. </text:p>
      <text:p text:style-name="P7">- “Dava jeito ter cá uma mãozinha feminina...” - Era o que ia passando pela mente de Mariya naquela altura. Eduard agachou-se junto à enorme escrivaninha e abriu compulsivamente todas as gavetas. Mas nada! Depois, voltou às prateleiras onde já estivera e em bicos dos pés começou a apalpar o fundo das mesmas. Na terceira a contar da esquerda, encontrou finalmente aquilo que queria. Enfiou a mão lá bem fundo, junto à parede, e puxou para fora o que parecia ser um canudo <text:soft-page-break/>de cartolina enrolado sobre si mesmo e preso com um elástico amarelo. Não era o mapa de nenhum tesouro enterrado, mas andava lá perto.</text:p>
      <text:p text:style-name="P7">- Aqui está! - Soprou-lhe o pó que tinha em cima. Pela quantidade de poeira que se soltou, com certeza que haveria passado uma boa porção de anos desde a última vez que o mapa fora consultado ou limpo em condições. <text:s/></text:p>
      <text:p text:style-name="P7"/>
      <text:p text:style-name="P7">- O ideal seria deixá-lo numa área remota... longe daqui e longe de Norvelite se possível... talvez numa zona longínqua e intermédia. - Sugeriu Nina. Eduard soltou um murmúrio concordatário. Desfez o rolo e estendeu-o em cima da secretária. Começou a percorrê-lo, ziguezagueando com o dedo indicador e avançando de forma determinada por linhas imaginárias, até que se deteve num ponto. Bateu com o dedo indicador duas vezes sobre aquele local.</text:p>
      <text:p text:style-name="P7">- Aqui! Disse ele. - Lostval! É um local inóspito. Uma zona inexplorada. Nem devia fazer parte desde esboço.</text:p>
      <text:p text:style-name="P7">- De facto, não está lá muito detalhado nessa zona, pois não? Observou Mariya, perspicaz como sempre.</text:p>
      <text:p text:style-name="P7">- Não, não está... Como vos digo, isto é uma parte do território que ainda hoje permanece bastante desconhecida... Creio que uma das primeiras colónias esteve para ser construída lá mas a ideia foi rapidamente abandonada... Ao que consta devido a dificuldades causadas pela geografia do terreno e pelo microclima da região. - Nina, <text:s/>que tal como ele decidira traçar uma trajectória invisível no papel, reconhecia o mérito da localização escolhida por Eduard.</text:p>
      <text:p text:style-name="P7">- Parece-me uma óptima ideia... É suficientemente longe de Largat e nem por sombras perto de Norvelite... Isso fará com que nós estejamos lá muito antes deles chegarem a Norvelite... Perfeito!</text:p>
      <text:p text:style-name="P7">- Quando desejam partir então? - Perguntou ele. Ela respondeu-lhe que o mais breve possível, de preferência naquele mesmo dia ainda, logo que ele preparasse o BUSTER. Sem perder mais tempo, Eduard solicitou a ajuda dela e puseram os dois mãos à obra. Mariya ajudou no que pôde.</text:p>
      <text:p text:style-name="P7"><text:soft-page-break/></text:p>
      <text:p text:style-name="P7">Tal como Eduard referira, a ideia de que Lostval fizera parte dos planos para a implementação de uma base primordial de colonos, estava absolutamente correcta. No entanto, o seu conhecimento real sobre o assunto era demasiado parco, distorcido e afastado da realidade. Era-o assim para a maioria do restrito grupo de gente que sabia sequer que existia um sitio com aquele nome.</text:p>
      <text:p text:style-name="P7"/>
      <text:p text:style-name="P7">Há décadas atrás, quando se iniciara o êxodo controlado de Arzgon e o correspondente processo de <text:s/>colonização de Zarzgon, o número de colónias inicialmente projectado fora de oito, e não de sete como na realidade veio a acontecer. O procedimento era semelhante em todas as localizações escolhidas. Em primeiro lugar era enviada uma equipa composta por engenheiros, cientistas e outros técnicos que avaliavam as condições do terreno. Uma vez aí, eles tinham como principal função elaborar esquemas e relatórios detalhados sobre as condições encontradas no local. Os dados que eram recolhidos eram depois levados de volta, com o intuito de serem úteis às equipas que nos laboratórios de investigação em <text:s/>Arzgon planificavam todas as fases subsequentes do processo.</text:p>
      <text:p text:style-name="P12"/>
      <text:p text:style-name="P7">Acontecera que a equipa enviada para esse local desaparecera misteriosamente sem deixar rasto. Ninguém sabe ao certo o que se passou. Das cerca de três dezenas de técnicos que foram enviados para investigar o local e recolherem informação necessária para o planear da construção, nem um só regressou para contar a história. Tinham-se pura e simplesmente esfumado no ar sem qualquer motivo aparente. Comunicações não houve. Ao fim de dois ou três dias foi enviada uma outra equipa em missão de resgate. O seu objectivo era sobretudo encontrar uma explicação que ajudasse a compreender o que havia sucedido com a equipa anterior. Pouco depois de terem chegado ao local contactaram as chefias de Arzgon. A notícia que reportaram foi que; da missão original não havia sequer vestígios da sua passagem por ali. A única excepção era uma pequena câmara de vídeo portátil, parcialmente destruída, e que fora esquecida ou abandonada por alguém. Do seu interior, <text:soft-page-break/>resgataram miraculosamente intacto um cartão de memória com alguns minutos de filme. Não fora essa pequena descoberta e diriam mesmo que nunca ninguém ali estivera antes. Esse registo, elaborado por um dos membros da expedição de reconhecimento, começava por mostrar uma panorâmica do cenário circundante. À primeira vista parecia ser um local bastante atractivo, coberto em grande parte por um manto espesso de vegetação diversificada. Havia também imensas grutas e cavernas naturais que conferiam um adorno magnífico à paisagem, mas que ao mesmo tempo lhe adicionavam algo de sombrio e inquietante. A partir de determinada altura a filmagem começava a sacudir bastante e a apresentar algumas interferências. Perturbações aparentemente provocadas pelo movimento agitado do seu operador. Segundo o seu relato assustado e frenético, os colegas à volta dele começaram a desaparecer misteriosamente, um a um. Sumiam-se sem deixarem qualquer rasto, como se estivessem a ser sugados no ar, engolidos por algo presente na, ou pela própria vegetação em si. Na imagem, não se via nada de anormal para além do vislumbre de vegetação a baloiçar, como que afectada por uma repentina e localizada rajada de vento matreira. Ouviam-se contudo alguns ruídos desconcertantes. Não eram muito audíveis, mas de forma perturbadora aproximavam-se muito de gritos de dor e/ou de terror. Depois nisso, nada mais. A gravação terminava naquele ponto.</text:p>
      <text:p text:style-name="P7"/>
      <text:p text:style-name="P7">Pouco depois de terem terminado a transmissão do vídeo que haviam encontrado, também aquela emissão que naquele momento estavam a transmitir para Arzgon, <text:s/>começou a padecer de sérias perturbações. De súbito e sem qualquer aviso prévio, a transmissão foi abruptamente interrompida, desaparecendo por completo dos monitores a imagem do elemento da equipa de resgate que fazia a dita comunicação. A partir daquele momento também esta segunda missão deixou de dar notícias. </text:p>
      <text:p text:style-name="P7"/>
      <text:p text:style-name="P7">Depois desta nova crise os governantes de Arzgon decidiram pura e simplesmente abandonar por completo aquele projecto, naquele sítio. E tudo fizeram para colocarem um pano escuro por cima do <text:soft-page-break/>assunto. A esmagadora maioria do conselho ainda tentou manter a questão em agenda durante algum tempo. Esses defendiam o envio de uma <text:s/>terceira expedição, desta feita de carácter militar, mas a maioria dos doze anciãos era contra <text:s/>esse tipo de intervenção, e o seu voto para ser vinculativo teria de ser unânime. Como não se chegou a nenhum consenso, o dossier foi definitivamente encerrado e literalmente varrido para debaixo do tapete. Depois vieram as consequências político-militares. Na altura em que o plano para a oitava colónia foi abandonado de vez, houve algumas cabeças que rolaram por terra. As baixas registaram-se sobretudo entre alguns dos membros mais influentes e decisivos, <text:s/>no que dizia respeito aos projectos de implementação das colónias. </text:p>
      <text:p text:style-name="P10"/>
      <text:p text:style-name="P7">BUSTER estava deitado numa mesa a que Eduard <text:s/>se referira como: “a marquesa da sala de operações”. Já lhe havia sido retirado o componente que fazia com que o pequeno robot fosse alguma coisa mais do que uma simples lata ambulante. Definição esta que nesta altura não seria totalmente disparatada, agora que ele já não tinha consigo o módulo de inteligência artificial. Quando fosse largado pela Fénix no seu destino final estaria completamente mudo, surdo, e parcialmente cego. Ficaria apenas entregue à sua sorte num terreno que não lhe seria de forma alguma familiar. </text:p>
      <text:p text:style-name="P7"/>
      <text:p text:style-name="P7">- Acho que é uma ideia genial! Isto fará com que lhes ganhemos tempo... Tempo precioso a Filipp e aos outros. - Comentou Eduard, quando se preparava para instalar o “localizador” num compartimento que existia nas costas de BUSTER. O velho parecia estar recomposto do choque inicial e gozava agora de alguma boa disposição. - Acho que o teu irmão é um génio, Mariya! A ideia é deveras fenomenal, se tudo correr como planeado.</text:p>
      <text:p text:style-name="P7">- Também acho... Tenho fé que tudo vai resultar na perfeição. - Respondeu ela, empolgada. Os dois olharam de relance para Nina. Ela não conseguiu entender se o gesto fora feito de forma <text:soft-page-break/>involuntária ou se eles estariam à espera de uma confirmação da parte dela. Pelo sim, pelo não, resolveu colaborar:</text:p>
      <text:p text:style-name="P7">- Claro que vai correr bem! É um bom plano. - Nina queria acreditar naquilo que os seus lábios deixavam escapar para fora, mas pela sua experiência também sabia que as coisas raramente corriam como planeadas. Muitas vezes surgem imprevistos de última hora que conseguem mandar um bom plano por água abaixo, numa questão de segundos. E desta vez não havia tampouco um plano B. Se as coisas dessem para o torto só com muita sorte escapariam ilesos deste suicídio premeditado <text:s/>e anunciado.</text:p>
      <text:p text:style-name="P7"/>
      <text:p text:style-name="P7">Apesar das suas dúvidas internas, nem por um momento Nina deixou que elas transparecessem para o exterior. Ela resolvera mover a sua atenção para outro ponto mais funcional: </text:p>
      <text:p text:style-name="P7">- E depois como é activado o mecanismo? É por controle remoto?</text:p>
      <text:p text:style-name="P7">- Não! - Respondeu de pronto Eduard. - Não pensei nisso... Não fiz nada a esse respeito sequer... Como está é activado manualmente. É só ligar este fio aqui e a energia da bateria do BUSTER activa-o automaticamente... A partir desse momento começa a transmitir o sinal... Mas se for preciso...</text:p>
      <text:p text:style-name="P7">- Não vale a pena! - Interrompeu Nina aquilo que se avizinhava. - Não podemos perder mais tempo com pormenores. A esta hora os rapazes já vão a caminho de Norvelite. Temos de proporcionar-lhes a maior cobertura possível. - Eduard engoliu em seco, e tal como Mariya assentiu em silêncio.</text:p>
      <text:p text:style-name="P7"/>
      <text:p text:style-name="P7">- Está pronto! Exclamou o velho inventor com satisfação, instantes depois. Sem grandes demoras, as duas mulheres iniciaram as respectivas despedidas da praxe. Nina pegou no mapa. Precisaria dele para se lembrar das coordenadas. O coitado do Eduard tentava ao máximo disfarçar o tombo que o seu coração registava. Esforçava-se por esconder a sua mágoa no momento do adeus àquele que nos últimos anos tinha sido o seu fiel e único companheiro. Para se consolar a si próprio, resolveu <text:soft-page-break/>procurar refugio na remota esperança de um dia voltar a ver o seu amigo metálico. Foi a essa ideia que ficou agarrado no exacto momento em que elas saíram com o BUSTER porta fora.</text:p>
      <text:p text:style-name="P7"/>
      <text:p text:style-name="P7">Muito longe dali, a meio da viagem da Trizpod, os três tripulantes a bordo discutiam os pormenores sobre a estratégia a adoptar quando chegassem a Norvelite. Nenhum deles conhecia a região, e muito menos a cidade. </text:p>
      <text:p text:style-name="P7">- Vamos ter de procurar um local seguro para aterrarmos, de preferência fora do perímetro urbano e a partir daí... pela calada da noite, teremos de descobrir onde Kondar guarda os seus prisioneiros... É tudo o que tenho! - Desabafou o capitão. Sentia-se pouco digno da posição que ocupava por não ter um estratagema melhor.</text:p>
      <text:p text:style-name="P7">- Se tiverem um sistema de túneis como aquele que nos falou, em Laferten... Talvez por aí... - Sugeriu Joshua.</text:p>
      <text:p text:style-name="P7">- Talvez... Denis? - Filipp interrogava-o na expectativa de ouvir outra opinião. Três cabeças certamente pensariam melhor que duas. Mas Denis não serviu de ajuda alguma. A sua cabeça ainda continuava lá atrás, enfiada dentro da escuridão de um contentor. Não podia deixar de pensar que um daqueles malfeitores que haviam deixado na sucata de Arzgon, poderia muito bem ser o homem que lhe retirara a última pessoa que ele amara na sua vida.</text:p>
      <text:p text:style-name="P7">- Não tenho nada! - Foi a resposta dele, acentuada por um contundente e desolado encolher de ombros. - ... Se conseguirmos aterrar num lugar seguro, depois improvisamos... Não é o que fazemos sempre? - Filipp riu-se e assentiu. De facto, contavam já com uma boa colecção de sobressaltos desde que as suas vidas se haviam cruzado pela primeira vez. Partilhavam umas quantas histórias de aventuras arriscadas, embora fosse certo que nenhuma delas havia sido tão grave como o sarilho em que estavam agora metidos.</text:p>
      <text:p text:style-name="P7"/>
      <text:p text:style-name="P7">Uma dessas encrencas fora uma pequena rixa de bar, num sitio daqueles muito mal frequentados em <text:soft-page-break/>que basta um espirro ou um encontrão no local errado e à hora errada para desencadear um rol de problemas. Pode-se dizer que a causa da briga foi a segunda hipótese, no entanto, a história acabou por ganhar <text:s/>contornos imprevisíveis. Digamos que se tratou de um conflito multifacetado que teve dois rastilhos distintos a pegarem fogo quase em simultâneo. Curiosamente, foi precisamente nessa sessão gratuita de porrada que os dois acabaram por conhecer aquele, ou melhor, aquela, que viria a ser o terceiro elemento da tripulação da Fénix; Nina! </text:p>
      <text:p text:style-name="P7"/>
      <text:p text:style-name="P7">Tudo aconteceu num daqueles antros de boémia desgarrada, onde todo e cada qual se sente dono e senhor do mundo depois de enfiar umas quantas bebidas pela goela abaixo. O local chamava-se “Deloir's”. Um pequeno bar situado no entreposto comercial de Cathan, que fica a sul do distrito de Lothar, em Arzgon. Um sítio bastante popular que costuma estar sempre repleto de gente estranha com os nervos à flor da pele. Talvez a sua popularidade venha mesmo daí. <text:s/>Para ser mais preciso, tudo começou por causa de um tipo podre de bêbado que sofreu um pequeno encontrão acidental de Denis. Uma coisa perfeitamente normal em sítios apinhados de gente. Só que o tipo sisudo e mal barbeado não pensou da mesma forma. Se mais nem menos, <text:s/>afinca um valente soco no queixo de Denis. É óbvio que a retaliação não tardou. </text:p>
      <text:p text:style-name="P7"/>
      <text:p text:style-name="P7">Na confusão acabaram por juntar-se ao arraial mais dois tipos. Talvez fossem amigos do outro tipo ou quiçá fossem apenas dois gajos famintos por balburdia. Não se sabe e isso também não interessa muito. Seja como for, o certo é que no meio da azáfama houve um tipo que aproveitou o rebuliço para se atirar para cima de uma mulheraça ruiva de cabelo curto, que calmamente sentada ao balcão emborcava uns “<text:span text:style-name="T1">shots</text:span>” de absinto. Nina, pois claro. <text:s/>Nessa noite, também a ela o sangue lhe fervia por debaixo da pele, assim que não hesitou em despachar o gajo com uma forte joelhada nos testículos, precedida por um golpe desferido com o copo que tinha na mão, o qual terminou a sua vida despedaçando-se bem no alto da cabeça do gajo. De súbito, a ruiva <text:span text:style-name="T10">boazona</text:span> viu-se rodeada por <text:soft-page-break/>mais dois tipos. E depois por um terceiro. E ela até que estava a tomar bem conta deles quando, desnecessariamente diga-se, Filipp resolveu intervir em seu auxilio. Foi o tal instinto do cavalheiro que por impulso sente necessidade de salvar a donzela em apuros, ou pelo menos tentar. Mas o salvamento não correu como é costume escrever nas histórias de fantasia. Mal se aproximou para a ajudar, também ele acabou por provar o gosto do punho certeiro dela, estatelando-se depois violentamente no chão. Só depois de muito gritar que a queria ajudar e depois de ela o ver a “malhar” um dos outros dois tipos, é que Nina deixou de o considerar como uma ameaça. Denis, que nesta altura já se encontrava totalmente refeito do primeiro “<text:span text:style-name="T1">round</text:span>”, limitava-se apenas a observar os acontecimentos, e calmamente sentado numa cadeira, divertia-se com a triste figura de Filipp. Quando os ânimos serenaram (e isto para o lado do pessoal da Fénix), <text:s/>o balanço da agitada empreitada registava pouco mais do que um imenso olho negro pendente na conta de Filipp. Na sua conta e na sua cara. Eventualmente, acabaria por ganhar também um novo membro para a formação da sua equipa.</text:p>
      <text:p text:style-name="P7"/>
      <text:p text:style-name="P7">Além deste pequeno grande percalço, houve também um par de outras vezes em que os dois acabaram por se ver metidos em apertos com clientes pouco honestos. Daquele género que se poderiam apelidar de clientes manhosos. Daquele tipo de gente que aparenta ser normal e pacato, mas que acaba por se vir a revelar como uma inesgotável fonte de problemas. Tipos malévolos e extremamente mal intencionados. Das duas vezes que tiveram desacatos desta espécie, o motivo fora sempre o mesmo: Recusa de pagamento! A retirada de cena também fora ela sempre feita da mesma maneira: Com muita <text:s/>pancadaria e algum tiroteio à mistura!</text:p>
      <text:p text:style-name="P7"/>
      <text:p text:style-name="P7">Estavam agora a pouco mais de vinte e quatros horas de Norvelite. Viajavam em velocidade de cruzeiro, sem pressas, de forma a dar tempo suficiente aos outros para colocarem o BUSTER em acção. Não podiam contactar a Fénix utilizando os instrumentos da Trizpod, pois era provável que <text:soft-page-break/>em Norvelite alguém estivesse a “espreitar” as comunicações oriundas daquele vaivém. O aparelho de código Romes montado por Eduard também não lhes servia de muito. As imposições técnicas da sua construção, relacionadas com a frequência de transmissão e o raio de alcance do aparelho, não o permitiam. Só funcionava em distâncias bem menores do que aquela que no momento os separava dos outros membros da aeronave com nome de pássaro alado. A uns milhares de quilómetros dali, os passageiros da dita cuja aproximavam-se rapidamente da área de descarga. Já voavam abaixo da parede de nuvens sujas que nos últimos minutos parecia vir a adensar-se cada vez mais, mas nem por isso o ambiente a bordo era menos descontraído. Nina via-se pela primeira vez sozinha aos comandos na nave e gozava tranquilamente o momento. Sentada no lugar do capitão, monitorizava com atenção todos os painéis de instrumentos enquanto desfrutava de uma valente chávena de café quente. <text:s/>Mariya entretinha-se com o brincalhão “Flufy”, nome com que recentemente amadrinhara a ex-mascote de Krang Chen, de quem ela se havia tornado fiel protectora. Provavelmente o animal nunca havia sido tão acarinhado como o era actualmente, e isso notava-se-lhe na sua especial predisposição para a brincadeira. Mas verdade seja dita que a sua estrutura espinhosa, embora ligeiramente maleável, não era lá muito convidativa para as habituais “festinhas”. Mariya tinha de usar umas luvas para mexer à vontade no bicho. Envergava umas semelhantes àquelas que Filipp usara há uns tempos atrás. E não era só dos espinhos dele que ela tinha de se esquivar. Também os finos e aguçados dentes do animal eram um perigo eminente, dos qual ela habilmente tinha de proteger os dedos. </text:p>
      <text:p text:style-name="P7">- “Que estranha escolha de animal de estimação” - Pensara ela da primeira vez que tentara brincar com ele. Agora, já mais habituada e afeiçoada à peculiar criatura, compreendia melhor o que teria levado esse tal de Krang Chen a adoptá-la como mascote. A sua ternura e graciosidade, presentes mesmo na <text:span text:style-name="T10">fealdade</text:span> das suas formas.</text:p>
      <text:p text:style-name="P7"/>
      <text:p text:style-name="P7">- Por baixo das duas mulheres, algures no compartimento de carga, encontrava-se o pequeno robot, <text:soft-page-break/>abandonado como um brinquedo fora de moda à espera de ser atirado para o lixo. Imobilizado como estava não tinha muita diferença da máquina de café de onde Nina se acabara de servir. Apenas o lampejo dos “<text:span text:style-name="T1">LED's”</text:span> que lhe simulavam os olhos <text:s/>indicava que seguia “vivo”. Hibernava em modo de espera, à semelhança de um gravador de vídeo ou de um vulgar televisor.</text:p>
      <text:p text:style-name="P12"/>
      <text:p text:style-name="P7">- Oh! Oh! - Parece que vamos ter mau tempo! - Exclamou a sargento, no intervalo de dois audíveis sorvos <text:s/>de cafeína. Mariya interrompeu de imediato a sessão de caricias ao seu mais recente brinquedo.</text:p>
      <text:p text:style-name="P7">- Como assim? Mau tempo?... Não parece.</text:p>
      <text:p text:style-name="P7">- Mas é... Parece que as condições atmosféricas na região não são nada animadoras. Vamos entrar numa zona de alguma instabilidade, se calhar é melhor parares com isso e apertares o cinto... Pelo que vejo aqui no monitor, isto pode ficar um bocado agitado dentro em breve. - Mariya recolheu o amiguinho “Flufy” para os seus próprios aposentos e regressou à zona de comandos num ápice, onde se sentou de imediato. Pouco minutos depois de o ter feito, e tal como Nina fizera questão de avisar antecipadamente, a viagem começou a perder o toque de tranquilidade que tivera até ali. Estavam já a menos de cinco minutos do local de descarga quando sobre a Fénix se abateu um enorme temporal. A chuva caía com uma intensidade suficientemente forte para se fazer ouvir desde o interior. Os fortes ventos começavam também a fazer sentir o seu efeito nefasto. O seu sopro errático e poderoso conferia instabilidade ao voo. </text:p>
      <text:list xml:id="list1009976189" text:style-name="L12">
        <text:list-header>
          <text:p text:style-name="P39"/>
        </text:list-header>
      </text:list>
      <text:p text:style-name="P7">As condições meteorológicas não eram de forma alguma as desejáveis. A região encontrava-se <text:s/>sobre a influência de uma forte e tempestiva borrasca. Os ventos fortes assobiavam com maior intensidade junto à superfície, e isso tornava perigosa e displicente a aterragem. </text:p>
      <text:p text:style-name="P7">- Isto está a ficar muito feio... Tenho um mau pressentimento... – Disse Nina. - Acho melhor descermos o BUSTER já... E pelo guindaste! <text:s/>- Mariya fez uma cara esquisita, como quem pouco <text:soft-page-break/>ou nada percebera.</text:p>
      <text:p text:style-name="P7">- Pelo guindaste?...</text:p>
      <text:p text:style-name="P7">- Sim! Vamos descê-lo pelo guindaste. - Voltou a dizer a sargento, chamando-a para ir atrás de si. Ligou o piloto automático e desceram as duas até ao porão de carga. Mariya pegou no BUSTER e levantou-o ao colo enquanto Nina puxava o cabo de aço que o iria descer até ao solo. Na ponta do cabo havia uns dentes retracteis que funcionavam como um íman, os quais elas pegaram à cabeça do robot. Nina abriu-lhe o pequeno compartimento que fora propositadamente remodelado para receber o transmissor, e fez a ligação. Uma ligação que simultaneamente lhe activava o sistema de movimento. Juntou os fios tal e qual como Eduard lhe ensinara. O “<text:span text:style-name="T1">LED”</text:span> de presença do “localizador” ressuscitou da morte e começou a piscar em intervalos regulares e de poucos segundos de intermitência. BUSTER começou a mover as pernas, e as rodas debaixo dos seus pés começaram também elas a girar. Parecia uma vitima de um ataque de espasmos cheia pressa em mexer-se do lugar onde julgava estar acorrentado. E não demorou muito mais para que essa fuga acontecesse. Nina pegou no robot e mandou afastar a jovem. Premiu o botão que lentamente fez com que o porão de carga começasse a abrir. <text:s/>Depois, largou-o no abismo e deu início ao lento e balanceado processo de descida. A turbulência era muita e o relampejar era frenético e constante. Mal o sentiu a tocar no solo, libertou-o da mão magnética que o segurava. Sem perder tempo absolutamente nenhum, logo começou a recolher o cabo que lhe servira de transporte. <text:s/>A “mercadoria” estava entregue e tinha chegado intacta, portanto era tempo de prosseguirem com o resto do criterioso plano.</text:p>
      <text:p text:style-name="P7"/>
      <text:p text:style-name="P4"><text:span text:style-name="T4">BUSTER começou a andar em linha recta, dirigindo-se naquela direcção que os seus sensores indicavam ser a que apresentava menos obstáculos físicos. Totalmente entregue ao desempenho dos seus circuitos eléctricos e electrónicos, vagueava sozinho pelas abertas existentes no meio da espessa vegetação. O local onde o tinham deixado estava prestes a tornar-se num autentico lamaçal. </text:span><text:soft-page-break/><text:span text:style-name="T4">Se a intempérie continuasse com a mesma força por muito mais tempo, provavelmente acabaria por ficar paralisado no meio de tanta lama. Parcialmente encobertas pelo verde das enormes plantas, havia, naquela zona que ele agora pisava, inúmeras formações rochosas <text:s/>que pegavam umas com as outras. Formavam uma espécie de pequeninas cordilheiras, com variadíssimas brechas e aberturas para o subsolo sobre o qual assentavam. Há medida que avançava no terreno, as dificuldades para o seu algoritmo de cálculo de trajectórias aumentavam de forma progressiva e exponencial. E não era por causa das rochas ou da vegetação, pois essas até que lhe haviam dado uma trégua nos últimos metros que percorrera. Os problemas eram devidos aos estranhos amontoados de matéria orgânica, em forma de cones, que se apresentavam um pouco por todo o lado, cobrindo uma extensa área em seu redor. Todos eles tinham à volta de dois ou três metros de altura. Felizmente para BUSTER, por se tratar de um ser sem consciência, não eram mais do que simples obstáculos que teria de transpor. No entanto, na realidade, aquelas estruturas eram coisas bem diferentes. Aqueles montes na paisagem eram algo muito mais sinistro do um simples obstáculo ou empecilho. Pelo meio deles havia uns estranhos tufos de terra revolvida que se elevavam apenas uns poucos centímetros acima do nível do solo, e que pareciam evidenciar algum tipo de ligação e de movimentação subterrânea entre todos aqueles pontos. Perturbações semelhantes àquelas causadas pelas escavações de </text:span><text:span text:style-name="T7">mamíferos</text:span><text:span text:style-name="T4"> da família das toupeiras.</text:span></text:p>
      <text:p text:style-name="P7"/>
      <text:p text:style-name="P7">O fedor na zona era horrível, tão nauseabundo que facilmente levaria alguém mais débil a vomitar ou mesmo a perder os sentidos. Por todo o lado abundava um cheiro a putrefacção. Um odor a matéria orgânica decomposta ou ainda em decomposição, e que as águas pluviais ajudavam ainda mais a impregnar no ar. Aqueles estranhos montes em muito se pareciam a amontoados de dejectos. O que realmente eram; <text:s/>Pilhas enormes de restos orgânicos apodrecidos! <text:s/>Restos vegetais e animais de onde emergiam larvas brancas e viscosas, e por onde rastejavam asquerosos vermes necrófagos. No meio dos nojentos bolos que pontilhavam a paisagem, havia também restos humanos.</text:p>
      <text:p text:style-name="P7"><text:soft-page-break/></text:p>
      <text:p text:style-name="P7">Naturalmente indiferente ao macabro cenário que o rodeava, o “meia leca” de metal continuava a deambular sem rumo ou destino pré-definido. limitava-se a cumprir a simples missão que lhe fora imposta: caminhar por tempo indefinido e difundir ao mesmo tempo um sinal de rádio com a sua localização geográfica. Uma vez contornado o cemitério de despojos orgânicos, BUSTER passou ao lado <text:s/>de uma enorme carcaça metálica, parcialmente coberta de limos e fuligem. Era o que restava de um antigo e enorme vaivém espacial. Pelo seu aspecto exterior, altamente deteriorado, há muito que teria sido abandonado pela sua tripulação. Quiçá mesmo há décadas.</text:p>
      <text:p text:style-name="P10"/>
      <text:p text:style-name="P7">- Está em movimento há quinze minutos e continua a transmitir. - Observou Nina, referindo-se a um pequeno ponto aceso no monitor de um painel de instrumentos, <text:s/>particularmente e propositadamente sintonizado para captar o sinal do transmissor. - Até agora... Tudo Ok! - Mariya estava pensativa e distante, algo emocionada até.</text:p>
      <text:p text:style-name="P7">- Não te dá pena deixá-lo lá sozinho e abandonado? - Interrogou ela.</text:p>
      <text:p text:style-name="P7">- Quem?... O BUSTER? É claro que não! - Nina não conseguiu conter o riso que lhe fugia dos carnudos lábios. - Mariya... Não passa de um robot... Não tem sentimentos nem tem noção do que se passa à sua volta. É uma máquina... Apenas isso! - Disse friamente.</text:p>
      <text:p text:style-name="P7">- Sim, eu sei disso! Mas quando me lembro dele na casa do Eduard... quando chegámos... a falar e tudo... Não sei... tenho pena dele na mesma! - Nina chegou-a até si e afagou-lhe carinhosamente o couro cabeludo, confortando-a junto ao peito. Soubesse Mariya o inferno onde o tinham largado e talvez fosse necessário algo mais do que um busto quente para se conformar com tanta facilidade. </text:p>
      <text:p text:style-name="P7"/>
      <text:p text:style-name="P7">Curiosamente, mais ou menos na altura em que Mariya se referira ao nome do velho engenheiro, este sentava-se em frente ao computador na sua desgovernada sala de trabalho. Tinha sido alertado pelos gemidos dos avisos sonoros que ali haviam disparado aquando da entrada em funcionamento <text:soft-page-break/>do dispositivo de <text:span text:style-name="T10">geolocalização</text:span>. Olhava atentamente para um monitor onde, sobre um mapa de quadriculas assente em dois eixos de coordenadas, se via um pontinho branco que lhe ia actualizando e recriando visualmente a posição da sua mais querida criação.</text:p>
      <text:p text:style-name="P7"/>
      <text:p text:style-name="P7">Num outro local, também ele a algumas centenas de quilómetros de distância, mais concretamente no quartel-general de Kondar, em Norvelite, o peixe começava finalmente a mordiscar o anzol <text:span text:style-name="T10">iscado</text:span>. O mesmo significa dizer que os lacaios de Kondar haviam também começado a captar o sinal, em nada desconfiando sobre a verdadeira origem do mesmo, tal e qual como Joshua e os outros tinham planeado. Eles três que continuavam a sua arriscada viagem em direcção àquela cidade sem qualquer indicação sobre o efeito da artimanha por eles engendrada. Usando uma expressão que Filipp disse pelo caminho: “Estamos a voar às cegas”, serviria em parte para descrever a situação. Mas talvez se lhe acrescentássemos um “Tiro no escuro” e/ou um “Missão suicida”, a descrição ficasse mais adequada e certeira. </text:p>
      <text:p text:style-name="P8"/>
      <text:p text:style-name="P26">XIII – Assalto a Norvelite</text:p>
      <text:p text:style-name="P8"/>
      <text:p text:style-name="P7">No agitado centro de operações do “palácio-quartel” de Kondar, um dos vários operadores presentes na sala de telecomunicações levantava-se de um salto do seu posto de trabalho. Ia informar o seu superior directo sobre a entrada em funcionamento do espiono aparelho de localização. </text:p>
      <text:p text:style-name="P7">- Senhor!... Começámos a receber o sinal do “localizador” montado pelo pessoal da Trizpod... Parece estar a mover-se muito lentamente. Começou a emitir há poucos minutos... Tivemos de limpar o sinal... Está a chegar com muitas interferências... Mas sem dúvida alguma que é a frequência correcta.</text:p>
      <text:p text:style-name="P7">- Óptimo! - Disse o outro. - Espero bem que não estejam errados... Sabem bem que o general não tolera esse tipo de falhas... - E o tipo sabia bem as consequências desastrosas que um qualquer lapso lhe poderia trazer à saúde. Todos os que ali estavam com ele o sabiam. Aquela simples alusão em tom de ameaça disfarçada, fê-lo engolir um trago amargo da própria saliva.</text:p>
      <text:p text:style-name="P7">- Não há a menor dúvida... É o dispositivo de localização. - Continuou, reticente, mas com o quanto baste de confiança para que o outro tomasse o facto como garantido.</text:p>
      <text:p text:style-name="P7">- Isso são excelentes notícias. Vou informar o general imediatamente. - Kondar encontrava-se recolhido nos seus aposentos. Foi lá que instantes depois lhe bateu à porta o mensageiro. À entrada estavam dois corpulentos brutamontes, armados até aos dentes como se diz na gíria. Guardavam a divisão e observavam sempre com ar de desconfiança todos aqueles que passavam próximo, pois naquela casa todos eram potenciais desconhecidos. </text:p>
      <text:p text:style-name="P10"/>
      <text:p text:style-name="P7">Meu general, dá-me licença? - Perguntou relutante antes de entrar. - É o tenente Gordon... Temos novidades sobre o dispositivo de localização da Fénix. - Determinado até aquele momento, o dizer daquelas palavras apertou-lhe um nó imaginário em volta do estômago. Uma desagradável sensação que lhe provocou inclusive outro efeito colateral; o aumento de lubrificação da pele que lhe <text:soft-page-break/>espalhava de forma repentina e inesperada um pouco de suor sobre as palmas das mãos. Em caso de erro, era normalmente o portador da notícia quem sofria as consequências. Naquele exacto momento essa noção assombrava-lhe o espírito, pairando sobre ele como um fantasma teimoso que não se quer ir embora. Kondar <text:s/>mandou-o entrar. </text:p>
      <text:p text:style-name="P7"/>
      <text:p text:style-name="P7">O “general” estava de costas para a entrada, junto à janela, debruçado sobre uma vitrina de vidro apoiada em quatro pés de madeira trabalhada. Só se virou para trás depois do homem estar a meio caminho entre ele e a porta de entrada. Kondar vestia uma enorme capa cinzenta com umas coloridas (e diga-se de passagem, ridículas pelas suas dimensões despropositadas) insígnias estampadas na zona dos ombros. O traje dava-lhe até às canelas, encobrindo-lhe a indumentária de índole militar que trazia por baixo. O que claramente se via por debaixo do inusitado sobretudo, eram as enormes botas de cor negra onde a ponta do tecido já não chegava. A sua postura erecta e o olhar cerrado e distante para o vácuo, aparentemente parecendo desprezar a presença de outrem na mesma habitação, foram mais do que suficientes para fazerem as pernas do mensageiro tremerem no espaço livre por debaixo das suas própria calças. No entanto, foi quando Kondar levantou as pálpebras e lhe lançou um olhar directo e incisivo na íris que elas quase o abandonaram, reagindo como um baralho de cartas subitamente acossado por um fino sopro de vento vindo de uma janela que alguém se esquecera de fechar. A agonia do homem só mostrou sinais de diminuição <text:s/>quando Kondar quebrou o gelo:</text:p>
      <text:p text:style-name="P7"/>
      <text:p text:style-name="P7">- Dizias o quê?...</text:p>
      <text:p text:style-name="P7">- Os nossos operadores detectaram o sinal do transmissor... O aparelho colocado na Fénix começou a transmitir há pouco... Estão numa área a cerca de quinhentos quilómetros daqui. Numa zona designada por Lostval... É uma área inexplorada e ainda não existe cartografia detalhada nessa zona. - Forçado que estava a não poder esquivar-se do olhar inquiridor e hipnotizador de Kondar, <text:soft-page-break/>conseguiu perceber no mesmo uma pequena reacção reflexiva causada pelas suas palavras. Isso aliviou-lhe um pouco a pressão. As pernas já não tremiam, contudo, o suor frio ainda viajava por certos recantos da sua pele.</text:p>
      <text:p text:style-name="P7"/>
      <text:p text:style-name="P7">- Tens a certeza de que é esse o sinal que esperamos?</text:p>
      <text:p text:style-name="P7">- Absoluta, meu general. - Mas no fundo não tinha. Esperava que sim, mas não podia estar cem por cento seguro, e muito menos poderia deixar transparecer essa insegurança.</text:p>
      <text:p text:style-name="P7">- Óptimo! Isso são óptimas notícias! Finalmente... - A expressão do filho de Zabret adquiriu contornos de satisfação, algo que não se via muitas vezes. - Parece que esses tipos afinal serviram para alguma coisa... - Referia-se aos piratas que agora pernoitavam num sarcófago de metal. - Quero uma coluna de elite pronta para partir... De imediato! Enviem os nossos melhores soldados. Quero um batalhão pronto para sair em menos de uma hora... Não poupem esforços... Quero um força mínima de três mil homens, e blindados... Enviem-nos para lá!... E desta vez não admito falhas como em Laferten... Quero esses rebeldes incómodos aniquilados de uma vez... E encontrem-me esses medalhões! - Gordon limitava-se a ouvir com atenção cada uma das sentenças, as quais lhe soavam nos ouvidos como repetidas e incómodas bofetadas na cara. Apesar de tudo teve discernimento suficiente para uma pergunta pertinente:</text:p>
      <text:p text:style-name="P7">- E quanto à tripulação da Fénix? O que fazemos com eles. - A resposta foi bruta, seca, <text:s/>e pronta:</text:p>
      <text:p text:style-name="P7">- Matem-nos!... E tragam-me as suas cabeças decapitadas... - Depois amainou ligeiramente o discurso. - ... Tanto me faz! O que eu quero é aqueles medalhões nas minhas mãos, o resto não me interessa. A nave... essa... Se a puderem recuperar tanto melhor, senão destruam-na também!</text:p>
      <text:p text:style-name="P7">- Sim senhor. É para já. Mandarei reunir tropas de imediato. - Kondar virou-lhe as costas de rompante, dando por terminada a conversa. Gordon, talvez ainda meio atarantado pelo facto de a coisa não ter corrido muito mal para o seu lado, não compreendeu que chegara a hora de se retirar. <text:s/>O seu cérebro congelado fez com que ficasse ali especado por um curto instante. O suficiente para <text:soft-page-break/>voltar a ouvir o tom altivo do “general”.</text:p>
      <text:p text:style-name="P7">- Mais alguma coisa? - Perguntou, pressentindo ainda a presença de Gordon na retaguarda. A voz de Kondar não se propagava num tom quente, mas mesmo assim teve um efeito descongelador digno de registo.</text:p>
      <text:p text:style-name="P7">- Não! Nada senhor. É só. </text:p>
      <text:p text:style-name="P7">- Então esta conversa terminou! - Exclamou. Gordon apressou-se a sair antes que o outro perdesse de novo a “boa” disposição.</text:p>
      <text:p text:style-name="P7"/>
      <text:p text:style-name="P7">- Kondar, logo que sentiu o ruído da porta a fechar-se atrás de si, dirigiu-se à mesma vitrina onde estivera momentos antes. Desta vez não limitou a sua acção à mera contemplação. Levantou a tampa de vidro e mergulhou a mão direita no seu interior. Lá de dentro tirou um dos cinco medalhões que ali guardava religiosamente, antecipando o dia em que poderia finalmente desvendar os seus segredos e tornar-se senhor absoluto dos seus poderes ocultos. Segurou-o na mão por um momento, apertando-o vigorosamente <text:s/>com o punho, e pensou... pensou... Depois, voltou novamente a colocá-lo junto aos restantes. Afastou-se um pouco e chegou-se até perto de um enorme espelho, emoldurado numa liga de metal forrado a vermelho e amarelo. O objecto reflector estava estrategicamente colocado numa parede lateral do quarto. Devia ter uns dois metros de altura e cerca de meio metro de largura. Colocou-se na sua frente, de perfil, primeiro de um lado e depois do outro. Já antes tinha-se livrado da capa, atirando-a para o chão. Idilista, ficou ali a olhar-se no espelho durante algum tempo, fazendo poses <text:span text:style-name="T10">narcisistas</text:span> para o seu eu invertido. Não poucas vezes, passou também as mãos pelo cabelo, alisando as pontas contra o couro cabeludo a cada passagem. <text:span text:style-name="T10">O seu olho morto brilhou.</text:span></text:p>
      <text:p text:style-name="P7"/>
      <text:p text:style-name="P7">Em menos de quarenta minutos, um batalhão de quase três milhares dos melhores soldados do exército <text:span text:style-name="T1">Drombie</text:span>, apoiados de perto por cerca de uma centena da viaturas blindadas, incluindo <text:soft-page-break/>vários <text:span text:style-name="T1">Shultzer</text:span>, tinha sido reunido. Davam agora início à sua marcha rumo a Lostval. O objectivo do comando deste esquadrão de marionetas soldado era apenas um só; aniquilarem de uma vez por todas os resquícios da já muito enfraquecida Força Libertadora de Zarzgon, e pelo caminho, <text:s/>assenhorarem-se dos medalhões de Arzgon que julgavam na posse da F.L.Z. . Precisamente os dois que faltavam a Kondar para completar a sua peculiar caderneta de cromos. A partida desta poderosa armada foi mais ou menos coincidente com a altura em que BUSTER deixava de poder continuar a movimentar-se livremente. Tinha ficado imobilizado no meio do lamaçal, consequência directa do intenso diluvio que se abatera sobre a região nas últimas horas, e que parecia não querer dar tréguas tão depressa. Inerte no meio daquilo que lembrava um antigo campo de batalha, tornado cemitério com os despojos da mesma, podia agora finalmente descansar em paz, talvez para todo o sempre. A sua inglória missão fora cumprida.</text:p>
      <text:p text:style-name="P7"/>
      <text:p text:style-name="P7">A bordo da Trizpod, os tripulantes davam conta da existência do sinal emitido pelo robot de Eduard, e isso deu-lhes um novo alento, disparando os seus níveis de entusiasmo e de confiança para os níveis mais elevados das últimas horas. Outra coisa que aumentou mas por decisão deles, foi a velocidade de movimento. Resolveram acelerar um pouco mais a pressão sobre os motores. </text:p>
      <text:p text:style-name="P7"/>
      <text:p text:style-name="P7">Eram óptimas notícias, e assim sabiam que pelo menos uma parte do seu plano corria de feição. Agora, quanto à reacção de Norvelite ou ao actual paradeiro da Fénix, isso continuava a ser um mistério para eles. Não obstante, havia motivos de sobra para algum regozijo moderado. Joshua era um dos mais entusiasmados a bordo, e isso talvez se devesse em parte ao facto de ter sido ele o mentor da ideia. Ou talvez fosse apenas o entusiasmo próprio dos mais novos, é difícil saber ao certo o que ia na sua alma. Neste caso em concreto, poderia muito bem ser apenas <text:s/>o efeito da adrenalina a apostar na antecipação da acção. Filipp, como sempre mais pragmático que todos os outros, mostrava-se mais contido na análise da situação, não exteriorizando esse entusiasmo em <text:soft-page-break/>demasia. Já Denis era um meio termo, e como sempre esforçava-se para tirar o melhor do pior. </text:p>
      <text:p text:style-name="P7">- Uma boa notícia é sempre melhor do que nenhuma notícia. - Dizia ele a certa altura. </text:p>
      <text:p text:style-name="P7"/>
      <text:p text:style-name="P7">Apesar de todas as dúvidas <text:span text:style-name="T10">pairantes</text:span> no ar e do desconhecimento do seu real alcance, a aventura de BUSTER começava mesmo a dar os seus frutos, pois tal como havia sido arquitectado, tinham conseguido ludibriar e direccionar a atenção de Kondar. Independentemente do sucesso total ou não da missão, certo seria pensar que enquanto houvesse sobreviventes para contar a história, a sua <text:span text:style-name="T10">efémera epopeia</text:span> não seria esquecida no tempo. Haveria com certeza um restrito grupo de pessoas que a recordaria com nostalgia. Pelo menos duas delas, muito certamente.</text:p>
      <text:p text:style-name="P7"/>
      <text:p text:style-name="P7">Algumas horas passaram desde aquele momento de agitação inicial, capturado com entusiasmo proveniente de origens e estímulos diferentes; tanto em Largat, como em Norvelite, como a bordo da Fénix ou da Trizpod. </text:p>
      <text:p text:style-name="P7"/>
      <text:p text:style-name="P7">Começava a anoitecer. A luz do dia que lentamente se desvanecia no horizonte despedia-se no crepúsculo. Afastava-se quer de Zarzgon, quer dos seus intrépidos <text:s/>navegadores. Pouco a pouco, ia dando lugar à escuridão do manto nocturno que com ele trouxe uma reconfortante sensação de acalmia, aos homens e mulheres que cruzavam os seus céus, e que agora se sentiam estranhamente acarinhados e embalados por um leito de breu. Infelizmente para os primeiros, a paz e a tranquilidade não foram suas companheiras por muito tempo. Os três homens aproximavam-se muito rapidamente do seu pouso final, e os seus estômagos começavam a comportar-se de forma impaciente. Chamemos-lhe carinhosamente; fome nervosa face ao desconhecido.</text:p>
      <text:p text:style-name="P7"/>
      <text:p text:style-name="P7">Por detrás de umas colinas, o brilho das luzes da cidade tornou-se visível a olho nu, e depressa todos os instrumentos utilizados para navegação nocturna deixaram de ser absolutamente críticos <text:soft-page-break/>para o voo. Norvelite estava mesmo ali, bem diante dos seus narizes e ao alcance virtual das mãos. Podiam tocá-la e senti-la através da janela do “<text:span text:style-name="T1">cockpit”</text:span>. <text:s/></text:p>
      <text:p text:style-name="P7"/>
      <text:p text:style-name="P7">O volume de apreensão era enorme, e o clima de tensão ainda piorou quando, imediatamente depois de transporem aquela muralha natural, vislumbraram a bizarra cidadela que defendia a cidade. Não se podia dizer que era uma cidade enorme, mas ia um pouco para além de onde a simples vista desarmada conseguia alcançar. Apesar de toda a aura de claridade que Norvelite exibia quando observada de longe, vista agora mais de perto e com os olhos plenos de atenção, notava-se que possuía partes muito mal iluminadas. Por isso não era muito perceptível a fisionomia de certos e determinados edifícios. Em contrapartida, à volta da cidade havia toda uma área demarcada por pequenos mas fortes pontos de luz. A primeira observação fê-los compararem-na <text:s/>a uma espécie de barricada fortificada que delimitava os limites de uma qualquer prisão. De determinados pontos desse enorme muro erguiam-se poderosos holofotes que a intervalos pré-definidos percorriam com os seus focos todos os recantos da cidade, cruzando-se uns com os outros e expondo por breves momentos; ruas, passeios, edifícios, e alguns animais e pessoas, mas não muitas. </text:p>
      <text:p text:style-name="P7">- “Minha nossa.. Isto parece uma cidade inteira aprisionada... Um campo de concentração.” - Pensava Filipp, quando, de súbito, algo lhe quebrou a frágil corrente de pensamento. Um feixe de luz azul e violeta aterrara sobre a nave, percorrendo-a de lés a lés em toda a sua extensão, umas duas ou três vezes para cada lado. Joshua foi o único do três que manifestou surpresa e receio.</text:p>
      <text:p text:style-name="P7">- Estão a passar-nos no scanner! Exclamou Denis, ao notar a sua reacção. - É um procedimento normal em certos portos espaciais... Não nas cidades, é certo...</text:p>
      <text:p text:style-name="P7">- Há que manter a calma. Nós já esperávamos algo do género... Estão apenas a verificar a assinatura da nave... São só uns segundos. - Explicou Filipp. Joshua esforçou-se por relaxar um pouco, embora o nervoso miudinho se recusasse a afastar-se dele por completo. Viveu-se um momento de suspense.</text:p>
      <text:p text:style-name="P7"><text:soft-page-break/></text:p>
      <text:p text:style-name="P7">Aparentemente tudo teria corrido na perfeição porque, pouco depois de alguém ter vociferado alguma coisa pela última vez, deixaram de ser importunados pelo peculiar sistema de reconhecimento para o qual parecia que já não eram novidade.</text:p>
      <text:p text:style-name="P12"/>
      <text:p text:style-name="P7">- Acho que estamos safos. - Desabafou o capitão. - Agora vamos ter de aterrar este <text:s/>“chaço” num local suficientemente isolado, longe de multidões ou confusões. De preferência onde não nos vejam sair e onde não nos importunem, logo... Quando aparecer alguém para fazer perguntas já estaremos infiltrados na cidade... - Os outros dois concordaram facilmente com ele.</text:p>
      <text:p text:style-name="P7">- Não podemos é demorar muito mais tempo... - Lembrou e sublinhou Denis, com a razão que lhe era devida. Claro estava que teriam de aterrar quanto antes. Quanto mais tempo perdessem a sobrevoar a cidade maior seria também a probabilidade de esse comportamento vir a levantar suspeitas. E esse era um risco que eles não queriam, <text:s/>não podiam, e não deviam correr. Causar alarido seria a última coisa de que eles necessitariam naquele momento. Precisavam sim era de muito secretismo, muita discrição, imenso discernimento, e sobretudo de carradas de pragmatismo. Isto tudo <text:s/>para além de uma grande dose de sorte à mistura, obviamente.</text:p>
      <text:p text:style-name="P7"/>
      <text:p text:style-name="P7">Procuraram e avistaram um local meio descampado e afastado do centro da cidade. <text:s/>Sem mais senão aproveitaram a oportunidade. As luzes da nave foram reduzidas ao mínimo, incluindo a luz vertical projectada pelos feixes de aterragem situados na parte inferior do veículo. Não se vislumbrava nenhuma construção nem se notavam quaisquer movimentos inimigos na área circundante. A coisa construída que ficava mais perto parecia ser uma zona de armazéns e/ou fábricas. A escassa luminosidade proveniente dos prédios menos afastados, e que muito a custo até ali se estendia, era apenas suficiente para deixar a descoberto o que parecia ser um mar de ervas e pasto. Um mar subitamente perturbado e posto em sobressalto, acordado de rompante pela agitação <text:soft-page-break/>dos motores do aparelho, segundos antes deste tocar o solo em definitivo. </text:p>
      <text:p text:style-name="P7"/>
      <text:p text:style-name="P7">Logo que aterraram, dirigiram-se ao porão de carga. Antes tinham lá encontrado muitas coisas que lhes podiam ser bastante úteis, doravante. Filipp apertou uma pequena bolsa à cintura e enfiou lá para dentro um magote de dispositivos explosivos. Algo similar a granadas de mão. Uns pequenos, delicados e perigosos pedaços de electrónica que por mero acaso tinham descoberto debaixo de uns plásticos que estavam no porão de carga, quando procuravam algo para prenderem os anteriores inquilinos. Denis agarrou numa pequena mochila e colocou-a às costas. Colocou nela uma corda e uma mão cheia daqueles objectos perto dos quais ninguém quer estar quando eles resolvem fazer barulho. Entre o material disponível havia também duas pequeninas lanternas de bolso. Joshua não teve direito a nenhuma delas. Aliás, ele nem sabia muito bem o que fazer perante a dupla azáfama que tomara vida à sua volta. <text:s/>Mas quando viu os outros dois a verificarem as armas que sempre traziam consigo, não hesitou em pedir uma para si também. Filipp olhou para ele e reflectiu. Reflexionou e pressentiu a chegada do momento da verdade, e cedeu. Entregou-lhe uma das duas pistolas que trazia com ele, por sinal a mais pequena, mas nem por isso menos letal. Joshua olhou para o objecto com um certo ar de desconfiança, parecia incrédulo sobre a sua real eficácia, dado o reduzido tamanho do instrumento de morte. Não era nada remotamente parecido sequer às armas com as quais Nina o treinara. Nem por sombras! </text:p>
      <text:p text:style-name="P7">- Temos de arranjar armas a sério! - Desabafou ele para o ar.</text:p>
      <text:p text:style-name="P7"/>
      <text:p text:style-name="P7">- Vamos! Temos de sair daqui rápido. - Ordenou o capitão. - Temos de descobrir onde estão os outros... Aproveitemos a protecção da noite. - Denis, que fora o primeiro a sair da nave, investigou cuidadosamente a área em redor, dando uma breve volta em torno do aparelho numa resoluta missão de reconhecimento.</text:p>
      <text:p text:style-name="P7">- A costa está livre! - Bradou. O próximo a seguir os seus passos foi Joshua. Na retaguarda e a <text:soft-page-break/>fechar o trio, chegou depois a vez de Filipp abandonar o veículo. - Merda! Merda! - Ouviu-se Denis praguejar. Foi num ápice enquanto os outros dois se viraram na direcção dele, logo de armas empunhadas e pensando num cenário dos piores. - Isto é uma nojeira aqui!... Que pivete! - Exclamou ele novamente. - Cuidado onde põem os pés... Parece-me que há aqui esgotos ou algo parecido. - Ao chegaram-se mais perto da sua voz constataram as origens do seu lamento. Denis tinha caído num estreito canal de liquido pestilento e com muito pouco de fluidez. Caminhava de forma vagarosa, com os braços erguidos acima da cabeça e parcialmente atolado até à altura dos joelhos. Apesar de avisado com antecedência, a fraca visibilidade fez com que Filipp, que seguia uns quantos passos adiante de Joshua, acabasse também ele por cair no atoleiro. Inevitavelmente, logo a seguir a um par de passos acabaria por chegar a vez do destemido Joshua, também ele igualmente traído pelo pasto alto e abundante que encobria muito do reduzido canal. Por breves instantes ficou completamente submergido debaixo de toda aquela porcaria. Quando se levantou começou a tossir de forma tão compulsiva e aflitiva que foi por muito pouco que evitou o recurso ao vómito. O mergulho forçado, apesar de fugaz, fora contudo suficiente para que sobre a sua face se tivesse instalado uma fina película acastanhada e viscosa de um material semitransparente e nauseabundo. Um material semelhante ao celofane que lhe provocava uma nada ligeira comichão na pele. Joshua limpou o rosto com veemência. Teve a sensação que algo de origem orgânica tentava deslocar-se por cima da sua pele.</text:p>
      <text:p text:style-name="P7">- Acho que engoli alguma coisa! - Disse ele com uma voz sumida, quando por fim conseguiu superar as incómodas náuseas e livrar-se da bizarra máscara facial.</text:p>
      <text:p text:style-name="P7">- Um bocado de desperdício industrial, com certeza... É aquilo a que chamam: <text:s/>“comida de plástico”. - Vociferou Denis, em jeito de troça. Joshua acabou por se recompor depressa. Era verdade que ainda sentia comichão na cara e um ardor desconfortável nas paredes do estômago, mas tudo fez para o esquecer e não dar o mínimo sinal de fraqueza. Queria mostrar-se forte e digno de confiança a todo o custo.</text:p>
      <text:p text:style-name="P7"><text:soft-page-break/></text:p>
      <text:p text:style-name="P7">Na realidade não era apenas um, mas sim um conjunto de vários canais malcheirosos que serpenteavam pelo terreno, em grande parte encobertos debaixo da erva alta. Eles não sabiam mas estavam enfiados nuns pequenos ramais que eram extensões de umas enormes condutas de esgoto situadas um pouco mais a norte, na direcção que eles tomavam. Aquela encruzilhada de canais a céu aberto transportava os afluentes até um pouco mais a sul, abaixo da posição actual da Trizpod, desembocando aí em complexas e pouco supervisionadas estações de tratamento. </text:p>
      <text:p text:style-name="P7"/>
      <text:p text:style-name="P7">Durante quinze ou vinte minutos avançaram de forma demorada por aquele terreno baldio. A erva começava a ficar mais baixa e a claridade começava a ser mais intensa, deixando-os cada vez mais expostos à incerteza. Embora não houvesse movimento de tropas ou de outros indivíduos por perto, a situação começava a inquietá-los. Sobretudo a Filipp e a Denis, devido à sua maior experiência e ao tipo de treino e conhecimentos militares que possuíam. Um feixe de luz familiar cruzou o campo bem perto deles, obrigando-os a atirarem-se contra o chão. Ergueram-se e continuaram para norte. Ao fim de umas quantas passadas mais, chegaram perto de um túnel de grandes dimensões que emergia de forma imponente do interior do subsolo. Era uma conduta de betão por onde escorriam lentamente os desperdícios da vida na cidade. Um corpo em avançado estado de decomposição, completamente impossível de identificar a não ser por uma análise à dentadura ou um excerto de ADN extraído da ossada, flutuava meio submerso, encalhado nuns endiabrados ramos despidos que despontavam numa ponta da pequena lagoa de águas rasas que nascia no final da argola de evacuação. Nem sequer o viram.</text:p>
      <text:list xml:id="list810423012" text:style-name="L13">
        <text:list-header>
          <text:p text:style-name="P40"/>
        </text:list-header>
      </text:list>
      <text:p text:style-name="P7">- Ora...Ora... O que temos aqui, afinal? - Disse Filipp, para com ele. Aproximaram-se os três da boca da conduta. O espaço lá dentro era bastante amplo, o suficiente até para por ali circular algum tipo de veiculo, se é que isso fazia algum sentido. Ao meio, devidamente encarreirada e restringida <text:soft-page-break/>no seu percurso, corria em ritmo quase parado uma suave corrente de matéria repugnante. Denis ligou a pequena lanterna que trazia presa à cintura e apontou lá mais para a frente. Não se via nada para além de uma garganta escura que se estendia para norte, precisamente na direcção do que presumiam ser a zona industrial da cidade. Um olhar cúmplice entre ambos foi o quanto bastou para que os dois amigos se entendessem sem necessidade de palavras ou explicações adicionais. Decidiram seguir pelo túnel adentro.</text:p>
      <text:p text:style-name="P7">- Esperem!... Nós ... Vamos por aqui? - Perguntou o jovem ao capitão, incrédulo com a arrojada escolha de percurso.</text:p>
      <text:p text:style-name="P7">- Exactamente! Acho que esta é a nossa melhor opção... Pelo menos não estamos em campo aberto e... Podemos aproveitar esta rica camuflagem para nos adentrarmos mais na cidade. - Retorquiu Filipp. Joshua teria preferido que estivessem a gozar com ele, mas o ar sério e convicto dos outros dois não deixava a mínima margem para dúvidas.</text:p>
      <text:p text:style-name="P7">- Mas vocês sabem onde isto vai dar?... E se não houver saída? - Insistiu. Enquanto esperava pela resposta (que por acaso até foi pronta), a conjunção do cheiro e da visão de tanta merda com os gases que desde o seu estômago lhe subiam até à boca, provocou-lhe uma nova náusea.</text:p>
      <text:p text:style-name="P7">- Nem por sombras! - Respondeu Denis, acrescentando inclusivamente uma certa dose de ironia . - Mas de certeza que não é aqui parados que vamos descobrir... Vá lá... Pensa nisto como uma excursão nocturna de espeleologia... à borla!... Até pode ser divertido! - Filipp virou a cara para o lado e riu-se de fininho. Mais uma vez Joshua não queria de forma alguma parecer ou dar ar de fraco, por isso não objectou rigorosamente mais nada. Decidiu que dali para a frente nunca mais ouviriam uma lamuria sua. Respondeu apenas com um claro:</text:p>
      <text:p text:style-name="P7">- Ok! Então vamos a isto!</text:p>
      <text:p text:style-name="P7"/>
      <text:p text:style-name="P7">Mantinham-se todos próximos uns dos outros. Os dois mais velhos seguiam nas pontas, alumiando as paredes circulares em toda a volta com as suas pequenas lanternas de bolso. O jovem seguia um <text:soft-page-break/>pouco atrás, ligeiramente descaído sobre o flanco de Denis. A parte central era preterida por todos devido à sujidade e porcaria que nela deslizava. Do odor nauseabundo é não havia escapatória possível para nenhum deles. Era a segunda vez que Filipp andava por túneis subterrâneos no espaço de poucas semanas. E muito embora esta viagem fosse bem mais lenta, e certamente bem mais suja do que aquela que experimentara em Laferten, não podia deixar de pensar que havia algumas semelhanças entre os dois locais.</text:p>
      <text:p text:style-name="P12"/>
      <text:p text:style-name="P7">Durante algum tempo os únicos sons que se ouviam, para além dos seus próprios passos, eram os guinchos agudos das ratazanas que por ali viajavam. E foi precisamente a debandada geral de um grupo razoável desses animais que lhes provocou um valente sobressalto. Uma excursão de espécimes mutantes, de pêlo ralo, e aparentemente cegos a julgar sobretudo pela ausência de pigmentos nos olhos e na íris, passou por eles a alta velocidade, brindando-os com um ensurdecedor ruído agudo. Depois do curto período de silêncio que se seguiu, aquilo que se começou a ouvir foi o som dos líquidos que se precipitavam por pequenos orifícios redondos que havia dependurados nas paredes laterais do túnel. Um pouco mais à frente um outro som decidiu juntar-se à sinfonia nocturna; ainda que soassem longe, começaram a ouvir-se com distinção algumas vozes humanas. Algo que viria a tornar-se frequente e volumetricamente mais audível, à medida que prosseguia o avanço pela garganta.</text:p>
      <text:p text:style-name="P7"/>
      <text:p text:style-name="P7">Não tinham dúvidas de que já estariam infiltrados dentro dos limites da cidade e de que a distância até à superfície seria com certeza muito reduzida. No entanto, parecia não haver forma de espreitarem lá para cima. Não havia grades ou outras aberturas que fornecessem acesso ao exterior. Não se adivinhava o fundo do túnel e os únicos sítios que pareciam trazer alguma claridade desde a superfície eram alguns daqueles buracos embutidos nas laterais na parede. </text:p>
      <text:p text:style-name="P7"/>
      <text:p text:style-name="P7"><text:soft-page-break/>A certa altura, Filipp detém-se. Os outros, ao verem que o raio de luz que lhe indicara o caminho até então interrompera o seu movimento desconcertante e atabalhoado, pararam também. </text:p>
      <text:p text:style-name="P4"><text:span text:style-name="T4">- Temos de conseguir espreitar lá para cima. - Disse ele. - Precisamos ter uma ideia <text:s/></text:span><text:span text:style-name="T4">do ponto onde estamos e daquilo que já andámos. - Tinham a noção que se tinham afastado bastante da entrada e que já estariam algures debaixo da cidade, mas precisavam quantificar e avaliar essa ideia. A única hipótese de se acercarem à superfície parecia ser subindo por um daqueles orifícios fornecedores de matéria pestilenta. Eram cavidades com cerca de um metro de diâmetro, não mais. O suficiente para que alguém pudesse rastejar por eles acima sem grande dificuldade. Pelo menos essa foi a única ideia que lhes ocorreu na altura. Joshua aceitou o desafio e ofereceu-se de imediato para ser o primeiro a aventurar-se por uma das aberturas. Escolheram uma de onde não estavam a pingar nem a escorrer quaisquer líquidos ou outras substâncias de origem duvidosa. Sem hesitação, enfiou-se lá para dentro. A inclinação era uma pouco acentuada, contudo, o facto de subir em curva atenuava um pouco o problema do declive. Joshua apertava as pernas contra ambos os lados da passagem, e à custa da força de braços e da pressão efectuada com os pés, conseguia aos poucos impulsionar-se para cima. Quando chegou ao cimo, deparou-se com uma grade e foi forçado a deter-se. Tentou levantá-la com muito jeitinho para não fazer barulho, mas o esforço inicial veio a mostrar-se inglório. A cobertura estava firmemente aparafusada e não conseguia abri-la, por mais força que fizesse. Encostou o queixo ao peito e olhou para baixo. Consciente ou inconscientemente, era um gesto interrogatório para o seu medalhão. <text:s/>Precisava de algo mais.</text:span></text:p>
      <text:p text:style-name="P7"/>
      <text:p text:style-name="P7">Frustrado por não conseguir retirar a grelha, e em desespero de causa, não teve outro remédio senão encostar a cara contra o metal. Espremeu as bochechas o mais que pôde contra os varões e espreitou cautelosamente lá para fora. Estava junto a um passeio, mesmo encostado à parede de um enorme edifício de cor cinzenta. Parecia ser bastante alto e comprido mas não dava perceber muito mais que isso, dada a sua posição de observação, relativamente ao mesmo. Ouviu vozes do seu lado <text:soft-page-break/>esquerdo. Rodou o pescoço e olhou naquela direcção mas não viu absolutamente nada. <text:s/>Preparava-se para começar a baixar quando voltou a padecer da mesma sensação auditiva. Voltou a olhar na mesma direcção de anteriormente. Apertou novamente a face contra os ferros e, enfiando a órbita do olho por um dos intervalos, conseguiu ver um grupo de quatro homens fardados, sendo que pelo menos dois deles iam armados. Escoltavam um quinto elemento, estando este último homem acorrentado pelas mãos e pelas pernas. Vinham a dirigir-se na direcção de Joshua e por isso ele foi obrigado a recolher-se um pouco. Conseguiu ver as sombras a passarem mesmo por cima da sua cabeça. Passavam para o seu lado direito. Joshua esperou um segundo, voltou a espreitar pelas estreitas ranhuras e pôde ainda vê-los pelas costas, instantes antes de dobrarem uma esquina e desaparecerem por completo do seu raio de visão. Enquanto isso, cá em baixo, Filipp e Denis começavam a ficar impacientes com a sua demora. E quando pela segunda vez ele já se preparava para descer, o ouvir de um barulho familiar pô-lo novamente à escuta, adiando o processo. </text:p>
      <text:p text:style-name="P7"/>
      <text:p text:style-name="P7">- Está tudo bem aí em cima, Joshua? - Perguntou o capitão, em voz baixa.</text:p>
      <text:p text:style-name="P7">- Pssiuuu! - Foi a única coisa que se ouviu lá de cima. Ouviam-se passos e vozes vindas do seu lado direito. Esperou que os seus detentores passassem e depois pôde perceber que quatro deles eram os mesmos homens de anteriormente. Só que desta vez não havia nem sinal do quinto individuo. Afastaram-se para longe. Lá mais à frente, desta feita bem no meio da rua, viu-os ainda a separarem-se em dois grupos que seguiram cada um para seu lado. Joshua começou então a descer, uma tarefa bem mais facilitada pelo nem sempre bem amado; auxílio da gravidade.</text:p>
      <text:p text:style-name="P7"/>
      <text:p text:style-name="P7">Ao chegar cá a baixo percebeu com naturalidade porque é que os seus dois colegas de expedição estavam com cara de poucos amigos. A repreensão, essa ouviu-a da boca do capitão:</text:p>
      <text:p text:style-name="P7">- Então o que vistes lá em cima? Porquê tanta demora? Já estávamos a ficar preocupados contigo.</text:p>
      <text:p text:style-name="P7">- Sim... claro... Têm toda a razão, mas... tenho boas notícias. Acho que podemos estar já perto <text:soft-page-break/>daquilo que procuramos. - Defendeu-se ele.</text:p>
      <text:p text:style-name="P7">- Como assim? O que vistes, rapaz? - Perguntou Denis, aflito de curiosidade. Joshua contou-lhes todos os pormenores sobre a cena que havia presenciado. Ficaram os três convictos de que estariam perto dos seus amigos, ou pelo menos perto do local onde Kondar detinha os seus prisioneiros. O problema é com a passagem bloqueada teriam de procurar uma outra saída daquele buraco. Tentaram fazê-lo na saliência exactamente oposta àquela onde Joshua entrara da primeira vez, mas o resultado foi bem pior que o da primeira escalada. Havia qualquer coisa a obstruir quase por completo a abertura, deixando apenas passar uma estreita faixa de luz pelos bordos, insuficiente para ver fosse o que fosse para o exterior, quanto mais para atravessarem. O mesmo veio a acontecer numa terceira abertura e depois, uns metros mais à frente dessa, numa outra.</text:p>
      <text:p text:style-name="P7"/>
      <text:p text:style-name="P7">As mini-condutas, que aparentemente não funcionavam há muito tempo, estavam todas obstruídas, todas tapadas com algo. A única excepção era mesmo a primeira mas essa já estava fora de questão. Filipp começou a pensar numa forma radical para transpor a protecção gradeada daquela primeira opção. Espreitou para o conteúdo da sua bolsa mas sem muita convicção. Aquela solução seria demasiado ruidosa para poder apresentar-se como viável. </text:p>
      <text:p text:style-name="P7"/>
      <text:p text:style-name="P7">Enquanto os dedos da sua mão dançavam indecisos por entre o conteúdo do pequeno saco, levou com umas pingas de uma qualquer solução aquosa mesmo no cimo da cabeça. De imediato passou as mãos pelo cabelo e confirmou que se tratava de um liquido viscoso. Esfregou as pontas dos dedos uns nos outros e baixou o braço de forma a apontar-lhes o feixe de luz. Era uma substância espessa, liquida, mas bastante grossa e encorpada, de um vermelho muito escuro <text:s/>semelhante a sangue, embora não cheirasse como tal. Apontou a lanterna para o tecto e descobriu uma enorme concavidade circular, com uns três metros de diâmetro. Não dava para perceber bem que tipo de estrutura estava no centro daquela saliência mas parecia ser uma espécie de comporta metálica. <text:soft-page-break/>Notavam-se as linhas de junção entre as duas opostas partes componentes. Deveria ter um sistema de fecho e abertura automática, pensava ele. Pensariam os três. <text:s/>Ao olhar para o alto, uma outra gota voltou a cair-lhe em cima, desta vez mesmo no centro da testa, enquanto ele acompanhava o desenho da estrutura iluminando os seus contornos. Bem no centro da circunferência, podia ver-se com nitidez uma terceira gota a aventurar-se na sua travessia para o lado de baixo. Desprendia-se muito lentamente, lembrando de modo estranho uma estalactite de gelo sujo a derreter-se com hesitação.</text:p>
      <text:p text:style-name="P7"/>
      <text:p text:style-name="P7">- Mas que porra é esta! - Exclamou intrigado. Denis apontou a sua lanterna na mesma direcção.</text:p>
      <text:p text:style-name="P7">- Realmente... é muito estranho... Mas... Seja o que for, não é por aí que vamos subir de certeza. - Agora o pragmático era outro.</text:p>
      <text:p text:style-name="P7">- Tens toda a razão! Não podemos perder tempo com as vistas. - Joshua, que entretanto também se tinha aproximado, precipitou-se para apanhar na palma da mão a gota que acabara de se desprender naquele momento, aquela que ainda tinha o último lugar do pódio na mira. Observou-a em silêncio por breves instantes e depois limpou a mão às calças. Baixaram as luzes e <text:s/>continuaram a perscrutar as paredes em busca de alternativas mais acessíveis. Andaram mais uns nove ou dez metros, havia ali mais duas ligações promissoras, uma de cada lado do túnel.</text:p>
      <text:p text:style-name="P12"/>
      <text:p text:style-name="P7">Denis havia sido o último concorrente a rastejar por um daqueles buracos. Fizera questão disso <text:s/>pois <text:s/>os anteriores tinham calhado sempre a Joshua, embora isso tenha sido sempre destinado por iniciativa e escolha próprias. </text:p>
      <text:p text:style-name="P7">- Queres tirar à sorte agora nesta? - Perguntou ele ao jovem.</text:p>
      <text:p text:style-name="P7">- Ficas com o da direita e eu com o da esquerda. - Respondeu Joshua, voluntarioso como já esperavam. As peripécias dos últimos minutos haviam logrado afastar para longe os pensamentos que mantinha sobre um mau estar físico ainda presente. <text:s/>Filipp passou novamente a lanterna para as <text:soft-page-break/>mãos do rapaz.</text:p>
      <text:p text:style-name="P7">- Então vamos a isto! - E assim fizeram. Joshua esgueirou-se para o canal da esquerda e Denis entrou no do lado direito. E tal como fizera nas ocasiões anteriores, Joshua <text:s/>colocou o farol de bolso na boca e prendeu-o com os dentes, de forma a poder ficar com as mãos livres para se suster e escalar livremente. Tal como o jovem, também o tenente adoptara a mesma técnica. Pouco depois das suas pernas desaparecem pelo buraco no betão adentro, ele disse qualquer coisa que Filipp não conseguiu perceber. Daí este tê-lo mandado repetir a frase.</text:p>
      <text:p text:style-name="P7">- Disseste o quê? Não te percebi bem Denis.</text:p>
      <text:p text:style-name="P7">- Eu disse que este buraco é um pouco diferente dos outros... Há aqui qualquer coisa esquisita... Está obstruído... Deixa ver... Parece que há aqui uma espécie de bifurcaçãããoooooo....oooo! - A voz dele arrastou-se num prolongado eco, até que se deixou de ouvir por completo. Filipp ficou aflito, quase em pânico. Acontecera alguma coisa com Denis. Chegou a temer o pior. Chegou a pensar que ele morrera!</text:p>
      <text:p text:style-name="P7"/>
      <text:p text:style-name="P7">- Denis! Denis! - Chamou, sem ouvir qualquer resposta. Uma estranha sensação de “déjà vu” arrebatou-o por completo. Os incidentes em Laferten assaltavam-lhe a memória. - “Oh não!... Outra vez não!... James... O que foste tu fazer?”. - O seu subconsciente voltava a atormentá-lo, e um forte sentimento de culpa estava prestes a apoderar-se dele. - Denis! - Chamou uma vez mais em desespero de causa, junto à entrada do orifício para onde agitava efusivamente o minúsculo, pouco mais que insignificante, ponto de luz que o seu relógio irradiava quando pressionado no botão respectivo. <text:s/>Joshua, que entretanto se tinha apercebido que algo dera para o torto, resolvera sair da sua toca. Com um pequeno salto, passou para o lado oposto da vala e pôs-se nas costas do capitão. </text:p>
      <text:p text:style-name="P7"/>
      <text:p text:style-name="P7">- Estou bem! - Ouviu-se alguém responder lá dos confins da parede. - Estou bem! - Repetiu. - A consciência do capitão retomou valores próximos do seu peso normal, acompanhando igualmente a <text:soft-page-break/>tendência de desaceleração do seu próprio batimento cardíaco. - Isto está inundado!... É outro túnel!... Está tudo cheio de água aqui!... Existe uma abertura... Foi por onde caí! - Dizia Denis.</text:p>
      <text:p text:style-name="P7">- Consegues voltar a subir? - Bradou Filipp, já com a cabeça enfiada dentro do buraco.</text:p>
      <text:p text:style-name="P7">- Não me parece!... Acho que o bilhete é só de entrada... Pelo menos por essa passagem. - <text:s/>Filipp esticou a palma da mão para trás, fechando-a sobre o punho várias vezes, <text:s/>como se esperasse que algo lá fosse colocado. <text:s/>Joshua percebeu a deixa e passou-lhe o testemunho, que neste caso era simplesmente a pequena lanterna de bolso. Filipp introduziu-se na cavidade e rastejou com a maior <text:s/>das precauções.</text:p>
      <text:p text:style-name="P7">- Como é isso aí?... Dizes que é um túnel cheio de água... Há iluminação?... Consegues ver alguma coisa à tua volta? - Perguntou com alguma esperança por detrás.</text:p>
      <text:p text:style-name="P7">- Sim, é um túnel... Parece ser bastante comprido e... tem iluminação, embora muito fraca... Luzes de emergência, acho eu!</text:p>
      <text:p text:style-name="P7">- Consegues ver o fundo? - Denis mandou-o esperar um pouco. Nesta altura Filipp estava a chegar à bifurcação por onde o outro se eclipsara, situada sensivelmente cerca de três metros acima e à frente do ponto de entrada. Interrogava-se sobre como Denis teria caído ali pois aquilo era perfeitamente visível. - “Bem... Talvez se tenha debruçado demasiado.” - Pensou erroneamente. Tal como Denis referira, a estrutura estivera obstruída e consequentemente o buraco sobre o abismo ainda não era visível quando Denis depositou o seu peso sobre o mesmo.</text:p>
      <text:p text:style-name="P7">- Já vi! - Vociferou o tenente. - Já vi o fundo... É esquisito... Há uma espécie de carris ao centro. - Não fosse o estarem separados por paredes de betão, e Denis poderia muito bem ter visto o brilho que se instalou no olhos do seu companheiro. Filipp debruçou-se cautelosamente de cabeça para baixo. Pôde ver o seu amigo à tona de água, uns quatro ou cinco metros abaixo de si. Foi com um rasgado sorriso que se avistaram.</text:p>
      <text:p text:style-name="P7">- Espera um pouco! - Pediu Filipp. - Já vamos ter contigo. - Denis foi colhido pela surpresa:</text:p>
      <text:p text:style-name="P7">- Ter comigo? Mas vocês vão-se enfiar aqui também?... Eu pensava que me iam tirar daqui e <text:soft-page-break/>afinal... querem-se juntar à festa... Esta agora!... Que raio de equipa de resgate mais esquisita.</text:p>
      <text:p text:style-name="P7">- Já vais perceber! - Insistiu Filipp. Recolheu-se para trás para chamar Joshua, mas foi com surpresa que se apercebeu que ele já estava lá dentro, com a cara muito perto da sola das suas botas. - Temos de saltar lá para baixo. - Disse-lhe. - Pode ser que a nossa sorte esteja a mudar... Espero que saibas nadar... Segue-me! - E Joshua fê-lo sem hesitação. Filipp dependurou os pés no vazio antes de libertar os braços e depois saltou para a água. O jovem imitou o seu movimento acrobático e lançou-se logo atrás, caindo de barriga na água devido a um trapaceiro desequilíbrio de última hora.</text:p>
      <text:p text:style-name="P7"/>
      <text:p text:style-name="P7">- Bem... Agora que está a família reunida... Importas-te de nos explicares porque resolveste enfiar-nos a todos aqui? - Questionou Denis. Filipp recordou os detalhes sobre a sua mirabolante viagem no túnel aquático em Laferten.</text:p>
      <text:p text:style-name="P7">- ... Agora só temos de encontrar a saída mais próxima. - Concluiu. </text:p>
      <text:p text:style-name="P7"/>
      <text:p text:style-name="P7">Após uma curta ponderação decidiram seguir na direcção oposta àquela em que seguiam quando se encontravam no túnel anexo. Ou seja, seguiriam em direcção a sul, <text:s/>até porque certamente já estariam a umas boas dezenas de metros para norte do local onde Joshua espreitara de relance a superfície. A temperatura da água não era muito convidativa a prolongados banhos nocturnos. Ainda assim, também não era suficientemente baixa ao ponto de lhes resfriar os ânimos. Houve momentos em que nadaram à tona e outros houve em que seguiram junto às paredes, agarrados a calhas plásticas e metálicas incrustadas nas mesmas. Uns vinte e cinco metros mais abaixo, encontrariam a primeira das saídas a que Filipp fizera referência. </text:p>
      <text:p text:style-name="P7"/>
      <text:p text:style-name="P7">- Olhem ali! - Exclamou Joshua, apontado para a frente e para o seu lado direito. Rasante à superfície da água existia um pequeno estrado metálico. Era uma chapa quadrada a partir da qual despontava uma estreita escadaria que subia até um pouco antes do tecto, permitindo o acesso a <text:soft-page-break/>uma passagem artificial escavada na parede. Subiram. Por detrás da abertura encontraram uma porta que pelo seu aspecto não devia ser usada há muito, mas mesmo muito tempo. O pequeno postigo de vidro era prova suficientemente <text:span text:style-name="T10">incriminatória </text:span>e evidente desse facto. Filipp limpou-o com punho, só que a maior percentagem de sujidade estava mesmo do lado contrário. No lado mais usado. Contudo, a pequena porção de transparência deixava perceber uma modesta antecâmara onde havia um amontoado enorme de tralha. Filipp colocou a mão na maçaneta e rodou-a. Não contava obviamente que a porta estivesse destrancada, mas pelo sim pelo não resolveu arriscar antes de tentarem arrombá-la com tiros na fechadura. Foi com agradável surpresa e satisfação que observaram que ela cedia ao torcer do seu punho. Afinal de contas não estava trancada, embora houvesse qualquer coisa do outro lado que a estava a obstruir. Filipp insistiu várias vezes, meneando o ombro e dirigindo todo o peso do seu corpo contra ela. Apesar do esforço, não conseguiu obrigá-la a girar nos gonzos muito mais que uns míseros centímetros para trás e para a frente. Os outros dois juntaram-se a ele. Num movimento sincronizado e cronometrado balancearam-se todos sobre ela, conseguindo com isso arrancá-la por completo das teimosas e envelhecidas dobradiças. </text:p>
      <text:p text:style-name="P7"/>
      <text:p text:style-name="P7">Estatelaram-se uns por cima dos outros e com a prancha por baixo deles, envoltos numa nuvem de poeira provocada pela derrocada de materiais que havia por detrás da entrada. </text:p>
      <text:p text:style-name="P7">- Boa aterragem... - Murmurou Denis. Joshua prosseguiu o discurso com um oportuno:</text:p>
      <text:p text:style-name="P7">- Mas que porra de lugar é este?</text:p>
      <text:p text:style-name="P7">- Parece ser uma espécie de arrecadação. Tralha não falta por aqui! Talvez fizesse parte da antiga subestação eléctrica. - Observou o capitão.</text:p>
      <text:p text:style-name="P7">- De facto... Parece que há muito tempo que ninguém passa por aqui... Uma vassoura! - Acrescentou Denis, enquanto se tentava livrar ingloriamente da sujidade que lhe besuntava as roupas encharcadas. Um mal de que todos padeciam, diga-se. Quanto mais se tentavam limpar, pior faziam.</text:p>
      <text:p text:style-name="P7"><text:soft-page-break/></text:p>
      <text:p text:style-name="P7">O habitáculo era estreito mas comprido. Havia muita coisa espalhada pelo chão e amontoada sem qualquer nexo ou sentido de arrumação. Carradas de lixo e desperdício inutilizado e ali abandonado de qualquer maneira. A única disposição de material que poderia confundir-se com arrumação ou transmitir uma remota ideia de ordenação, era a que resultava do aconchego de duas estantes com várias divisões cada. Estas estavam cheias de embalagens e sacos, que pelos logotipos impressos indicavam conter peças de substituição da mais variada maquinaria. Pelas datas dos lotes eram todas coisas bastante antigas.</text:p>
      <text:p text:style-name="P7"/>
      <text:p text:style-name="P7">- Olhem ali! - Expeliu o jovem, apontado para o canto mais longínquo. - Para onde ele apontou foi para os vestígios do que deveria ter sido em tempos a zona de acesso àquela divisão. Havia <text:s/>um desenho em forma de arco na parede, um desenho de uma porta feito em cimento destoante. A entrada estava tapada e eles viam-se outra vez num beco sem saída. - Não admira que a porta não estivesse trancada. - Adiantou ele, visivelmente frustrado. - Não há passagem! <text:s/>- Denis começava a ter pensamentos claustrofóbicos. A sua mente já começava a efectuar o planeamento para que se conformasse com a ideia de vir a perecer enclausurado vários metros abaixo do chão, ali no meio do escuro e no seio do gélido ar da noite. Aquilo lembrava-lhe algo do qual nunca pensara vir a sentir outra coisa que não prazer mórbido, quanto mais algo semelhante a remorsos.</text:p>
      <text:p text:style-name="P7"/>
      <text:p text:style-name="P7">Filipp abanava com raiva a sua pequena e teimosa lanterna de bolso que entretanto deixara de alumiar. Não significava isto que não houvesse claridade suficiente para pôr de lado o uso da lanterna. Acima de tudo era uma forma de descarregar as suas frustrações.</text:p>
      <text:p text:style-name="P7">- Olhem ali em cima! - Vociferou Joshua de novo. Os outros obedeceram, mas isto sem que se lhes notasse grande entusiasmo ou esperança.</text:p>
      <text:p text:style-name="P7">- Parece ser um antigo sistema de ventilação. - Notou o capitão. - Sem perder tempo, chegou-se <text:soft-page-break/>perto de uma das estantes e dependurou-se dela fazendo-a tombar ao chão. Agarrou num tubo de ferro com cerca de meio metro e empoleirou-se em cima da armação metálica. Desferiu uma série de golpes secos até conseguir rebentar a grelha de protecção da estrutura, deixando depois à mostra a sua fisionomia interna. Para os dois mais experientes cedo se dissiparam as dúvidas de que se tratava de um antigo sistema de ventilação, há muito desactivado e privado das suas ventoinhas, a julgar pelo cheiro a mofo. </text:p>
      <text:p text:style-name="P12"/>
      <text:p text:style-name="P7">A abertura rectangular que apareceu no tecto tinha a largura suficiente para tentarem esgueirar-se por ela. Denis cruzou as mãos uma sobre a outra e ofereceu um apoio para os pés de Filipp, que ele aproveitou para se elevar e alcançar os bordos. Posteriormente, foi o próprio Filipp quem ajudou os outros dois a subirem. Não havia alternativas de percurso, era ali o fim da linha do túnel de ventilação e só havia uma direcção disponível. Em certa medida era melhor assim. </text:p>
      <text:p text:style-name="P7"/>
      <text:p text:style-name="P7">Foi por ali que com alguma dificuldade rastejaram durante uns seis ou sete metros, até que se depararam com uma grelha lateral que vedava o acesso a um outro espaço anexo. Uma janela improvisada. E foi olhando através dela que viram algo que lhes prendeu de imediato a atenção. Algo de tão inimaginável que os instigou de imediato a descer por aquele acesso, sem qualquer contemplação, nem hesitação ou reflexão prévia. Conseguiram retirar a protecção com relativa facilidade, mas como estavam vários metros acima do solo foram por isso forçados a servir-se da corda que Denis trazia na mochila, para assim descerem em segurança. Enquanto os outros dois nada mais faziam do que olhar para baixo e facilitar o movimento de Denis, este recuou até estar por cima da pequena habitação por onde haviam entrado na conduta. Fez um laço numa das pontas da corda e lançou-o em seguida como fazem os cowboys nos <text:span text:style-name="T10">“</text:span><text:span text:style-name="T2">rodeos</text:span><text:span text:style-name="T10">” americanos</text:span>. Conseguiu prendê-lo aos pés de uma das prateleiras que haviam tombado anteriormente. Puxou a corda várias vezes para ter a garantia que estava fortemente presa e depois voltou para junto dos seus <text:soft-page-break/>companheiros. Um a um, começaram a deslizar pelo conjunto de fios torcidos, como se estivessem a desfrutar de uma sessão gratuita de “<text:span text:style-name="T1">rappel”</text:span>.</text:p>
      <text:p text:style-name="P7"/>
      <text:p text:style-name="P4"><text:span text:style-name="T4">Vários metros abaixo deles, bem debaixo dos seus pés, encontrava-se um complexo <text:s/>de dimensões abismais. Dependuradas do tecto, as filas de calhas com néons azuis e violetas acompanhavam toda a extensão da construção, indo muito para além de onde a vista podia alcançar sem recurso ao típico cerrar do sobrolho. Inundavam o lugar com uma luz suave e harmoniosa. A julgar pelo tipo de conteúdo, a utilização dada àquele espaço enorme seria algo entre a armazenagem e a fabricação. Mas não era tanto a imensidão do que estava por cima que os chocava ou impressionava. Era sim o vislumbre do cenário verdadeiramente macabro que se passava junto ao solo e com o qual se deparavam boquiabertos. Era uma imagem daquelas que eles pensavam só serem passíveis de existência nas páginas de um qualquer livro de terror. Daqueles cenários que nós pensamos que só podem ser imaginados por cabeças como a de Stephen King, </text:span>Edgar Allan Poe ou H. P. Lovercraft.</text:p>
      <text:p text:style-name="P7"/>
      <text:p text:style-name="P7">Estavam ali umas largas centenas de homens, ou talvez fossem mesmo milhares deles, era difícil quantificá-lo ao certo. Eram incapazes de percepcionar uma noção correcta dos números, dada a natureza <text:span text:style-name="T10">surrealista</text:span> do achado e o estado de perplexidade que o mesmo lhes causava. Todos aqueles seres pareciam estar tranquilamente sentados e absurdamente imobilizados. Por mais estranho que isso <text:s/>parecesse aos três, lá em baixo não se registava o mais pequeno movimento. Ninguém se mexia ou produzia qualquer tipo de ruído. E era absolutamente incompreensível tamanho silêncio num local repleto de gente. Quando colocaram os pés no chão e puderam observá-los mais de perto, perceberam o triste porquê. Todos aqueles corpos estavam paralisados, adormecidos ou hipnotizados num profundo estado de transe, talvez induzido por drogas injectadas ou algo do género. Alguns tinham os olhos abertos, outros não, mas em qualquer dos casos não havia nenhum que esboçasse qualquer reacção ou demonstrasse existência de reflexos, nem mesmo os <text:soft-page-break/>considerados mais básicos. Contudo, não havia dúvidas que estavam vivos, a pulsação e os batimentos cardíacos ainda se encontravam presentes. Todos eles estavam amarrados pelas mãos e pelos pés, acomodados em enormes e estranhas cadeiras que faziam lembrar aquelas cadeiras de execução eléctricas, embora o <text:s/>propósito destas fosse outro e as mesmas incorporassem muito mais tecnologia do que as primeiras. Principalmente na parte de trás, onde havia um amontoado de fios, tubos, caixas, circuitos e demais componentes electrónicos interligados entre si. Para além disso havia também um recipiente semelhante a uma tigela encaixado em cima de um suporte central, e dentro do qual tinha sido despejado uma substância aquosa verde e <text:s/>fluorescente, parecida com uma sinistra gelatina liquefeita. O propósito do extraordinário equipamento era algo que certamente conseguiriam averiguar, pelo menos tão depressa quanto o dissipar do estado de choque inicial os deixasse raciocinar correctamente. Facto comum a todos aqueles indivíduos, era o anel metálico que lhes envolvia apenas uma parte da cabeça, mais precisamente ao nível da testa, deixando toda a zona do topo a descoberto. Da sua aparência o que mais se destacava era a estranha tonalidade da pele, bastante mais clara do que o normal e de onde sobressaiam os escurecidos e anormalmente inflamados vasos sanguíneos. Surpreendentemente, todos sem excepção pareciam partilhar de uma imensa homogeneidade ao nível da definição muscular. Para além disto, outra característica curiosa e intrigante era o facto de todos se encontrarem instalados numa postura invulgarmente erecta, com as costas muitíssimo direitas e todo tronco bem recostado para trás. Uma atitude corporal tão intrigante que despoletou a sede de curiosidade do jovem Joshua. Aproximou-se. Espreitou para a parte do trás do pescoço de um sujeito que estava próximo, e pôde ver que ele tinha um pequeno tubo transparente espetado na zona inferior do pescoço, situado logo acima da cervical, e por onde fluía um liquido espesso e avermelhado que subia por um emaranhado de tubos existente nas costas do equipamento e que ali despejavam o seu conteúdo. Não sabiam o que era aquilo que lhes estava a ser injectado, mas pela aparência da matéria era algo familiar com o qual já se haviam deparado antes. </text:p>
      <text:p text:style-name="P7"><text:soft-page-break/></text:p>
      <text:p text:style-name="P7">Este fantástico e secreto local era um centro de experiências. O sitio que alguns habitantes de Norvelite conheciam tão somente pela expressão: “A fábrica”. O ponto de partida na criação da infantaria para o exército de Kondar. A linha de montagem dos <text:span text:style-name="T1">Drombies</text:span>.</text:p>
      <text:p text:style-name="P7"/>
      <text:p text:style-name="P7">As únicas palavras que lhes saiam das bocas era blasfémias. Cada um dos três companheiros averiguava atentamente um indivíduo diferente. E a escolha não era minimamente difícil dado o nível elevado da oferta. Só naquela fileira onde estavam agora, e que não era mais do que apenas uma ínfima parte de todo o complexo, deveriam estar alinhadas para cima de uma centena de cobaias humanas. Denis andava em volta de um dos sujeitos, tentando entender a utilidade, e principalmente, o modo de funcionamento de toda aquela <text:span text:style-name="T10">parafernália</text:span> de instrumentos. Esboçou o mesmo tipo de movimento que Joshua fizera pouco antes, e observava com atenção o fluxo de liquido viscoso que através da nuca entrava pelo corpo do tipo que tinha junto de si. De súbito, um pequeno conjunto de sons mecanizados fê-lo dar um passo para trás, levando-o inclusivamente a empunhar a pistola num gesto instintivo de precaução. Filipp e Joshua aperceberam-se da sua reacção, e por associação reagiram tal e qual como ele. E também eles ficaram estupefactos e estupidamente perplexos a observar o que se passou em seguida. Na parte de trás do estranho equipamento que acomodava e abraçava o individuo, surgiu de um orifício um pequeno e fino braço robotizado. Ia-se desdobrando e aumentando progressivamente de extensão até estar sensivelmente uns centímetros acima do alto da cabeça do individuo. Foi como se tivesse chegado a hora de se apresentar ao serviço. Faltava saber qual a sua especialidade. </text:p>
      <text:p text:style-name="P7"/>
      <text:p text:style-name="P7">E é na parte terminal e pontiaguda do estranho objecto que eles atestam a activação e a entrada em funcionamento de um pequeno bisturi a laser, de cor verde. O estreito espigão articulado dá de pronto inicio à tarefa para a qual fora programado, começando a efectuar um corte cirúrgico no <text:soft-page-break/>escalpe do seu paciente forçado. Com extrema precisão, faz-lhe uma incisão circular num ângulo de trezentos e sessenta graus em toda a volta da cabeça. Pelos limites da circunferência ressaltava à vista uma microscópica, efémera e cauterizadora tira de fumo branco, que se desvanecia no ar nos locais por onde a ferramenta ia esculpindo aquela forma geométrica sobre a tela de carne viva.</text:p>
      <text:p text:style-name="P7"/>
      <text:p text:style-name="P7">Ali perto, noutros postos cirúrgicos de circunstância como aquele, houve mais uns quantos braços robóticos que subitamente desataram a proceder da mesma forma sobre os seus anestesiados e <text:span text:style-name="T10">alheados</text:span> ocupantes. Dava a entender que provavelmente devia mesmo de haver uma hora marcada para tão sinistra intervenção. E ela havia chegado. <text:s/></text:p>
      <text:p text:style-name="P7"/>
      <text:p text:style-name="P7">Depois da primeira operação de corte seguiu-se uma nova vaga operatória. Um segundo braço com uma pinça retráctil de três pontas na extremidade veio em substituição do primeiro, procedendo à remoção do recentemente criado, capacete amovível. Revelando a mesma destreza e exactidão do seu antecessor, pegou na cobertura constituída por pele, couro cabeludo e cabelos, e retirou-a para o recipiente onde a deixou a banhar na solução gelatinosa. O individuo em questão ficou com a parte superior do crânio totalmente exposta, o que colocou a descoberto a cinzenta massa encefálica que antes se escondia por debaixo do tapete orgânico. Joshua colocou a mão em frente da vista numa tentativa irreflectida de repudio ao que os seus olhos enxergavam. Mas logo em seguida se viu forçado a baixá-la um tanto ou quanto. Teve de colar a palma juntos aos lábios quando sentiu as náuseas a chegarem-lhe à boca. <text:s/>Era a sua consciência a tentar expulsar do seu corpo a impressão de repugnância que o seu cérebro sentia, vomitando-a. E desta vez não podia ser outra coisa, pois não foi o único a experimentar a sensação.</text:p>
      <text:p text:style-name="P7"/>
      <text:p text:style-name="P7">- Mas que merda é esta?... Que nojo! - Disse Denis muito baixinho, num tom de voz em tudo idêntico ao utilizado em todos os poucos murmúrios que haviam trocado entre eles nos últimos <text:soft-page-break/>minutos. Para além de incomodados pelos acontecimentos que ocorriam à sua volta, no subconsciente de cada um pesava também o receio, quiçá infundado, quiçá fundamentado, de que aquela bizarra legião de seres pudesse acordar a qualquer momento e erguer-se contra eles.</text:p>
      <text:p text:style-name="P7"/>
      <text:p text:style-name="P7">Ao fim de algum tempo de assimilação, o trauma inicial começou a esvair-se dando então lugar a um role de interrogações. Filipp dividia os olhares entre os seus companheiros, as cabeças recortadas dos indivíduos mais próximos, e a malga com o escalpe submerso daquele espécime que tinha à sua frente.</text:p>
      <text:p text:style-name="P7">- Eles... são humanos? - Perguntou Joshua, quase que a medo como se pensasse que dizia a maior das barbaridades. Filipp não considerou a pergunta disparatada:</text:p>
      <text:p text:style-name="P7">- Eu... Não tenho a certeza... Quer dizer... Acho que sim... Penso que...</text:p>
      <text:p text:style-name="P7">- Agora já não o são mais! - Exclamou Denis, antes mesmo do capitão terminar a frase. - Acho que estamos perante os mais recentes recrutas do exército de Kondar. O meu palpite é que aqui deve ser o laboratório onde são criados os infames <text:span text:style-name="T1">Drombies</text:span>. - Filipp concordou com a cabeça.</text:p>
      <text:p text:style-name="P7">- Acho que tens razão, Denis. Estão todos acorrentados, o que significa que foram para aqui trazidos contra a sua vontade... Não acredito que houvesse voluntários que se submetessem a isto de livre vontade...</text:p>
      <text:p text:style-name="P7">- Devem ser prisioneiros capturados que são depois trazidos para aqui. - Sugeriu Joshua. O capitão também estava de acordo nesta.</text:p>
      <text:p text:style-name="P7">- Talvez tenhas razão. Talvez a cena que tu viste na superfície fosse a chegada de mais uma cobaia ao laboratório. - Denis olhava atentamente à sua volta. A conversa fazia-lhe todo o sentido, no entanto não podia deixar de pensar que faltava alguma peça ao puzzle. Havia algo que ainda não tinham percebido mas que ele também não conseguia dizer o que era. Uma perturbação interior.</text:p>
      <text:p text:style-name="P12"/>
      <text:p text:style-name="P7">Enquanto Denis meditava e dava volta aos neurónios em busca do elo perdido, de entre Filipp e <text:soft-page-break/>Joshua, foi este último o primeiro a lembrar-se da principal razão que os trouxera até ali; o resgate dos seus amigos. </text:p>
      <text:p text:style-name="P7">- Será que Gorthan e os outros tiveram o mesmo destino?... Será que eles estão por aqui?... Mas como vamos conseguir encontrá-los no meio desta imensidão de corpos?... Levaríamos várias horas, ou dias, e não... - Calou-se a certa altura, como se ficasse à espera de uma palavra de sabedoria. E por acaso ela não tardou em chegar. E como quase sempre acontecia veio pela boca do mais pragmático dos três. Filipp foi peremptório na resposta:</text:p>
      <text:p text:style-name="P7">- Não, Joshua! Não creio que o destino deles fosse este... Pelo menos não o de Helen ou Krang Chen, pois não vejo aqui mulheres nem homens idosos... Parece que utilizam apenas os homens fortes e saudáveis, até meia idade.</text:p>
      <text:p text:style-name="P7">- São escolhidos os melhores para lutar. - Acrescentou o jovem ao raciocínio do mais velho. Denis resolveu juntar-se à conversa, dando por terminado o seu retiro de meditação. Encontrara por fim as palavras que lhe fugiam teimosamente.</text:p>
      <text:p text:style-name="P7">- Pois! De facto parece-me tudo muito bonito mas... Há uma coisa que não consigo perceber... Como é que que eles fazem isso? É óbvio que lhes estão a injectar qualquer coisa para os inibir mas... Para quê o corte no crânio?... Qual o propósito? E... Haverá alguma forma de interromper ou inverter o processo?... Além disso, se repararem bem, vêem que aqui à volta há tipos nos quais o capacete parece ter sido recolocado.</text:p>
      <text:p text:style-name="P7">- Essa é uma boa questão, Denis... Infelizmente não tenho resposta para ela. Por aquilo que o Joshua disse que viu... Guardas a escoltarem um tipo acorrentado pelas pernas e pelas mãos... Talvez tenha sido este o seu destino, talvez seja mais um de entre todos estes... Mais uma cobaia! Além disso... Toda esta gente tem de vir de algum lado antes de chegarem aqui, alguém os deve trazer. Só temos de descobrir de onde os trazem...</text:p>
      <text:p text:style-name="P7">- Só?... Uau!... Sabes sempre como animar a malta. - Murmurou Denis, muito baixinho, de tal forma que foi Joshua o único que ouviu o desabafo. Filipp parecia estar concentrado noutra coisa e por <text:soft-page-break/>isso não lhe chegou patavina aos tímpanos. Ou talvez fingisse apenas não ter ouvido, a dúvida não chegou a ficar esclarecida. </text:p>
      <text:p text:style-name="P7"/>
      <text:p text:style-name="P7">- Xiiuuu!... Parece-me que ouvi qualquer coisa. - Disse Filipp, com o típico gesto usado para o efeito. Ficaram em silêncio por um período de cinco ou seis segundos, findo o qual Joshua ia a abrir a boca para dizer algo. Filipp acenou-lhe vigorosamente para cima e para baixo com a mão, para que ele mantivesse o silêncio por mais uns instantes. Esteve certo em fazê-lo.</text:p>
      <text:p text:style-name="P7"/>
      <text:p text:style-name="P7">Ouviam-se vozes lá no fundo, ainda do lado de fora do imenso <text:span text:style-name="T10">casarão</text:span>. Os três <text:s/>homens esconderam-se de imediato por detrás de dois dos postos. </text:p>
      <text:p text:style-name="P7">- Vem alguém a chegar... Talvez tragam mais prisioneiros. - Sussurrou ainda Filipp. Nesse momento, ouve-se o destrancar e o consequente deslizar dos pesados portões da entrada, que se arrastaram ruidosamente sobre os sulcos e deixaram penetrar no complexo a esbatida luz da noite. Agora já conseguiam ter a real percepção das dimensões do armazém. No mínimo teria uns cem metros de comprimento por cinquenta ou mais de largura. Cinco silhuetas passaram para o lado de dentro. Uma delas dirigiu-se a um dos cantos e mexeu em qualquer coisa que estava na parede. Um interruptor. Acenderam-se umas luzes perto de onde estavam os outros quatro. Foram elas que libertaram da escuridão umas máquinas enormes que estavam encostadas à parede. Foi lá que os tipos mexeram em seguida. Nos painéis daqueles monstros computorizados começou a piscar uma miríade de pequeninos pontos luminosos de variadíssimas cores e intensidades, adormecidos até aquela altura. Estavam a ligar equipamento. O perfil dos cinco visitantes é que em nada tinha uma semelhança com aquele que os três amigos esperavam. Eram apenas cinco tipos raquíticos de bata branca, nada de corpulentos guardas armados ou de prisioneiros acorrentados. Na realidade aquelas singelas figuras eram meros técnicos, engenheiros ou cientistas que estavam ali com o único objectivo de controlar e zelar pelo correcto funcionamento do processo.</text:p>
      <text:p text:style-name="P7"><text:soft-page-break/></text:p>
      <text:p text:style-name="P7">Dois deles andavam de um lado para o outro em frente aos painéis electrónicos dos computadores, e a partir dos quais retiravam apontamentos para um bloco de notas. Dois outros foram buscar uns pequenos veículos brancos que estavam estacionados a um canto. Eram dois carrinhos eléctricos de quatro rodas que tinham apenas lugar para um passageiro, parentes afastados daqueles que se usam nos campos de golfe. Era o meio de transporte que utilizavam para se deslocarem pelo seio daquele labirinto de ratos semihumanos. O quinto elemento colocou um tapete rolante em funcionamento. Um movimento que foi acompanhado pelo remexer de vários cabos junto ao tecto, embora não se percebesse com clareza a estrutura do mecanismo envolvido devido ao encandeamento provocado pela proximidade das calhas de iluminação. Foi então que pela primeira vez se lhes ouviram as vozes de jeito perceptível.</text:p>
      <text:p text:style-name="P7"/>
      <text:p text:style-name="P7">- Temos um problema no EN-125... O fluxo de soro não está a fluir com regularidade... <text:s/>- Disse um deles.</text:p>
      <text:p text:style-name="P7">- Há aqui qualquer coisa com o posto JG-08 que também não está bem. Parece ser uma perda de corrente no braço de corte... A mesma coisa no JG-011... Depois no sector L temos mais dois com dose excessiva... Risco de colapso eminente. De resto... tudo Ok! - Disse outro.</text:p>
      <text:p text:style-name="P7">- Tudo Ok por aqui também. - Adicionou um terceiro. - Sectores E a I prontos para recolha de invólucro e receber implante. - Acrescentou.</text:p>
      <text:p text:style-name="P7"/>
      <text:p text:style-name="P7">Joshua não era tão bom com números quanto a sua irmã, no entanto tinha bom ouvido e uma memória afinada. Conseguira fixar todos os códigos. Olhou para as costas da cadeira que tinha à sua frente e pôde ver onde estava a inscrição a que os homens se referiam. À sua frente tinha o posto EM-125, do lado esquerdo o EM-124 e do lado direito o EM-126. Depois olhou pelo intervalo dos dois mais à esquerda, tentando ver a fila que se seguia, um pouco mais à frente. Franziu um pouco <text:soft-page-break/>os olhos mas mesmo assim não conseguiu perceber bem o que estava impresso na etiqueta. Parecia-lhe ser EL-124, mas não podia garanti-lo. Fez uns cálculos rápidos no quadro que imaginou na sua mente. </text:p>
      <text:p text:style-name="P7">- “Ora, se o da frente é EM e o outro é EL... Então estes aqui atrás devem ser EN!” - Olhou para trás de si. Pela sua lógica estaria junto aos pés do ocupante do posto EN-125. Levantou os olhos do chão até estes atingirem a altura adequada para lhe poder observar a cara. Quando o fez, sentiu um arrepio gritante na espinha e uma vontade enorme de recuar de um pulo. Felizmente para os três amigos, conseguiu ter forças suficientes para se conter. O individuo que observava rolava os olhos nas órbitas e pestanejava. Mas nada mais. Estava claramente a olhar para Joshua, só que estes atrás referidos foram os únicos reflexos que lhe conseguiu perceber. O seu rosto continuava sem qualquer expressão e nem tampouco os músculos da face ou do tronco articulavam o mínimo movimento. Todavia, a expressão dos seus olhos era o quanto bastava para revelar o terror que sofria por dentro. O seu olhar parecia esforçar-se para emitir um grito em silêncio. Talvez mais do que um esgar de horror ou de dor, pareceu-lhe que ele queria soltar um pedido de ajuda ou quiçá invocar clemência para que lhe terminassem com o tormento. Joshua alertou os outros para aquela situação, o que quase coincidiu com o acender de um rectângulo de holofotes no chão. Eram <text:s/>luzes que rodeavam e assinalavam, tanto aquela, como todas as outras posições marcadas para vistoria. Mais intranquilos ficaram ainda quando se aperceberam que, embora ainda muito distantes, as duas viaturas tripuladas pareciam estar dirigir-se na direcção deles. Apercebendo-se da potencial gravidade da situação, e para prevenir que fossem descobertos, recuaram de imediato umas quantas posições para se esconderem o melhor que podiam. Fizeram-no a rastejar pelo chão. Só pararam quando se sentiram protegidos pelas sombras, quando já estavam suficientemente longe e fora do alcance das reveladoras luzes.</text:p>
      <text:p text:style-name="P7"/>
      <text:p text:style-name="P7">Um dos tipos que guiava um dos <text:span text:style-name="T10">calhambeques</text:span> <text:s/>andava a circular de posto em posto e a recolher os <text:soft-page-break/>escalpes tornados capacetes. Fê-lo em cinco sectores ali bem perto deles. Era perceptível que o fazia naquelas zonas que anteriormente tinham evidenciado sinais de terem “despertado” para a cirurgia, logo assim que Joshua e os outros dois ali haviam chegado. Mas Joshua estava à espera de outra coisa. Os seus olhos de estavam virados para o tal EN-125. Foi para lá que se dirigiu o tipo do segundo veículo. Parou em frente da cadeira, precisamente no sitio onde Joshua fora perturbado com o olhar <text:s/>e o trejeito inquietante do seu ocupante. Depois desceu-se e deu a volta por detrás, prostrando-se de cócoras na parte anterior. Começou então a mexer no equipamento que aí estava instalado. Fez uns breves ajustes em baixo e depois levantou-se para conferir a passagem da estranha solução pelo tubo. </text:p>
      <text:p text:style-name="P7">- EN-125, Ok! Níveis de fluxo restituídos. - Gritou para um dos tipos que se encontravam junto aos computadores, ao fundo da sala. Com a sua atenção focada naquele posto, Joshua nem se apercebera bem do que o sujeito do segundo carrinho fazia, aquando da recolha dos chamados invólucros. Pelo contrário, era precisamente nesse aspecto que Denis e Filipp mais prestavam atenção.</text:p>
      <text:p text:style-name="P7"/>
      <text:p text:style-name="P7">Assim que o escalpe era retirado da tina onde estava de molho, o tipo etiquetava-o com uma pequena e esquisita pistola. Fazia isto antes de o colocar num recipiente disponível na parte de trás do carro. O processo não era de todo claro, mas à distância que estavam o que lhes parecia era que, em cada recolha, o código do posto era marcado à priori na pistola, antes do gajo efectuar o disparo. E esse tiro era feito encostando a ponta do peculiar utensílio à parte externa do escalpe, mesmo de encontro ao couro cabeludo.</text:p>
      <text:p text:style-name="P7">- Devem instalar-lhes um “<text:span text:style-name="T1">microchip</text:span>” para identificarem a posição... - Sussurrou Filipp para o seus companheiros, aproveitando um momento em que os tipos trocavam algumas impressões uns com os outros, pelo que conseguiu assim abafar o som da sua própria voz .</text:p>
      <text:p text:style-name="P7"/>
      <text:p text:style-name="P7"><text:soft-page-break/>Aquela operação de rotina demorou ainda cerca de vinte minutos mais. Durante todo este tempo os três amigos limitaram-se a observar o desenrolar e o funcionamento das coisas. Mantinham-se escondidos e religiosamente calados. Findo o controle de avarias e depois de concluída a recolha, o carregamento era posteriormente despejado num tapete rolante onde, um a um, os tampos cranianos eram virados com a concavidade para cima. Depois sofriam a pressão em cheio de uma prensa que, vinda de cima, lhes colocava um implante revestido de pequenos circuitos. O mistério estava desvendado. </text:p>
      <text:p text:style-name="P7"/>
      <text:p text:style-name="P7">Aquele implante era, nada mais nada menos, que uma completa rede neurológica artificial capaz de gerar impulsos eléctricos que iriam depois distorcer o normal funcionamento dos neurónios dos seus receptores. Torná-los-ia numa espécie de “<text:span text:style-name="T1">zombies</text:span>”. Após a colocação do implante pela máquina, os invólucros eram recolhidos por um sistema elevatório que os levava vários metros acima do chão. Eram de seguida conduzidos por uma elaborada estrutura de cabos onde só por milagre da engenharia não se atropelavam nas inúmeras encruzilhadas que estes definiam. O sistema procurava então a posição correcta e fazia-los depois descer até ao posto correspondente com o auxilio de um gancho mecanizado, parando mesmo por cima da cabeça do respectivo individuo. <text:s/>A seguir, com o auxilio de um olho óptico situado na ponta do gancho e que controlava as rotações e os ajustes, o encaixe era recolocado com a maior das precisões. O processo completava-se com uma ágil operação de sutura e fusão a quente. Uma vez mais, podia ver-se a cabeça dos pacientes a fumegar, ainda que fosse apenas por breves instantes. Alguns desses pacientes, a maioria diga-se de passagem, os quais se encontravam até então de olhos fechados, abriam-nos agora de rompante, como se se tratassem de simples electrodomésticos <text:s/>em repouso pelo quais voltava agora a fluir corrente eléctrica. Era assim que se tornavam carcaças humanas sem vontade própria. Meras conchas vazias, bestas de fácil manipulação que obedecerão cegamente aos seus mestres sem nada questionarem.</text:p>
      <text:p text:style-name="P7"><text:soft-page-break/></text:p>
      <text:p text:style-name="P7">De uma coisa os nossos amigos tinham a certeza. Tinham encontrado a fonte que alimentava o poderoso exército de Kondar. A origem do malfadado feitio dos <text:span text:style-name="T1">Drombies</text:span> não provinha de nenhum mito mágico, nem de nenhuma outra semente de carácter sobrenatural relacionada com uns quaisquer medalhões seculares. Era tão somente uma poderosa arma que de forma perturbadora tinha ali a sua génese, naquele recôndito e sombrio lugar de horror e tortura. Uma fábrica de soldados perfeitos, autenticas máquinas de guerra preparadas para não sucumbirem às emoções ou aos estímulos da envolvente. E é do conhecimento geral que soldados sem sentimentos são vassalos perfeitos e assassinos sem escrúpulos. <text:s/></text:p>
      <text:p text:style-name="P12"/>
      <text:p text:style-name="P7">- Temos de fazer alguma alguma coisa. - Insistiu Filipp, numa altura em que todos os tipos de bata se juntavam novamente perto dos enormes computadores. - Podemos não ter outra oportunidade. Temos de descobrir de onde vêm estes pobres miseráveis e rezar para que os nossos amigos ainda estejam vivos... - Interrogou-se mentalmente sobre quais as verdadeiras probabilidades de tal acontecer. Denis, que já há muito estava ansioso por entrar em acção (e nesse aspecto tinha companhia) não hesitou em aproveitar a dica para expor esse seu desejo.</text:p>
      <text:p text:style-name="P7">- Eu tenho uma ideia! - Colocou a pistola bem à mostra de todos. - Na realidade é bastante simples até... Que tal despacharmos alguns destes gajos e obrigarmos os restantes a dizerem-nos de onde vêm estes tipos?... Não tem nada que saber... Só temos de surpreende-los e evitar que dêem o alarme... Que dizes? - Tempos houve em que Filipp repudiaria de imediato o uso da força e a perda de vidas desnecessárias <text:s/>(e potencialmente inocentes). Mas essas épocas idas, de tormentas escassas e de corações preenchidos, nada tinham em comum com o estado actual da sua vida.</text:p>
      <text:p text:style-name="P7">- Ok, mas devemos fazê-lo sem alarido... Como contas fazer isso, exactamente? - Indagou o capitão, pouco ou nada surpreendido com a dramática sugestão.</text:p>
      <text:p text:style-name="P7">- Temos de atrair a atenção deles e afastá-los da entrada... Podemos interferir com o equipamento de <text:soft-page-break/>meia dúzia de tipos aqui do fundo... E depois, quando vierem... caímos-lhes em cima que nem granizo gigante!</text:p>
      <text:p text:style-name="P7">- Para mim serve! - Exprimiu Joshua. - Vocês os dois podiam tratar disso enquanto eu aproveito a distracção para me aproximar da entrada.... - Acertaram detalhes mas acabaram por concordar no essencial da questão. Separaram-se.</text:p>
      <text:p text:style-name="P7"/>
      <text:p text:style-name="P7">Enquanto os dois mais velhos recuavam ainda mais para o fundo do complexo, Joshua deslizava como uma serpente humana por entre os obstáculos, dirigindo-se para a parte da frente do bizarro auditório, movendo-se de modo incrivelmente rápido e simultaneamente dissimulado. Denis e Filipp atrofiaram o desempenho dos tubos e das válvulas de várias cadeiras, fazendo com que todo o arsenal de computadores e mostradores começasse <text:s/>a ficar doido. O alvoroço foi imediato. Três tipos desataram a correr para os sectores afectados. Joshua aproveitou a confusão para se chegar junto dos outros dois. O primeiro, que estava de costas, pulsava freneticamente vários botões na consola, tentando em desespero estabilizar o endiabrado sistema. A esse surpreendeu-o com uma forte pancada na nuca. Espetou-lhe com a coronha da arma no caminho que a careca do tipo lhe apontava como sendo uma boa zona alvo. Se estivesse a participar num jogo de dardos teria certamente recebido os merecidos 50 pontos da “<text:span text:style-name="T1">mouche</text:span>”. O segundo teve menos sorte e ficou irremediavelmente sem tempo para poder vir a perceber o que lhe teria acontecido. Num ápice e quase sem pensar, Joshua coloca-se por detrás dele e torce-lhe o pescoço de um golpe só, liquidando-o sem remorsos. Nem um nem outro tiveram hipóteses de piar a dor. Dos três que restavam de pé, apenas aquele a quem calhou Filipp como carrasco ficou vivo para contar a história. Se não para a contar, no mínimo para a recordar durante mais algum tempo. Denis usou a mesma técnica de torção (e com os mesmos resultados) num dos seus oponentes. Nas suas mãos, o gargalo do pobre estalou <text:s/>que nem pisar de galho sob folhagem seca. Ao outro, derribou-o simplesmente com um soco forte. <text:s/>Dos dois que chegaram perto de Joshua, já se sabe que um acabou com o <text:soft-page-break/>pescoço partido. O que não foi dito antes foi que o calvo teve a pouca sorte de levar um tiro nas costas quando tentava escapar, depois de ter recuperado os sentidos que lhe haviam fugido aquando da primeira cacetada. Mas desta feita não fora Joshua o seu executor. Quem não gostou do método utilizado no desenlace foi Filipp, <text:s/>que de modo ostensivo esbracejou o seu descontentamento na direcção de Denis, zangado por ele ter usado a arma de fogo. E o desagrado não era tanto pelo efeito permanente que o disparo causara a quem se metera no caminho da bala, mas sim pela possibilidade de alguém escutar o barulho denunciador. </text:p>
      <text:p text:style-name="P7">- Desculpa! - Pediu o tenente, abrindo os braços e sorrindo daquele jeito tradicional que regularmente se costuma designar por; “cara de parvo”. Filipp esqueceu. Agora também já não havia nada a fazer, verdade seja dita. No resumo da pequena escaramuça a contabilidade dava conta de três mortos e de dois reféns inconscientes. </text:p>
      <text:p text:style-name="P7"/>
      <text:p text:style-name="P7">Quando os tipos recobraram a consciência foi com relativa facilidade que os puseram a cantarolar sobre a proveniência dos prisioneiros que para ali era trazidos. Tinham um novo plano em mente, adaptado às circunstâncias. Juntaram os corpos dos três mais infelizes e despiram-nos um a um. Denis, Joshua e Filipp envergaram as suas roupas. A ideia era que, sob ameaça de morte, os outros dois os levassem até aos calabouços. A desculpa seria a necessidade de umas quantas cobaias extra para testarem uma experimental e mais eficiente dose da fórmula de “domesticação”. Era com este último termo que os outros se referiam à mistela que injectavam nos <text:span text:style-name="T1">Drombies</text:span>. E foi isso que fizeram. Mas antes de abandonarem o complexo, Denis e Filipp deram umas quantas voltas pelo recinto. Aqui, ali e acolá, esconderam várias cargas explosivas prontinhas para serem detonadas à distância.</text:p>
      <text:p text:style-name="P7"/>
      <text:p text:style-name="P7">Ao passarem junto da parede da fábrica, Joshua identificou facilmente a tampa de escoamento por onde espreitara há duas horas atrás. Não se via muito movimento nas ruas, o que até nem seria <text:soft-page-break/>muito de estranhar uma vez que passava já da duas e meia da manhã e estava um frio de rachar. Apenas numa ou outra esquina se viam sentinelas armados, que sempre em grupos de dois percorriam a vastidão deserta das ruas. Apesar de se sentirem observados, parecia que ninguém da parte dos observadores se importunava demasiado com as cinco figuras vestidas de branco que avançavam com grande à vontade pelo negro parcial da noite. Tudo continuava idealmente calmo e tranquilo, e Denis sentia-se aliviado por o seu pequeno descuido não ter accionado o alarme geral. Pelo caminho, colocaram discretamente mais dois engenhos explosivos nas paredes de um enorme barracão que vivia rodeado por uma dupla de cabos de altíssima tensão.</text:p>
      <text:p text:style-name="P10"/>
      <text:p text:style-name="P7">Os dois guias de circunstância levaram-nos até junto de uns imponentes portões <text:s text:c="2"/>ladeados por um muro de betão com cerca de três ou quatro metros de altura. No cimo da parede estendia-se uma cobertura enovelada de arame farpado. De proporções inversamente proporcionais à “fábrica”, as paredes cercavam unicamente uma área de poucos metros quadrados. Aparentemente não existiriam grandes edificações dentro do perímetro, pois não se via nada acima da linha do muro. Quanto mais de aproximavam, maior era a desconfiança sobre o verdadeiro destino daquele passeio nocturno. Denis chegou-se ao ouvido do tipo que caminhava na sua frente e, de forma <text:s/>disfarçada e <text:span text:style-name="T10">intimidadora, </text:span>afincou-lhe a arma no meio das costas, ameaçando-o com uma pronunciação deveras convincente. </text:p>
      <text:p text:style-name="P7">- Se nos estiveres a enganar rebento-te com os miolos agora mesmo, cabrão! <text:s/>- O tipo jurou que não, e embora estivesse escuro, a sua expressão pareceu-lhe suficientemente assustada para <text:s/>considerá-la sincera. Se há coisa que não se consegue fingir, é o medo. Essa é a mais pura das emoções humanas. Qualquer um pode fingir que está contente ou que está triste, que está admirado ou se sente indiferente, que está zangado ou agradado com algo, e por aí adiante. Agora... aquilo que nada nem ninguém consegue disfarçar, repito, é o medo! Tenha ele as formas que tiver e provenha ele de onde provier... É sempre genuíno e irreflectido! <text:span text:style-name="T10">E a sua presença é completamente </text:span><text:soft-page-break/><text:span text:style-name="T10">indisfarçável, em todo e qualquer poro da pele</text:span>. De qualquer das formas, os três companheiros mentalizavam-se já para a eventualidade de um confronto eminente. Isto porque, junto aos portões, encontravam-se à sua espera cinco tipos armados. Colocaram-se dois de cada lado da entrada, e o quinto começou a avançar na direcção deles, à medida que o primeiro quinteto se ia aproximando destes últimos. O sujeito barrou-lhes a marcha e começou a interrogá-los sobre o propósito da inesperada e, ao que parecia pelo seu palavreado, tão inédita visita. A carantonha do tipo deu ares de grande desconfiança. Mandou-os aguardar um pouco enquanto foi conferenciar com os outros seus colegas. A conversa devia decorrer agitada pois esbracejavam demasiadas vezes. Isto estava a deixar os nervos dos três amigos em franja, e consequentemente, também os dos seus dois recentes recrutas. Mais que todos, e independentemente que tem tivesse mais força ou poder de fogo, eles certamente que teriam lugar cativo na secção de danos colaterais, em caso de confrontação directa. <text:s/>Quando já se preparavam para o pior, os indivíduos começaram a abrir os portões e fizeram-lhes sinal afirmativo para entrarem. Os portões rangeram <text:s/>tetricamente à sua passagem.</text:p>
      <text:p text:style-name="P7"/>
      <text:p text:style-name="P7">- “Estranho comportamento... Muito estranho mesmo... Demasiado fácil...” - Reflectia Filipp. Mas acabaram por entrar. Caminhavam conduzidos pelo próprio sujeito que antes os havia abordado. Uma vez do lado de dentro dos portões, depararam-se com uma escadaria que conduzia algures a uma instalação escavada no subsolo. Para além deste acesso ao interior da terra não havia rigorosamente mais nada dentro do recinto murado, que mais parecia um quintal de galinhas decorado “à la” campo de concentração. Mesmo antes de mergulharem para debaixo do chão, outra ideia ocorreu na mente do capitão. Aquele lugar fazia-lhe lembrar um cemitério votado ao abandono, e cujas respectivas tumbas sepulcrais eles estavam prestes a violar. </text:p>
      <text:p text:style-name="P7"/>
      <text:p text:style-name="P7">Joshua contou cerca de uma vintena de degraus. A passagem passava por debaixo de um arco de volta quebrada e desembocava numa enorme e quase vazia arena circular. Esta teria cerca de <text:soft-page-break/>cinquenta metros de diâmetro, se não fossem mais. O chão era de terra batida. Os parcos pormenores da arquitectura não eliminavam a ideia de se estar perante uma estranha mistura de gótico, medieval e modernismo. Ao centro havia um pedestal de ferro e cimento onde fora incrustado um generoso conjunto e holofotes, <text:s/>e que <text:s/>trazia alguma claridade e calor ao espaço que era pobre em recheio. Espalhadas pelas paredes que formavam o perímetro em redor, havia também umas pequenas e muito fracas lâmpadas de luz amarela. Das mesmas paredes saíam tímidos arcos que se juntavam ao centro, no tecto, formando uma espécie de ogiva ou pirâmide. E era precisamente aí, debaixo dos arcos e juntos às paredes, que a estranha cave perdia o encanto inicial que poderia provocar a quem pela primeira vez se aventurava numa descida ao seu interior. </text:p>
      <text:p text:style-name="P7"/>
      <text:p text:style-name="P7">Tudo em volta estava repleto de divisões criadas com barras de ferro. Uma colecção de jaulas dentro das quais havia umas poucas dezenas de pessoas encarceradas. A maior parte eram mulheres, crianças e idosos, homens eram indubitavelmente muito poucos. A maioria estava com muito mau aspecto. Sujos e com as roupas deterioradas, pareciam muito debilitados e assustados. Muitos deles mostravam inclusivamente sinais evidentes de subnutrição. Filipp tocou ao de leve no braço de Denis. Não precisou de recorrer a palavras para lhe dar a entender que estava na hora de agirem, logo que uma boa oportunidade se lhes surgisse por diante. O guarda que os acompanhava levou-os até em frente de uma das celas, e de seguida puxa de um dos dois grandes molhos de chaves que trazia à cintura. Segundo frases do próprio, aquela cela continha uma remessa recente onde ainda havia alguns homens em boas condições físicas. Seria mais fácil encontrarem ali um leque indivíduos capacitados para suportarem os tais testes experimentais. </text:p>
      <text:p text:style-name="P7">- Se calhar precisamos de levar uma mulher também.... - Disse Filipp ao guarda que os acompanhava e que reagiu com uma careta estranha. A mesma que já lhe haviam visto antes. No preciso momento em que o <text:span text:style-name="T10">desditoso</text:span> se dobrou para enfiar a chave no orifício da fechadura, Filipp empurrou-lhe violentamente a cabeça contra as grades de ferro. Fê-lo três vezes seguidas sempre <text:soft-page-break/>com a mesma intensidade, até que o sujeito perdeu as forças e caiu redondo no chão. Se teria ficado inconsciente ou morto, a ninguém importou. Denis ocupou-se dos dois reféns de quem já não precisavam. Não os matou mas empurrou-os para o chão e mandou-os deitarem-se de barriga para baixo. Fez-lhes a mesma ameaça que já tinha feito antes.</text:p>
      <text:p text:style-name="P7">- Se se mexerem um milímetro sequer, juro que levam <text:s/>imediatamente com uma bala nos cornos!... Não estou a brincar! - Enquanto Denis vigiava aqueles dois, Filipp andava de cela em cela a chamar pelos seus amigos. Não demorou muito para que ouvisse uma voz conhecida responder ao seu chamado. Era <text:s/>Helen. Estava bastante mais magra e tinha algumas escoriações na face e nos braços, mas aparentemente não seria nada de muito grave.</text:p>
      <text:p text:style-name="P10"/>
      <text:p text:style-name="P7">- Eles levaram-no! Eles Levaram-no!... Levaram o Gorthan para a fábrica! - Desabafou ela enquanto caia nos braços de Filipp, muito embora ainda se encontrasse do pior lado das grades.</text:p>
      <text:p text:style-name="P7">- Acalma-te! Já passou! - Confortava-a ele. Apesar de tudo, e muito embora não pudesse ter certeza absoluta sobre o que dizia, ela tinha razão. Gorthan estava efectivamente na fábrica. Era ele a cobaia com o número de série JF-034. Um posto pertencente a um dos sectores em fase embrionária que ainda aguardava pela fatídica hora do implante neurológico. Gorthan estava afogado num estado de letargia.</text:p>
      <text:p text:style-name="P7">- Desculpem!... - Continuou ela. - Peço-vos que nos desculpem... Nós não queríamos, mas eles obrigaram-no a contar tudo... Ameaçaram-me... e agora levaram o meu Gorthan... O Krang Chen está morto, e é tudo culpa minha. - A revelação lavada em lágrimas foi um choque que Filipp não esperava de todo.</text:p>
      <text:p text:style-name="P7">- Que dizes?... O Krang Chen está morto?... Como é possível?... - O choro dela estava a um passo de se transformar em histeria, o que era compreensível dada a quantidade de sofrimento que atingira aquela mulher num tão curto espaço de tempo. - Tens de te acalmar! - Filipp fez-lhe uma suave festa no cabelo. Ela ainda demorou um pouquinho a recompor-se, mas, eventualmente, acabou por largar <text:soft-page-break/>o refúgio do casaco do capitão. Começou a explicar como achava que tinha sido por sua culpa que tudo sucedera. Helen culpava-se inteiramente a si própria pelo rumos dos acontecimentos. Isto porque, segundo ela e numa primeira instância; se eles não tivessem ido em seu auxilio nunca teriam sido apanhados em Laferten. Depois, e em segundo lugar, porque para a salvar da tortura Gorthan fora obrigado a contar a Kondar tudo o que Filipp lhe transmitira a ele próprio sobre o assunto dos medalhões, sobre Krang Chen e sobre Joshua. Pelo que contava, o plano diabólico de Kondar teria sido formulado ainda no palácio de Laferten. O “general” tentaria iludi-los fazendo passar a ideia de que estaria disposto a negociar e que trocaria as vidas dos três pelos medalhões.</text:p>
      <text:p text:style-name="P7">- Era apenas fachada e nada mais... Ele mandou uns tipos atrás do Krang Chen mal soube do seu possível envolvimento... Assim que tivesse os medalhões na sua posse, <text:s/>as ordens eram para que nos matassem a todos. <text:s/>- Contava Helen com uma mágoa indisfarçável. - Durante o tempo que estivemos em Laferten manteve-nos sempre perto dele. Parece que tinha um prazer maníaco em pôr-nos ao corrente das suas acções diabólicas... Depois como as coisas não correram como o planeado... em Arzgon... Ficou fulo!... Mandou chamar-nos aos três e torturou o Krang Chen mesmo à nossa frente, até o coração o trair... Antes dele desfalecer conseguiu descobrir que o velho tinha um irmão e usou-o para mais uma vez vos tentar apanhar... Depois levaram o seu corpo... Além de aos medalhões, contava que vocês o levassem ao paradeiro da base da resistência... Pobre Krang Chen... Quando o seu irmão pensava que o podia salvar já ele estava morto há muito. - Filipp estava abismado com o que o seu sentido de audição captava. Agora o puzzle já começava a fazer algum sentido. As peças estavam finalmente a encaixar umas nas outras. E o desenho que surgia no fim não era bonito de ver.</text:p>
      <text:p text:style-name="P7"/>
      <text:p text:style-name="P7">- Temos de sair daqui rápido! - Lembrou Denis, com um olho a mirar Filipp e Helen e com o outro em cima dos dois tipos que se encontravam estendidos e imóveis no chão. A chamada de atenção do seu companheiro fez James despertar do estado de hipnose em que a revelação de Helen o <text:soft-page-break/>envolvera. Olhou para o jogo de chaves que segurava na mão esquerda e aprontou-se para abrir a cela. À quarta tentativa acertou com a combinação chave/fechadura correcta. Os ocupantes da jaula estavam relutantes em esboçarem qualquer reacção à operação de libertação. Talvez por estarem demasiado assustados e enfraquecidos, ou então com receio de represálias, muitos deles apenas se abraçavam uns aos outros, com medo. Filipp retirou Helen para fora, deixou a porta aberta e atirou todas as chaves lá para dentro. A partir de agora aquela gente estava por conta própria. O destino pertencia-lhes.</text:p>
      <text:p text:style-name="P7"/>
      <text:p text:style-name="P7">- E o Gorthan? - Frisou Helen uma vez mais. - Filipp tornou a tranquilizá-la.</text:p>
      <text:p text:style-name="P7">- Calma! Nós já vamos buscá-lo... Agora acalma-te e não faças barulho. Lembra-te... Não nos conheces e és nossa prisioneira... Por isso tens de agir como tal. - James, Denis e Joshua <text:span text:style-name="T10">entreolharam-se.</text:span> Teria aquele “vamos buscá-lo” algum sentido prático? Helen respirou fundo e alinhou no jogo. Tentou abstrair-se de tudo o que pertencesse à equipa dos pensamentos negativos. A última coisa que ela queria era lixar também o seu próprio salvamento. Filipp aproveitou para retirar da mochila que trazia às costas o comando detonador das cargas explosivas. Colocou-o no bolso do casaco. Pelo sim, pelo não, queria-lo à mão. Denis ordenou aos dois reféns que se levantassem e que agissem naturalmente como se nada tivesse acontecido. Não devendo isto ser fácil para eles, certo é que assim o fizeram, e quase sem pestanejar, de tão elevado que era o grau de obediência que o medo lhes incutira no seio dos músculos e articulações.</text:p>
      <text:p text:style-name="P12"/>
      <text:p text:style-name="P7">Começaram a subir as escadas de volta à superfície. Filipp e Joshua seguravam Helen pelos braços de forma a não levantarem quaisquer suspeitas. Acompanhavam-na como se de uma prisioneira se tratasse, embora não tivessem forma de saber ao certo se aquele tipo de comportamento em particular era o habitual. Para espanto de todos, <text:s text:c="2"/>quando chegaram cá a cima não havia ninguém a esperá-los. Junto aos portões não ficara nem sinal dos quatro guardas que ainda há pouco ali <text:soft-page-break/>montavam vigília, nem tampouco se via vivalma nas redondezas. Na excitação do momento, ninguém se lembrava que não fora aquela classe de cobaias que haviam requisitado à entrada. Nem de quem todos os que tinham entrado haviam saído.</text:p>
      <text:p text:style-name="P7"/>
      <text:p text:style-name="P7">- Isto não pode ser coisa boa. - Foi o reparo que o capitão fez do alto da sua sabedoria que neste caso pouco tinha de perspicácia, relativamente à ausência de companhia. Mal eles tinham acabado de transpor os pés para o lado de fora da entrada, quando se começou a ouvir um <text:span text:style-name="T10">“</text:span><text:span text:style-name="T2">bip bip</text:span><text:span text:style-name="T10">” </text:span>familiar. O som chegava a partir do interior da mochila de Denis. Abriu-a e retirou dela um diminuto aparelho rectangular, onde num visor minúsculo um pontinho verde acendia e apagava ao ritmo do fino batuque que emitia. Tratava-se do aparelho de código Romes de Eduard. Denis passou-o para as mãos da única pessoa capaz de interpretar o sinal.</text:p>
      <text:p text:style-name="P7">- É a minha irmã!... - Revelou Joshua com notória alegria. - A Fénix está bem perto... Estão a cerca de vinte minutos de distância... e... - Demorou um pouco a decifrar <text:s/>o resto da mensagem, tendo mesmo de esperar pela repetição. - ... E ficam a aguardar o nosso sinal! - Disse, por fim.</text:p>
      <text:p text:style-name="P7">- E que sinal elas vão ver! - Exclamou Denis. Filipp hesitou em esboçar um trejeito de animação. A experiência, aliada ao seu (por vezes irritante) pessimismo, dizia-lhe que aquilo estava a ser fácil de mais. Para onde teriam ido os guardas? Porque é que a a alma da noite lhe parecia tão escura e palpável, como se o seu manto escondesse segredos? Nada fazia sentido e ainda tinham tanto para fazer. Primeiramente tinham de tentar encontrar Gorthan. Supostamente seria mais uma das cobaias de laboratório, mas se assim fosse... como trazê-lo de volta? Ou também podia dar-se a hipótese de ele já estar morto. Nesse caso iriam arriscar a pele para nada, literalmente. Além disso ainda havia a questão dos medalhões... Eram demasiadas questões, demasiadas equações e incógnitas, demasiadas incertezas e em última análise, demasiadas ilusões.</text:p>
      <text:p text:style-name="P7">- Estou a dizer-lhes que está tudo Ok! - Explicava Joshua enquanto pressionava repetidamente o botão do dispositivo.</text:p>
      <text:p text:style-name="P7"><text:soft-page-break/></text:p>
      <text:p text:style-name="P7">Entretanto, a bordo da Fénix, as duas desembaraçadas mulheres ultimavam os derradeiros pormenores da sua acção de resgate. </text:p>
      <text:p text:style-name="P7">- Temos de manter-nos a uma distância de segurança, longe do alcance de qualquer artilharia ou método de defesa que possam ter... E esperar pelo sinal deles para avançarmos. - Explicava a sargento à jovem, enquanto esta última esperava pela resposta do irmão. Mariya segurava o transmissor de Romes nas duas mãos, e com impaciência aguardava por um sinal de vida do aparelho. Um bater de coração à escala de engenhoca que não tardou muito a chegar.</text:p>
      <text:p text:style-name="P7">- Estão bem! - Exclamou num suspiro de alivio, ao fim de meia dúzia de “<text:span text:style-name="T1">bips</text:span>”. - Eles estão bem! - Repetiu.</text:p>
      <text:p text:style-name="P7"/>
      <text:p text:style-name="P7">Com os pés bem assentes em terra, o grupo de agora seis elementos avançava de novo na direcção da fábrica, desta feita no sentido inverso ao percurso anteriormente percorrido. Tinham-se afastado do meio da rua e tentavam aproveitar ao máximo a cobertura extra que as paredes de certos edifício lhes proporcionavam. Toda aquela zona em redor da fábrica estava bastante degradada, e havia até alguns armazéns em ruínas que pelo seu aspecto ameaçavam vir abaixo a qualquer momento. Quando já haviam calcorreado cerca de metade do caminho de regresso, ouve-se numa voz satírica: </text:p>
      <text:p text:style-name="P7">- Podemos ajudá-los nalguma coisa?... Parece que estão com pressa. - Por detrás de uma esquina surge-lhes, literalmente do nada, um grupo de vinte ou trinta militares que lhes apontaram as armas e lhes barraram a passagem. Nesse mesmo instante surgiram mais dois grupos, igualmente numerosos, e que se dispuseram à volta dos seis formando uma espécie de malha em semicírculo. Era como se estivessem a chover reforços de todos os lados. As ruas que até há bem pouco estavam despidas de movimento, enchiam-se agora de gente vinda de todos os cantos, becos e <text:span text:style-name="T10">ruelas</text:span>. Mas apenas militares do exército. Durante a noite nenhum civil estava autorizado a circular pela cidade para além da meia noite e trinta minutos, sob pena de não voltar à sua cama e ter de ir passar pelas <text:soft-page-break/>brasas nos calabouços.</text:p>
      <text:p text:style-name="P7"/>
      <text:p text:style-name="P7">Estavam completamente cercados pelos homens de Kondar. Ouviram-se várias rajadas de metralhadora a deslizar no ar. Não disparavam sobre o sexteto, mas sim sobre um grupo mais lesto e afoito de prisioneiros que entretanto havia saído das profundezas do cárcere subterrâneo. A sua fuga rumo à tão ansiada liberdade foi bastante curta, mas o preço que pagaram pelo atrevimento foi máximo. Nem um logrou escapar. Todos os que o tentaram, acabaram abatidos por terra como se de animais selvagens se tratassem. A tristeza apoderou-se dos corações daqueles que ao tentarem fazer algo de bom, acabaram por se ver consagrados como cúmplices no despoletar de mais uma matança sem razão de ser. Uma voz de comando fez-se ouvir alto e bom som: </text:p>
      <text:p text:style-name="P7">- Entreguem as vossas armas!.. Já! - O dono do timbre grave deveria ser o oficial mais graduado de entre todos aqueles militares, pois era ele quem dava as ordens. Fez com que lhes tirassem as mochilas também. - Levem-nos imediatamente ao general! - Ordenou de seguida. - Ele que vê-los... Com certeza estará satisfeito por termos apanhado esta escumalha. - Os três homens e a mulher foram escoltados até ao palácio-quartel. Quanto aos outros dois, não mais se soube o destino que tiveram. Joshua estava redondamente enganado quando dissera à irmã que tudo estava bem. Na realidade, tudo estava<text:span text:style-name="T10"> pior do que mal.</text:span></text:p>
      <text:p text:style-name="P12"/>
      <text:p text:style-name="P7">Um pequeno grupo de guardas apresentou os prisioneiros nos aposentos de Kondar, onde este os recebeu com exaltação. <text:s/></text:p>
      <text:p text:style-name="P7">- Finalmente!... Com que então julgavam que podiam vir à minha cidade... Fazer o que queriam... Gozar com a minha cara... e ainda por cima escaparem daqui com vida?.. Não, não, não... Ora isso não seria justo, pois não?... - Respondendo ao sinal do chefe, um dos encorpados brutamontes empurrou Filipp para a frente de Kondar. Os outros três ficaram um pouco mais atrás, cada um deles bem seguros por dois homens cada.</text:p>
      <text:p text:style-name="P7"><text:soft-page-break/>- O que queres de nós, afinal? - redarguiu Filipp.</text:p>
      <text:p text:style-name="P7">- Ora... Mas que pergunta mais idiota! Não sei como estes paspalhos confiam as suas vidas a um ignóbil como tu... Todos sabemos o que eu quero... Quero o mesmo que vocês querem... - Dirigiu-se à vitrina onde guardava os amuletos sagrados e retirou do seu interior um dos medalhões que posteriormente exibiu defronte de todos. - ... Quero os medalhões de Arzgon... Todos eles!... Quero conhecer o que guardam. Os segredos que encerram... O porquê de tanto medo e mistério em redor da sua existência. <text:span text:style-name="T10">O seu olho defunto voltou a brilhar.</text:span></text:p>
      <text:p text:style-name="P7">- Não sei do que estás a falar!... O que é isso? - Respondeu o capitão, fazendo-se passar por um palerma que nada sabia sobre o assunto. Kondar riu-se na sua cara e aproximou-se. Espetou-lhe um valente bofetada com a palma da mão que lhe virou a cara para o lado oposto. Logo de seguida, antes que o pescoço de Filipp tivesse tempo de voltar à posição inicial, enfia-lhe um soco tremendo no abdómen que o deixou encolhido e praticamente sem fôlego. A dor provocada pela falta de ar nos pulmões era agonizante. Denis tentou reagir. Queria libertar-se dos braços que o subjugavam para defender o seu amigo, mas a tentativa revelou-se infrutífera e não foi muito além da mera intenção. Kondar recuou um passo para trás.</text:p>
      <text:p text:style-name="P7">- Para teu bem... E dos teus amigos... É melhor que não te faças de engraçado... Eu hoje não estou com muita pachorra para piadas!... Sabes... Acordei do lado errado da cama. - Temerário e imprudente, Joshua insurgiu-se contra ele:</text:p>
      <text:p text:style-name="P7">- Tu metes-me nojo! - Disse. Desta vez Kondar não se riu. O seu cínico sorriso havia-se evaporado por completo. Mas o tom irónico continuava.</text:p>
      <text:p text:style-name="P7">- Olha o pirralho a tentar armar-se em grande em frente dos amigos... Espera aí... - Kondar tombou ligeiramente a cabeça sobre o ombro e olhou de lado para Filipp, voltando depois a depositar o olhar sobre o jovem. - ... Tu deves ser o Joshua, não?... Pois claro. Então és tu que tens um dos meus medalhões.</text:p>
      <text:p text:style-name="P7">- Vai-te foder! - gritou o rapaz a arder de raiva. Kondar chegou-se ao pé dele e estendeu-lhe uma <text:soft-page-break/>mão apertada em volta do pescoço. Por pouco não o fazia despegar os pés do chão.</text:p>
      <text:p text:style-name="P7">- Já te disse para não te armares em valente comigo... Onde está o meu medalhão? - E comprimiu ainda mais a traqueia do jovem. É precisamente nessa altura que atenta no cordão que envolvia o pescoço do rapaz, um pouco abaixo da sua mão. - Trá-lo contigo, não trazes? - Soltou-o. Meteu-lhe a mão por dentro da gola da camisola e arrancou-lhe o medalhão do peito, regozijando-se. <text:s/>- Agora só me falta o sétimo e último... Em breve terei a tecnologia e o conhecimento que eles receavam... Aquele velho casmurro vai dar voltas de arrependimento na tumba... - O halo brilhante voltou a surgir na íris artificial. Joshua continuava afoito e sem papas nas língua.</text:p>
      <text:p text:style-name="P7">- Mas ainda te falta um e nunca o conseguirás... <text:s/>Podes matar-nos a todos mas nunca descobrirás onde está.</text:p>
      <text:p text:style-name="P7">- Isso é que tu pensas, meu rapaz. Não sei se sabes mas colocámos um aparelho transmissor na vossa nave. Vocês próprios levar-nos-ão ao medalhão e... Quem sabe... talvez até à base da vossa ridícula resistência, não é?... Em breve o vosso patético grupo de combatentes não será mais do que um monte de cinzas. Uma lembrança do passado... E a tua irmã... - Joshua estava vermelho de tanto ódio e raiva que lhe corriam no sangue. Tinha as veias do pescoço e da testa prestes a rebentar. Filipp permanecia ligeiramente curvado sobre os joelhos, tentando apaziguar a incómoda dor abdominal que continuava a sentir. Nunca havia recebido um murro tão violento e de consequências tão duradouras. </text:p>
      <text:p text:style-name="P7"/>
      <text:p text:style-name="P7">Denis, que até àquele momento nada dissera, decide juntar-se à conversa. Ele estava convicto que Filipp ainda tinha o detonador com ele, e acabava de ter uma ideia onde essa peça poderia encaixar. Mirou fixamente o capitão de forma a levá-lo a aperceber-se desse mesmo gesto. Quando conseguiu atrair a sua atenção, piscou-lhe discretamente o olho e disse em voz alta: </text:p>
      <text:p text:style-name="P7">- E o que pensas fazer se encontrares a base da resistência... - Posteriormente, lançou novo olhar de soslaio ao amigo e deu um ênfase especial à próxima palavra que proferiu: <text:s/>- ... Rebentar, com <text:soft-page-break/>aquilo tudo? - Filipp demorou um segundo ou dois a assimilar o significado da expressão. Depois lembrou-se do que trazia no bolso e correspondeu ao apelo do camarada com um reduzido e disfarçado aceno de cabeça. Kondar continuava cego pela perspectiva de poder vencer em duas frentes, e por isso de nada se apercebeu.</text:p>
      <text:p text:style-name="P7">- Neste momento tenho cerca de três mil homens a caminho de Lostval... Em breve... - Depois alguma coisa o terá feito repensar no que ia a dizer, impedindo-o de concluir a sentença. - Espera lá... Se a vossa nave está em Lostval, como diabos é que vocês chegaram aqui?... - E estava prestes a descobrir a resposta por si só quando Filipp achou que chegara a altura ideal para desafiar a sorte. Aproveitando um ligeiro momento de distracção em que nenhum dos guardas estava a olhar para ele, meteu a mão ao bolso e carregou no botão do detonador. Ouviram-se, quase de imediato, três ou quatro estrondos enormes. Um rol de barulhos provocado por uma sequência de explosões em cadeia.</text:p>
      <text:p text:style-name="P7">- Estamos a ser atacados! – Gritou um dos guardas. Quase ao mesmo tempo, começou a ecoar ao longe a sirene de alarme dando conta que estaria a ocorrer um ataque à cidade. Um ataque fantasma, neste caso.</text:p>
      <text:p text:style-name="P7"/>
      <text:p text:style-name="P7">Com toda a gente apanhada desprevenida gerou-se a confusão total. Alguns guardas, manifestamente agitados, saíram logo a correr da habitação. Também os homens que seguravam Helen, Denis e Joshua acabaram por afrouxar a prisão que exerciam sobre os seus respectivos membros superiores. Situação que os dois homens depressa aproveitaram para se libertarem, recorrendo de forma lesta e contundente ao uso da força. Filipp, que nesse momento estava por detrás de Kondar, ergueu-se de rompante e espetou-lhe um forte pontapé nas costas, deitando-o soalho. Sentiu um prazer enorme no acto. Depois, atirou-se sobre o corpo dele e roubou-lhe o medalhão que entretanto Kondar deixara fugir da mão. Quase em simultâneo, dá-lhe um valente soco na cara, impactando-a contra a dura pedra que forrava o chão. A sensação soube ainda melhor <text:soft-page-break/>do que na primeira vez. É incrível como a vingança pode ser muito doce, por vezes. O rebuliço criado foi imenso. No meio de tanta confusão ouviram-se alguns tiros. Joshua conseguiu roubar a arma a um dos guardas, e com dois tiros atingiu mortalmente igual número de adversários; precisamente os dois gajos que mais perto estavam de Helen. Denis apanhou outra semiautomática que jazia tombada por terra, abandonada por um daqueles corpos <text:span text:style-name="T10">entretanto</text:span> desprovidos de motorização. Filipp aproveitou a cobertura do caos e correu para a vitrina, retirando o seu precioso conteúdo para dentro dos bolsos do casaco. Foi tudo extremamente rápido e confuso, de tal forma que se aproxima bastante do inenarrável. </text:p>
      <text:p text:style-name="P7"/>
      <text:p text:style-name="P7">Acabaram por conseguir abrir caminho a tiro para fora da sala onde se encontravam. Lograram sair de lá deixando atrás de si cinco guardas mortos, ou, senão tanto, pelo menos severamente feridos, e um Kondar estendido no chão a tentar recuperar do brusco enxerto de porrada que levara.</text:p>
      <text:p text:style-name="P7"/>
      <text:p text:style-name="P7">- Temos de sair daqui! - Gritou o capitão. - Joshua!... Chama a Fénix, rápido! - Ficaram bloqueados por breves instantes no proeminente varandim do primeiro andar. Cá em baixo, no átrio oval, <text:s/>havia alguma oposição que disparava incessantemente na direcção dos quatro. Que raios!..., eles disparavam para tudo quanto se mexia. Denis levava Helen presa pelo pulso e tentava protegê-la o mais que podia. Pelo seu lado, tudo o que ela fazia era gritar a plenos pulmões de cada vez que uma bala batia perto.</text:p>
      <text:p text:style-name="P12"/>
      <text:p text:style-name="P7">As escadas para o rés do chão estavam precisamente do lado contrário onde se encontravam, e era exactamente por lá que vinham mais quatro ou cinco guardas a subir. Os quatro amigos tentavam proteger-se e ripostar o melhor que podiam, enquanto seguiam agachados e tentavam circundar em volta do varandim. Suspenso no meio da sala, havia um luxuoso e imponente candelabro recheado de lâmpadas em espiral, e que estava decorado com cristais brancos e azuis. Estaria uns bons quatro <text:soft-page-break/>metros acima do chão, mas isso não fez com que Joshua pensasse duas vezes antes de decidir atirar-se sobre ele. Quando alcançou algum equilíbrio, ainda que precário, dependurou-se pelos braços e saltou para o chão. Rebolou duas ou três vezes até chegar junto da parede e começou a disparar contra tudo o que se passeava pelo andar de baixo, dando-se o caso de conseguir apanhar dois dos tipos que subiam a meio das escadas. Lá em cima, Filipp, Denis e Helen já tinham dado mais de meia volta ao varandim. Só que cada vez que avançam dois ou três metros eram forçados a deitar-se ou a baixar-se por detrás das colunas de pedra que compunham a estrutura. O avanço era lento e banhado de perigos porque havia sempre mais alguém a aparecer de um canto qualquer, cegamente disposto a projectar balas sobre eles. E outro desses foi o próprio Kondar. Já recuperado, acabava de se mostrar à porta do quarto, gritando e despejando balázios contra os três que permaneciam lá por cima. Joshua apercebeu-se disso e tentou dar maior cobertura aos outros, tendo agora como alvo adicional (e preferencial) o próprio general. A troca de tiros continuou durante mais uns dois ou três minutos. Havia pedaços de vidros, porcelana, madeira, estuque de parede e outros materiais a dispersarem-se em estilhaços por todo o lado. Aproveitando uma pequena aberta no meio do enxame de pólvora e metal, os dois homens e a mulher conseguiram descer até ao rés do chão. </text:p>
      <text:p text:style-name="P7"/>
      <text:p text:style-name="P7">- Vamos! Vamos!... Sigam-me!... Por aqui! - Berrava Joshua no meio da confusão, <text:s/>enquanto tentava abrir caminho pelo mesmíssimo corredor largo por onde tinham entrado há pouco. Olhou para trás e pode ver os outros três a segui-lo. Filipp vinha uns metros mais atrás, mais ou menos sob o arco que fazia a ligação entre o espaçoso átrio e entrada do corredor. Conseguiu lá chegar aproveitando a preciosa ajuda da cobertura balística proporcionada por Joshua. Agachou-se junto à esquina da intersecção e tentava agora ser ele a dar protecção à retirada de Denis e Helen, os quais estavam uns metros mais para trás. Estavam os dois encurralados por detrás de uns enormes vasos de mármore branca que serviam de suporte a umas roliças plantas helicoidais, mesmo ao lado das escadas. No meio de tanto tiroteio, até as lâmpadas do lustre e das paredes começavam a estourar num festim <text:soft-page-break/>frenético, vitimas inocentes das balas perdidas nas trajectórias. Gerou-se um efeito de relampejar artificial no interior do edifício, algo que teve tanto de belo como de perigoso. Uma sensação estranha atravessou a mente de Joshua enquanto corria pelo corredor e disparava <text:s/>desalmadamente sobre os inimigos que lhe surgiam pelo caminho. Lembrava-se de um sonho que tivera em tempos. Um sonho que não acabara nada bem.</text:p>
      <text:p text:style-name="P7"/>
      <text:p text:style-name="P7">Cá fora a confusão não era menor do que lá dentro. Havia dezenas ou mesmo centenas de militares a correrem de um lado para o outro. Atonteados e atarantados, deambulavam desorganizados sem perceberem muito bem o que estava a acontecer. O que mais os desorientava era o facto de não serem capazes de ver o inimigo que os atacava. Instalou-se o caos total naquela parte da cidadela. Os barracões anexos à fábrica, que entretanto quase desaparecera do mapa, começavam também a arder. Pequenas explosões sucediam-se umas a seguir às outras, um pouco por todo a parte.</text:p>
      <text:p text:style-name="P7"/>
      <text:p text:style-name="P7">Nina e Mariya deparavam-se com Norvelite no horizonte. À distância que se encontravam, já podiam ver pela janela do “<text:span text:style-name="T1">cockpit</text:span>” os clarões provocados pelas explosões e pelas labaredas dos incêndios que se lhes seguiam. A noite escura e fria parecia estar animada para as bandas de Norvelite. No seu intimo, estavam certas de que os três homens seriam com toda a certeza os responsáveis pelo grandioso espectáculo pirotécnico com o qual iriam ser presenteadas à chegada. Enquanto que para elas as duas a noite ainda poderia estar prestes a aquecer, o mesmo não se poderia dizer para aqueles seres que embrenhados nela lutavam em terra. Para esses, temperaturas mais elevadas só seria possível encontrá-las nos confins do inferno e a meio do verão.</text:p>
      <text:p text:style-name="P7"/>
      <text:p text:style-name="P7">- Cuidado!... Nas tuas costas! - Gritou Denis. Filipp voltara-lhas por breves momentos para perceber o estado e a localização exacta de Joshua. <text:s/>Ao escutar o aviso do colega, Filipp virou-se o mais repentinamente que pôde ordenar aos seus reflexos. Fê-lo justo a tempo de atestar o preciso <text:soft-page-break/>momento em que um dos servos de Kondar chegava perto dele e lhe apontava uma espingarda à cabeça. Na iminência do premir do gatilho alheio ficou sem reacção. O seu cérebro embasbacado parou de raciocinar, como que assolado pela visão de um fantasma que o aprisionava num campo de forças invisível. Ouviu-se um disparo e umas gotas de sangue quente esguicharam para o ar.</text:p>
      <text:p text:style-name="P7"/>
      <text:p text:style-name="P7">O tipo caiu em cima do peito de Filipp, depositando todo o seu pesado corpo sobre o dele. Se não fosse pelo disparo certeiro de Denis, Filipp teria com certeza sido morto naquele preciso instante.</text:p>
      <text:p text:style-name="P7"/>
      <text:p text:style-name="P7">Sentia-se vitima de um atropelamento por parte de comboio descarrilado, do qual miraculosamente saíra ileso. O curioso da questão é que este tipo de sentimento não fora gerado pelo facto do corpo do seu oponente ter aterrado em cima de si, mas sim por lhe ser próxima aquela cabeça ensanguentada que acabara de tombar sobre o seu ombro. </text:p>
      <text:p text:style-name="P7">- Albert! - Exclamou admirado. - Não acredito! Albert és tu? Consegues ouvir-me?... Sou eu... O James. - Como as balas não paravam de chover perto teve de se afastar. <text:s/>Arrastou o outro com ele. Completamente abstraído e injectado com doses megalómanas de descrédito, esqueceu por momentos o aparatoso cenário em que estava metido. Tudo à sua volta parecia fluir em câmara lenta, e ele até se esquecera de Denis e Helen. Joshua gritava de forma quase inaudível no fundo do corredor:</text:p>
      <text:p text:style-name="P7">- Está livre!... Podem vir! O que é que estão à espera?... - Por estar distraído e com a guarda levantada, o rapaz foi incapaz de antecipar o momento em que lhe caiu em cima um tipo com o qual se envolveu depois numa agitada bulha<text:span text:style-name="T10"> corpo a corpo</text:span>.</text:p>
      <text:p text:style-name="P12"/>
      <text:p text:style-name="P7">Alheio a tudo o que fosse escaramuça estava Filipp, que continuava a tentar arrancar palavras da boca do tipo quase morto que ele jurava ser Albert, o pai de Joshua e de Mariya. O sujeito pestanejava a uma velocidade impressionante. Algo na sua cabeça deixara de funcionar com o tiro <text:soft-page-break/>que lhe arrancara um pedaço considerável de carne junto da têmpora esquerda. </text:p>
      <text:p text:style-name="P7">- Albert! - Insistiu Filipp, abanando-lhe e beliscando-lhe as bochechas. Continuou a manobra de reanimação até que viu o pestanejar descontrolado estabilizar um pouco.</text:p>
      <text:p text:style-name="P7">- Ja.. James?... <text:s/>- Respondeu, com gaguejo mas consciente.</text:p>
      <text:p text:style-name="P7">- Sim, Albert... Sou eu... o James!</text:p>
      <text:p text:style-name="P7">- James... és mesmo tu? <text:s/>- Filipp estava certo, a última barreira de incerteza dissipara-se. Era Albert, sem qualquer sombra de dúvida. A sua pele estava esquisita, desfigurada e de aparência pouco saudável, como era aliás apanágio dos soldados <text:span text:style-name="T1">Drombies,</text:span><text:span text:style-name="T8"> mas não se apresentava transformada o suficiente para que persistissem quaisquer duvidas sobre a identidade do seu dono</text:span>. Efectivamente, tinha diante de si o amigo que há muito perdera. Ou melhor, aquilo que restava desse homem.</text:p>
      <text:p text:style-name="P7"/>
      <text:p text:style-name="P7">Por muitos anos julgara-o morto. Vira Albert pela última vez numa quinta-feira ao cair da tarde, há cerca de quatro atrás para ser mais preciso, na terrível batalha de dois dias de Ashton, naquela que foi a segunda das batalhas nas colónias. Foi mais ou menos nessa altura que se perceberam os verdadeiros intentos da peregrinação de destruição que o exército de Kondar encetara no terreno. Uma cavalgada que já antes havia deixado um rasto de destruição em Fertiza. Foi quando algumas gentes (na verdade apenas uma minoria) tiveram a noção exacta daquilo que ele buscava: Os medalhões de Arzgon. O motivo e a desculpa para a louca sede sanguinária do “general”. </text:p>
      <text:p text:style-name="P7"/>
      <text:p text:style-name="P7">Foi durante esse período <text:span text:style-name="T10">tumultuoso e conturbado</text:span> que se deu a formação de um pequeno grupo de resistentes que se auto-rotulou como; Força Libertadora de Zarzgon, ou F.L.Z. de modo abreviado. São estas as três letras que, sob a forma de tatuagem, identificam todas aquelas pessoas que ao lado do grupo lutam pelo restabelecer da ordem no seio da terra colonizada. Foi igualmente nessa altura que Albert pediu a Filipp que resgatasse os seus filhos caso o conflito se viesse a repetir e a alastrar para Tarein, como se supunha. O progenitor dos jovens nunca havia chegado a ver a Fénix, mas de <text:soft-page-break/>tanto ouvir o seu amigo tagarelar sobre a aquisição que tinha eminente, fê-lo prometer-lhe que a usaria para a salvaguarda dos seus rebentos. Filipp cumpriu a sua promessa.</text:p>
      <text:p text:style-name="P12"/>
      <text:p text:style-name="P7">Decorria o derradeiro dia de combates. Albert pertencia a um pequeno grupo de combatentes chefiado por James. <text:s/>Seguindo ordens do próprio Filipp, o grupo acabou por se fraccionar em dois, numa tentativa corajosa e de último recurso para que se ocupassem posições estratégicas junto ao rio Potaid, <text:s/>às portas da cidade de Ashton. Uma opção que por ela própria veio a provar ser totalmente inconsequente, deveras desastrosa. Devido a um erro de avaliação das condições topográficas do terreno e de quantificação das forças inimigas na zona, o segundo grupo, do qual fazia parte Albert, viu-se subitamente emboscado e encurralado junto à margem esquerda do rio. O deficiente cálculo do líder do grupo fez com que a missão fracassasse <text:s/>redondamente. Aquilo que aconteceu em seguida foi um autêntico massacre, de tal forma que não passaria (e não passou) pela cabeça de ninguém que pudessem dali ter saído quaisquer sobreviventes. Mas na realidade houve-los. Pouco depois, a grande maioria das tropas rebeldes que não havia sido exterminada até então, acabava por se entregar sem condições ao exército de Kondar. Naquele dia muito poucos foram os que lograram escapar incólumes daquele campo de batalha infernal. Filipp fora um desses poucos felizardos, Albert também, mas infelizmente este seu amigo acabou por cair num pesadelo ainda maior. Viria a tornar-se num dos primeiros recrutas de uma elite de soldados que começava a ser experimentada em laboratórios de Norvelite, da qual já todos conhecemos o nome e os feitos.</text:p>
      <text:p text:style-name="P12"/>
      <text:p text:style-name="P7">- O Joshua... e a Mariya?... Onde?... - Articulou Albert, com hesitação e maior dificuldade.</text:p>
      <text:p text:style-name="P7">- Eles estão a salvo, Albert... Os dois... Consegui resgatar os dois. - Filipp tinha as emoções à flor da pele e ainda não estava verdadeiramente em si. Lutava para conter as lágrimas.</text:p>
      <text:p text:style-name="P7">- O Joshua?... Onde está?... O medalhão?... - As palavras de Albert não perfaziam uma frase completa mas Filipp julgava entender o que ele pretendia dizer com elas.</text:p>
      <text:p text:style-name="P7"><text:soft-page-break/>- Sim! O Joshua tem o medalhão... Temos os outros também... Aquele rapaz parece ter mesmo algo de especial dentro dele... É um bom rapaz e... um lutador feroz! - O corpo de Albert estremecia-lhe nos braços.</text:p>
      <text:p text:style-name="P7">- Não... Não estás a perceber... O medalhão... - Redarguiu Albert. Depois continuou:</text:p>
      <text:p text:style-name="P7">- ... Não é ele... É a irmã... Só a Mariya pode... As suas mães não... - A cabeça de Albert agitou-se num duplo espasmo. - Desculpa-me... <text:s/>desculpa... - À <text:span text:style-name="T10">posteriori</text:span>, nem o mais delicado dos sons teve o atrevimento de se lhe esquivar das cordas vocais. Havia chegado a sua hora de partir. Filipp abanou-o com insistência, mas sem êxito algum. O seu amigo estava mesmo morto. Acabara de falecer no aconchego dos seus braços. Filipp quedou-se absurdamente estonteado.</text:p>
      <text:p text:style-name="P7">- “O que quereria ele ter dito com as últimas palavras? Que o medalhão não pertencia a Joshua?... Seria para Mariya?... A frágil e franzina Mariya? Mas como? Então e como explicar as capacidades <text:s/>fora do normal que Joshua desenvolvera nos últimos tempos?... E porquê o pedido de desculpas?... E porque dissera <text:s/>“mães” no plural?... Seriam apenas delírios de um homem moribundo ou algo mais?”. - Filipp estava completamente absorto em pensamentos, e assim ficou por um bom pedaço, pelo menos até ao instante em que foi abruptamente interrompido.</text:p>
      <text:p text:style-name="P7"/>
      <text:p text:style-name="P7">- Mas que merda estás tu a fazer? - Denis, que entretanto conseguira chegar até junto de Filipp, gritava com ele ao mesmo tempo que quase lhe arrancava o braço direito de tanto o puxar. Um puxão vigoroso que acabou por se revelar libertador, despertando Filipp para a dura realidade que se estendia à volta. - Mas que merda se passa contigo?... Quem é esse tipo?... Temos de sair!... Vamos! - Insistiu Denis. Joshua era outro que esbracejava com veemência, <text:span text:style-name="T10">impaciente.</text:span></text:p>
      <text:p text:style-name="P7">- Mas o que esperam?... A Fénix está aqui! - Gritou acenando com o aparelho transmissor/receptor numa das mãos. Filipp levantou-se, e os dois homens e a mulher encetaram uma rápida corrida na direcção do rapaz, no sentido da saída para o exterior. Cá fora alguém montara um verdadeiro cenário de batalha, uma espécie de circo de guerra, pejado de figurantes.</text:p>
      <text:p text:style-name="P7"><text:soft-page-break/><text:s/></text:p>
      <text:p text:style-name="P7">Por cima da barreira que barricava a cidadela puderam testemunham o aproximar de um enorme passarão revestido a aço, titânio, vidro e plástico, que emergia pelo lado oeste. Correram para uma zona central, mais aberta e desprovida de obstáculos próximos. No meio do tumulto, era a Fénix que passava a ser o alvo da artilharia mais pesada que a partir de terra disparava sem saber ao certo contra quê ou contra quem o fazia. Podiam ver-se as faiscas provocadas pelo impacto dos projecteis na blindagem da nave. Em pleno ar, as duas mulheres ripostavam o melhor que podiam e sabiam, ao mesmo tempo que tentavam aproximar-se de quatro vultos familiares que se movimentavam debaixo de fogo cruzado, lá em baixo junto ao solo. No meio da correria, Helen, que seguia atrelada ao braço de Denis, gritava pelo nome de Gorthan, relembrando-os do destino que acossara o seu amado. Denis, assustado e displicente, <text:s/>caiu na asneira de dizer o seguinte:</text:p>
      <text:p text:style-name="P7">- <text:s/>Ele já deve estar morto. Não há nada a fazer! - E nessa altura ela alivia a pressão que os dedos da sua mão efectuavam sobre o antebraço dele. Depressa ficou isolada um bom par de metros atrás dele. Helen levou as mãos à cabeça e puxou pelo seu próprio cabelo, num acto de puro angustioso de puro desespero. Denis tentou voltar a pegar-lhe de pronto, só que a rajada de uma arma automática que ricocheteou junto às suas pernas, impediu-o de chegar novamente junto dela. De qualquer das formas, e mesmo que ele o tivesse conseguido fazer, para ela já seria tarde demais. De braços bem abertos, Helen deixa fluir um último repuxo de sangue pela boca, num efémero segundo que teve lugar precisamente antes de cair desamparada para a frente e já sem ponta de vida a fluir-lhe pelas entranhas. Helen fora abatida.</text:p>
      <text:p text:style-name="P7"/>
      <text:p text:style-name="P7">Apesar do infortúnio, desta vez ninguém sentiu os nervos paralisarem. A Fénix estaria sensivelmente a cerca de cinquenta metros de distância deles. E os olhos dos três homens nada mais aceitavam.</text:p>
      <text:p text:style-name="P7">- Só precisamos aguentar mais um pouco! - Berrou Filipp, no meio do remoinho de poeira que se <text:soft-page-break/>formara devido à aproximação da nave. Uma agitação causada em grande medida pelo efeito dos motores de estabilização horizontal, cuja direcção e potência haviam sido propositadamente alteradas por Nina, de forma a intensificar aquela consequência. Mas aterrar ali debaixo de tamanho fogo cerrado estava completamente fora de questão, e todos se excepção tinham percepção disso.</text:p>
      <text:p text:style-name="P7"/>
      <text:p text:style-name="P7">O porão de carga abriu-se lentamente. Do seu interior, de modo célere, começa então a baixar um guindaste. O mesmo método que antes fora utilizado para descer o robot, agora teria de servir para subi-los a bordo. Do lado de dentro, era Mariya quem detinha a responsabilidade de controlar o funcionamento do mecanismo.</text:p>
      <text:p text:style-name="P7"/>
      <text:p text:style-name="P7">Filipp foi o primeiro a agarrar o gélido cabo. Fê-lo quase que exclusivamente guiado pelo tacto, pois no meio da confusão a visibilidade ficara à beira da extinção. Apesar de estarem todos separados por poucos metros, quase que não se conseguiam enxergar uns aos outros. Mas por outro lado, também os soldados inimigos, atarantados e <text:span text:style-name="T10">pegados</text:span> de surpresa pelo holocausto que se passava à volta, não os podiam ver a eles. Para Nina era extremamente complicado estabilizar suficientemente o aparelho para conseguir subi-los a todos depressa. Principalmente <text:s/>porque ao mesmo tempo que tentava uma operação tão delicada, a nave sofria com os impactos dos quais iam resultando danos múltiplos e consideráveis. Denis foi o senhor que se seguiu, e mesmo durante a sua puxada para cima continuava a disparar para as redondezas, para o nada. Curiosamente, não conseguia entrever Joshua à medida que se elevava. A razão porque não conseguia vê-lo era porque ele havia começado a agir como um verdadeiro desvairado, que nem um autêntico lunático. Em vez de se aproximar do local da recolha, tinha-se afastado um boa mão cheia de metros, provocando e disparando sobre todos os soldados que se iam acercando do ponto de encontro. </text:p>
      <text:p text:style-name="P7">- O que é que fazes, miúdo?... Vamos, Joshua!... Depressa!... Estás louco?... Despacha-te! - Gritou Denis quando lhe conseguiu pôr o olho em cima. Pelo menos achou que havia gritado, pois nem ele <text:soft-page-break/>próprio se conseguia ouvir, tal não era a barulheira infernal que se fazia sentir no local. Joshua andava desorientado e inebriado pelo “<text:span text:style-name="T1">cocktail</text:span>” de adrenalina e testosterona que ele próprio fabricara. Berrava que nem um perdido, coisas inúteis como:</text:p>
      <text:p text:style-name="P7">- Tomem disto cabrões!.. - Querem mais?... Venham!... - Expelia estas e outras barbaridades do género ao sabor de um ritmo louco e trepidante. Parecia que não havia amanhã para ele. Julgava-se imbatível. Imortal!</text:p>
      <text:p text:style-name="P7"/>
      <text:p text:style-name="P7">Denis bradou o seu nome uma vez mais, o mais alto que os seus pulmões permitiram e que a sua garganta deixou passar sem dar sinal de fraqueza. Algum pingo de racionabilidade e consciência deveria ainda residir no espírito do jovem, pois desta vez ele correspondeu ao apelo. Mal Denis entrou na segurança do porão, Filipp, que entretanto unira esforços a Mariya, apressou-se a baixar outra vez o improvisado elevador. O coração da rapariga batia a um ritmo impressionante, quase se sobrepondo à algazarra do momento. No exacto momento em que o rapaz consegue agarrar a ponta do cabo, é atingido num dos ombros por uma bala perdida no calor do conflito. Um impacto que fez com que ele se deslocasse para o lado e perdesse o equilíbrio, caindo depois ao chão. Gerou-se um impasse, um período de enorme apreensão com alguma, senão muitíssima, aflição à mistura. A sua irmã soltou um daqueles gritos que se infiltram pelos tímpanos adentro, provocando uma dor penosamente incomodativa e dolorosa da qual pensamos que só a morte nos poderá libertar. <text:span text:style-name="T10">Agonizante, é o termo correcto.</text:span></text:p>
      <text:p text:style-name="P7"/>
      <text:p text:style-name="P7">Mas o rapaz foi relutante. Não ficou a lamentar-se e rapidamente <text:s/>se voltou a erguer sobre as suas decididas e pujantes pernas. À segunda tentativa foi mais feliz e conseguiu segurar-se à vida, abraçando fortemente o grosso fio de aço. Ainda a tracção ia a meio e já Filipp dava ordens a Nina para desaparecer dali para fora o mais rápido que conseguisse. Lá em baixo, os anéis de fogo que abrilhantavam a paisagem daquela ponta da cidade proporcionavam um novo colorido à entediante <text:soft-page-break/>escuridão. Conseguiram fugir.</text:p>
      <text:p text:style-name="P7"/>
      <text:p text:style-name="P7">O ambiente a bordo era de profunda consternação. Nem mesmo com a recuperação inesperada dos medalhões de Kondar, Filipp e os outros se sentiam felizes. Só que para o capitão o mal era maior. A dura realidade era aquela que contava que tinha perdido vários amigos em Norvelite. Perdera quatro, para ser mais exacto. E um deles, um dos melhores, perdera-o pela segunda e definitiva vez. Quanto ao ferimento de Joshua, veio-se a verificar que tudo não passara de um enorme e inofensivo susto. Tinha apenas um pequeno esfolamento <text:s/>na zona do deltóide, nada de especial. Apenas uma arranhadela superficial que por vontade dele nem sequer tinha sido tratada. No que diz respeito ao seu comportamento irresponsável, esse foi um assunto tocado apenas ao de leve pela sua irmã, mas ao qual ele não deu qualquer importância, esquivando-se habilmente à questão. </text:p>
      <text:p text:style-name="P10"/>
      <text:p text:style-name="P7">Na viagem de regresso a Largat falou-se de muita coisa, embora os temas principais <text:s/>da conversa fossem os medalhões e o estranho laboratório de soldados modificados. A questão do reencontro com o pai dos dois jovens acabou por se transformar num tabu que permaneceria apenas no interior do capitão. Quanto a essa matéria, ele não fazia a mínima ideia de como a abordar. Achou que até prova em contrário o melhor que poderia fazer seria levá-la com ele para a tumba. E também esperava que esse dia viesse tarde. Além daquilo que foi anteriormente referido, e tal como não poderia deixar de ser, foi igualmente feita uma referência a Gorthan e a Helen, mas principalmente ao primeiro, aquele que nunca chegaram a ver. Embora toda a gente estivesse de acordo que não podiam ter feito mais nada quanto ao destino que lhe fora impingido, haveria de ficar para sempre uma ínfima percentagem de “e ses?” no ar, e isso atormentá-los-ia durante algum tempo, sem sombra de dúvida. Filipp expressou a sua intenção de mais tarde fazer um simbólico ritual de homenagem aos dois amantes de Laferten, bem como ao seu velho amigo Krang Chen. O tal velhote simpático que um dia lhe tinha apresentado aquela que viria a ser a sua companheira no <text:soft-page-break/>altar. A sua esposa, e, consequentemente, a mulher que se tornaria amante de Albert. Neta do mesmíssimo Krang Chen e mãe do rebelde Joshua. Os dois jovens eram irmãos mas apenas de pai. Um segredo que juntamente com o seu guardião acabara de ser deixado para trás, algures enterrado nas eternas cinzas de Norvelite. </text:p>
      <text:p text:style-name="P7"/>
      <text:p text:style-name="P7">Com tantas emoções à mistura, do que toda a gente se esqueceu foi do papel decisivo que uma certa mascote metálica desempenhara no processo. E nem sequer deram conta quando, a meio do caminho de volta, o monitor que acompanhava o sinal do robot deixou de dar indícios de actividade. </text:p>
      <text:p text:style-name="P7"/>
      <text:p text:style-name="P7">Chegaram a Largat já de madrugada, justamente quando os braços quentes do sol começavam a despontar na aurora, afugentando diante de si a ressaca da escuridão. Todos estavam exaustos. A única excepção era o velho Eduard, cuja curiosidade parecia não conhecer limites. Queria saber todos os pormenores da aventura. Porém, só no final desse dia lhe concederiam o privilégio de ouvir a história por inteiro. </text:p>
      <text:p text:style-name="P7"/>
      <text:p text:style-name="P24">XIV – O segredo de Lostval</text:p>
      <text:p text:style-name="P8"/>
      <text:p text:style-name="P7">Estariam os nossos amigos ainda no principio do merecido sono reparador, quando o regimento de quase três mil homens enviado por Kondar chegava aos limites da zona conhecida como Lostval. Como era apanágio do clima <text:s/>da região, caía na altura uma miudinha e irritante chuva de convecção. Apesar disso, e não obstante se estivesse ainda nas primeiras horas do dia, o mercúrio dos termómetros começava já a expandir-se com grande à vontade. </text:p>
      <text:p text:style-name="P7"/>
      <text:p text:style-name="P7">Tomavam-se posições e ultimavam-se estratégias de ataque entre as hostes inimigas. Isto porque reinava a convicção que a base dos rebeldes ficaria algures nas redondezas. Pelo menos fora até ali que o dispositivo de localização conduzira o temível exército. Os homens da frente encontravam-se a menos de um quilómetro do local da última emissão do sinal, e foi mais ou menos nessa altura que as chefias deram ordens no sentido de se dividirem as tropas. Formaram-se então quatro batalhões de aproximadamente setecentos homens. Um dos agrupamentos seguia na frente em missão de reconhecimento, ligeiramente mais adiantado relativamente à posição dos outros três. Os pesados veículos de combate permaneciam na retaguarda, progredindo no terreno de forma mais compassada, sobretudo devido ao acumular de lama que brotava a jorros da superfície alagada. Quando os primeiros elementos do grupo da frente chegaram ao ponto de origem da última transmissão captada, não encontraram absolutamente nada. Pelo menos nada daquilo que estavam à espera de encontrar. Era uma ampla zona de clareira, rodeada por uma imensa mancha de vegetação verde, que assentava sobre uma parede de formações rochosas rasgadas e cheias de falhas. Na parte mais limpa, parecia que alguém ou alguma coisa tinha andado a remexer o terreno ensopado, deixando uns aglomerados de desperdício térreo como prova da sua passagem. Um aroma pestilento bafejava o ar. Um dos lideres do grupo resolveu aproximar-se de um daqueles bizarros montículos de matéria que fumegavam ao ritmo das gotas absorvidas. </text:p>
      <text:p text:style-name="P7"><text:soft-page-break/>- Mas que porcaria é esta?... Parecem restos humanos – Observou, quando viu o que lhe pareceu ser uma meia parte de um crânio, deveras envelhecido pelo passar agreste do tempo. De imediato comandou as tropas mais próximas para que vasculhassem todos os recantos nas imediações.</text:p>
      <text:p text:style-name="P7">- Separem-se! - Ordenou. - Procurem naquelas rochas!... Tem de haver aqui alguma coisa!... Devem estar escondidos nas cavernas! - A determinada altura, não muito depois do início do aparato de investigação, começou a soprar uma brisa quente e ligeira. Mas não se tratava de uma brisa normal, era algo mais parecido com um sopro esporádico e intermitente, animalesco de origem, e ao que tudo indicava era coisa proveniente do interior das saliências rochosas. Na realidade, aquele fluxo de ar aquecido e silencioso era sobretudo <text:s/>um pronuncio de morte. </text:p>
      <text:p text:style-name="P12"/>
      <text:p text:style-name="P7">De repente, espreitando à tona de quatro daquelas fendas, surgiram os torsos (se é que se lhes pode chamar assim) de alguns dos responsáveis pela peculiar morfologia da paisagem. Os “sopradores” eram criaturas semelhantes a minhocas gigantes, um tipo de verme de dimensões passíveis de fascinar até as mentes mais irrequietas. Quando <text:span text:style-name="T10"><text:s/>à caça,</text:span> espreitam à superfície e soltam os seus grunhidos ensurdecedores, entorpecendo os tímpanos e enfraquecendo os cérebros dos desventurados que têm a pouca sorte de as ouvir. O primeiro contacto com aqueles seres horripilantes descambou numa violenta retaliação armada por parte do exército <text:span text:style-name="T1">Drombie</text:span>. </text:p>
      <text:p text:style-name="P7"/>
      <text:p text:style-name="P7">Encontravam-se perante criaturas abomináveis com mais de uma quinzena de metros de comprimento e cerca de três de altura. Habitantes primitivos do planetóide que já ali viviam mesmo antes do processo de colonização. Bestas com um apetite voraz <text:s/>que, correspondendo inocentemente a um dos seus instintos básicos, procuravam apenas obter mais uma fácil refeição. E um bom repasto era exactamente o que elas tinham pela frente. Aquele tipo de criaturas alimentava-se de todo o tipo de matéria orgânica, fosse ela de origem animal ou de natureza vegetal. Após uma farta refeição poderiam hibernar durante um longo período de tempo, inclusive até por alguns anos. <text:soft-page-break/>A sua pele grossa e enrugada era acastanhada e parcialmente escamosa. O seu revestimento exterior era composto por algumas fileiras de salientes folículos pilosos, <text:s/>de cor negra, muito dispersos e erectos, perfeitamente visíveis bem acima da linha do dorso. Estes “pêlos” dorsais <text:s/>possuem uma glândula responsável pela produção de uma substância química, que devido à sua toxicidade pode ser letal ao toque para a maioria dos seres vivos. Para a própria espécie em questão, eles não passam de rudimentares mas imprescindíveis excretores de <text:span text:style-name="T10">feromônios</text:span>. Estes animais não possuem qualquer esqueleto interno, o que lhes permite uma maleabilidade e uma agilidade impressionantes. O corpo dos monstruosos bichos é ligeiramente afunilado, sendo um pouquinho mais largo numa das extremidades, a qual se consegue facilmente identificar como a correspondente à parte da cabeça. E é precisamente na área da cabeça, perto das bordas da abertura que poderia ser considerada como a boca do animal, que se pode ver uma dupla fileira de dentes pontiagudos que circunda a totalidade do perímetro bucal. É aí que tem lugar a primeira, e a mais penosa das etapas da longa viagem de digestão que aguarda as suas presas. Na parte central da cavidade bucal encontra-se aquela que será talvez a sua mais importante característica evolutiva; Uma proeminente membrana repleta de terminações nervosas com um orifício directamente ligado ao sistema pulmonar da criatura, que lhe permite detectar e literalmente sugar através de vácuo as presas para o interior da boca. As vitimas, que neste caso foram todos os infelizes lacaios que se encontravam no raio de alcance das criaturas, foram pura e simplesmente aspirados, tal como os aspiradores domésticos recolhem para os seu ventres a porcaria que lhes colocam por diante. Infortunados, muitos soldados acabaram assim por ser sugados, sem dó nem ponta de piedade, para um doloroso processo de mastigação e deglutição. Os seus gritos de dor e aflição exerciam severa concorrência ao ribombar esporádico dos trovões.</text:p>
      <text:p text:style-name="P10"/>
      <text:p text:style-name="P7">Os feitos destes seres rocambolescos são ainda mais admiráveis pelo facto de se tratarem de criaturas cegas. Mas apesar de não possuírem orgãos de visão, ou talvez mesmo em consequência <text:soft-page-break/>disso, desenvolveram os restantes sentidos de forma bastante apurada. Conseguem detectar as suas presas através das emissões de calor por elas emanadas, e por meio do sempre simples e infalível tacto. Na tal membrana multi-funções de que são detentoras, possuem umas ligações ao cérebro que lhes permitem criar uma imagem térmica da sua vitima. Conseguem assim perceber-lhes o tamanho, os movimentos, e a distância a que se encontram, com elevada e distinta precisão. As ditas criaturas, as quais passarei doravante a designar por<text:span text:style-name="T10"> “vermo-aspiradoras”, </text:span>haviam conseguido perceber as ligeiras vibrações no subsolo, à medida que os homens marchavam sobre o terreno. Isso despertara-as, anunciando-lhes que chegara a hora de um novo e almejado manjar. O próprio BUSTER tinha sido alvo da gula desmedida de uma dessas criaturas. O pobre havia sido desmembrado e andava agora aos rebolões contra a parede estomacal de um dos monstros. Fora apanhado nas redes de um elaborado aparelho digestivo cujo sector enzimático tentava sem êxito digeri-lo a qualquer custo. </text:p>
      <text:p text:style-name="P7"/>
      <text:p text:style-name="P7">Quanto aos tais montículos de matéria orgânica em decomposição que manchavam a paisagem do local, estes não passavam de meras sobras de refeições passadas das <text:span text:style-name="T1">vermo-aspiradoras</text:span>. Eram tão somente agregados de excrementos, nada mais para além de restos de defecação ou desperdícios de regurgitação. O derradeiro resultado de um processo digestivo que durava em média dois a três dias. </text:p>
      <text:p text:style-name="P7"/>
      <text:p text:style-name="P7">Morreram centenas de soldados. Uns foram engolidos pelas criaturas. Outros foram simplesmente varridos do mapa com valentes chicotadas de corpo dos monstruosos vermes. E enquanto alguns poucos pereceram de forma atroz e quase ridícula, momentaneamente empalados nos aguçados e duros pêlos sexuais das bestas, outros houve que sucumbiram vitimas do próprio fogo amigo, fruto do pânico <text:span text:style-name="T10">situacional</text:span> e do elevado grau de descontrole que ia aumentando de forma progressiva, à medida que mais habitantes das profundezas emergiam das suas tocas. </text:p>
      <text:p text:style-name="P7"/>
      <text:p text:style-name="P7">Apenas o poder de fogo do pesados <text:span text:style-name="T1">Sluthzer</text:span> teve algum efeito contraditório, embora na realidade <text:soft-page-break/>isso pouco mais tenha feito do que destruir algumas cavernas, empurrando e fazendo recuar os seus residentes para a protecção do subsolo. O inferno durou vinte longos minutos.</text:p>
      <text:p text:style-name="P7"/>
      <text:p text:style-name="P24">XV - A Floresta Negra</text:p>
      <text:p text:style-name="P8"/>
      <text:p text:style-name="P7">- É incrível! - Observou Eduard, fascinado com a história que lhe contavam. Aquilo que mais o impressionava era o relato da bizarra fábrica de soldados de Kondar - E agora?.. Qual será o nosso próximo passo? - Perguntou, incluindo de propósito a referência à sua pessoa na frase que acabara de proferir. Apesar da idade que tinha, sentia-se ainda com capacidade para embarcar neste género de aventuras. Além disso o seu intelecto era um trunfo com o qual podia sempre jogar. O assunto que ele despertou já havia sido discutido na viagem de regresso a <text:span text:style-name="T13">Largat</text:span>.</text:p>
      <text:p text:style-name="P7">- Agora?... Temos de voltar a Arzgon... Talvez amanhã. - Respondeu o sobrinho. - Temos de ir às tais minas e tentar desmistificar de uma vez por todas a origem e o mistério por detrás destes medalhões... Depois se verá... Acho que o devemos àqueles que por causa deles já perderam a vida. - Fez-se um segundo de silêncio. Um momento de introspecção que no seu auge foi interrompido pelo inesperado tocar do telefone. Eduard atendeu. Ligavam da base.</text:p>
      <text:p text:style-name="P7">- O general Harris gostava de falar contigo, James. - Filipp dirigiu-se para o telefone, <text:s/>mas a meio da deslocação Eduard decidiu desligar a chamada. - Não! - Disse o velho, abanando a cabeça por perceber a surpresa do outro relativamente ao seu acto aparentemente precipitado. - Não era ele ao telefone, mas ele gostava de falar contigo pessoalmente... Assim que puderes... Queriam apenas deixar este recado.</text:p>
      <text:p text:style-name="P7">- Bom!... Então nesse caso é melhor ir já. Provavelmente quer saber novidades da nossa expedição. <text:s/>- Filipp dirigiu-se para o elevador e saiu sem demoras, aproveitando de forma cínica o embalo do pretexto. Se tivesse que ser honesto consigo próprio ou com os colegas, teria de confidenciar que a calmaria e a falta do rebuliço do ambiente militar depressa o <text:span text:style-name="T10">entediavam</text:span>. Mal podia esperar para falar com o general. Certamente que Harris se quereria pôr ao corrente de tudo o que passara em Norvelite. Com o misto de excitação e cansaço a deturpar-lhes o raciocínio aquando da chegada a Largat, nem ele nem ninguém da tripulação se lembrara que Harris também tinha sido parte <text:soft-page-break/>integrante da aventura inicial. Mais do que um gesto de boa educação, era uma obrigação informá-lo.</text:p>
      <text:p text:style-name="P7"/>
      <text:p text:style-name="P7">Eduard retomou a conversa, quebrando o fino gelo que se solidificara aquando do telefonema e da consequente saída de James. </text:p>
      <text:p text:style-name="P7">- Pelos vistos a minha geringonça improvisada de código Romes deu bons resultados... - Comentou, satisfeito.</text:p>
      <text:p text:style-name="P7">- É bem verdade! - Reparou Nina. Se não fosse por esses aparelhos nada disto teria sido possível... Interceptar-nos-iam as comunicações com facilidade... Eu sei bem como funcionam essas máquinas!</text:p>
      <text:p text:style-name="P7">- E não nos podemos esquecer do papel do BUSTER... - Acrescentou Mariya, tocando sem má intenção na ferida aberta no <text:span text:style-name="T10">âmago</text:span> do velhote. - ... Sem ele <text:s/>é que nada disto teria resultado. Para ser franco tenho mesmo de dizer que o propósito da moça era levar algum consolo ao coração do velho. - A sargento Nina aprovou:</text:p>
      <text:p text:style-name="P7">- Tens toda a razão, Mariya!... Por falar nisso, que será feito dele? - Denis e Joshua mantinham-se à margem da conversa. Aliás, o primeiro acabara mesmo de se deixar dormir no conforto do espaçoso sofá.</text:p>
      <text:p text:style-name="P7">- Deixou de enviar sinais hoje de madrugada, pouco antes de vocês chegarem... Deve ter-se danificado seriamente. - Eduard forçou uma amostra de sorriso e mudou bruscamente a trajectória do assunto:</text:p>
      <text:p text:style-name="P7">- Quem quer chá e bolinhos? - Ofereceu. Nesse mesmo instante Denis desperta do estado de vigília em que se deixara cair, perturbado pelo som do seu próprio ronco. </text:p>
      <text:p text:style-name="P7"/>
      <text:p text:style-name="P7">Duas horas mais tarde Filipp estava de regresso da sua conversa com o general Harris. Vinha muito bem disposto pois trazia boas notícias. </text:p>
      <text:p text:style-name="P7"><text:soft-page-break/>- Parece que ferimos a besta!... Talvez uma machadada decisiva! - Exclamou, com ar de quem tinha acabado de ganhar um prémio chorudo na lotaria. Como ninguém percebeu a metáfora dele, todos mantiveram o ar sério e desconfiado da perplexidade. Constrangido, optou por colocar as figuras <text:s/>linguísticas de parte. Deixou-se de rodeios e resolveu ir logo directo ao assunto. - O pessoal da base acaba de receber informações que dão conta de tumultos populares em Norvelite... E não só!</text:p>
      <text:p text:style-name="P7">- Como assim? - Questionou Joshua. - Tem alguma coisa a ver com o que nós fizemos?</text:p>
      <text:p text:style-name="P7">- Sim. Tem tudo a ver. Mas não é só isso... É muito mais do que isso!... - Depois foi a vez de Denis soltar uma boca das suas, daquelas que vêm timbradas com o seu selo de autenticidade e denominação de origem:</text:p>
      <text:p text:style-name="P7">- Vá lá! Cuspe isso tudo cá para fora de uma vez... Estás a deixar-nos em pulgas, já sinto a comichão e tudo! - E esboçou um gesto de graça, fingindo que se coçava avidamente num nos braços.</text:p>
      <text:p text:style-name="P7">- Ok! Ok! - Philipp começou a contar o que sabia... </text:p>
      <text:p text:style-name="P7"/>
      <text:p text:style-name="P7">O quartel-general da resistência tivera conhecimento de relatos de ocorrência de distúrbios em Norvelite. Ao que parece, depois da destruição do temido centro de experiências conhecido como “a fábrica”, muitos dos oficiais até então fieis a Kondar, começaram a desertar das fileiras do seu exército, aproveitando o desnorte geral provocado pelo (forjado) ataque à cidade. Por outro lado, até mesmo algumas das tropas rasas (e não “fabricadas”, entenda-se) terão começado a sentir-se demasiado desorganizadas devido ao vazio de poder que entretanto se criou. A própria população ter-se-á começado a insurgir contra os militares. Estes últimos, pela primeira vez comprovativamente desfalcados em número e desprovidos de vozes de comando próximas, começaram a ser as vitimas lógicas e preferenciais das retaliações do povo. Havia mesmo registos da proliferação de ataques suicidas contra instalações militares. As notícias começaram a chegar às outras cidades e aldeias, um pouco por todo o lado e a um ritmo bem vivo. Nas últimas horas a <text:soft-page-break/>mobilização de activos para o lado da resistência começara a crescer. As pessoas começavam lentamente a soltar-se do medo que as oprimia. Por esta altura, existiam pequenos focos de conflito esporádicos em pelo menos mais três das sete colónias de Arzgon. Além do mais, dentro de três míseros dias a base de Largat contaria com dois reforços de peso; dois enormes cruzadores espaciais, secretamente recuperados a partir de antigos veículos bastante danificados e há muito rotulados de inoperacionais. Veículos que décadas atrás e aquando do período de colonização de Zarzgon, haviam sido utilizados no transporte de pessoas para o planetóide, e que agora haviam sido reconvertidos e alterados para fins e usos militares. Com o reforço do poderio aéreo, a resistência beneficiaria agora de uma vantagem considerável. <text:s/>A oportunidade apresentava-se-lhes à esquina, e esta seria com certeza uma das melhores alturas para lançar uma derradeira ofensiva contra as tropas de Kondar, uma investida que realmente provocasse alguma mossa. Avançariam com força e determinação sobre o inimigo antes que ele tivesse tempo de se recompor. Os ventos agrestes pareciam finalmente começar a soprar de feição.</text:p>
      <text:p text:style-name="P7"/>
      <text:p text:style-name="P7">Na manhã do dia seguinte àquele em que ocorrera a conversa sobre os previsíveis progressos dos rebeldes, a Fénix partia uma vez mais para Arzgon. A bordo seguiam os cinco da tripulação habitual mais o velho Eduard, que conseguira convencer o sobrinho a levá-lo com eles. E era justo que os acompanhasse, já que sem a sua ajuda as coisas certamente que não estariam como estavam.</text:p>
      <text:p text:style-name="P12"/>
      <text:p text:style-name="P7">Foi com um misto de nostalgia e de arrepio na espinha que Filipp pilotou outra vez a nave sobre a floresta negra. Se por um lado lhe vinham à memória boas recordações do seu amigo Krang Chen, também era verdade que os sustos que ali apanhara ainda lhe causavam calafrios e pesadelos de quando em vez. Desta feita não nevava. Contudo, a temperatura lá fora era muito pouco ou mesmo nada agradável, e o céu bastante nublado e escurecido ameaçava acarretar chuva a qualquer momento. Filipp avisou-os que passariam bem por cima da casa do falecido eremita. Um voo <text:soft-page-break/>rasante que foi feito a uma velocidade tão baixa que lhes possibilitou o avistar de uma coluna de fumo negro a sair da chaminé da habitação. </text:p>
      <text:p text:style-name="P7">- Então mas não disseste que era a casa do Krang Chen?... Afinal parece que está habitada ainda. - Observou Nina.</text:p>
      <text:p text:style-name="P7">- Realmente é muito estranho! - Argumentou Filipp, sentindo o pavio da esperança ilusória a reacender no meio de um fogo considerado extinto. Deu meia volta e voltou para trás. Aterraram perto da casa, desta vez do lado contrário ao que Filipp escolhera aquando da sua anterior visita, o que fez com que o percurso até à pequena clareira fosse encurtado, em comparação. Fizeram exactamente o mesmo caminho que James fizera há uns anos atrás, quando ali estivera pela primeira das três vezes (contando com esta) em que se deslocara àquele ermo. Queria evitar percalços. Desta forma não se sujeitariam durante tanto tempo aos caprichos matreiros da perigosa e enigmática floresta. </text:p>
      <text:p text:style-name="P7"/>
      <text:p text:style-name="P7">Logo que assentaram os pés nos chão, Filipp avisou toda a gente para verem bem onde os metiam, a cada passo. Só não explicou o porquê do aviso. A sua atitude protectora em relação à tripulação era coisa normal e por isso ninguém disse nada. Seria mais uma questão de hábito e retórica do que um aviso com fundamento, pensaram alguns. Entalharam por um estreito carreiro que os conduzia da orla da floresta em direcção à dita clareira. Era um caminho que o velho ancião percorrera muitas vezes. Mariya, que ia a caminhar mesmo ao lado do capitão, reparou que havia algo de estranho na sua expressão. </text:p>
      <text:p text:style-name="P7">- “Parece que está bastante nervoso”. - Pensou para consigo a jovem. - “Está <text:s/>inseguro”. - Para ela era compreensivo que ele se sentisse emocionado. Afinal de contas, pelo que ouvira falar daquele velhote deviam ter sido grandes amigos. O resto da comitiva seguia escassos centímetros atrás deles os dois.</text:p>
      <text:p text:style-name="P7"/>
      <text:p text:style-name="P7"><text:soft-page-break/>- Joshua e Eduard trocavam impressões sobre a inóspita e invulgar paisagem. O velho engenheiro explicava-lhe as teorias e as forças que provocavam aqueles efeitos. Embora fosse a primeira vez que via aquele sitio com os seus próprios olhos, sempre ouvira falar na “famosa” floresta negra. Um local misterioso do qual segundo ele, apenas por desconhecimento científico e persistência de crenças retrógradas, se continuavam a contar muitas barbaridades e falsidades, relacionadas com a ocorrência de fenómenos<text:span text:style-name="T10"> paranormais</text:span> ou a existência de seres estranhos e<text:span text:style-name="T10"> alternativos</text:span>. Os dois mais alegres e descontraídos eram Denis e Nina, que se divertiam a trocar anedotas um com o outro. </text:p>
      <text:p text:style-name="P7"/>
      <text:p text:style-name="P7">Foi num ápice enquanto se esgotaram os metros de caminho que faltavam até ao funco. Filipp pôde ver a porta da estufa fechada. Estranhamente, não se recordava de a ter fechado quando ali estivera, quase há duas semanas atrás. Puxou da arma e instigou a sargento e o tenente a fazerem o mesmo. Aos outros, mandou-os resguardarem-se e aconselhou-os a ficarem um pouco para trás. Alguém ali tinha estado depois dele. Quem sabe se não seria mais um dos estratagemas da gentalha de Kondar? Todo o cuidado era pouco. A porta da casa estava aberta. Aproximaram-se. Na rigorosa ocasião em que Filipp se aprontava para entrar de arma em riste, surge diante de si o desenho de uma figura idosa a mover-se em sentido contrário, em direcção ao exterior. Trazia um objecto qualquer nas mãos que com o susto que apanhou deixou cair ao chão. O próprio Filipp reagiu como se tivesse visto um fantasma. <text:s/>Joshua, que entretanto ignorara a recomendação do capitão e estava já nas suas costas, foi o mais lesto a reagir:</text:p>
      <text:p text:style-name="P7">- Kiroh! - Exclamou com exaltação. - A enigmática figura de vestes brancas não era um “<text:span text:style-name="T1">poltergeist</text:span>” nem um demónio regressado do reino dos mortos. Era nada mais nada menos do que o irmão <text:span text:style-name="T10">gémeo</text:span> de Krang Chen. Este, ao recompor-se e ao reconhecê-los, perguntou:</text:p>
      <text:p text:style-name="P7">- O que é que vocês estão aqui a fazer? <text:s/>- Ao que o jovem ripostou:</text:p>
      <text:p text:style-name="P7">- Bem... Nós também poderíamos perguntar o mesmo, <text:s/>não?... Cá para mim foste tu quem nos tramou da primeira vez. - Joshua não hesitou o tempo suficiente para que uma nova lufada de ar lhe <text:soft-page-break/>chegasse aos pulmões, e avançou determinado na direcção do velhote, como se o quisesse engolir de uma assentada. Filipp puxou-lhe o braço e travou-lhe a marcha:</text:p>
      <text:p text:style-name="P7">- Calma rapaz!... Não nos precipitemos. - Apesar de tudo, foi o próprio Kiroh o mais lesto a reconhecer uma justificação para o comportamento agressivo do jovem. - Talvez o rapaz até tenha uma certa razão... - Começou por dizer, nitidamente a medo pela forma como evitava o contacto visual imediato com os demais.</text:p>
      <text:p text:style-name="P7">- Como assim? - Replicou Denis. O velho convidou-os a entrar:</text:p>
      <text:p text:style-name="P7">- Vamos para dentro primeiro... Está muito frio aqui fora. - E entraram.</text:p>
      <text:p text:style-name="P12"/>
      <text:p text:style-name="P7">Kiroh contou-lhes como tinha sido contactado pelos homens de Kondar depois de estes capturarem o seu irmão. Nessa altura disseram-lhe que existia a hipótese de vir a ser procurado por estranhos, que lhe falariam acerca do seu irmão e/ou sobre os medalhões. Impuseram-lhe que, caso isso viesse a acontecer, deveria informar aquelas pessoas de imediato. Deixaram-lhe apenas um número de contacto em Lothar e muito poucas explicações. Ameaçaram-no que caso não cumprisse com a sua parte do acordo, nunca mais poria a vista em cima do seu mano, a não ser que fosse dentro de um caixão no funeral do respectivo. Quando o general Harris o contactou, com o intuito de agendarem uma reunião para discutirem o assunto, viu-se forçado a contactar os lacaios de Kondar. Sabia portanto, naquele dia em que os recebera no edifício do Conselho, que os mercenários andavam nas redondezas, embora nunca lhe fosse revelado qual o plano que tentariam perpetrar contra a tripulação da Fénix. Nunca imaginou que a pretensão daquela gente fosse colocar um dispositivo “<text:span text:style-name="T10">rastreador”</text:span> na nave. </text:p>
      <text:p text:style-name="P7"/>
      <text:p text:style-name="P7">Com o decorrer da conversa também se discutiu o motivo que o levara a regressar à casa do irmão. Segundo ele, a primeira ideia com a qual se convenceu a lá ir, foi a necessidade de recuperar algumas coisas da estufa e procurar a mascote do Krang. Contudo, acabaria também por confessar <text:soft-page-break/>que sempre mantivera acesa a esperança de vir a reencontrá-lo são e salvo. De certa forma ele até tinha cumprido a sua parte do acordo, por isso não descartou a remota possibilidade de ali reencontrar o irmão. Como os dois até costumavam passar largos períodos de tempo sem se contactarem um ao outro, não seria de descartar a hipótese de que Krang tivesse regressado sem dar quaisquer satisfações. Ouve olhares cúmplices que se cruzaram em silêncio ao ouvirem-no falar naqueles termos. Filipp aguentou o mais que pôde, e muito embora tivesse pensado seriamente em manter segredo sobre o assunto, a pequena vozinha que ouvia na sua consciência não lhe deu outro remédio. Sentiu-se na obrigação de contar a Kiroh o que Helen lhe dissera sobre o ausente anfitrião. O pobre homem desfez-se em lágrimas ao ouvir a triste notícia. Apesar da casmurrice patente na relação de ambos, testemunhada pela primeira impressão com que Kiroh os brindara no primeiro encontro, percebia-se <text:s/>agora com clareza que o amor que sentiriam um pelo outro seria certamente igual ao de quaisquer outros irmãos; banal, desinteressado,verdadeiro, e sem lugar para subterfúgios. Nas cabeças de Mariya e de Joshua conjecturaram-se idênticos pensamentos de <text:s/>perda. Nem um nem outro saberiam como lidar com uma situação do género. Mariya achava mesmo que morreria instantaneamente de ataque cardíaco se perdesse a companhia do único familiar vivo que conhecia.</text:p>
      <text:p text:style-name="P12"/>
      <text:p text:style-name="P7">Kiroh pernoitaria ali e só regressaria a Lothar no dia seguinte. Ainda havia algumas coisas que pretendia fazer na quinta antes de partir definitivamente. Não queria acompanhá-los até às minas nem tão pouco aceitou a boleia até à cidade que lhe foi proposta. Não queria ter nada que ver com as possíveis descobertas futuras nas minas. Por vontade dele, o que quer que fosse que lá estivesse à espera relacionado com os malditos medalhões, deveria de permanecer incólume e imperturbado até aos confins da existência. Afinal de contas ele sempre se colocara à margem daquela questão, então porque razão haveria agora de mudar a sua opinião? Quem ficou com motivos de sobra para festejar foi Mariya, uma vez que não viu ou ouviu qualquer objecção relativamente ao seu desejo de adoptar <text:soft-page-break/>o pequeno bicho. Mariya tinha um novo amigo.</text:p>
      <text:p text:style-name="P7"/>
      <text:p text:style-name="P7">Apesar de não estarem tão longe quanto isso, fizeram-se transportar pelo ar, pois segundo o ancião eram inúmeros os perigos que se escondiam debaixo da alçada da sedutora floresta, e a aparente ausência de vida na mesma não passava de mera ilusão. Na realidade, segundo ele, as suas terras eram habitadas por uma miríade de seres <text:span text:style-name="T10">estranhos e peculiarmente perigosos. Estavam</text:span> repletas de misteriosas criaturas que ali se desenvolveram sem que ninguém percebesse muito bem qual a sua origem, e cuja presença apenas há pouco havia sido notada. Formas de vida<text:span text:style-name="T10"> inteligente que quase sempre conseguiam manter-se fora do alcance dos olhos menos atentos ou treinados. </text:span>Nada que Filipp não soubesse já por experiência própria. Por último, resta <text:s/>apenas acrescentar que antes de ser “resgatado” e domesticado por Krang Chen, também o adorável “Flufy” fora um dos habitantes permanentes da dita floresta. Um dos poucos inofensivos. Bem... quase!</text:p>
      <text:p text:style-name="P7"/>
      <text:p text:style-name="P7">As minas situavam-se cerca de dois quilómetros para oeste, mais ou menos a meio do <text:s/>caminho entre a casa de Krang Chen e os limites da cidade de Lothar. Há muito tempo que ninguém pisava aquelas bandas declaradas áreas interditas há décadas atrás. O caminho de terra batida que conduzia até às minas desembocava num local feio e inóspito. Em contrapartida à sua beleza natural, a imensidão e o nível de desertificação do sítio tornavam-no num espaço perfeito para aterrar. Aqui e acolá <text:s/>ainda se viam alguns amontoados de minério em bruto, mas o rodado das pesadas máquinas que outrora por ali trabalhavam horas e dias a fio, era coisa que já não se notava minimamente. </text:p>
      <text:p text:style-name="P7"/>
      <text:p text:style-name="P7">Mesmo depois do encerramento, houve uma altura no tempo em que seria muito difícil andar naquela zona sem ser detectado por alguma patrulha distrital. Hoje em dia a história era bem diferente. Com uma sociedade completamente desestruturada e coberta de sementes de anarquia, não havia sequer uma ordem pública que zelasse por este tipo de propriedades. Apesar disso, nas <text:soft-page-break/>proximidades da exploração ainda agora se podiam ver muitas das antigas mensagens de aviso. Relutantes na sua luta contínua e intemporal, elas continuavam a mostrar-se capazes de dissuadir os menos temerários. Mesmo junto ao estaleiros, havia tabuletas de madeira de um lado e de outro do sinuoso caminho. Presenteavam os visitantes com alertas do tipo: “Os transeuntes serão julgados e punidos por lei – Mantenha-se afastado!” <text:s/>ou “Interdita a passagem a civis – Perigos vários!”. Embora há muito desactivadas, o negro do carvão continuava de forma teimosa a marcar presença por todo o lado. Quer fosse nos escombros das antigas casotas dos trabalhadores, quer fosse no metal das estruturas e das máquinas abandonadas, ou no próprio solo, ele estava lá. Inclusivamente podia ser encontrado na superfície das inofensivas mas intimidadoras tabuletas. </text:p>
      <text:p text:style-name="P7"/>
      <text:p text:style-name="P7">A entrada para a galeria principal, situada na aba de um outeiro, estava bloqueada com enormes tábuas de madeira pregadas entre si, reforçadas por um amontoado de pedras junto à base. Não tiveram mais remédio senão abrir caminho à força. Foram pontapeando e partindo a madeira, e retirando pedras de modo a ficarem na posse de uma passagem. Mal haviam começado as primeiras tentativas de abrir caminho, <text:s/>quando por infortúnio despertaram uma nuvem de pó negro e fino que logo acabou por lhes cobrir as roupas e a pele. Do mal o menos; o seu esforço acabaria por ser merecidamente recompensado. Nascera uma passagem.</text:p>
      <text:p text:style-name="P7"/>
      <text:p text:style-name="P7">À medida que avançavam na escuridão ofuscante do interior, o ar tornava-se mais denso e as pupilas dos olhos viam-se forçadas a dilatar para se adaptarem à falta de luz. As lanternas de bolso que já não tinham consigo dariam certamente muito jeito naquela altura. Do ar captava-se um leve aroma composto por uma mistura de mofo com reminiscências de explosivos. Era tudo menos agradável de cheirar. O ambiente abafado e sufocante prendia-lhes a respiração, literalmente.</text:p>
      <text:p text:style-name="P7"/>
      <text:p text:style-name="P7">Na sua frente estendiam-se três rampas. Três túneis interiores que conduziam para as profundezas <text:soft-page-break/>daquele mundo artificialmente escavado na terra e na rocha. Junto a um dos cantos havia um pequeno tractor com um atrelado, em tempos usado para o transporte dos trabalhadores. Estava inutilizado. E não era só de combustível que a máquina precisava, os próprios pneus estavam quase todos rebentados. </text:p>
      <text:p text:style-name="P7">- Bem, a boleia já era... Parece que temos mesmo de ir a pé! - Proferiu Denis.</text:p>
      <text:p text:style-name="P7">- Pois... - Concordou Joshua. - O problema é saber para que lado... Talvez devêssemos separar-nos. - Sugeriu. Uma sugestão parva e não inédita que recebeu de imediato a desaprovação do capitão:</text:p>
      <text:p text:style-name="P7">- Não! É demasiado perigoso. Devemos manter-nos juntos o máximo que pudermos... Estes labirintos podem ser bastante perigosos. A última coisa que precisamos é que alguém se perca, ou se aleije. - Seguindo um voto de unanimidade, decidiram fazer as coisas com calculismo e optaram por começar a descer a rampa do lado esquerdo. O desnível não era muito acentuado, e além disso era a alternativa que mais beneficiava dos pequenos canudos de luz solar que entravam pela abertura que ficara para atrás. Seguiram em frente.</text:p>
      <text:p text:style-name="P7"/>
      <text:p text:style-name="P7">Teriam percorrido cerca de quinze ou vinte metros quando se depararam com uma antecâmara cheia de entulho, e por onde passava, através de uma outra abertura, um sistema composto por uma espécie de passadeira rolante. Eduard era o especialista de serviço, e acreditando nas palavras dele, seria por ali que os operários faziam escoar o material para os níveis superiores ou mesmo para os depósitos no exterior. Soprava uma pequena corrente de ar, ligeiramente mais fresca do que aquela que se respirava na rampa de acesso. Para o velho, aquilo era o resultado do trabalho de algumas câmaras de entrada de entrada de ar ou de ventilação. Nina pegou em algo que estava caído no chão. Um antigo candeeiro de minério fosforescente. Retirou a pedra e friccionou-a energicamente na blusa. Inacreditavelmente, o material ainda mantinha uma parte significativa das suas qualidades. Voltou a colocá-lo no bico. Infelizmente, a sua luminosidade serviu para constatarem que novamente teriam de optar entre uma das duas galerias que tinham pela frente. As entradas das <text:soft-page-break/>respectivas estavam escoradas com arcos e pilares de ferro e de madeira. Tanto ali como um pouco por todo o lado, tinham sido levantadas estruturas para evitar os desabamentos e fornecer sustentação aos terrenos. Havia inclusive uma máquina estivadora a testemunhar isso. Perderam cerca de quarenta ou cinquenta minutos a deambular por um labirinto de buracos. Percorreram todos os cantos mas não viram nada que lhes despertasse a atenção, nada de invulgar. Cansados e desiludidos, acabaram por voltar ao ponto de origem.</text:p>
      <text:p text:style-name="P10"/>
      <text:p text:style-name="P7">A segunda rampa tinha um declive bem maior do que a primeira, mas em contrapartida bem mais cedo chegaram à galeria à qual ela conduzia. Havia apenas dois sentidos alternativos a seguir: para cima ou para baixo. Isto porque diante deles apareceu um <text:span text:style-name="T10">elevador, da família daqueles que são desenhados para transportar apenas pessoas e não outro tipo de cargas</text:span>. Na parede do lado lado direito do ascensor estava afixado um pequeno sinal azul com letras brancas. Não era bem um mapa da mina, <text:s/>era um pouco confuso e atabalhoado demais para poder ser promovido a tal categoria, mas no entanto podia dizer-se que era um bom esboço orientador. Dava a atender que havia três níveis de túneis e galerias. Se fossem para cima provavelmente sairiam na superfície. O desnível e a distância até à secção inicial não justificaria a necessidade de se utilizar um elevador para subir, por isso muito dificilmente aquela saída para cima seria outra coisa que não um caminho de encontro à superfície. <text:s/>Assim sendo, havia portanto mais dois pisos por debaixo daquele. Nina apressou-se a tocar os botões do elevador na ânsia de o ver chiar sobre os cabos. Mas o barulho do seu punho a pressionar o plástico foi mesmo o único som que aquela geringonça <text:s/>produziu. Com a gaiola de metal a bloquear toda a largura do poço não havia sequer qualquer hipótese de descerem manualmente. A única solução seria usar explosivos mas isso seria algo extremamente arriscado, para não dizer completamente insano, estando eles numa mina podre de abandono. Frustrados, foram mais uma vez obrigados a voltar à secção onde tudo começara. O desânimo começava a instalar-se em alguns dos membros do grupo. </text:p>
      <text:p text:style-name="P7"><text:soft-page-break/>- Nunca mais saímos desta merda! - Praguejou Denis. - É um beco sem saída! </text:p>
      <text:p text:style-name="P7">- Cá para mim não há aqui nada de interesse... - Acrescentou Nina. - ... Nadinha. </text:p>
      <text:p text:style-name="P12"/>
      <text:p text:style-name="P7">À medida que entravam nas entranhas do terceiro túnel (e fazendo um rápida comparação com os outros dois), começava a parecer que aquela escavação seria de entre todas a mais recente. A terra tinha uma coloração diferente, mais escura. Além disso aparentava também ser o buraco mais largo e o mais curto de entre os três. Quanto à largura estavam certos, mas quanto ao resto não era bem assim. Essa foi somente a primeira percepção que tiveram, antes de entenderem que o que tinham pela frente não era o final da cova, mas sim um grande amontoado de entulho que obstruía a passagem. Pedras, ferros, sacos, e até uma secção de um vagão de um “comboio” de transporte, <text:s/>bloqueavam a entrada. Quem quer que fosse que ali tivesse propositadamente deixado aquele lixo, deveria de ter tido uma razão muito boa para o fazer. Ao menos era essa a ideia que Mariya tentava passar aos outros: </text:p>
      <text:p text:style-name="P7">- Acho que estamos no bom caminho... Deve ser por aqui, senão... para quê tudo isto? Para quê ocultar a passagem? - Com uma entoação doce e melódica e firme ao mesmo tempo, pretendia injectar um pouco mais de alento nos colegas. Eles ouviram-na. Só que a perspectiva de realizarem mais um esforço enorme para nada, não era coisa fácil de contrariar. Isso via-se-lhes no olhar de descrédito. E aquela <text:span text:style-name="T10">centelha</text:span> de incredibilidade era o maior obstáculo que tinham por diante. Mas, inevitavelmente, <text:s/>acabaram por sucumbir a um desejo ainda maior. Decidiram arriscar no fazer do tal esforço. Todos colaboraram de alguma forma, e não houve ninguém que tentasse ou pensasse sequer em escapulir-se ao trabalho. O desejo era compartilhado por todos. A recompensa <text:s/>chegaria pouco depois. </text:p>
      <text:p text:style-name="P7"/>
      <text:p text:style-name="P7">Quando já podiam ver a outra extremidade do bloqueio a assomar-se para o lado de cá, Joshua soltou um grito de admiração:</text:p>
      <text:p text:style-name="P7"><text:soft-page-break/>- Olhem! Olhem! - Exclamou, com um entusiasmo fora do normal até para ele. Por baixo da sua camisola branca podia ver-se uma luz intermitente que revezava de cor entre o verde e o rosa. Puxou o medalhão para fora, e todos sem excepção ficaram de olhos esbugalhados a olhar para o espectáculo de luzes gratuito com que o amuleto resolvera presenteá-los. - Isto deve querer dizer alguma coisa, não? - Argumentava ele enquanto segurava com força o amuleto, não fosse o dito cujo saltar-lhe do peito e desatar a correr que nem um louco pela mina.</text:p>
      <text:p text:style-name="P7">- Se calhar estamos perto de... - Acrescentava o tio de Filipp, se não tivesse interrompido a frase para atentar na blusa de Mariya. E não o fizera por perversão e desejo de olhar para os redondos seios da rapariga, no topo dos quais se plantavam dois mamilos muito tesos visivelmente sufocados pelo aperto das malhas, e talvez até com falta de ar. Mariya tinha subido nas pedras para se chegar perto do irmão, consequentemente, estava também mais próxima da abertura desferida no muro de pedras e sacos. De forma igual, também o medalhão que ela envergava junto ao peito começara subitamente a brilhar. Tal como o de Joshua, fazia-lo em tons de cores bem diferentes daqueles que ela vira quando pela primeira vez o colocou ao pescoço, aquando da fuga de Laferten. Algo que ela tinha feito na privacidade dos seus aposentos e que nunca contara a ninguém, nem mesmo ao seu irmão.</text:p>
      <text:p text:style-name="P12"/>
      <text:p text:style-name="P7">Nina abriu a bolsa que trazia a tiracolo, e na qual haviam anteriormente colocado os restantes amuletos. Foi com indescritível entusiasmo que testemunhou o mar de luz que inundava o seu interior. </text:p>
      <text:p text:style-name="P7">- Eu não tenho dúvidas que estamos no bom caminho. - Disse ela. - Olhem aqui! - Filipp retirou um dos amuletos do saco e aproximou-se de Joshua e de Mariya. O ritmo e a intensidade do brilho aumentaram exponencialmente, ao mesmo tempo que a luminescência verde começou a dar lugar a tons próximos do rosa. Afastou-se novamente e depois tornou a repetir os mesmos passos. Confirmava-se:</text:p>
      <text:p text:style-name="P7"><text:soft-page-break/>- Deve ser aqui detrás... Os medalhões indicam-nos o caminho. - Repetiu a última frase duas vezes seguidas, como se fosse um eco pateta de si próprio.</text:p>
      <text:p text:style-name="P7"/>
      <text:p text:style-name="P7">Alentados pelo que acabavam de presenciar, redobraram os esforços para ultrapassar a barricada. Em menos de nada tinham conseguido furar para o outro lado. E o que estava do outro lado era outra galeria, um pouco mais ampla, ligeiramente mais suja, algo mais comprida, com mais bifurcações e muito mais escura que as anteriores. No chão havia escórias de madeira abandonadas, quiçá antes mesmo de terem sido sujeitas a utilização. Assim parecia. Havia também uma pequena máquina escavadora <text:s/>que no lugar dos pés tinha um rolo de lagartas em vez de um conjunto de rodas. Do lado esquerdo havia uma rampa elevatória de recolha de material, na ponta da qual se acumulavam dois grandes amontoados de pedras, terra e carvão mineral. <text:s/>Ao fundo, do lado esquerdo, havia um outro poço de elevador, uma escavação que provinha e se estendia desde o exterior do aterro mineiro até às profundezas da negridão. Acercaram-se. Só que desta feita não se enxergava nenhum ascensor, apenas um enorme buraco vazio. Denis aproximou-se da berma, debruçou-se e espreitou lá para dentro.</text:p>
      <text:p text:style-name="P7">- Por aqui não vamos a lado nenhum... O elevador está lá em baixo e isto está tudo escavacado... E parece alagado! - Observou. Se tivesse prestado mais atenção, teria percebido que a cabine estava assim porque sofrera um acidente fatal aquando da sua última utilização. Os cabos que vinham do cimo haviam-se partido. Talvez por excesso de carga ou talvez derivado apenas ao desgaste associado à velhice. Se tivesse olhado melhor, teria também detectado o esquelético e esbranquiçado braço desnudo que, encurralado por debaixo de uma confusão de peças <text:span text:style-name="T10">férreas, </text:span>se assomava mumificado à superfície do pequeno charco de águas pluviais misturadas com ácido sulfúrico. Uma extremidade de um corpo feminino que por alguma razão desconhecida mas suficientemente forte, ousara ignorar os avisos de perigo e ainda assim penetrar nas entranhas da mina de carvão da floresta negra. Conservado assim num lugar onde até agora jazera e decerto <text:soft-page-break/>continuaria a jazer, imperturbável.</text:p>
      <text:p text:style-name="P7">- Talvez não seja preciso! - Exclamou Joshua, que estava junto a uma das quatro bifurcações que existiam do lado direito do elevador. A entrada mais próxima do fosso estava completamente desobstruída, assim como as outras duas à direita dessa. A mais afastada tinha uns quantos pilares de madeira cruzados e tombados uns sobre os outros a obstruir parcialmente o arco da entrada. Era precisamente em frente a essa passagem que ele se encontrava. Joshua tinha o medalhão de fora da camisola e notava-se perfeitamente que o brilho cor de rosa adquiria uma tonalidade cada vez mais pura à medida que ia chegando perto daquela entrada. Sem esperar pelos outros começou a afastar as vigas de madeira para o lado. - É por aqui!... Venham! - Durante um <text:span text:style-name="T10">bocado</text:span> estiveram todos tão entusiasmados a <text:s/>atirar troncos de madeira para o lado que nem se deram contam que a dada altura haviam deixado de estar sós. Alguém se aproximara para lhes fazer companhia.</text:p>
      <text:p text:style-name="P7"/>
      <text:p text:style-name="P7">- Clap! Clap! Clap! - Ouviu-se. Algo parecido a um bater de palmas seco e mórbido. Por detrás deles estavam cerca de uma meia dúzia de homens de armas em riste. Completamente desprevenidos e estupefactos, ninguém para além de Joshua teve a lucidez e o discernimento suficientes para esboçar a mínima reacção. Joshua tinha os outros cinco amigos pela frente, interpondo-se entre ele e os intrusos, e isso deu-lhe a oportunidade de agarrar um pedregulho do tamanho de um punho. Escondeu-o atrás das costas, para o que desse e viesse. Apanhados totalmente de surpresa, a primeira ideia que lhes subiu à cabeça foi a de que aqueles homens na penumbra fariam parte de uma qualquer patrulha de vigilância do local. Estavam redondamente enganados. O estranho e tenebroso “Clap! <text:s/>Clap!” voltou a fazer-se ouvir. Ficou confirmado que o sórdido barulho tinha a sua origem num aplauso de hipocrisia e cinismo. Saindo da sombra e movimentando-se da parte de trás para a parte da frente do pequeno grupo de soldados, surgiu uma personagem infame e conhecida da maioria, cujo tom de voz sarcástico delatou antes mesmo que o recurso à visão tivesse oportunidade para actuar e para o fazer.</text:p>
      <text:p text:style-name="P7"><text:soft-page-break/>- Muito bem! Muito bem!... Os meus parabéns. - Bradou Kondar com o seu inconfundível cinismo irritador. - Vá lá!... Não façam essas caras de parvos. Até fizeram um bom trabalho.... Tiveram muita sorte da última vez, mas cometeram um grande erro... Deviam ter destruído também o transporte... <text:s/>- Dois dos capangas que estavam atrás de Kondar também eram familiares aos três homens mais novos. Eram dois dos tipos que eles haviam abandonado dentro do contentor. Denis reconheceu-os de imediato. Como se costuma dizer na gíria popular; ficou pior que pólvora.</text:p>
      <text:p text:style-name="P7">- Cães! Eu sabia que devíamos tê-los despachado logo. - Disse. Joshua era outro que estava vermelho de raiva. De punhos veementemente cerrados, tinha as veias do pescoço e dos braços literalmente à flor da pele. Sentia-se possuído por uma força demolidora que ameaçava estilhaçar o bloco de pedra a qualquer momento. Nina foi a única a reparar num oitavo vulto que permanecia escondido por detrás dos demais, uma figura magricela e de baixa estatura que se quedara anichada junto à parede escura e sombria. De certo modo fazia-lhe lembrar um pouco a silhueta de Kiroh. De relance, as parecenças pareciam estar lá todas, embora achasse isso altamente improvável, para não dizer impossível. Afastou a ideia para aquele cantinho do cérebro para onde costumamos enviar tudo o que não gostamos, tudo o <text:s/>que não percebemos, ou tudo aquilo que não queremos que nos iluda o raciocínio. </text:p>
      <text:p text:style-name="P7">- Tu outra vez?.. Mas como?... O que queres? - Perguntou o capitão, meio atabalhoadamente.</text:p>
      <text:p text:style-name="P7">- Outra vez essa pergunta parva?... Realmente... Para alguém que pilota uma aeronave seria de esperar que fosses mais esperto! - Claro que Filipp sabia o que Kondar queria. Todos o sabiam. Apenas dissera a primeira coisa que lhe viera à cabeça, o que normalmente era sinónimo de frases desadequadas.</text:p>
      <text:p text:style-name="P7">- Podes fazer o que quiseres comigo.... E podes ficar com os medalhões mas... por favor deixa a minha tripulação sair em paz.</text:p>
      <text:p text:style-name="P7">- Como sempre... nobre... estúpido mas nobre! - Retorquiu Kondar. Joshua chegou-se para a frente de Filipp e mostrou-lhe a pedra que tinha escondida, e cujos dedos bem esticados da sua mão não <text:soft-page-break/>conseguiam açambarcar na totalidade. Filipp abanou-lhe a cabeça de fininho, tentando dissuadi-lo. Ripostar seria um disparate. Um autêntico pulo suicida para o fosso da morte. Apesar de discreta, Kondar apercebeu-se da sinalética entre ambos. - O que é que passa aí?... Nada de truques desta vez! Entreguem as vossas armas e afastem-se para o lado! - Berrou. De nada serviu a sua tentativa de intimidação. </text:p>
      <text:p text:style-name="P7"/>
      <text:p text:style-name="P7">Joshua sentia uma força enorme, quase estonteante, a circular-lhe pelas veias. Talvez fosse do medalhão, talvez fosse apenas a raiva a alimentar os seus impulsos. Ele não distinguia o que era, mas sabia que desta vez não iria de forma alguma sucumbir ao medo. Mandou um salto para o lado e atirou o pedregulho contra Kondar, acertando-lhe bem no centro da testa. Foi um feito absolutamente fantástico, devido sobretudo às más condições de visibilidade que se faziam sentir naquela arena de combate improvisada que acabava de ser germinada. O caos não tardou em aparecer, com um dos lados a disparar á toa sobre tudo o que se mexia, e o outro a atirar-se para o chão, tentando por instinto esconder-se e esquivar-se das balas assassinas. Nina atirou-se para cima de Mariya oferecendo-se como escudo humano. Filipp derrubou o tio para de igual modo o proteger. Choviam tiros por todo o lado. Joshua corria com uma velocidade louca, iludindo habilmente aqueles que sem misericórdia o tentavam atingir. Apenas o intenso pulsar do medalhão junto ao seu peito denunciava a sua posição. De forma impressionante, agarrou com relativa facilidade num dos pesados troncos e saltou para a frente de um dos tipos. Espetou-lhe uma forte paulitada por debaixo do queixo, liquidando-o numa fracção de segundos. Filipp, Denis e Nina aproveitaram a confusão para se tentarem aproximar do rebuliço. Joshua pulava por cima dos obstáculos e voava para cima dos seus oponentes desferindo-lhes todo o tipo de golpes. Era mais do que óbvio que as aulas de Nina tinham dado os seus frutos. Mas o que mais espantava os seus companheiros era a sua agilidade, a sua velocidade e a sua força física. Características de longe superiores às capacidades inerentes a um comum mortal, e de longe passíveis de aprendizagem. Era <text:soft-page-break/>o que mais os fascinava nele. Pensamentos repentinos que depressa foram esquecidos quando todos se envolveram num frenesim de frenéticos combates físicos. A própria Mariya sentia um forte impulso de lutar. Uma sensação que experimentava pela primeira vez na sua história. Kondar, que entretanto recuperara do golpe que sofrera, foi <text:s/>mais um dos que se juntaram ao burburinho. </text:p>
      <text:p text:style-name="P12"/>
      <text:p text:style-name="P7">No meio da confusão ouve-se um berro de dor. Algo que desmoronou por completo o coração da jovem Mariya. Reconheceu no grito, o som da voz do seu irmão. Joshua cometera algum erro. Em seguida, é ela <text:s/>quem solta a plenos pulmões: </text:p>
      <text:p text:style-name="P7">- Nããããããoooooooooooo! - Ao constatar que o seu jovem irmão fora atingido mortalmente. A imagem que os restantes espectadores podiam ver naquele momento assemelhava-se e muito a uma que o próprio Joshua predissera certa vez em sonho. Esse era, aliás, um estranho e perigoso “talento” derivado do uso do medalhão, e de que nem o próprio se apercebera devidamente. Os estranhos sonhos que por vezes tinha, por muitas vezes continham pequenas percepções de acontecimentos futuros. Nada de muito nítido ou específico, apenas pequenos recortes isolados no espaço e no tempo, sem grande nexo de causalidade entre eles. Imagens retalhadas de <text:span text:style-name="T10">características e ligações despegadas que por isso, para ele, sempre haviam passado incólumes na sua percepção, sendo tomadas por simples coincidências, por meros devaneios de uma mente já de si irrequieta.</text:span></text:p>
      <text:p text:style-name="P10"/>
      <text:p text:style-name="P7">Joshua estava inclinado para a frente, ligeiramente debruçado na direcção do tronco de Kondar, vitima do reluzente e afiado punhal que lhe perfurara até aos intestinos. Era o mesmo instrumento com que Kondar cometera o <text:span text:style-name="T10">patricídio</text:span>. Joshua tivera um momento de fraqueza que pusera um fim abrupto à sua correria desvairada. As náuseas e o desconforto abdominal haviam voltado na pior altura possível. No seu estômago, uma estranha massa orgânica começara a solidificar e a contorcer-se. Algo que se alimentava das suas próprias entranhas. Foi por isso que fraquejou. Foi por isso que Kondar o apanhou. <text:s/></text:p>
      <text:p text:style-name="P7"><text:soft-page-break/></text:p>
      <text:p text:style-name="P7">Mariya solta um novo brado de dor perante o vislumbre de tamanho horror, desta feita ainda mais forte do que o berro anterior. Quase simultaneamente, o brilhante medalhão que a rapariga trazia ao peito, começou a reluzir em tons de roxo vivo, ao mesmo tempo que aquecia e lhe queimava o tecido da camisola, depressa reduzindo-a a um buraco redondo naquele sitio. Espantosamente, a sua pele não sofreu qualquer queimadura. E dor física também ela não sentiu. Em questão de segundos, o brilho do objecto aumentou exponencialmente, de tal forma que formou uma aura de luz rosa e vermelha em redor do seu próprio corpo, iluminando cabalmente o interior da galeria. Os combates pararam por um breve instante, quando a atenção dos sobreviventes se focou toda no estranho fenómeno. A estupefacção era absoluta e repartia-se de igual modo pelas duas facções. Eduard era o que mais perto da moça estava e nem ele conseguia acreditar no que os seus olhos engoliam. Por momentos julgou-se vitima de um fanico da idade. Cerrou as pálpebras e tornou a abri-las várias vezes seguidas, apenas para ter a certeza de que não estava a sonhar. Convenceu-se que não. A aura de luz que rodeava a rapariga parecia continuar a tornar-se maior e mais intensa a cada fracção de segundo que decorria. Mariya cobrira os olhos quando vira o seu irmão ser esventrado. E apesar de ser dela o papel principal, era a única que não se apercebia das <text:span text:style-name="T10">nuances</text:span> do seu desempenho, mergulhada que estava naquela última imagem de dor. De repente, como um grupo torpe e desajeitado de marionetas, um punhado de troncos e de ferros daqueles que se encontravam ali espalhados pelo chão, começou a levitar suavemente no ar. À medida que os objectos se iam elevando nas suas cordas imaginárias, a luz que inundava a galeria fluía sem pressas para um tranquilizador tom de branco celestial. Mais velozes do que um relâmpago, o mar de objectos voadores precipitou-se sobre o grupo de homens e de mulheres que do lado oposto da galeria assistiam ao espectáculo. Não houve tempo para reagir. Filipp tentou proteger a cara por detrás do cotovelo, como se isso para alguma coisa lhe servisse. Mas também não era preciso. Daquele grupo apenas três pessoas continuaram de pé, precisamente; Filipp, Denis e Nina. Haviam sido os únicos a <text:soft-page-break/>conseguir sair imaculados de um extraordinário ataque de telequinesia, comandado de modo quase inconsciente pela consciência de uma menina destroçada. Todos os outros tinham sido fatalmente atingidos, esmagados ou perfurados pela grotesca chuva de objectos aniquiladores. O maldito Kondar estava colado à parede. Pendurado a cerca de metro e meio acima do chão, estava pregado pela cabeça por um comprido pilar de madeira. O tronco enfiara-lhe completamente o rosto para dentro da parede de terra firme, deixando o resto do corpo suspenso e a balouçar por breves instantes, sustentado apenas pela pele do pescoço. Da estranha figura que Nina descobrira na penumbra, não havia nem sinal. Nenhum daqueles corpos destruídos o lembrava. </text:p>
      <text:p text:style-name="P7"/>
      <text:p text:style-name="P7">Aos poucos, o medalhão de Mariya voltou a comportar-se normalmente, como se retornasse a um merecido estado de descanso, depois de ter cumprido com êxito os afazeres que antes fervilhavam na sua agenda. Só nessa altura ela se atreveu a abriu os olhos. Depois, deixou-se cair sobre os joelhos e começou a chorar alto.</text:p>
      <text:p text:style-name="P12"/>
      <text:p text:style-name="P7">Durante uns largos minutos a escuridão e o silêncio introspectivo dominaram por completo a galeria. Ninguém conseguia explicar às suas mentes o que acontecera ali. Estavam pasmados e ao mesmo tempo tristes pela perda de um amigo, mais um. O corpo de Joshua jazia inerte no duro chão, ainda com o pedaço de metal enfiado na carne quente. Por incrível que possa parecer, via-se-lhe um finíssimo vapor a fumegar pelo rasgo do golpe que se alojara nas entranhas. Eduard chegou-se para junto de Mariya. Colocou-lhe os braços em redor do tronco e sussurrou-lhe palavras de conforto ao ouvido. Depois foi Nina quem correu na direcção da jovem. Filipp debruçou-se sobre o corpo do irmão. Retirou-lhe o punhal do estômago e fechou-lhe as pálpebras em seguida. </text:p>
      <text:p text:style-name="P7">- Pobre rapaz... - Disse baixinho. - ... Era apenas um miúdo... - Denis deu duas palmadinhas suaves no ombro do colega. Os dois homens foram de encontro aos restantes. Primeiro havia que cuidar dos vivos. Durante cerca de quase meia hora confortaram a rapariga o melhor que puderam. Ela não <text:soft-page-break/>quis olhar nem mais uma vez para o cadáver do seu irmão. Não o suportaria. Acabou mesmo por pedir a Filipp que retirasse o corpo para onde ela não o pudesse ver mais. Denis ajudou-o nessa tarefa. Nina afagava suavemente a nuca da moça. O choro terminara. As suas forças não o permitiam mais. A pobre rapariga acabava de ficar sozinha no mundo. Nunca conhecera a mãe, perdera extemporaneamente o pai e o avô, e agora chegara a vez do irmão. Todos tentavam sossegá-la dizendo-lhe que dali para a frente seriam eles a sua nova família. Não foi fácil não senhor, mas quando por fim alguma tranquilidade voltou a conhecer, foi ela própria quem os lembrou do que tinham ido ali fazer. </text:p>
      <text:p text:style-name="P7">- Agora temos mesmo de ver... Temos de descobrir... - Disse ela, cabisbaixa. - ... Devemos-lhe isso... - Apesar de tudo aquilo que sofrera, a sua coragem e determinação eram extraordinárias e admiráveis, bem como o eram a sua força interior e a sua perseverança. Contudo, a expressão vazia dos seus olhos e a dor que se estampara no seu rosto, não enganavam ninguém. Aquelas características não pertenciam à mesma pessoa que haviam conhecido até ali. A doce e frágil Mariya decidira ceder o seu lugar a uma personalidade bem mais séria e compenetrada. Mais madura e menos delicada, mas nem por isso menos encantadora. Era compreensível até certo ponto que assim fosse. Só quem nunca amou e perdeu poderia pensar de outra forma. Ficaram ali por mais algum tempo sem fazerem absolutamente nada, sem ânimo para esboçarem qualquer outra reacção.</text:p>
      <text:p text:style-name="P12"/>
      <text:p text:style-name="P7">Eventualmente, uma vez amainado o desgosto, acabaram por terminar o trabalho que o malogrado Joshua havia começado. Retiraram os obstáculos que bloqueavam a entrada da secção. Ficaram defronte de uma estreita e alta passagem escavada na terra, que dava acesso a uma construção que em nada se assemelhava à restante arquitectura subterrânea da mina. Eduard foi o primeiro a esgueirar-se pela nesga de espaço que lhe dava acesso, logo seguido pelos restantes. Entraram numa enorme sala heptagonal, onde os vértices e os lados da curiosa figura geométrica estavam perfeitamente delineados na parede acinzentada que parecia constituída por um misto de rocha e <text:soft-page-break/>metal. </text:p>
      <text:p text:style-name="P7">- Sete lados, sete colónias, sete medalhões! - Exclamou ele em voz alta, como alguém que acabava de ser <text:span text:style-name="T10">acometido</text:span> por uma <text:span text:style-name="T10">epifania</text:span> esplendorosa. Além de um enorme pedestal no centro, que afinal de contas parecia ser mesmo feito de metal, não havia nenhuma outra estrutura saliente que se destacasse em demasia. Quanto ao material da parede, o toque veio a confirmar a sua origem natural. Essa sim era toda ela feita de uma rocha muito negra, semelhante a basalto, e que de alguma forma inexplicável formava uma peça única, imaculadamente polida e sem quaisquer falhas ou imperfeições. E grande parte dela estava coberta de enigmáticos e estranhos hieróglifos em relevo. Uma escrita que à primeira vista parecia de difícil compreensão para toda a gente. Eduard apalpava carinhosamente a parede resvaladiça, tacteando suavemente cada detalhe das inscrições com a palma das mãos.</text:p>
      <text:p text:style-name="P7">- Eu conheço isto. - Disse ele com um sorriso nos lábios. - É uma língua arcaica... Há muito que já não se utiliza. A última vez que vi estes símbolos foi num livro que havia na biblioteca de Arzgon...</text:p>
      <text:p text:style-name="P7">- C<text:span text:style-name="T1">ivinopetris</text:span>! - Exclamou Mariya, num tom de voz sem grande expressão emocional.</text:p>
      <text:p text:style-name="P7">- Exactamente! É esse mesmo. Mas como sabes isso? - Perguntou ele, curioso.</text:p>
      <text:p text:style-name="P7">- Eu tinha esse livro. Oferecera-mo o meu avô... Para ser sincera... Acho que ele o roubou dessa biblioteca... Eu também reconheço esses símbolos. - Mais do que admirado, Eduard ficou encantado por encontrar alguém que tal como ele se interessava por coisas daquelas. E ainda por cima uma mente jovem. Por isso fez-lhe um pedido:</text:p>
      <text:p text:style-name="P7">- Então tu podes ajudar-me a interpretar a mensagem... Vamos decifrar isto os dois. - Os lábios dela estiveram muitíssimo perto de sucumbir à tentação de um pequeno sorriso quando disse:</text:p>
      <text:p text:style-name="P7">- Sim, Claro! - Começaram os dois do mesmo ponto de partida e, deslocando-se em sentidos opostos, deram a volta à sala ao mesmo tempo que com o auxilio dos dedos iam lendo as inscrições em voz alta. Os outros três estavam mudos, impávidos e serenos. A única coisa que Denis, Nina e Filipp entendiam, eram as gravuras tipo mapa que revelavam as localizações geográficas originais <text:soft-page-break/>dos amuletos. A inscrição foi sendo decifrada a pouco e pouco.</text:p>
      <text:p text:style-name="P7"/>
      <text:p text:style-name="P7">A sua mensagem falava de uma civilização de origem alienígena que centenas de anos atrás visitara aquele planeta, quando a civilização de Arzgon dava ainda os primeiros passos. Falava também de outros mundos habitados que os supostos (os seus autores afirmavam serem-no) viajantes do espaço tinham encontrado no decorrer da sua jornada pelo universo. Era feita uma referência à extraordinária compatibilidade genética encontrada entre os nativos de Arzgon e os seus visitantes, algo que nunca havia testemunhado até então. Isso terá levado a uma série de experiências de cruzamento e fecundação entre as duas espécies. Experimentações ao nível do <text:span text:style-name="T1">DNA</text:span> que foram feitas em mulheres nativas de Arzgon. Mas nem tudo teria corrido bem. Uma estranha mutação num dos genes ocorria em cada dois terços dos fetos. Em consequência disso, dois em cada três nascimentos eram de nados mortos. Má era também a perspectiva que fazia prever que alguns desses sobreviventes poderiam, a longo prazo, vir a ser vitimas de perturbações no sistema imunitário, o que os deixaria consideravelmente mais expostos a agressões exteriores. Mas os estudos não decorreram durante o tempo necessário para que pudessem ser suficientemente conclusivos sobre esse aspecto. Certo era que todos os que sobreviviam ficavam com uma pequena marca em comum que os acompanharia ao longo da vida, durasse ela o tempo que durasse. Um sinal que inegavelmente os distinguiria e <text:s/>diferenciaria dos seus congéneres “<text:span text:style-name="T1">não</text:span> <text:span text:style-name="T2">inter-espécie</text:span>”. Um mal menor comparativamente a tudo o resto. Uma inofensiva e minúscula pinta acastanhada no canto da íris. O fruto mais visível da dita mutação genética. </text:p>
      <text:p text:style-name="P7"/>
      <text:p text:style-name="P7">Agastados com a influência negativa que os seus erros tiveram na civilização visitada, os homens do espaço resolveram partir como forma de evitarem causar um prejuízo ainda maior. Isso seria algo que era contra a filosofia que os impulsionara na sua épica contenda. Abandonariam Arzgon de imediato, mas iriam continuar a sua viagem pela galáxia em busca de novos mundos por explorar. <text:soft-page-break/>Para de alguma forma se redimirem dos males provocados, resolveram deixar um presente para o povo de Arzgon. Um prémio de consolação dado sob a capa de um pedido de desculpas. Deixavam-lhes aquilo que eles achavam que de melhor tinham para dar. Algo que segundo eles representava o expoente máximo do seu conhecimento adquirido. Deixar-lhes-iam um mapa com a localização do seu planeta de origem, bem como um mapa de um sistema de transporte por eles criado, e que segundo os mesmos permitia as viagens no tempo e no espaço. Um sistema de sete portais que interligava todos os mundos habitados por onde eles já haviam passado. Para activar o mecanismo seriam necessárias sete chaves, que era precisamente o número de portas espaciais existentes. As sete chaves foram forjadas na forma de sete medalhões. O próprio material utilizado para fazer essas chaves encerrava grande parte do conhecimento deles os segredos ocultos da mente e sobre tecnologia, com a qual capacidades e aptidões de carácter <text:span text:style-name="T10">paranormal</text:span> foram aprisionadas artificialmente, e as quais poderiam ser libertadas e apreendidas através de energia e impulsos orgânicos. A penúltima frase das inscrições dizia que qualquer descendente dos primeiros nascimentos conseguiria usufruir dos poderosos conhecimentos encerrados nos medalhões, desde que estes últimos tivessem sido desbloqueados anteriormente. Contudo, frisava também que apenas um descendente directo e cem por cento puro <text:s/>na linhagem desse povo visitante, poderia desencadear todo o processo. Tanto a mãe como o pai dessa pessoa teriam de descender os dois daqueles nascimentos primordiais. E este era o caso de Mariya. Indirectamente, fora ela quem “despertara” o medalhão do seu irmão, aquando daquela primeira vez a bordo da Fénix, quando estavam os dois sozinhos no quarto. Libertou assim uma energia que fluiria depois para Joshua, e cuja transmissão inicial se deu pelo contacto físico que ocorria entre os dois, porque se tocavam mutuamente no preciso momento em que viram o medalhão brilhar pela primeira vez. A frase final do testamento revelava o nome do planeta de origem dos visitantes: TERRA!</text:p>
      <text:p text:style-name="P7"/>
      <text:p text:style-name="P7">- É incrível! Mas que história fantástica! - Balbuciou Eduard, embebido em emoção. E o espanto <text:soft-page-break/>não morava apenas nele.</text:p>
      <text:p text:style-name="P7">- Lindo... E assustador! - Foram as expressões que Mariya resolveu utilizar, antes de deitar uma olhada para debaixo do próprio queixo. Denis e Nina pareciam continuar incrédulos e extasiados com o que viam e ouviam. Estavam calados e de boca aberta há um bom bocado. Se ainda restava neles alguma ponta de cepticismo, ela acabava de se desvanecer para sempre.</text:p>
      <text:p text:style-name="P7">- Eu sabia!... Eu sempre acreditei que havia qualquer coisa. - Desabafou Filipp. Estava feliz por não se sentir ludibriado nas suas crenças, embora se confessasse interiormente que nunca imaginara que o segredo por detrás dos medalhões fosse coisa do género.</text:p>
      <text:p text:style-name="P7"/>
      <text:p text:style-name="P7">As atenções viravam-se agora para o pedestal que estava no centro da sala. E surpresa das surpresas; também ele era heptagonal. Em cada um dos lados, junto ao topo, havia um sulco decalcado no mesmo formato. Não tiveram dúvidas que seriam os pontos de encaixe das chaves. Era algo demasiado óbvio para a existência de enganos. Eduard pediu o medalhão de Mariya. Sem que fosse necessário dizer mais nada, Nina e Filipp entregaram-lhe os restantes. Eduard encaixou-os um a um. Não sabia se estariam em ordem ou se haveria sequer uma ordem definida para o acto. Ouvi-se um ruído rápido e os medalhões foram gulosamente engolidos para dentro do núcleo do pedestal. Ouviu-se mais um ou dois “<text:span text:style-name="T1">clic</text:span>” e o remexer de mecanismos parou por ali. O certo é que não aconteceu rigorosamente mais nada em seguida. A <text:s/>desilusão foi geral. Ninguém queria acreditar no que acabara de acontecer. Ou melhor, ninguém queria acreditar no que não acontecera. Os dois menos crentes foram os primeiros a manifestar o desânimo.</text:p>
      <text:p text:style-name="P7">- Será que isto é tudo palhaçada? - Interpelou<text:span text:style-name="T10"> </text:span>Denis.</text:p>
      <text:p text:style-name="P7">- Será que é tudo um grande embuste?... Uma brincadeira de mau gosto de algum cientista esquizofrénico? - Acrescentou Nina logo de seguida, como se Denis precisasse de apoio para o reforço do negativismo. Não obstante, ainda havia quem mantivesse uma réstia de esperança. Os três suspeitos do costume, claro! Filipp, Mariya e Eduard ainda tinham fé. E em boa hora a <text:soft-page-break/>conservavam, pois foi exactamente o olho clínico e especializado do velhote que a todos deu um novo alento.</text:p>
      <text:p text:style-name="P7">- Hum!... Isto aqui deste lado tem mais qualquer coisa, por baixo... Cinco orifícios... Aparentemente sem qualquer geometria na disposição nem simetria na largura... - Os outros aproximaram-se para verem um pouco mais de perto. Debruçaram os olhares. Foi então que o velho julgou perceber do que se tratava. Enfiou os dedos da mão nas ranhuras e viu que só podia estar correcto. As pontas dos dedos tocavam igual número de superfícies escorregadias. Lá dentro havia claramente algo que queria ou deveria ser puxado ou empurrado. Tentou fazê-lo. Mas tal como anteriormente nada aconteceu. Retirou a mão, tristonho.</text:p>
      <text:p text:style-name="P7"/>
      <text:p text:style-name="P7">Sem que fosse necessário ele ou outrem dizer alguma coisa, Mariya ocupou o lugar que acabara de ser deixado vago e fez o mesmo gesto. Meteu os dedos nos compartimentos e depois de os encaixar nas minúsculas plataformas, articulou-os ligeiramente para baixo e para trás. Logo se percebeu que desta vez algo mudara. Quando retirou a mão, o pedestal inteiro começou a girar em torno de si próprio. A sua velocidade de rotação ia aumentando progressivamente. Subitamente, do centro do mecanismo é disparado um jacto de luz multicolor em direcção ao tecto. Um fluxo de luminosidade laser que tomou a forma de um prisma invertido com uma base heptagonal. Cada um dos vértices começou depois a baixar lentamente, até ficar a cerca de metade da altura da sala. Em cada uma dessas pontas começou a ser projectada uma pequena bola que ia aumentando gradualmente de volume. Formou-se um mapa tridimensional. Um holograma a três dimensões em que cada uma das pontas, devidamente escalonadas entre os seus pares, representava a figura de um planeta. A ligar cada uma das sete esferas entre si, um segmento de recta indicava o local exacto da localização dos portais. De entre todos os planetas representados, havia dois que se destacavam subtilmente com firmeza, embora por razões distintas. O primeiro reconheceram-no por lhes ser carinhosamente familiar; Arzgon. O segundo desconheciam-no por completo. Mas pelo facto de ter ficado numa <text:soft-page-break/>posição mais elevada, sobranceira em imponência, sobressaindo <text:s/>claramente em relação aos outros seis, só podiam imaginar que se tratasse do tal local designado de: TERRA. </text:p>
      <text:p text:style-name="P7"/>
      <text:p text:style-name="P7">Por momentos, as perdas e os mórbidos acontecimentos do passado recente foram esquecidos por completo. Todos sem excepção tinham um sorriso nos lábios. Talvez uns o tivessem mais rasgado que outros, mas o facto é que, sendo mais ou sendo menos, todos estavam contentes. No meio da alegria, Eduard teve a impressão de ouvir um “<text:span text:style-name="T1">bip</text:span>” vindo do bolso direito das suas calças. Meteu a mão no respectivo e tirou o pequeno aparelho que lhe fizera companhia nos últimos dias. Era o receptor do sinal difundido pelo seu companheiro metálico. Eduard rejubilava de contentamento. </text:p>
      <text:p text:style-name="P7">- É o BUSTER!... Está vivo! Está a transmitir novamente! - O tio de Filipp fazia lembrar um menino que perdera e voltara a encontrar o seu brinquedo favorito. - Temos de ir buscá-lo, James!... Mesmo que esteja danificado eu posso consertá-lo. Depois é só voltar a colocar o módulo de inteligência. - A alegria que Eduard vivia no momento era por demais evidente no êxtase com que a manifestava. Era enérgica e verdadeiramente contagiosa, de tal forma efusiva que a todos se alastrou de forma rápida e silenciosa, <text:s/>como se de um vírus se tratasse. O que eles não sabiam era que BUSTER “caíra mal” à criatura que o comera, e só recomeçara a transmitir porque tinha acabado de ser regurgitado.</text:p>
      <text:p text:style-name="P9"/>
      <text:p text:style-name="P7">Embalados por sentimentos mistos de alegria e nostalgia, todos acabaram por abraçar a ideia do velho. Assim, combinaram que a próxima descolagem da Fénix teria como destino Lostval. Cá fora, aguardava-os uma tempestade que se aproximava vagarosamente no horizonte, que enegrecera o astro e que escondera precocemente os últimos raios de luz...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ucidasans1" svg:font-family="Lucidasan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pt" fo:country="PT"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Header" style:family="paragraph" style:parent-style-name="Standard" style:next-style-name="Text_20_body" style:class="extra">
      <style:paragraph-properties fo:margin-top="0.1665in" fo:margin-bottom="0.0835in" style:contextual-spacing="false" fo:keep-with-next="always"/>
      <style:text-properties style:font-name="Arial" fo:font-size="14pt" style:font-name-asian="HG Mincho Light J" style:font-size-asian="14pt" style:font-name-complex="Lucidasans" style:font-size-complex="14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Tahoma" style:font-size-complex="14pt"/>
    </style:style>
    <style:style style:name="Heading_20_2" style:display-name="Heading 2" style:family="paragraph" style:parent-style-name="Header" style:next-style-name="Text_20_body" style:default-outline-level="2" style:class="text">
      <style:text-properties style:font-name="Times New Roman" fo:font-size="18pt" fo:font-weight="bold" style:font-name-asian="DejaVu Sans" style:font-size-asian="18pt" style:font-weight-asian="bold" style:font-name-complex="Lucidasans" style:font-size-complex="18pt"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er" style:next-style-name="Text_20_body" style:default-outline-level="1"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8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MacOSX_x86 LibreOffice_project/5b93205-6e6b3fc-7830f6d-c08ad66-1d9bf4</meta:generator>
    <meta:initial-creator>Paulo Cristo</meta:initial-creator>
    <meta:creation-date>2008-01-26T13:38:20</meta:creation-date>
    <dc:date>2013-08-26T23:25:00</dc:date>
    <meta:editing-cycles>3136</meta:editing-cycles>
    <meta:editing-duration>P21DT10H54M3S</meta:editing-duration>
    <meta:document-statistic meta:table-count="0" meta:image-count="0" meta:object-count="0" meta:page-count="285" meta:paragraph-count="1149" meta:word-count="94665" meta:character-count="566977" meta:non-whitespace-character-count="472726"/>
    <meta:user-defined meta:name="Info 1"/>
    <meta:user-defined meta:name="Info 2"/>
    <meta:user-defined meta:name="Info 3"/>
    <meta:user-defined meta:name="Info 4"/>
  </office:meta>
</office:document-meta>
</file>